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6875in"/>
    </style:style>
    <style:style style:name="Table14.B" style:family="table-column">
      <style:table-column-properties style:column-width="5.010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687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2.4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1.6875in"/>
    </style:style>
    <style:style style:name="Table6.D" style:family="table-column">
      <style:table-column-properties style:column-width="1.57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ecca" officeooo:paragraph-rsid="000fecca"/>
    </style:style>
    <style:style style:name="P2" style:family="paragraph" style:parent-style-name="Standard">
      <style:text-properties officeooo:rsid="000fecca" officeooo:paragraph-rsid="00186c3f"/>
    </style:style>
    <style:style style:name="P3" style:family="paragraph" style:parent-style-name="Standard">
      <style:text-properties officeooo:rsid="000fecca" officeooo:paragraph-rsid="0010e9b7"/>
    </style:style>
    <style:style style:name="P4" style:family="paragraph" style:parent-style-name="Standard">
      <style:text-properties fo:font-size="14pt" fo:font-weight="bold" officeooo:rsid="000fecca" officeooo:paragraph-rsid="000fecc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72cdc4" officeooo:paragraph-rsid="0072cdc4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7d92ff" officeooo:paragraph-rsid="007d92ff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f68ffb" officeooo:paragraph-rsid="00f68ffb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1206a6e" officeooo:paragraph-rsid="01206a6e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c0ef5" officeooo:paragraph-rsid="001c0ef5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style="normal" fo:font-weight="bold" officeooo:rsid="0076848f" officeooo:paragraph-rsid="00b41267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fo:font-weight="bold" officeooo:rsid="010ff277" officeooo:paragraph-rsid="010ff277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font-style="normal" fo:font-weight="bold" officeooo:rsid="00dd44af" officeooo:paragraph-rsid="00eb0dd5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officeooo:paragraph-rsid="000fecca"/>
    </style:style>
    <style:style style:name="P14" style:family="paragraph" style:parent-style-name="Standard">
      <style:text-properties fo:font-style="normal" style:font-style-asian="normal" style:font-style-complex="normal"/>
    </style:style>
    <style:style style:name="P15" style:family="paragraph" style:parent-style-name="Standard">
      <style:text-properties fo:font-style="normal" officeooo:rsid="0010e9b7" officeooo:paragraph-rsid="00154f37" style:font-style-asian="normal" style:font-style-complex="normal"/>
    </style:style>
    <style:style style:name="P16" style:family="paragraph" style:parent-style-name="Standard">
      <style:text-properties fo:font-style="normal" officeooo:rsid="0010e9b7" officeooo:paragraph-rsid="00186c3f" style:font-style-asian="normal" style:font-style-complex="normal"/>
    </style:style>
    <style:style style:name="P17" style:family="paragraph" style:parent-style-name="Standard">
      <style:text-properties fo:font-style="normal" officeooo:rsid="00134990" officeooo:paragraph-rsid="00134990" style:font-style-asian="normal" style:font-style-complex="normal"/>
    </style:style>
    <style:style style:name="P18" style:family="paragraph" style:parent-style-name="Standard">
      <style:text-properties fo:font-style="normal" officeooo:rsid="0013daba" officeooo:paragraph-rsid="00134990" style:font-style-asian="normal" style:font-style-complex="normal"/>
    </style:style>
    <style:style style:name="P19" style:family="paragraph" style:parent-style-name="Standard">
      <style:text-properties fo:font-style="normal" officeooo:rsid="0013daba" officeooo:paragraph-rsid="00154f37" style:font-style-asian="normal" style:font-style-complex="normal"/>
    </style:style>
    <style:style style:name="P20" style:family="paragraph" style:parent-style-name="Standard">
      <style:text-properties fo:font-style="normal" officeooo:rsid="00186c3f" officeooo:paragraph-rsid="00186c3f" style:font-style-asian="normal" style:font-style-complex="normal"/>
    </style:style>
    <style:style style:name="P21" style:family="paragraph" style:parent-style-name="Standard">
      <style:text-properties fo:font-style="normal" officeooo:rsid="005fb5cb" officeooo:paragraph-rsid="00607814" style:font-style-asian="normal" style:font-style-complex="normal"/>
    </style:style>
    <style:style style:name="P22" style:family="paragraph" style:parent-style-name="Standard">
      <style:text-properties fo:font-style="normal" officeooo:rsid="00607814" officeooo:paragraph-rsid="00607814" style:font-style-asian="normal" style:font-style-complex="normal"/>
    </style:style>
    <style:style style:name="P23" style:family="paragraph" style:parent-style-name="Standard">
      <style:text-properties fo:font-style="normal" officeooo:rsid="00607814" officeooo:paragraph-rsid="006b51fa" style:font-style-asian="normal" style:font-style-complex="normal"/>
    </style:style>
    <style:style style:name="P24" style:family="paragraph" style:parent-style-name="Standard">
      <style:text-properties fo:font-style="normal" officeooo:rsid="00644350" officeooo:paragraph-rsid="00644350" style:font-style-asian="normal" style:font-style-complex="normal"/>
    </style:style>
    <style:style style:name="P25" style:family="paragraph" style:parent-style-name="Standard">
      <style:text-properties fo:font-style="normal" officeooo:rsid="00644350" officeooo:paragraph-rsid="0066b31e" style:font-style-asian="normal" style:font-style-complex="normal"/>
    </style:style>
    <style:style style:name="P26" style:family="paragraph" style:parent-style-name="Standard">
      <style:text-properties fo:font-style="normal" officeooo:rsid="00644350" officeooo:paragraph-rsid="0066c57e" style:font-style-asian="normal" style:font-style-complex="normal"/>
    </style:style>
    <style:style style:name="P27" style:family="paragraph" style:parent-style-name="Standard">
      <style:text-properties fo:font-style="normal" officeooo:rsid="00644350" officeooo:paragraph-rsid="00684bfc" style:font-style-asian="normal" style:font-style-complex="normal"/>
    </style:style>
    <style:style style:name="P28" style:family="paragraph" style:parent-style-name="Standard">
      <style:text-properties fo:font-style="normal" officeooo:rsid="00644350" officeooo:paragraph-rsid="0069643a" style:font-style-asian="normal" style:font-style-complex="normal"/>
    </style:style>
    <style:style style:name="P29" style:family="paragraph" style:parent-style-name="Standard">
      <style:text-properties fo:font-style="normal" officeooo:rsid="00644350" officeooo:paragraph-rsid="006579dd" style:font-style-asian="normal" style:font-style-complex="normal"/>
    </style:style>
    <style:style style:name="P30" style:family="paragraph" style:parent-style-name="Standard">
      <style:text-properties fo:font-style="normal" officeooo:rsid="0066c57e" officeooo:paragraph-rsid="0066c57e" style:font-style-asian="normal" style:font-style-complex="normal"/>
    </style:style>
    <style:style style:name="P31" style:family="paragraph" style:parent-style-name="Standard">
      <style:text-properties fo:font-style="normal" officeooo:paragraph-rsid="00751d17" style:font-style-asian="normal" style:font-style-complex="normal"/>
    </style:style>
    <style:style style:name="P32" style:family="paragraph" style:parent-style-name="Standard">
      <style:text-properties fo:font-style="normal" officeooo:paragraph-rsid="006f66ec" style:font-style-asian="normal" style:font-style-complex="normal"/>
    </style:style>
    <style:style style:name="P33" style:family="paragraph" style:parent-style-name="Standard">
      <style:text-properties fo:font-style="normal" officeooo:rsid="0063f681" officeooo:paragraph-rsid="0063f681" style:font-style-asian="normal" style:font-style-complex="normal"/>
    </style:style>
    <style:style style:name="P34" style:family="paragraph" style:parent-style-name="Standard">
      <style:text-properties fo:font-style="normal" officeooo:paragraph-rsid="005f2637" style:font-style-asian="normal" style:font-style-complex="normal"/>
    </style:style>
    <style:style style:name="P35" style:family="paragraph" style:parent-style-name="Standard">
      <style:text-properties fo:font-style="normal" officeooo:paragraph-rsid="00644350" style:font-style-asian="normal" style:font-style-complex="normal"/>
    </style:style>
    <style:style style:name="P36" style:family="paragraph" style:parent-style-name="Standard">
      <style:text-properties fo:font-style="normal" officeooo:rsid="0069ae1a" officeooo:paragraph-rsid="0069ae1a" style:font-style-asian="normal" style:font-style-complex="normal"/>
    </style:style>
    <style:style style:name="P37" style:family="paragraph" style:parent-style-name="Standard">
      <style:text-properties fo:font-style="normal" officeooo:rsid="006d78d1" officeooo:paragraph-rsid="006d78d1" style:font-style-asian="normal" style:font-style-complex="normal"/>
    </style:style>
    <style:style style:name="P38" style:family="paragraph" style:parent-style-name="Standard">
      <style:text-properties fo:font-style="normal" officeooo:rsid="006f66ec" officeooo:paragraph-rsid="006f66ec" style:font-style-asian="normal" style:font-style-complex="normal"/>
    </style:style>
    <style:style style:name="P39" style:family="paragraph" style:parent-style-name="Standard">
      <style:text-properties fo:font-style="normal" officeooo:rsid="00751d17" officeooo:paragraph-rsid="00751d17" style:font-style-asian="normal" style:font-style-complex="normal"/>
    </style:style>
    <style:style style:name="P40" style:family="paragraph" style:parent-style-name="Standard">
      <style:text-properties fo:font-style="normal" officeooo:rsid="007fd79d" officeooo:paragraph-rsid="007fd79d" style:font-style-asian="normal" style:font-style-complex="normal"/>
    </style:style>
    <style:style style:name="P41" style:family="paragraph" style:parent-style-name="Standard">
      <style:text-properties fo:font-style="normal" officeooo:rsid="00819260" officeooo:paragraph-rsid="00819260" style:font-style-asian="normal" style:font-style-complex="normal"/>
    </style:style>
    <style:style style:name="P42" style:family="paragraph" style:parent-style-name="Standard">
      <style:text-properties fo:font-style="normal" officeooo:rsid="00819260" officeooo:paragraph-rsid="00879de3" style:font-style-asian="normal" style:font-style-complex="normal"/>
    </style:style>
    <style:style style:name="P43" style:family="paragraph" style:parent-style-name="Standard">
      <style:text-properties fo:font-style="normal" officeooo:rsid="00819260" officeooo:paragraph-rsid="00889b96" style:font-style-asian="normal" style:font-style-complex="normal"/>
    </style:style>
    <style:style style:name="P44" style:family="paragraph" style:parent-style-name="Standard">
      <style:text-properties fo:font-style="normal" officeooo:rsid="00819260" officeooo:paragraph-rsid="00941a11" style:font-style-asian="normal" style:font-style-complex="normal"/>
    </style:style>
    <style:style style:name="P45" style:family="paragraph" style:parent-style-name="Standard">
      <style:text-properties fo:font-style="normal" officeooo:rsid="008c034a" officeooo:paragraph-rsid="008c034a" style:font-style-asian="normal" style:font-style-complex="normal"/>
    </style:style>
    <style:style style:name="P46" style:family="paragraph" style:parent-style-name="Standard">
      <style:paragraph-properties fo:line-height="115%"/>
      <style:text-properties fo:font-style="normal" officeooo:rsid="008c034a" officeooo:paragraph-rsid="008c034a" style:font-style-asian="normal" style:font-style-complex="normal"/>
    </style:style>
    <style:style style:name="P47" style:family="paragraph" style:parent-style-name="Standard">
      <style:text-properties fo:font-style="normal" officeooo:paragraph-rsid="00939859" style:font-style-asian="normal" style:font-style-complex="normal"/>
    </style:style>
    <style:style style:name="P48" style:family="paragraph" style:parent-style-name="Standard">
      <style:paragraph-properties fo:line-height="115%"/>
      <style:text-properties fo:font-style="normal" officeooo:paragraph-rsid="00819260" style:font-style-asian="normal" style:font-style-complex="normal"/>
    </style:style>
    <style:style style:name="P49" style:family="paragraph" style:parent-style-name="Standard">
      <style:paragraph-properties fo:line-height="115%"/>
      <style:text-properties fo:font-style="normal" officeooo:paragraph-rsid="00941a11" style:font-style-asian="normal" style:font-style-complex="normal"/>
    </style:style>
    <style:style style:name="P50" style:family="paragraph" style:parent-style-name="Standard">
      <style:paragraph-properties fo:line-height="115%"/>
      <style:text-properties fo:font-style="normal" officeooo:paragraph-rsid="012e9465" style:font-style-asian="normal" style:font-style-complex="normal"/>
    </style:style>
    <style:style style:name="P51" style:family="paragraph" style:parent-style-name="Standard">
      <style:text-properties fo:font-style="normal" officeooo:paragraph-rsid="00956521" style:font-style-asian="normal" style:font-style-complex="normal"/>
    </style:style>
    <style:style style:name="P52" style:family="paragraph" style:parent-style-name="Standard">
      <style:text-properties fo:font-style="normal" officeooo:rsid="00879de3" officeooo:paragraph-rsid="00879de3" style:font-style-asian="normal" style:font-style-complex="normal"/>
    </style:style>
    <style:style style:name="P53" style:family="paragraph" style:parent-style-name="Standard">
      <style:paragraph-properties fo:line-height="115%"/>
      <style:text-properties fo:font-style="normal" officeooo:rsid="009d5b59" officeooo:paragraph-rsid="009d5b59" style:font-style-asian="normal" style:font-style-complex="normal"/>
    </style:style>
    <style:style style:name="P54" style:family="paragraph" style:parent-style-name="Standard">
      <style:text-properties fo:font-style="normal" officeooo:rsid="009d5b59" officeooo:paragraph-rsid="009d5b59" style:font-style-asian="normal" style:font-style-complex="normal"/>
    </style:style>
    <style:style style:name="P55" style:family="paragraph" style:parent-style-name="Standard">
      <style:text-properties fo:font-style="normal" officeooo:rsid="009f187e" officeooo:paragraph-rsid="009f187e" style:font-style-asian="normal" style:font-style-complex="normal"/>
    </style:style>
    <style:style style:name="P56" style:family="paragraph" style:parent-style-name="Standard">
      <style:text-properties fo:font-style="normal" officeooo:rsid="00a1e031" style:font-style-asian="normal" style:font-style-complex="normal"/>
    </style:style>
    <style:style style:name="P57" style:family="paragraph" style:parent-style-name="Standard">
      <style:text-properties fo:font-style="normal" officeooo:rsid="00a1e031" officeooo:paragraph-rsid="00a1e031" style:font-style-asian="normal" style:font-style-complex="normal"/>
    </style:style>
    <style:style style:name="P58" style:family="paragraph" style:parent-style-name="Standard">
      <style:text-properties fo:font-style="normal" officeooo:rsid="00a6f347" officeooo:paragraph-rsid="00a6f347" style:font-style-asian="normal" style:font-style-complex="normal"/>
    </style:style>
    <style:style style:name="P59" style:family="paragraph" style:parent-style-name="Standard">
      <style:text-properties fo:font-style="normal" officeooo:rsid="00a6f347" officeooo:paragraph-rsid="00a8ca1b" style:font-style-asian="normal" style:font-style-complex="normal"/>
    </style:style>
    <style:style style:name="P60" style:family="paragraph" style:parent-style-name="Standard">
      <style:text-properties fo:font-style="normal" officeooo:rsid="00a8ca1b" officeooo:paragraph-rsid="00a8ca1b" style:font-style-asian="normal" style:font-style-complex="normal"/>
    </style:style>
    <style:style style:name="P61" style:family="paragraph" style:parent-style-name="Standard">
      <style:text-properties fo:font-style="normal" officeooo:rsid="000fecca" officeooo:paragraph-rsid="00154f37" style:font-style-asian="normal" style:font-style-complex="normal"/>
    </style:style>
    <style:style style:name="P62" style:family="paragraph" style:parent-style-name="Standard">
      <style:text-properties fo:font-style="normal" officeooo:rsid="00acfb9d" officeooo:paragraph-rsid="00acfb9d" style:font-style-asian="normal" style:font-style-complex="normal"/>
    </style:style>
    <style:style style:name="P63" style:family="paragraph" style:parent-style-name="Standard">
      <style:text-properties fo:font-style="normal" officeooo:rsid="00ad6801" officeooo:paragraph-rsid="00ad6801" style:font-style-asian="normal" style:font-style-complex="normal"/>
    </style:style>
    <style:style style:name="P64" style:family="paragraph" style:parent-style-name="Standard">
      <style:text-properties fo:font-style="normal" officeooo:rsid="00ba819c" officeooo:paragraph-rsid="00ba819c" style:font-style-asian="normal" style:font-style-complex="normal"/>
    </style:style>
    <style:style style:name="P65" style:family="paragraph" style:parent-style-name="Standard">
      <style:text-properties fo:font-style="normal" officeooo:rsid="00ba819c" officeooo:paragraph-rsid="00bdd473" style:font-style-asian="normal" style:font-style-complex="normal"/>
    </style:style>
    <style:style style:name="P66" style:family="paragraph" style:parent-style-name="Standard">
      <style:paragraph-properties fo:line-height="100%"/>
      <style:text-properties fo:font-style="normal" officeooo:rsid="00bc5e43" officeooo:paragraph-rsid="00c12d1c" style:font-style-asian="normal" style:font-style-complex="normal"/>
    </style:style>
    <style:style style:name="P67" style:family="paragraph" style:parent-style-name="Standard">
      <style:text-properties fo:font-style="normal" officeooo:rsid="00c2c999" officeooo:paragraph-rsid="00c2c999" style:font-style-asian="normal" style:font-style-complex="normal"/>
    </style:style>
    <style:style style:name="P68" style:family="paragraph" style:parent-style-name="Standard">
      <style:paragraph-properties fo:line-height="100%"/>
      <style:text-properties fo:font-style="normal" officeooo:rsid="00c2c999" officeooo:paragraph-rsid="00c2c999" style:font-style-asian="normal" style:font-style-complex="normal"/>
    </style:style>
    <style:style style:name="P69" style:family="paragraph" style:parent-style-name="Standard">
      <style:paragraph-properties fo:line-height="115%"/>
      <style:text-properties fo:font-style="normal" officeooo:rsid="00c2c999" officeooo:paragraph-rsid="01494a68" style:font-style-asian="normal" style:font-style-complex="normal"/>
    </style:style>
    <style:style style:name="P70" style:family="paragraph" style:parent-style-name="Standard">
      <style:text-properties fo:font-style="normal" officeooo:paragraph-rsid="00c2c999" style:font-style-asian="normal" style:font-style-complex="normal"/>
    </style:style>
    <style:style style:name="P71" style:family="paragraph" style:parent-style-name="Standard">
      <style:text-properties fo:font-style="normal" officeooo:rsid="0072cdc4" officeooo:paragraph-rsid="0072cdc4" style:font-style-asian="normal" style:font-style-complex="normal"/>
    </style:style>
    <style:style style:name="P72" style:family="paragraph" style:parent-style-name="Standard">
      <style:text-properties fo:font-style="normal" officeooo:rsid="0072cdc4" officeooo:paragraph-rsid="00751d17" style:font-style-asian="normal" style:font-style-complex="normal"/>
    </style:style>
    <style:style style:name="P73" style:family="paragraph" style:parent-style-name="Standard">
      <style:text-properties fo:font-style="normal" officeooo:rsid="00bdd473" officeooo:paragraph-rsid="00bdd473" style:font-style-asian="normal" style:font-style-complex="normal"/>
    </style:style>
    <style:style style:name="P74" style:family="paragraph" style:parent-style-name="Standard">
      <style:text-properties fo:font-style="normal" officeooo:rsid="00c50878" officeooo:paragraph-rsid="00c50878" style:font-style-asian="normal" style:font-style-complex="normal"/>
    </style:style>
    <style:style style:name="P75" style:family="paragraph" style:parent-style-name="Standard">
      <style:text-properties fo:font-style="normal" officeooo:rsid="00fdd3aa" officeooo:paragraph-rsid="00fdd3aa" style:font-style-asian="normal" style:font-style-complex="normal"/>
    </style:style>
    <style:style style:name="P76" style:family="paragraph" style:parent-style-name="Standard">
      <style:text-properties fo:font-style="normal" officeooo:rsid="010ab710" officeooo:paragraph-rsid="010ab710" style:font-style-asian="normal" style:font-style-complex="normal"/>
    </style:style>
    <style:style style:name="P77" style:family="paragraph" style:parent-style-name="Standard">
      <style:text-properties fo:font-style="normal" officeooo:rsid="010c3ac9" officeooo:paragraph-rsid="010c3ac9" style:font-style-asian="normal" style:font-style-complex="normal"/>
    </style:style>
    <style:style style:name="P78" style:family="paragraph" style:parent-style-name="Standard">
      <style:paragraph-properties fo:line-height="115%"/>
      <style:text-properties fo:font-style="normal" officeooo:rsid="010c3ac9" officeooo:paragraph-rsid="010c3ac9" style:font-style-asian="normal" style:font-style-complex="normal"/>
    </style:style>
    <style:style style:name="P79" style:family="paragraph" style:parent-style-name="Standard">
      <style:text-properties fo:font-style="normal" officeooo:rsid="010c4cb4" officeooo:paragraph-rsid="010c4cb4" style:font-style-asian="normal" style:font-style-complex="normal"/>
    </style:style>
    <style:style style:name="P80" style:family="paragraph" style:parent-style-name="Standard">
      <style:text-properties fo:font-style="normal" officeooo:rsid="010da598" officeooo:paragraph-rsid="010da598" style:font-style-asian="normal" style:font-style-complex="normal"/>
    </style:style>
    <style:style style:name="P81" style:family="paragraph" style:parent-style-name="Standard">
      <style:text-properties fo:font-style="normal" officeooo:rsid="010da598" officeooo:paragraph-rsid="010f5523" style:font-style-asian="normal" style:font-style-complex="normal"/>
    </style:style>
    <style:style style:name="P82" style:family="paragraph" style:parent-style-name="Standard">
      <style:text-properties fo:font-style="normal" officeooo:rsid="010da598" officeooo:paragraph-rsid="014be95f" style:font-style-asian="normal" style:font-style-complex="normal"/>
    </style:style>
    <style:style style:name="P83" style:family="paragraph" style:parent-style-name="Standard">
      <style:paragraph-properties fo:line-height="100%"/>
      <style:text-properties fo:font-style="normal" officeooo:rsid="010da598" officeooo:paragraph-rsid="010f5523" style:font-style-asian="normal" style:font-style-complex="normal"/>
    </style:style>
    <style:style style:name="P84" style:family="paragraph" style:parent-style-name="Standard">
      <style:paragraph-properties fo:line-height="115%"/>
      <style:text-properties fo:font-style="normal" officeooo:rsid="010da598" officeooo:paragraph-rsid="010da598" style:font-style-asian="normal" style:font-style-complex="normal"/>
    </style:style>
    <style:style style:name="P85" style:family="paragraph" style:parent-style-name="Standard">
      <style:text-properties fo:font-style="normal" officeooo:rsid="010f5523" officeooo:paragraph-rsid="010f5523" style:font-style-asian="normal" style:font-style-complex="normal"/>
    </style:style>
    <style:style style:name="P86" style:family="paragraph" style:parent-style-name="Standard">
      <style:paragraph-properties fo:line-height="115%"/>
      <style:text-properties fo:font-style="normal" officeooo:rsid="010f5523" officeooo:paragraph-rsid="010f5523" style:font-style-asian="normal" style:font-style-complex="normal"/>
    </style:style>
    <style:style style:name="P87" style:family="paragraph" style:parent-style-name="Standard">
      <style:text-properties fo:font-style="normal" officeooo:paragraph-rsid="01148430" style:font-style-asian="normal" style:font-style-complex="normal"/>
    </style:style>
    <style:style style:name="P88" style:family="paragraph" style:parent-style-name="Standard">
      <style:text-properties fo:font-style="normal" officeooo:rsid="0116abfa" officeooo:paragraph-rsid="0116abfa" style:font-style-asian="normal" style:font-style-complex="normal"/>
    </style:style>
    <style:style style:name="P89" style:family="paragraph" style:parent-style-name="Standard">
      <style:paragraph-properties fo:line-height="115%"/>
      <style:text-properties fo:font-style="normal" officeooo:rsid="0116abfa" officeooo:paragraph-rsid="0116abfa" style:font-style-asian="normal" style:font-style-complex="normal"/>
    </style:style>
    <style:style style:name="P90" style:family="paragraph" style:parent-style-name="Standard">
      <style:paragraph-properties fo:line-height="115%"/>
      <style:text-properties fo:font-style="normal" officeooo:rsid="01185712" officeooo:paragraph-rsid="01185712" style:font-style-asian="normal" style:font-style-complex="normal"/>
    </style:style>
    <style:style style:name="P91" style:family="paragraph" style:parent-style-name="Standard">
      <style:text-properties fo:font-style="normal" officeooo:rsid="01185712" officeooo:paragraph-rsid="01185712" style:font-style-asian="normal" style:font-style-complex="normal"/>
    </style:style>
    <style:style style:name="P92" style:family="paragraph" style:parent-style-name="Standard">
      <style:text-properties fo:font-style="normal" officeooo:rsid="01190d75" officeooo:paragraph-rsid="01190d75" style:font-style-asian="normal" style:font-style-complex="normal"/>
    </style:style>
    <style:style style:name="P93" style:family="paragraph" style:parent-style-name="Standard">
      <style:text-properties fo:font-style="normal" officeooo:rsid="01190d75" officeooo:paragraph-rsid="01190e15" style:font-style-asian="normal" style:font-style-complex="normal"/>
    </style:style>
    <style:style style:name="P94" style:family="paragraph" style:parent-style-name="Standard">
      <style:text-properties fo:font-style="normal" officeooo:rsid="01190d75" officeooo:paragraph-rsid="01206a6e" style:font-style-asian="normal" style:font-style-complex="normal"/>
    </style:style>
    <style:style style:name="P95" style:family="paragraph" style:parent-style-name="Standard">
      <style:text-properties fo:font-style="normal" officeooo:paragraph-rsid="01190d75" style:font-style-asian="normal" style:font-style-complex="normal"/>
    </style:style>
    <style:style style:name="P96" style:family="paragraph" style:parent-style-name="Standard">
      <style:text-properties fo:font-style="normal" officeooo:rsid="011e7671" officeooo:paragraph-rsid="011e7671" style:font-style-asian="normal" style:font-style-complex="normal"/>
    </style:style>
    <style:style style:name="P97" style:family="paragraph" style:parent-style-name="Standard">
      <style:text-properties fo:font-style="normal" officeooo:rsid="0128c6e8" officeooo:paragraph-rsid="0128c6e8" style:font-style-asian="normal" style:font-style-complex="normal"/>
    </style:style>
    <style:style style:name="P98" style:family="paragraph" style:parent-style-name="Standard">
      <style:paragraph-properties fo:line-height="115%"/>
      <style:text-properties fo:font-style="normal" officeooo:rsid="0128c6e8" officeooo:paragraph-rsid="0128c6e8" style:font-style-asian="normal" style:font-style-complex="normal"/>
    </style:style>
    <style:style style:name="P99" style:family="paragraph" style:parent-style-name="Standard">
      <style:paragraph-properties fo:line-height="100%"/>
      <style:text-properties fo:font-style="normal" officeooo:rsid="0128c6e8" officeooo:paragraph-rsid="0128c6e8" style:font-style-asian="normal" style:font-style-complex="normal"/>
    </style:style>
    <style:style style:name="P100" style:family="paragraph" style:parent-style-name="Standard">
      <style:paragraph-properties fo:line-height="100%"/>
      <style:text-properties fo:font-style="normal" officeooo:rsid="0128c6e8" officeooo:paragraph-rsid="012cecd7" style:font-style-asian="normal" style:font-style-complex="normal"/>
    </style:style>
    <style:style style:name="P101" style:family="paragraph" style:parent-style-name="Standard">
      <style:text-properties fo:font-style="normal" officeooo:rsid="0128c6e8" officeooo:paragraph-rsid="01c643a5" style:font-style-asian="normal" style:font-style-complex="normal"/>
    </style:style>
    <style:style style:name="P102" style:family="paragraph" style:parent-style-name="Standard">
      <style:paragraph-properties fo:line-height="115%"/>
      <style:text-properties fo:font-style="normal" officeooo:rsid="004450ff" officeooo:paragraph-rsid="0128c6e8" style:font-style-asian="normal" style:font-style-complex="normal"/>
    </style:style>
    <style:style style:name="P103" style:family="paragraph" style:parent-style-name="Standard">
      <style:text-properties fo:font-style="normal" officeooo:paragraph-rsid="01305c41" style:font-style-asian="normal" style:font-style-complex="normal"/>
    </style:style>
    <style:style style:name="P104" style:family="paragraph" style:parent-style-name="Standard">
      <style:text-properties fo:font-style="normal" officeooo:paragraph-rsid="01401741" style:font-style-asian="normal" style:font-style-complex="normal"/>
    </style:style>
    <style:style style:name="P105" style:family="paragraph" style:parent-style-name="Standard">
      <style:text-properties fo:font-style="normal" officeooo:paragraph-rsid="01466326" style:font-style-asian="normal" style:font-style-complex="normal"/>
    </style:style>
    <style:style style:name="P106" style:family="paragraph" style:parent-style-name="Standard">
      <style:text-properties fo:font-style="normal" officeooo:rsid="01494a68" officeooo:paragraph-rsid="011e7671" style:font-style-asian="normal" style:font-style-complex="normal"/>
    </style:style>
    <style:style style:name="P107" style:family="paragraph" style:parent-style-name="Standard">
      <style:paragraph-properties fo:line-height="115%"/>
      <style:text-properties fo:font-style="normal" officeooo:rsid="00941a11" officeooo:paragraph-rsid="00941a11" style:font-style-asian="normal" style:font-style-complex="normal"/>
    </style:style>
    <style:style style:name="P108" style:family="paragraph" style:parent-style-name="Standard">
      <style:paragraph-properties fo:line-height="100%"/>
      <style:text-properties fo:font-style="normal" officeooo:rsid="00c12d1c" officeooo:paragraph-rsid="00c12d1c" style:font-style-asian="normal" style:font-style-complex="normal"/>
    </style:style>
    <style:style style:name="P109" style:family="paragraph" style:parent-style-name="Standard">
      <style:text-properties fo:font-style="normal" officeooo:rsid="012e9465" officeooo:paragraph-rsid="012e9465" style:font-style-asian="normal" style:font-style-complex="normal"/>
    </style:style>
    <style:style style:name="P110" style:family="paragraph" style:parent-style-name="Standard">
      <style:text-properties fo:font-style="normal" officeooo:rsid="01536dcf" officeooo:paragraph-rsid="01536dcf" style:font-style-asian="normal" style:font-style-complex="normal"/>
    </style:style>
    <style:style style:name="P111" style:family="paragraph" style:parent-style-name="Standard">
      <style:text-properties fo:font-style="normal" officeooo:paragraph-rsid="01549026" style:font-style-asian="normal" style:font-style-complex="normal"/>
    </style:style>
    <style:style style:name="P112" style:family="paragraph" style:parent-style-name="Standard">
      <style:text-properties fo:font-style="normal" officeooo:paragraph-rsid="01549d31" style:font-style-asian="normal" style:font-style-complex="normal"/>
    </style:style>
    <style:style style:name="P113" style:family="paragraph" style:parent-style-name="Standard">
      <style:text-properties fo:font-style="normal" officeooo:rsid="015ee267" officeooo:paragraph-rsid="015ee267" style:font-style-asian="normal" style:font-style-complex="normal"/>
    </style:style>
    <style:style style:name="P114" style:family="paragraph" style:parent-style-name="Standard">
      <style:paragraph-properties fo:line-height="100%"/>
      <style:text-properties fo:font-style="normal" officeooo:paragraph-rsid="014be95f" style:font-style-asian="normal" style:font-style-complex="normal"/>
    </style:style>
    <style:style style:name="P115" style:family="paragraph" style:parent-style-name="Standard">
      <style:paragraph-properties fo:line-height="100%"/>
      <style:text-properties fo:font-style="normal" officeooo:rsid="0151b86d" officeooo:paragraph-rsid="0151b86d" style:font-style-asian="normal" style:font-style-complex="normal"/>
    </style:style>
    <style:style style:name="P116" style:family="paragraph" style:parent-style-name="Standard">
      <style:text-properties fo:font-style="normal" officeooo:rsid="00fdd6a8" officeooo:paragraph-rsid="01e648d0" style:font-style-asian="normal" style:font-style-complex="normal"/>
    </style:style>
    <style:style style:name="P117" style:family="paragraph" style:parent-style-name="Standard">
      <style:text-properties fo:font-style="normal" officeooo:rsid="00684bfc" officeooo:paragraph-rsid="01f1e927" style:font-style-asian="normal" style:font-style-complex="normal"/>
    </style:style>
    <style:style style:name="P118" style:family="paragraph" style:parent-style-name="Standard">
      <style:text-properties fo:font-style="normal" officeooo:rsid="01f1e927" officeooo:paragraph-rsid="01f1e927" style:font-style-asian="normal" style:font-style-complex="normal"/>
    </style:style>
    <style:style style:name="P119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201bd5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fo:font-style="normal" style:text-underline-style="none" fo:font-weight="normal" officeooo:rsid="0056d959" officeooo:paragraph-rsid="0023a424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style:text-underline-style="none" fo:font-weight="normal" officeooo:rsid="00864564" officeooo:paragraph-rsid="00254a2e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style:text-underline-style="none" fo:font-weight="normal" officeooo:rsid="008872eb" officeooo:paragraph-rsid="00254a2e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font-style="normal" style:text-underline-style="none" fo:font-weight="normal" officeooo:rsid="00285779" officeooo:paragraph-rsid="00285779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style:text-underline-style="none" fo:font-weight="normal" officeooo:rsid="0029f907" officeooo:paragraph-rsid="0029f907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29f907" officeooo:paragraph-rsid="002f336e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29f907" officeooo:paragraph-rsid="005b3d57" style:font-style-asian="normal" style:font-weight-asian="normal" style:font-style-complex="normal" style:font-weight-complex="normal"/>
    </style:style>
    <style:style style:name="P128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02ba0e7" style:font-style-asian="normal" style:font-weight-asian="normal" style:font-style-complex="normal" style:font-weight-complex="normal"/>
    </style:style>
    <style:style style:name="P129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128c6e8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tyle="normal" style:text-underline-style="none" fo:font-weight="normal" officeooo:rsid="00dc14a1" officeooo:paragraph-rsid="003523e3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line-height="115%"/>
      <style:text-properties fo:font-style="normal" style:text-underline-style="none" fo:font-weight="normal" officeooo:rsid="003e5790" officeooo:paragraph-rsid="003e5790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font-style="normal" style:text-underline-style="none" fo:font-weight="normal" officeooo:rsid="002695cf" officeooo:paragraph-rsid="002f731d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font-style="normal" style:text-underline-style="none" fo:font-weight="normal" officeooo:rsid="00432526" officeooo:paragraph-rsid="00432526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style:text-underline-style="none" fo:font-weight="normal" officeooo:rsid="00a639f7" officeooo:paragraph-rsid="00285779" style:font-style-asian="normal" style:font-weight-asian="normal" style:font-style-complex="normal" style:font-weight-complex="normal"/>
    </style:style>
    <style:style style:name="P135" style:family="paragraph" style:parent-style-name="Standard">
      <style:paragraph-properties fo:line-height="115%"/>
      <style:text-properties fo:font-style="normal" style:text-underline-style="none" fo:font-weight="normal" officeooo:rsid="00254a2e" officeooo:paragraph-rsid="0128c6e8" style:font-style-asian="normal" style:font-weight-asian="normal" style:font-style-complex="normal" style:font-weight-complex="normal"/>
    </style:style>
    <style:style style:name="P136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66b397" style:font-style-asian="normal" style:font-weight-asian="normal" style:font-style-complex="normal" style:font-weight-complex="normal"/>
    </style:style>
    <style:style style:name="P137" style:family="paragraph" style:parent-style-name="Standard">
      <style:paragraph-properties fo:line-height="115%"/>
      <style:text-properties fo:font-style="normal" style:text-underline-style="none" fo:font-weight="normal" officeooo:rsid="03cd2984" officeooo:paragraph-rsid="0166b397" style:font-style-asian="normal" style:font-weight-asian="normal" style:font-style-complex="normal" style:font-weight-complex="normal"/>
    </style:style>
    <style:style style:name="P138" style:family="paragraph" style:parent-style-name="Standard">
      <style:paragraph-properties fo:line-height="115%"/>
      <style:text-properties fo:font-style="normal" style:text-underline-style="none" fo:font-weight="normal" officeooo:rsid="066936e9" officeooo:paragraph-rsid="0166b397" style:font-style-asian="normal" style:font-weight-asian="normal" style:font-style-complex="normal" style:font-weight-complex="normal"/>
    </style:style>
    <style:style style:name="P139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line-height="115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41" style:family="paragraph" style:parent-style-name="Standard">
      <style:paragraph-properties fo:line-height="150%"/>
      <style:text-properties fo:font-style="normal" style:text-underline-style="none" fo:font-weight="normal" officeooo:rsid="03e0b30e" officeooo:paragraph-rsid="016ab8e0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style:text-underline-style="none" fo:font-weight="normal" officeooo:rsid="00f5260b" officeooo:paragraph-rsid="004450ff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style:text-underline-style="none" fo:font-weight="normal" officeooo:rsid="010db770" officeooo:paragraph-rsid="0113860e" style:font-style-asian="normal" style:font-weight-asian="normal" style:font-style-complex="normal" style:font-weight-complex="normal"/>
    </style:style>
    <style:style style:name="P144" style:family="paragraph" style:parent-style-name="Standard">
      <style:paragraph-properties fo:line-height="115%"/>
      <style:text-properties fo:font-style="normal" style:text-underline-style="none" fo:font-weight="normal" officeooo:rsid="0128c6e8" officeooo:paragraph-rsid="0128c6e8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style:text-underline-style="none" fo:font-weight="bold" officeooo:rsid="00912fec" officeooo:paragraph-rsid="002f731d" style:font-style-asian="normal" style:font-weight-asian="bold" style:font-style-complex="normal" style:font-weight-complex="bold"/>
    </style:style>
    <style:style style:name="P146" style:family="paragraph" style:parent-style-name="Standard">
      <style:text-properties fo:font-style="normal" style:text-underline-style="none" fo:font-weight="bold" officeooo:rsid="008d7148" officeooo:paragraph-rsid="00254a2e" style:font-style-asian="normal" style:font-weight-asian="bold" style:font-style-complex="normal" style:font-weight-complex="bold"/>
    </style:style>
    <style:style style:name="P147" style:family="paragraph" style:parent-style-name="Standard">
      <style:text-properties fo:font-style="normal" style:text-underline-style="none" officeooo:rsid="00baae4f" officeooo:paragraph-rsid="002ba0e7" style:font-style-asian="normal" style:font-style-complex="normal"/>
    </style:style>
    <style:style style:name="P148" style:family="paragraph" style:parent-style-name="Standard">
      <style:text-properties fo:font-style="normal" style:text-underline-style="none" officeooo:rsid="00bbbf73" officeooo:paragraph-rsid="002ba0e7" style:font-style-asian="normal" style:font-style-complex="normal"/>
    </style:style>
    <style:style style:name="P149" style:family="paragraph" style:parent-style-name="Standard">
      <style:text-properties fo:font-style="normal" style:text-underline-style="none" officeooo:rsid="00d4c5ce" officeooo:paragraph-rsid="0057ec24" style:font-style-asian="normal" style:font-style-complex="normal"/>
    </style:style>
    <style:style style:name="P150" style:family="paragraph" style:parent-style-name="Standard">
      <style:text-properties fo:font-style="normal" style:text-underline-style="none" officeooo:rsid="010f422a" officeooo:paragraph-rsid="004566c5" style:font-style-asian="normal" style:font-style-complex="normal"/>
    </style:style>
    <style:style style:name="P151" style:family="paragraph" style:parent-style-name="Standard">
      <style:text-properties fo:font-style="normal" fo:font-weight="bold" officeooo:rsid="00644350" officeooo:paragraph-rsid="00644350" style:font-style-asian="normal" style:font-weight-asian="bold" style:font-style-complex="normal" style:font-weight-complex="bold"/>
    </style:style>
    <style:style style:name="P152" style:family="paragraph" style:parent-style-name="Standard">
      <style:text-properties fo:font-style="normal" fo:font-weight="bold" officeooo:rsid="00644350" officeooo:paragraph-rsid="0066b31e" style:font-style-asian="normal" style:font-weight-asian="bold" style:font-style-complex="normal" style:font-weight-complex="bold"/>
    </style:style>
    <style:style style:name="P153" style:family="paragraph" style:parent-style-name="Standard">
      <style:text-properties fo:font-style="normal" fo:font-weight="bold" officeooo:rsid="0069643a" officeooo:paragraph-rsid="0069643a" style:font-style-asian="normal" style:font-weight-asian="bold" style:font-style-complex="normal" style:font-weight-complex="bold"/>
    </style:style>
    <style:style style:name="P154" style:family="paragraph" style:parent-style-name="Standard">
      <style:text-properties fo:font-style="normal" fo:font-weight="bold" officeooo:rsid="00819260" officeooo:paragraph-rsid="00819260" style:font-style-asian="normal" style:font-weight-asian="bold" style:font-style-complex="normal" style:font-weight-complex="bold"/>
    </style:style>
    <style:style style:name="P155" style:family="paragraph" style:parent-style-name="Standard"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P156" style:family="paragraph" style:parent-style-name="Standard">
      <style:text-properties fo:font-style="normal" fo:font-weight="bold" officeooo:rsid="008c034a" officeooo:paragraph-rsid="00819260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font-style="normal" fo:font-weight="bold" officeooo:rsid="00607814" officeooo:paragraph-rsid="00607814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fo:font-weight="bold" officeooo:paragraph-rsid="00c50878" style:font-style-asian="normal" style:font-weight-asian="bold" style:font-style-complex="normal" style:font-weight-complex="bold"/>
    </style:style>
    <style:style style:name="P159" style:family="paragraph" style:parent-style-name="Standard">
      <style:text-properties fo:font-style="normal" fo:font-weight="bold" officeooo:rsid="00ba819c" officeooo:paragraph-rsid="00ba819c" style:font-style-asian="normal" style:font-weight-asian="bold" style:font-style-complex="normal" style:font-weight-complex="bold"/>
    </style:style>
    <style:style style:name="P160" style:family="paragraph" style:parent-style-name="Standard">
      <style:text-properties fo:font-style="normal" fo:font-weight="bold" officeooo:rsid="00bdd473" officeooo:paragraph-rsid="00bdd473" style:font-style-asian="normal" style:font-weight-asian="bold" style:font-style-complex="normal" style:font-weight-complex="bold"/>
    </style:style>
    <style:style style:name="P161" style:family="paragraph" style:parent-style-name="Standard">
      <style:text-properties fo:font-style="normal" fo:font-weight="bold" officeooo:rsid="00f2188a" officeooo:paragraph-rsid="00f2188a" style:font-style-asian="normal" style:font-weight-asian="bold" style:font-style-complex="normal" style:font-weight-complex="bold"/>
    </style:style>
    <style:style style:name="P162" style:family="paragraph" style:parent-style-name="Standard">
      <style:text-properties fo:font-style="normal" fo:font-weight="bold" officeooo:rsid="00f51685" officeooo:paragraph-rsid="00f51685" style:font-style-asian="normal" style:font-weight-asian="bold" style:font-style-complex="normal" style:font-weight-complex="bold"/>
    </style:style>
    <style:style style:name="P163" style:family="paragraph" style:parent-style-name="Standard">
      <style:text-properties fo:font-style="normal" fo:font-weight="bold" officeooo:rsid="00fb5f7f" officeooo:paragraph-rsid="00fb5f7f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fo:font-weight="bold" officeooo:rsid="01185712" officeooo:paragraph-rsid="01185712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fo:font-weight="bold" officeooo:rsid="01190d75" officeooo:paragraph-rsid="01190d75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fo:font-weight="bold" officeooo:rsid="00fdd3aa" officeooo:paragraph-rsid="00fdd3aa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font-style="normal" fo:font-weight="bold" officeooo:rsid="0128c6e8" officeooo:paragraph-rsid="0128c6e8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font-style="normal" fo:font-weight="bold" officeooo:paragraph-rsid="012e9465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font-style="normal" fo:font-weight="bold" officeooo:paragraph-rsid="01305c41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font-style="normal" fo:font-weight="bold" officeooo:paragraph-rsid="013db3b4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fo:font-weight="bold" officeooo:rsid="013db3b4" officeooo:paragraph-rsid="013db3b4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fo:font-weight="bold" officeooo:rsid="01401741" officeooo:paragraph-rsid="01401741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font-style="normal" fo:font-weight="bold" officeooo:rsid="00f752b1" officeooo:paragraph-rsid="00f752b1" style:font-style-asian="normal" style:font-weight-asian="bold" style:font-style-complex="normal" style:font-weight-complex="bold"/>
    </style:style>
    <style:style style:name="P174" style:family="paragraph" style:parent-style-name="Standard">
      <style:text-properties fo:font-style="normal" fo:font-weight="bold" officeooo:rsid="012e9465" officeooo:paragraph-rsid="012e9465" style:font-style-asian="normal" style:font-weight-asian="bold" style:font-style-complex="normal" style:font-weight-complex="bold"/>
    </style:style>
    <style:style style:name="P175" style:family="paragraph" style:parent-style-name="Standard">
      <style:text-properties fo:font-style="normal" fo:font-weight="bold" officeooo:rsid="01305c41" officeooo:paragraph-rsid="01305c41" style:font-style-asian="normal" style:font-weight-asian="bold" style:font-style-complex="normal" style:font-weight-complex="bold"/>
    </style:style>
    <style:style style:name="P176" style:family="paragraph" style:parent-style-name="Standard">
      <style:text-properties fo:font-style="normal" fo:font-weight="bold" officeooo:rsid="01617549" officeooo:paragraph-rsid="0161b854" style:font-style-asian="normal" style:font-weight-asian="bold" style:font-style-complex="normal" style:font-weight-complex="bold"/>
    </style:style>
    <style:style style:name="P177" style:family="paragraph" style:parent-style-name="Standard">
      <style:text-properties fo:font-style="normal" fo:font-weight="bold" officeooo:rsid="00a1d04f" officeooo:paragraph-rsid="00a1d04f" style:font-style-asian="normal" style:font-weight-asian="bold" style:font-style-complex="normal" style:font-weight-complex="bold"/>
    </style:style>
    <style:style style:name="P178" style:family="paragraph" style:parent-style-name="Standard">
      <style:text-properties fo:font-style="normal" fo:font-weight="bold" officeooo:rsid="014be95f" officeooo:paragraph-rsid="010ab710" style:font-style-asian="normal" style:font-weight-asian="bold" style:font-style-complex="normal" style:font-weight-complex="bold"/>
    </style:style>
    <style:style style:name="P179" style:family="paragraph" style:parent-style-name="Standard">
      <style:text-properties fo:font-style="normal" fo:font-weight="bold" officeooo:rsid="00d459e3" officeooo:paragraph-rsid="01cdcabe" style:font-style-asian="normal" style:font-weight-asian="bold" style:font-style-complex="normal" style:font-weight-complex="bold"/>
    </style:style>
    <style:style style:name="P180" style:family="paragraph" style:parent-style-name="Standard"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181" style:family="paragraph" style:parent-style-name="Standard">
      <style:text-properties fo:font-style="normal" fo:font-weight="bold" officeooo:paragraph-rsid="005f2637" style:font-style-asian="normal" style:font-weight-asian="bold" style:font-style-complex="normal" style:font-weight-complex="bold"/>
    </style:style>
    <style:style style:name="P182" style:family="paragraph" style:parent-style-name="Standard"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183" style:family="paragraph" style:parent-style-name="Standard">
      <style:text-properties fo:font-style="normal" fo:font-weight="bold" officeooo:rsid="0116abfa" officeooo:paragraph-rsid="0116abfa" style:font-style-asian="normal" style:font-weight-asian="bold" style:font-style-complex="normal" style:font-weight-complex="bold"/>
    </style:style>
    <style:style style:name="P184" style:family="paragraph" style:parent-style-name="Standard">
      <style:text-properties fo:font-style="normal" fo:font-weight="normal" officeooo:rsid="00819260" officeooo:paragraph-rsid="00819260" style:font-style-asian="normal" style:font-weight-asian="normal" style:font-style-complex="normal" style:font-weight-complex="normal"/>
    </style:style>
    <style:style style:name="P185" style:family="paragraph" style:parent-style-name="Standard">
      <style:text-properties fo:font-style="normal" fo:font-weight="normal" officeooo:rsid="008eb3ea" officeooo:paragraph-rsid="008eb3ea" style:font-style-asian="normal" style:font-weight-asian="normal" style:font-style-complex="normal" style:font-weight-complex="normal"/>
    </style:style>
    <style:style style:name="P186" style:family="paragraph" style:parent-style-name="Standard">
      <style:text-properties fo:font-style="normal" fo:font-weight="normal" officeooo:rsid="008eeb87" officeooo:paragraph-rsid="008eeb87" style:font-style-asian="normal" style:font-weight-asian="normal" style:font-style-complex="normal" style:font-weight-complex="normal"/>
    </style:style>
    <style:style style:name="P187" style:family="paragraph" style:parent-style-name="Standard"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188" style:family="paragraph" style:parent-style-name="Standard">
      <style:paragraph-properties fo:line-height="115%"/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189" style:family="paragraph" style:parent-style-name="Standard">
      <style:text-properties fo:font-style="normal" fo:font-weight="normal" officeooo:paragraph-rsid="00c50878" style:font-style-asian="normal" style:font-weight-asian="normal" style:font-style-complex="normal" style:font-weight-complex="normal"/>
    </style:style>
    <style:style style:name="P190" style:family="paragraph" style:parent-style-name="Standard">
      <style:text-properties fo:font-style="normal" fo:font-weight="normal" officeooo:paragraph-rsid="00cbb52c" style:font-style-asian="normal" style:font-weight-asian="normal" style:font-style-complex="normal" style:font-weight-complex="normal"/>
    </style:style>
    <style:style style:name="P191" style:family="paragraph" style:parent-style-name="Standard">
      <style:text-properties fo:font-style="normal" fo:font-weight="normal" officeooo:rsid="00cfa052" officeooo:paragraph-rsid="00cfa052" style:font-style-asian="normal" style:font-weight-asian="normal" style:font-style-complex="normal" style:font-weight-complex="normal"/>
    </style:style>
    <style:style style:name="P192" style:family="paragraph" style:parent-style-name="Standard">
      <style:text-properties fo:font-style="normal" fo:font-weight="normal" officeooo:rsid="00cfa052" officeooo:paragraph-rsid="00d04e1a" style:font-style-asian="normal" style:font-weight-asian="normal" style:font-style-complex="normal" style:font-weight-complex="normal"/>
    </style:style>
    <style:style style:name="P193" style:family="paragraph" style:parent-style-name="Standard">
      <style:text-properties fo:font-style="normal" fo:font-weight="normal" officeooo:rsid="00d23a32" officeooo:paragraph-rsid="00d23a32" style:font-style-asian="normal" style:font-weight-asian="normal" style:font-style-complex="normal" style:font-weight-complex="normal"/>
    </style:style>
    <style:style style:name="P194" style:family="paragraph" style:parent-style-name="Standard">
      <style:text-properties fo:font-style="normal" fo:font-weight="normal" officeooo:rsid="00d23a32" officeooo:paragraph-rsid="00eb49f4" style:font-style-asian="normal" style:font-weight-asian="normal" style:font-style-complex="normal" style:font-weight-complex="normal"/>
    </style:style>
    <style:style style:name="P195" style:family="paragraph" style:parent-style-name="Standard">
      <style:text-properties fo:font-style="normal" fo:font-weight="normal" officeooo:rsid="00d459e3" officeooo:paragraph-rsid="00d459e3" style:font-style-asian="normal" style:font-weight-asian="normal" style:font-style-complex="normal" style:font-weight-complex="normal"/>
    </style:style>
    <style:style style:name="P196" style:family="paragraph" style:parent-style-name="Standard">
      <style:text-properties fo:font-style="normal" fo:font-weight="normal" officeooo:rsid="00d63bc5" officeooo:paragraph-rsid="00d63bc5" style:font-style-asian="normal" style:font-weight-asian="normal" style:font-style-complex="normal" style:font-weight-complex="normal"/>
    </style:style>
    <style:style style:name="P197" style:family="paragraph" style:parent-style-name="Standard">
      <style:text-properties fo:font-style="normal" fo:font-weight="normal" officeooo:rsid="00d63bc5" officeooo:paragraph-rsid="00d833d3" style:font-style-asian="normal" style:font-weight-asian="normal" style:font-style-complex="normal" style:font-weight-complex="normal"/>
    </style:style>
    <style:style style:name="P198" style:family="paragraph" style:parent-style-name="Standard">
      <style:text-properties fo:font-style="normal" fo:font-weight="normal" officeooo:rsid="00da4eed" officeooo:paragraph-rsid="00dbe75c" style:font-style-asian="normal" style:font-weight-asian="normal" style:font-style-complex="normal" style:font-weight-complex="normal"/>
    </style:style>
    <style:style style:name="P199" style:family="paragraph" style:parent-style-name="Standard">
      <style:text-properties fo:font-style="normal" fo:font-weight="normal" officeooo:rsid="00c50878" officeooo:paragraph-rsid="00c50878" style:font-style-asian="normal" style:font-weight-asian="normal" style:font-style-complex="normal" style:font-weight-complex="normal"/>
    </style:style>
    <style:style style:name="P200" style:family="paragraph" style:parent-style-name="Standard">
      <style:text-properties fo:font-style="normal" fo:font-weight="normal" officeooo:rsid="00d833d3" officeooo:paragraph-rsid="00d833d3" style:font-style-asian="normal" style:font-weight-asian="normal" style:font-style-complex="normal" style:font-weight-complex="normal"/>
    </style:style>
    <style:style style:name="P201" style:family="paragraph" style:parent-style-name="Standard">
      <style:text-properties fo:font-style="normal" fo:font-weight="normal" officeooo:rsid="00dd44af" officeooo:paragraph-rsid="00dd44af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fo:font-style="normal" fo:font-weight="normal" officeooo:rsid="00dd44af" officeooo:paragraph-rsid="00e9938e" style:font-style-asian="normal" style:font-weight-asian="normal" style:font-style-complex="normal" style:font-weight-complex="normal"/>
    </style:style>
    <style:style style:name="P203" style:family="paragraph" style:parent-style-name="Standard">
      <style:text-properties fo:font-style="normal" fo:font-weight="normal" officeooo:rsid="00dd44af" officeooo:paragraph-rsid="00e56ddc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fo:font-style="normal" fo:font-weight="normal" officeooo:rsid="00dd44af" officeooo:paragraph-rsid="00e6e228" style:font-style-asian="normal" style:font-weight-asian="normal" style:font-style-complex="normal" style:font-weight-complex="normal"/>
    </style:style>
    <style:style style:name="P205" style:family="paragraph" style:parent-style-name="Standard">
      <style:text-properties fo:font-style="normal" fo:font-weight="normal" officeooo:rsid="00dd44af" officeooo:paragraph-rsid="01d3fba1" style:font-style-asian="normal" style:font-weight-asian="normal" style:font-style-complex="normal" style:font-weight-complex="normal"/>
    </style:style>
    <style:style style:name="P206" style:family="paragraph" style:parent-style-name="Standard">
      <style:text-properties fo:font-style="normal" fo:font-weight="normal" officeooo:rsid="00eb0dd5" officeooo:paragraph-rsid="00eb0dd5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font-style="normal" fo:font-weight="normal" officeooo:rsid="00f2188a" officeooo:paragraph-rsid="00f2188a" style:font-style-asian="normal" style:font-weight-asian="normal" style:font-style-complex="normal" style:font-weight-complex="normal"/>
    </style:style>
    <style:style style:name="P208" style:family="paragraph" style:parent-style-name="Standard">
      <style:text-properties fo:font-style="normal" fo:font-weight="normal" officeooo:rsid="00f51685" officeooo:paragraph-rsid="00f51685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fo:font-style="normal" fo:font-weight="normal" officeooo:rsid="00f68ffb" officeooo:paragraph-rsid="00f68ffb" style:font-style-asian="normal" style:font-weight-asian="normal" style:font-style-complex="normal" style:font-weight-complex="normal"/>
    </style:style>
    <style:style style:name="P210" style:family="paragraph" style:parent-style-name="Standard">
      <style:text-properties fo:font-style="normal" fo:font-weight="normal" officeooo:rsid="00f752b1" officeooo:paragraph-rsid="00f752b1" style:font-style-asian="normal" style:font-weight-asian="normal" style:font-style-complex="normal" style:font-weight-complex="normal"/>
    </style:style>
    <style:style style:name="P211" style:family="paragraph" style:parent-style-name="Standard">
      <style:text-properties fo:font-style="normal" fo:font-weight="normal" officeooo:rsid="00f9fdc0" officeooo:paragraph-rsid="00f9fdc0" style:font-style-asian="normal" style:font-weight-asian="normal" style:font-style-complex="normal" style:font-weight-complex="normal"/>
    </style:style>
    <style:style style:name="P212" style:family="paragraph" style:parent-style-name="Standard">
      <style:text-properties fo:font-style="normal" fo:font-weight="normal" officeooo:rsid="00f9fdc0" officeooo:paragraph-rsid="01d690ee" style:font-style-asian="normal" style:font-weight-asian="normal" style:font-style-complex="normal" style:font-weight-complex="normal"/>
    </style:style>
    <style:style style:name="P213" style:family="paragraph" style:parent-style-name="Standard">
      <style:text-properties fo:font-style="normal" fo:font-weight="normal" officeooo:rsid="00fc67ff" officeooo:paragraph-rsid="00fc67ff" style:font-style-asian="normal" style:font-weight-asian="normal" style:font-style-complex="normal" style:font-weight-complex="normal"/>
    </style:style>
    <style:style style:name="P214" style:family="paragraph" style:parent-style-name="Standard"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15" style:family="paragraph" style:parent-style-name="Standard">
      <style:paragraph-properties fo:line-height="115%"/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fo:font-style="normal" fo:font-weight="normal" officeooo:rsid="00fdd6a8" officeooo:paragraph-rsid="00fdd6a8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fo:font-weight="normal" officeooo:rsid="00fdd6a8" officeooo:paragraph-rsid="01e648d0" style:font-style-asian="normal" style:font-weight-asian="normal" style:font-style-complex="normal" style:font-weight-complex="normal"/>
    </style:style>
    <style:style style:name="P218" style:family="paragraph" style:parent-style-name="Standard"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19" style:family="paragraph" style:parent-style-name="Standard">
      <style:paragraph-properties fo:line-height="115%"/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20" style:family="paragraph" style:parent-style-name="Standard"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21" style:family="paragraph" style:parent-style-name="Standard">
      <style:paragraph-properties fo:line-height="100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22" style:family="paragraph" style:parent-style-name="Standard">
      <style:paragraph-properties fo:line-height="115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23" style:family="paragraph" style:parent-style-name="Standard"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24" style:family="paragraph" style:parent-style-name="Standard">
      <style:paragraph-properties fo:line-height="100%"/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25" style:family="paragraph" style:parent-style-name="Standard">
      <style:text-properties fo:font-style="normal" fo:font-weight="normal" officeooo:rsid="012edf56" officeooo:paragraph-rsid="012edf56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27" style:family="paragraph" style:parent-style-name="Standard">
      <style:paragraph-properties fo:line-height="115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28" style:family="paragraph" style:parent-style-name="Standard">
      <style:paragraph-properties fo:line-height="100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29" style:family="paragraph" style:parent-style-name="Standard">
      <style:paragraph-properties fo:line-height="100%"/>
      <style:text-properties fo:font-style="normal" fo:font-weight="normal" officeooo:rsid="013c5706" officeooo:paragraph-rsid="013b189d" style:font-style-asian="normal" style:font-weight-asian="normal" style:font-style-complex="normal" style:font-weight-complex="normal"/>
    </style:style>
    <style:style style:name="P230" style:family="paragraph" style:parent-style-name="Standard">
      <style:text-properties fo:font-style="normal" fo:font-weight="normal" officeooo:rsid="013c5706" officeooo:paragraph-rsid="013c5706" style:font-style-asian="normal" style:font-weight-asian="normal" style:font-style-complex="normal" style:font-weight-complex="normal"/>
    </style:style>
    <style:style style:name="P231" style:family="paragraph" style:parent-style-name="Standard">
      <style:text-properties fo:font-style="normal" fo:font-weight="normal" officeooo:rsid="01cdcabe" officeooo:paragraph-rsid="01d1bca2" style:font-style-asian="normal" style:font-weight-asian="normal" style:font-style-complex="normal" style:font-weight-complex="normal"/>
    </style:style>
    <style:style style:name="P232" style:family="paragraph" style:parent-style-name="Standard">
      <style:text-properties fo:font-style="normal" fo:font-weight="normal" officeooo:rsid="01d3fba1" officeooo:paragraph-rsid="01d3fba1" style:font-style-asian="normal" style:font-weight-asian="normal" style:font-style-complex="normal" style:font-weight-complex="normal"/>
    </style:style>
    <style:style style:name="P233" style:family="paragraph" style:parent-style-name="Standard">
      <style:text-properties fo:font-style="normal" fo:font-weight="normal" officeooo:rsid="01d690ee" officeooo:paragraph-rsid="01d690ee" style:font-style-asian="normal" style:font-weight-asian="normal" style:font-style-complex="normal" style:font-weight-complex="normal"/>
    </style:style>
    <style:style style:name="P234" style:family="paragraph" style:parent-style-name="Standard">
      <style:text-properties officeooo:paragraph-rsid="00134990"/>
    </style:style>
    <style:style style:name="P235" style:family="paragraph" style:parent-style-name="Standard">
      <style:text-properties fo:font-style="italic" style:font-style-asian="italic" style:font-style-complex="italic"/>
    </style:style>
    <style:style style:name="P236" style:family="paragraph" style:parent-style-name="Standard">
      <style:text-properties fo:font-style="italic" officeooo:rsid="0011b025" officeooo:paragraph-rsid="00134990" style:font-style-asian="italic" style:font-style-complex="italic"/>
    </style:style>
    <style:style style:name="P237" style:family="paragraph" style:parent-style-name="Standard">
      <style:text-properties fo:font-style="italic" officeooo:rsid="00205d85" officeooo:paragraph-rsid="00154f37" style:font-style-asian="italic" style:font-style-complex="italic"/>
    </style:style>
    <style:style style:name="P238" style:family="paragraph" style:parent-style-name="Standard">
      <style:text-properties fo:font-style="italic" officeooo:rsid="0013268f" officeooo:paragraph-rsid="00186c3f" style:font-style-asian="italic" style:font-style-complex="italic"/>
    </style:style>
    <style:style style:name="P239" style:family="paragraph" style:parent-style-name="Standard">
      <style:text-properties fo:font-style="italic" officeooo:rsid="0033fbdf" officeooo:paragraph-rsid="00201bd5" style:font-style-asian="italic" style:font-style-complex="italic"/>
    </style:style>
    <style:style style:name="P240" style:family="paragraph" style:parent-style-name="Standard">
      <style:text-properties fo:font-style="italic" officeooo:rsid="0034ed8b" officeooo:paragraph-rsid="00201bd5" style:font-style-asian="italic" style:font-style-complex="italic"/>
    </style:style>
    <style:style style:name="P241" style:family="paragraph" style:parent-style-name="Standard">
      <style:text-properties fo:font-style="italic" officeooo:rsid="00d2fc06" officeooo:paragraph-rsid="005c5090" style:font-style-asian="italic" style:font-style-complex="italic"/>
    </style:style>
    <style:style style:name="P242" style:family="paragraph" style:parent-style-name="Standard">
      <style:text-properties fo:font-style="italic" officeooo:rsid="00d9c9e4" officeooo:paragraph-rsid="00316632" style:font-style-asian="italic" style:font-style-complex="italic"/>
    </style:style>
    <style:style style:name="P243" style:family="paragraph" style:parent-style-name="Standard">
      <style:text-properties fo:font-style="italic" officeooo:rsid="00f2503e" officeooo:paragraph-rsid="00432526" style:font-style-asian="italic" style:font-style-complex="italic"/>
    </style:style>
    <style:style style:name="P244" style:family="paragraph" style:parent-style-name="Standard">
      <style:text-properties fo:font-style="italic" officeooo:rsid="0055a125" officeooo:paragraph-rsid="00201bd5" style:font-style-asian="italic" style:font-style-complex="italic"/>
    </style:style>
    <style:style style:name="P245" style:family="paragraph" style:parent-style-name="Standard">
      <style:text-properties fo:font-style="italic" officeooo:paragraph-rsid="0057ec24" style:font-style-asian="italic" style:font-style-complex="italic"/>
    </style:style>
    <style:style style:name="P246" style:family="paragraph" style:parent-style-name="Standard">
      <style:text-properties fo:font-style="italic" officeooo:rsid="005fb5cb" officeooo:paragraph-rsid="005fb5cb" style:font-style-asian="italic" style:font-style-complex="italic"/>
    </style:style>
    <style:style style:name="P247" style:family="paragraph" style:parent-style-name="Standard">
      <style:text-properties fo:font-style="italic" officeooo:rsid="005fb5cb" officeooo:paragraph-rsid="00607814" style:font-style-asian="italic" style:font-style-complex="italic"/>
    </style:style>
    <style:style style:name="P248" style:family="paragraph" style:parent-style-name="Standard">
      <style:text-properties fo:font-style="italic" officeooo:rsid="00607814" officeooo:paragraph-rsid="00607814" style:font-style-asian="italic" style:font-style-complex="italic"/>
    </style:style>
    <style:style style:name="P249" style:family="paragraph" style:parent-style-name="Standard">
      <style:text-properties fo:font-style="italic" officeooo:paragraph-rsid="005f2637" style:font-style-asian="italic" style:font-style-complex="italic"/>
    </style:style>
    <style:style style:name="P250" style:family="paragraph" style:parent-style-name="Standard">
      <style:text-properties fo:font-style="italic" officeooo:paragraph-rsid="00644350" style:font-style-asian="italic" style:font-style-complex="italic"/>
    </style:style>
    <style:style style:name="P251" style:family="paragraph" style:parent-style-name="Standard">
      <style:text-properties fo:font-style="italic" officeooo:rsid="00644350" officeooo:paragraph-rsid="00644350" style:font-style-asian="italic" style:font-style-complex="italic"/>
    </style:style>
    <style:style style:name="P252" style:family="paragraph" style:parent-style-name="Standard">
      <style:text-properties fo:font-style="italic" officeooo:rsid="00644350" officeooo:paragraph-rsid="0066b31e" style:font-style-asian="italic" style:font-style-complex="italic"/>
    </style:style>
    <style:style style:name="P253" style:family="paragraph" style:parent-style-name="Standard">
      <style:text-properties fo:font-style="italic" officeooo:rsid="00644350" officeooo:paragraph-rsid="006579dd" style:font-style-asian="italic" style:font-style-complex="italic"/>
    </style:style>
    <style:style style:name="P254" style:family="paragraph" style:parent-style-name="Standard">
      <style:text-properties fo:font-style="italic" officeooo:paragraph-rsid="00684bfc" style:font-style-asian="italic" style:font-style-complex="italic"/>
    </style:style>
    <style:style style:name="P255" style:family="paragraph" style:parent-style-name="Standard">
      <style:text-properties fo:font-style="italic" officeooo:rsid="0069643a" officeooo:paragraph-rsid="0069643a" style:font-style-asian="italic" style:font-style-complex="italic"/>
    </style:style>
    <style:style style:name="P256" style:family="paragraph" style:parent-style-name="Standard">
      <style:text-properties fo:font-style="italic" officeooo:paragraph-rsid="006f66ec" style:font-style-asian="italic" style:font-style-complex="italic"/>
    </style:style>
    <style:style style:name="P257" style:family="paragraph" style:parent-style-name="Standard">
      <style:text-properties fo:font-style="italic" officeooo:paragraph-rsid="0071baff" style:font-style-asian="italic" style:font-style-complex="italic"/>
    </style:style>
    <style:style style:name="P258" style:family="paragraph" style:parent-style-name="Standard">
      <style:text-properties fo:font-style="italic" officeooo:rsid="0072cdc4" officeooo:paragraph-rsid="00751d17" style:font-style-asian="italic" style:font-style-complex="italic"/>
    </style:style>
    <style:style style:name="P259" style:family="paragraph" style:parent-style-name="Standard">
      <style:text-properties fo:font-style="italic" officeooo:paragraph-rsid="00751d17" style:font-style-asian="italic" style:font-style-complex="italic"/>
    </style:style>
    <style:style style:name="P260" style:family="paragraph" style:parent-style-name="Standard">
      <style:text-properties fo:font-style="italic" officeooo:rsid="00751d17" officeooo:paragraph-rsid="00751d17" style:font-style-asian="italic" style:font-style-complex="italic"/>
    </style:style>
    <style:style style:name="P261" style:family="paragraph" style:parent-style-name="Standard">
      <style:text-properties fo:font-style="italic" officeooo:rsid="0069ae1a" officeooo:paragraph-rsid="0069ae1a" style:font-style-asian="italic" style:font-style-complex="italic"/>
    </style:style>
    <style:style style:name="P262" style:family="paragraph" style:parent-style-name="Standard">
      <style:text-properties fo:font-style="italic" officeooo:rsid="006f66ec" officeooo:paragraph-rsid="006f66ec" style:font-style-asian="italic" style:font-style-complex="italic"/>
    </style:style>
    <style:style style:name="P263" style:family="paragraph" style:parent-style-name="Standard">
      <style:text-properties fo:font-style="italic" officeooo:rsid="006f66ec" officeooo:paragraph-rsid="0071baff" style:font-style-asian="italic" style:font-style-complex="italic"/>
    </style:style>
    <style:style style:name="P264" style:family="paragraph" style:parent-style-name="Standard">
      <style:text-properties fo:font-style="italic" officeooo:rsid="006f66ec" officeooo:paragraph-rsid="0075c7db" style:font-style-asian="italic" style:font-style-complex="italic"/>
    </style:style>
    <style:style style:name="P265" style:family="paragraph" style:parent-style-name="Standard">
      <style:text-properties fo:font-style="italic" officeooo:rsid="006f66ec" officeooo:paragraph-rsid="01fd9e65" style:font-style-asian="italic" style:font-style-complex="italic"/>
    </style:style>
    <style:style style:name="P266" style:family="paragraph" style:parent-style-name="Standard">
      <style:text-properties fo:font-style="italic" officeooo:rsid="007fd79d" officeooo:paragraph-rsid="007fd79d" style:font-style-asian="italic" style:font-style-complex="italic"/>
    </style:style>
    <style:style style:name="P267" style:family="paragraph" style:parent-style-name="Standard">
      <style:text-properties fo:font-style="italic" officeooo:rsid="00819260" officeooo:paragraph-rsid="00819260" style:font-style-asian="italic" style:font-style-complex="italic"/>
    </style:style>
    <style:style style:name="P268" style:family="paragraph" style:parent-style-name="Standard">
      <style:text-properties fo:font-style="italic" officeooo:rsid="00819260" officeooo:paragraph-rsid="008478a0" style:font-style-asian="italic" style:font-style-complex="italic"/>
    </style:style>
    <style:style style:name="P269" style:family="paragraph" style:parent-style-name="Standard">
      <style:text-properties fo:font-style="italic" officeooo:rsid="00819260" officeooo:paragraph-rsid="00879de3" style:font-style-asian="italic" style:font-style-complex="italic"/>
    </style:style>
    <style:style style:name="P270" style:family="paragraph" style:parent-style-name="Standard">
      <style:text-properties fo:font-style="italic" officeooo:rsid="00819260" officeooo:paragraph-rsid="008b54df" style:font-style-asian="italic" style:font-style-complex="italic"/>
    </style:style>
    <style:style style:name="P271" style:family="paragraph" style:parent-style-name="Standard">
      <style:text-properties fo:font-style="italic" officeooo:rsid="008c034a" officeooo:paragraph-rsid="008c034a" style:font-style-asian="italic" style:font-style-complex="italic"/>
    </style:style>
    <style:style style:name="P272" style:family="paragraph" style:parent-style-name="Standard">
      <style:text-properties fo:font-style="italic" officeooo:paragraph-rsid="008eb3ea" style:font-style-asian="italic" style:font-style-complex="italic"/>
    </style:style>
    <style:style style:name="P273" style:family="paragraph" style:parent-style-name="Standard">
      <style:text-properties fo:font-style="italic" officeooo:rsid="008eb3ea" officeooo:paragraph-rsid="008eb3ea" style:font-style-asian="italic" style:font-style-complex="italic"/>
    </style:style>
    <style:style style:name="P274" style:family="paragraph" style:parent-style-name="Standard">
      <style:text-properties fo:font-style="italic" officeooo:rsid="008eeb87" officeooo:paragraph-rsid="008eeb87" style:font-style-asian="italic" style:font-style-complex="italic"/>
    </style:style>
    <style:style style:name="P275" style:family="paragraph" style:parent-style-name="Standard">
      <style:text-properties fo:font-style="italic" officeooo:paragraph-rsid="00939859" style:font-style-asian="italic" style:font-style-complex="italic"/>
    </style:style>
    <style:style style:name="P276" style:family="paragraph" style:parent-style-name="Standard">
      <style:text-properties fo:font-style="italic" officeooo:paragraph-rsid="00971224" style:font-style-asian="italic" style:font-style-complex="italic"/>
    </style:style>
    <style:style style:name="P277" style:family="paragraph" style:parent-style-name="Standard">
      <style:text-properties fo:font-style="italic" officeooo:rsid="00889b96" officeooo:paragraph-rsid="00889b96" style:font-style-asian="italic" style:font-style-complex="italic"/>
    </style:style>
    <style:style style:name="P278" style:family="paragraph" style:parent-style-name="Standard">
      <style:text-properties fo:font-style="italic" officeooo:rsid="009d5b59" officeooo:paragraph-rsid="009d5b59" style:font-style-asian="italic" style:font-style-complex="italic"/>
    </style:style>
    <style:style style:name="P279" style:family="paragraph" style:parent-style-name="Standard">
      <style:text-properties fo:font-style="italic" officeooo:rsid="009d5b59" officeooo:paragraph-rsid="009ef66a" style:font-style-asian="italic" style:font-style-complex="italic"/>
    </style:style>
    <style:style style:name="P280" style:family="paragraph" style:parent-style-name="Standard">
      <style:text-properties fo:font-style="italic" officeooo:rsid="00a1e031" officeooo:paragraph-rsid="00a1e031" style:font-style-asian="italic" style:font-style-complex="italic"/>
    </style:style>
    <style:style style:name="P281" style:family="paragraph" style:parent-style-name="Standard">
      <style:text-properties fo:font-style="italic" officeooo:paragraph-rsid="00a6f347" style:font-style-asian="italic" style:font-style-complex="italic"/>
    </style:style>
    <style:style style:name="P282" style:family="paragraph" style:parent-style-name="Standard">
      <style:text-properties fo:font-style="italic" officeooo:rsid="00a8ca1b" officeooo:paragraph-rsid="00a8ca1b" style:font-style-asian="italic" style:font-style-complex="italic"/>
    </style:style>
    <style:style style:name="P283" style:family="paragraph" style:parent-style-name="Standard">
      <style:paragraph-properties fo:line-height="115%"/>
      <style:text-properties fo:font-style="italic" officeooo:rsid="00a8ca1b" officeooo:paragraph-rsid="00a8ca1b" style:font-style-asian="italic" style:font-style-complex="italic"/>
    </style:style>
    <style:style style:name="P284" style:family="paragraph" style:parent-style-name="Standard">
      <style:text-properties fo:font-style="italic" officeooo:paragraph-rsid="00acfb9d" style:font-style-asian="italic" style:font-style-complex="italic"/>
    </style:style>
    <style:style style:name="P285" style:family="paragraph" style:parent-style-name="Standard">
      <style:text-properties fo:font-style="italic" officeooo:paragraph-rsid="00b41267" style:font-style-asian="italic" style:font-style-complex="italic"/>
    </style:style>
    <style:style style:name="P286" style:family="paragraph" style:parent-style-name="Standard">
      <style:paragraph-properties fo:line-height="100%"/>
      <style:text-properties fo:font-style="italic" officeooo:rsid="00ba819c" officeooo:paragraph-rsid="00bdd473" style:font-style-asian="italic" style:font-style-complex="italic"/>
    </style:style>
    <style:style style:name="P287" style:family="paragraph" style:parent-style-name="Standard">
      <style:text-properties fo:font-style="italic" officeooo:paragraph-rsid="00ba819c" style:font-style-asian="italic" style:font-style-complex="italic"/>
    </style:style>
    <style:style style:name="P288" style:family="paragraph" style:parent-style-name="Standard">
      <style:text-properties fo:font-style="italic" officeooo:rsid="00bc5e43" officeooo:paragraph-rsid="00ba819c" style:font-style-asian="italic" style:font-style-complex="italic"/>
    </style:style>
    <style:style style:name="P289" style:family="paragraph" style:parent-style-name="Standard">
      <style:text-properties fo:font-style="italic" officeooo:rsid="00bdd473" officeooo:paragraph-rsid="00bdd473" style:font-style-asian="italic" style:font-style-complex="italic"/>
    </style:style>
    <style:style style:name="P290" style:family="paragraph" style:parent-style-name="Standard">
      <style:paragraph-properties fo:line-height="115%"/>
      <style:text-properties fo:font-style="italic" officeooo:rsid="00bdd473" officeooo:paragraph-rsid="00bc5e43" style:font-style-asian="italic" style:font-style-complex="italic"/>
    </style:style>
    <style:style style:name="P291" style:family="paragraph" style:parent-style-name="Standard">
      <style:text-properties fo:font-style="italic" officeooo:rsid="00c2c999" officeooo:paragraph-rsid="00c2c999" style:font-style-asian="italic" style:font-style-complex="italic"/>
    </style:style>
    <style:style style:name="P292" style:family="paragraph" style:parent-style-name="Standard">
      <style:paragraph-properties fo:line-height="115%"/>
      <style:text-properties fo:font-style="italic" officeooo:rsid="00c2c999" officeooo:paragraph-rsid="00c2c999" style:font-style-asian="italic" style:font-style-complex="italic"/>
    </style:style>
    <style:style style:name="P293" style:family="paragraph" style:parent-style-name="Standard">
      <style:text-properties fo:font-style="italic" officeooo:paragraph-rsid="00c2c999" style:font-style-asian="italic" style:font-style-complex="italic"/>
    </style:style>
    <style:style style:name="P294" style:family="paragraph" style:parent-style-name="Standard">
      <style:text-properties fo:font-style="italic" officeooo:paragraph-rsid="00c50878" style:font-style-asian="italic" style:font-style-complex="italic"/>
    </style:style>
    <style:style style:name="P295" style:family="paragraph" style:parent-style-name="Standard">
      <style:text-properties fo:font-style="italic" officeooo:rsid="00dd44af" officeooo:paragraph-rsid="00dd44af" style:font-style-asian="italic" style:font-style-complex="italic"/>
    </style:style>
    <style:style style:name="P296" style:family="paragraph" style:parent-style-name="Standard">
      <style:text-properties fo:font-style="italic" officeooo:paragraph-rsid="00dd44af" style:font-style-asian="italic" style:font-style-complex="italic"/>
    </style:style>
    <style:style style:name="P297" style:family="paragraph" style:parent-style-name="Standard">
      <style:text-properties fo:font-style="italic" officeooo:paragraph-rsid="00f4c6c5" style:font-style-asian="italic" style:font-style-complex="italic"/>
    </style:style>
    <style:style style:name="P298" style:family="paragraph" style:parent-style-name="Standard">
      <style:text-properties fo:font-style="italic" officeooo:paragraph-rsid="00fc67ff" style:font-style-asian="italic" style:font-style-complex="italic"/>
    </style:style>
    <style:style style:name="P299" style:family="paragraph" style:parent-style-name="Standard">
      <style:text-properties fo:font-style="italic" officeooo:paragraph-rsid="00fdd3aa" style:font-style-asian="italic" style:font-style-complex="italic"/>
    </style:style>
    <style:style style:name="P300" style:family="paragraph" style:parent-style-name="Standard">
      <style:text-properties fo:font-style="italic" officeooo:rsid="010639c7" officeooo:paragraph-rsid="01078ca1" style:font-style-asian="italic" style:font-style-complex="italic"/>
    </style:style>
    <style:style style:name="P301" style:family="paragraph" style:parent-style-name="Standard">
      <style:text-properties fo:font-style="italic" officeooo:rsid="010ab710" officeooo:paragraph-rsid="010ab710" style:font-style-asian="italic" style:font-style-complex="italic"/>
    </style:style>
    <style:style style:name="P302" style:family="paragraph" style:parent-style-name="Standard">
      <style:text-properties fo:font-style="italic" officeooo:rsid="010c3ac9" officeooo:paragraph-rsid="010c3ac9" style:font-style-asian="italic" style:font-style-complex="italic"/>
    </style:style>
    <style:style style:name="P303" style:family="paragraph" style:parent-style-name="Standard">
      <style:text-properties fo:font-style="italic" officeooo:rsid="010c4cb4" officeooo:paragraph-rsid="010c4cb4" style:font-style-asian="italic" style:font-style-complex="italic"/>
    </style:style>
    <style:style style:name="P304" style:family="paragraph" style:parent-style-name="Standard">
      <style:text-properties fo:font-style="italic" officeooo:rsid="010da598" officeooo:paragraph-rsid="010da598" style:font-style-asian="italic" style:font-style-complex="italic"/>
    </style:style>
    <style:style style:name="P305" style:family="paragraph" style:parent-style-name="Standard">
      <style:text-properties fo:font-style="italic" officeooo:rsid="010f5523" officeooo:paragraph-rsid="010f5523" style:font-style-asian="italic" style:font-style-complex="italic"/>
    </style:style>
    <style:style style:name="P306" style:family="paragraph" style:parent-style-name="Standard">
      <style:text-properties fo:font-style="italic" officeooo:paragraph-rsid="01148430" style:font-style-asian="italic" style:font-style-complex="italic"/>
    </style:style>
    <style:style style:name="P307" style:family="paragraph" style:parent-style-name="Standard">
      <style:text-properties fo:font-style="italic" officeooo:rsid="0116abfa" officeooo:paragraph-rsid="0116abfa" style:font-style-asian="italic" style:font-style-complex="italic"/>
    </style:style>
    <style:style style:name="P308" style:family="paragraph" style:parent-style-name="Standard">
      <style:text-properties fo:font-style="italic" officeooo:rsid="01185712" officeooo:paragraph-rsid="01185712" style:font-style-asian="italic" style:font-style-complex="italic"/>
    </style:style>
    <style:style style:name="P309" style:family="paragraph" style:parent-style-name="Standard">
      <style:text-properties fo:font-style="italic" officeooo:paragraph-rsid="01190d75" style:font-style-asian="italic" style:font-style-complex="italic"/>
    </style:style>
    <style:style style:name="P310" style:family="paragraph" style:parent-style-name="Standard">
      <style:text-properties fo:font-style="italic" officeooo:rsid="01190d75" officeooo:paragraph-rsid="01190d75" style:font-style-asian="italic" style:font-style-complex="italic"/>
    </style:style>
    <style:style style:name="P311" style:family="paragraph" style:parent-style-name="Standard">
      <style:text-properties fo:font-style="italic" officeooo:rsid="01190d75" officeooo:paragraph-rsid="01190e15" style:font-style-asian="italic" style:font-style-complex="italic"/>
    </style:style>
    <style:style style:name="P312" style:family="paragraph" style:parent-style-name="Standard">
      <style:text-properties fo:font-style="italic" officeooo:rsid="011e7671" officeooo:paragraph-rsid="011e7671" style:font-style-asian="italic" style:font-style-complex="italic"/>
    </style:style>
    <style:style style:name="P313" style:family="paragraph" style:parent-style-name="Standard">
      <style:text-properties fo:font-style="italic" officeooo:rsid="0128c6e8" officeooo:paragraph-rsid="0128c6e8" style:font-style-asian="italic" style:font-style-complex="italic"/>
    </style:style>
    <style:style style:name="P314" style:family="paragraph" style:parent-style-name="Standard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315" style:family="paragraph" style:parent-style-name="Standard">
      <style:paragraph-properties fo:line-height="100%"/>
      <style:text-properties fo:font-style="italic" officeooo:rsid="0128c6e8" officeooo:paragraph-rsid="012cecd7" style:font-style-asian="italic" style:font-style-complex="italic"/>
    </style:style>
    <style:style style:name="P316" style:family="paragraph" style:parent-style-name="Standard">
      <style:text-properties fo:font-style="italic" officeooo:paragraph-rsid="01305c41" style:font-style-asian="italic" style:font-style-complex="italic"/>
    </style:style>
    <style:style style:name="P317" style:family="paragraph" style:parent-style-name="Standard">
      <style:text-properties fo:font-style="italic" officeooo:rsid="013c5706" officeooo:paragraph-rsid="013c5706" style:font-style-asian="italic" style:font-style-complex="italic"/>
    </style:style>
    <style:style style:name="P318" style:family="paragraph" style:parent-style-name="Standard">
      <style:text-properties fo:font-style="italic" officeooo:paragraph-rsid="01466326" style:font-style-asian="italic" style:font-style-complex="italic"/>
    </style:style>
    <style:style style:name="P319" style:family="paragraph" style:parent-style-name="Standard">
      <style:text-properties fo:font-style="italic" officeooo:paragraph-rsid="014f285e" style:font-style-asian="italic" style:font-style-complex="italic"/>
    </style:style>
    <style:style style:name="P320" style:family="paragraph" style:parent-style-name="Standard">
      <style:text-properties fo:font-style="italic" officeooo:paragraph-rsid="014d6fa3" style:font-style-asian="italic" style:font-style-complex="italic"/>
    </style:style>
    <style:style style:name="P321" style:family="paragraph" style:parent-style-name="Standard">
      <style:text-properties fo:font-style="italic" officeooo:rsid="01528202" officeooo:paragraph-rsid="016331b0" style:font-style-asian="italic" style:font-style-complex="italic"/>
    </style:style>
    <style:style style:name="P322" style:family="paragraph" style:parent-style-name="Standard">
      <style:text-properties fo:font-style="italic" officeooo:paragraph-rsid="01549026" style:font-style-asian="italic" style:font-style-complex="italic"/>
    </style:style>
    <style:style style:name="P323" style:family="paragraph" style:parent-style-name="Standard">
      <style:text-properties fo:font-style="italic" officeooo:rsid="015ee267" officeooo:paragraph-rsid="015ee267" style:font-style-asian="italic" style:font-style-complex="italic"/>
    </style:style>
    <style:style style:name="P324" style:family="paragraph" style:parent-style-name="Standard">
      <style:text-properties fo:font-style="italic" officeooo:rsid="01618dcc" officeooo:paragraph-rsid="0161b854" style:font-style-asian="italic" style:font-style-complex="italic"/>
    </style:style>
    <style:style style:name="P325" style:family="paragraph" style:parent-style-name="Standard">
      <style:text-properties fo:font-style="italic" officeooo:paragraph-rsid="0161b854" style:font-style-asian="italic" style:font-style-complex="italic"/>
    </style:style>
    <style:style style:name="P326" style:family="paragraph" style:parent-style-name="Standard">
      <style:text-properties fo:font-style="italic" officeooo:paragraph-rsid="01bb0dd2" style:font-style-asian="italic" style:font-style-complex="italic"/>
    </style:style>
    <style:style style:name="P327" style:family="paragraph" style:parent-style-name="Standard">
      <style:text-properties fo:font-style="italic" officeooo:paragraph-rsid="002f731d" style:font-style-asian="italic" style:font-style-complex="italic"/>
    </style:style>
    <style:style style:name="P328" style:family="paragraph" style:parent-style-name="Standard">
      <style:text-properties fo:font-style="italic" officeooo:paragraph-rsid="01f7ba13" style:font-style-asian="italic" style:font-style-complex="italic"/>
    </style:style>
    <style:style style:name="P329" style:family="paragraph" style:parent-style-name="Standard">
      <style:text-properties fo:font-style="italic" officeooo:rsid="01f28add" officeooo:paragraph-rsid="01f28add" style:font-style-asian="italic" style:font-style-complex="italic"/>
    </style:style>
    <style:style style:name="P330" style:family="paragraph" style:parent-style-name="Standard">
      <style:text-properties fo:font-style="italic" style:text-underline-style="none" fo:font-weight="normal" officeooo:rsid="004826c4" officeooo:paragraph-rsid="00201bd5" style:font-style-asian="italic" style:font-weight-asian="normal" style:font-style-complex="italic" style:font-weight-complex="normal"/>
    </style:style>
    <style:style style:name="P331" style:family="paragraph" style:parent-style-name="Standard">
      <style:text-properties fo:font-style="italic" style:text-underline-style="none" fo:font-weight="normal" officeooo:rsid="0043121f" officeooo:paragraph-rsid="00201bd5" style:font-style-asian="italic" style:font-weight-asian="normal" style:font-style-complex="italic" style:font-weight-complex="normal"/>
    </style:style>
    <style:style style:name="P332" style:family="paragraph" style:parent-style-name="Standard">
      <style:text-properties fo:font-style="italic" style:text-underline-style="none" fo:font-weight="normal" officeooo:rsid="0044d7a4" officeooo:paragraph-rsid="00201bd5" style:font-style-asian="italic" style:font-weight-asian="normal" style:font-style-complex="italic" style:font-weight-complex="normal"/>
    </style:style>
    <style:style style:name="P333" style:family="paragraph" style:parent-style-name="Standard">
      <style:text-properties fo:font-style="italic" style:text-underline-style="none" fo:font-weight="normal" officeooo:rsid="008a06de" officeooo:paragraph-rsid="00254a2e" style:font-style-asian="italic" style:font-weight-asian="normal" style:font-style-complex="italic" style:font-weight-complex="normal"/>
    </style:style>
    <style:style style:name="P334" style:family="paragraph" style:parent-style-name="Standard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335" style:family="paragraph" style:parent-style-name="Standard">
      <style:text-properties fo:font-style="italic" style:text-underline-style="none" fo:font-weight="normal" officeooo:rsid="00912fec" officeooo:paragraph-rsid="002695cf" style:font-style-asian="italic" style:font-weight-asian="normal" style:font-style-complex="italic" style:font-weight-complex="normal"/>
    </style:style>
    <style:style style:name="P336" style:family="paragraph" style:parent-style-name="Standard">
      <style:text-properties fo:font-style="italic" style:text-underline-style="none" fo:font-weight="normal" officeooo:rsid="002695cf" officeooo:paragraph-rsid="002f731d" style:font-style-asian="italic" style:font-weight-asian="normal" style:font-style-complex="italic" style:font-weight-complex="normal"/>
    </style:style>
    <style:style style:name="P337" style:family="paragraph" style:parent-style-name="Standard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338" style:family="paragraph" style:parent-style-name="Standard">
      <style:text-properties fo:font-style="italic" style:text-underline-style="none" fo:font-weight="normal" officeooo:rsid="0029f907" officeooo:paragraph-rsid="0029f907" style:font-style-asian="italic" style:font-weight-asian="normal" style:font-style-complex="italic" style:font-weight-complex="normal"/>
    </style:style>
    <style:style style:name="P339" style:family="paragraph" style:parent-style-name="Standard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340" style:family="paragraph" style:parent-style-name="Standard">
      <style:text-properties fo:font-style="italic" style:text-underline-style="none" fo:font-weight="normal" officeooo:rsid="00baae4f" officeooo:paragraph-rsid="002ba0e7" style:font-style-asian="italic" style:font-weight-asian="normal" style:font-style-complex="italic" style:font-weight-complex="normal"/>
    </style:style>
    <style:style style:name="P341" style:family="paragraph" style:parent-style-name="Standard">
      <style:text-properties fo:font-style="italic" style:text-underline-style="none" fo:font-weight="normal" officeooo:rsid="00a75993" officeooo:paragraph-rsid="0029f907" style:font-style-asian="italic" style:font-weight-asian="normal" style:font-style-complex="italic" style:font-weight-complex="normal"/>
    </style:style>
    <style:style style:name="P342" style:family="paragraph" style:parent-style-name="Standard">
      <style:text-properties fo:font-style="italic" style:text-underline-style="none" fo:font-weight="normal" officeooo:rsid="00d77d7d" officeooo:paragraph-rsid="0057ec24" style:font-style-asian="italic" style:font-weight-asian="normal" style:font-style-complex="italic" style:font-weight-complex="normal"/>
    </style:style>
    <style:style style:name="P343" style:family="paragraph" style:parent-style-name="Standard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344" style:family="paragraph" style:parent-style-name="Standard">
      <style:text-properties fo:font-style="italic" style:text-underline-style="none" fo:font-weight="normal" officeooo:rsid="004450ff" officeooo:paragraph-rsid="004450ff" style:font-style-asian="italic" style:font-weight-asian="normal" style:font-style-complex="italic" style:font-weight-complex="normal"/>
    </style:style>
    <style:style style:name="P345" style:family="paragraph" style:parent-style-name="Standard">
      <style:text-properties fo:font-style="italic" style:text-underline-style="none" fo:font-weight="normal" officeooo:rsid="00d9c9e4" officeooo:paragraph-rsid="00316632" style:font-style-asian="italic" style:font-weight-asian="normal" style:font-style-complex="italic" style:font-weight-complex="normal"/>
    </style:style>
    <style:style style:name="P346" style:family="paragraph" style:parent-style-name="Standard">
      <style:text-properties fo:font-style="italic" style:text-underline-style="none" officeooo:rsid="00baae4f" officeooo:paragraph-rsid="002ba0e7" style:font-style-asian="italic" style:font-style-complex="italic"/>
    </style:style>
    <style:style style:name="P347" style:family="paragraph" style:parent-style-name="Standard">
      <style:text-properties fo:font-style="italic" style:text-underline-style="none" officeooo:rsid="00bd3f9d" officeooo:paragraph-rsid="002ba0e7" style:font-style-asian="italic" style:font-style-complex="italic"/>
    </style:style>
    <style:style style:name="P348" style:family="paragraph" style:parent-style-name="Standard">
      <style:text-properties fo:font-style="italic" style:text-underline-style="none" officeooo:rsid="013013d9" officeooo:paragraph-rsid="004acb3b" style:font-style-asian="italic" style:font-style-complex="italic"/>
    </style:style>
    <style:style style:name="P349" style:family="paragraph" style:parent-style-name="Standard">
      <style:text-properties fo:font-style="italic" style:text-underline-style="none" officeooo:rsid="00d9c9e4" officeooo:paragraph-rsid="00316632" style:font-style-asian="italic" style:font-style-complex="italic"/>
    </style:style>
    <style:style style:name="P350" style:family="paragraph" style:parent-style-name="Standard">
      <style:text-properties fo:font-style="italic" style:text-underline-style="none" fo:font-weight="bold" officeooo:rsid="00864564" officeooo:paragraph-rsid="00254a2e" style:font-style-asian="italic" style:font-weight-asian="bold" style:font-style-complex="italic" style:font-weight-complex="bold"/>
    </style:style>
    <style:style style:name="P351" style:family="paragraph" style:parent-style-name="Standard">
      <style:text-properties fo:font-style="italic" style:text-underline-style="none" fo:font-weight="bold" officeooo:rsid="00285779" officeooo:paragraph-rsid="00285779" style:font-style-asian="italic" style:font-weight-asian="bold" style:font-style-complex="italic" style:font-weight-complex="bold"/>
    </style:style>
    <style:style style:name="P352" style:family="paragraph" style:parent-style-name="Standard">
      <style:text-properties fo:font-style="italic" fo:font-weight="normal" officeooo:rsid="00819260" officeooo:paragraph-rsid="00819260" style:font-style-asian="italic" style:font-weight-asian="normal" style:font-style-complex="italic" style:font-weight-complex="normal"/>
    </style:style>
    <style:style style:name="P353" style:family="paragraph" style:parent-style-name="Standard">
      <style:text-properties fo:font-style="italic" fo:font-weight="normal" officeooo:rsid="008eb3ea" officeooo:paragraph-rsid="008eb3ea" style:font-style-asian="italic" style:font-weight-asian="normal" style:font-style-complex="italic" style:font-weight-complex="normal"/>
    </style:style>
    <style:style style:name="P354" style:family="paragraph" style:parent-style-name="Standard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355" style:family="paragraph" style:parent-style-name="Standard">
      <style:text-properties fo:font-style="italic" fo:font-weight="normal" officeooo:rsid="00939859" officeooo:paragraph-rsid="00971224" style:font-style-asian="italic" style:font-weight-asian="normal" style:font-style-complex="italic" style:font-weight-complex="normal"/>
    </style:style>
    <style:style style:name="P356" style:family="paragraph" style:parent-style-name="Standard">
      <style:text-properties fo:font-style="italic" fo:font-weight="normal" officeooo:paragraph-rsid="00c50878" style:font-style-asian="italic" style:font-weight-asian="normal" style:font-style-complex="italic" style:font-weight-complex="normal"/>
    </style:style>
    <style:style style:name="P357" style:family="paragraph" style:parent-style-name="Standard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358" style:family="paragraph" style:parent-style-name="Standard">
      <style:text-properties fo:font-style="italic" fo:font-weight="normal" officeooo:rsid="00d23a32" officeooo:paragraph-rsid="00d23a32" style:font-style-asian="italic" style:font-weight-asian="normal" style:font-style-complex="italic" style:font-weight-complex="normal"/>
    </style:style>
    <style:style style:name="P359" style:family="paragraph" style:parent-style-name="Standard">
      <style:text-properties fo:font-style="italic" fo:font-weight="normal" officeooo:rsid="00d459e3" officeooo:paragraph-rsid="00d459e3" style:font-style-asian="italic" style:font-weight-asian="normal" style:font-style-complex="italic" style:font-weight-complex="normal"/>
    </style:style>
    <style:style style:name="P360" style:family="paragraph" style:parent-style-name="Standard">
      <style:text-properties fo:font-style="italic" fo:font-weight="normal" officeooo:rsid="00d63bc5" officeooo:paragraph-rsid="00d63bc5" style:font-style-asian="italic" style:font-weight-asian="normal" style:font-style-complex="italic" style:font-weight-complex="normal"/>
    </style:style>
    <style:style style:name="P361" style:family="paragraph" style:parent-style-name="Standard">
      <style:text-properties fo:font-style="italic" fo:font-weight="normal" officeooo:rsid="00d63bc5" officeooo:paragraph-rsid="00d833d3" style:font-style-asian="italic" style:font-weight-asian="normal" style:font-style-complex="italic" style:font-weight-complex="normal"/>
    </style:style>
    <style:style style:name="P362" style:family="paragraph" style:parent-style-name="Standard">
      <style:text-properties fo:font-style="italic" fo:font-weight="normal" officeooo:rsid="00da4eed" officeooo:paragraph-rsid="00da4eed" style:font-style-asian="italic" style:font-weight-asian="normal" style:font-style-complex="italic" style:font-weight-complex="normal"/>
    </style:style>
    <style:style style:name="P363" style:family="paragraph" style:parent-style-name="Standard">
      <style:text-properties fo:font-style="italic" fo:font-weight="normal" officeooo:rsid="00dd44af" officeooo:paragraph-rsid="00dd44af" style:font-style-asian="italic" style:font-weight-asian="normal" style:font-style-complex="italic" style:font-weight-complex="normal"/>
    </style:style>
    <style:style style:name="P364" style:family="paragraph" style:parent-style-name="Standard">
      <style:text-properties fo:font-style="italic" fo:font-weight="normal" officeooo:rsid="00dd44af" officeooo:paragraph-rsid="00e56ddc" style:font-style-asian="italic" style:font-weight-asian="normal" style:font-style-complex="italic" style:font-weight-complex="normal"/>
    </style:style>
    <style:style style:name="P365" style:family="paragraph" style:parent-style-name="Standard">
      <style:text-properties fo:font-style="italic" fo:font-weight="normal" officeooo:rsid="00f2188a" officeooo:paragraph-rsid="00f2188a" style:font-style-asian="italic" style:font-weight-asian="normal" style:font-style-complex="italic" style:font-weight-complex="normal"/>
    </style:style>
    <style:style style:name="P366" style:family="paragraph" style:parent-style-name="Standard">
      <style:text-properties fo:font-style="italic" fo:font-weight="normal" officeooo:rsid="00f51685" officeooo:paragraph-rsid="00f51685" style:font-style-asian="italic" style:font-weight-asian="normal" style:font-style-complex="italic" style:font-weight-complex="normal"/>
    </style:style>
    <style:style style:name="P367" style:family="paragraph" style:parent-style-name="Standard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368" style:family="paragraph" style:parent-style-name="Standard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369" style:family="paragraph" style:parent-style-name="Standard">
      <style:text-properties fo:font-style="italic" fo:font-weight="normal" officeooo:rsid="00fc67ff" officeooo:paragraph-rsid="00fc67ff" style:font-style-asian="italic" style:font-weight-asian="normal" style:font-style-complex="italic" style:font-weight-complex="normal"/>
    </style:style>
    <style:style style:name="P370" style:family="paragraph" style:parent-style-name="Standard">
      <style:text-properties fo:font-style="italic" fo:font-weight="normal" officeooo:rsid="00fc67ff" officeooo:paragraph-rsid="00fdd3aa" style:font-style-asian="italic" style:font-weight-asian="normal" style:font-style-complex="italic" style:font-weight-complex="normal"/>
    </style:style>
    <style:style style:name="P371" style:family="paragraph" style:parent-style-name="Standard">
      <style:text-properties fo:font-style="italic" fo:font-weight="normal" officeooo:rsid="00fdd3aa" officeooo:paragraph-rsid="00fdd3aa" style:font-style-asian="italic" style:font-weight-asian="normal" style:font-style-complex="italic" style:font-weight-complex="normal"/>
    </style:style>
    <style:style style:name="P372" style:family="paragraph" style:parent-style-name="Standard">
      <style:text-properties fo:font-style="italic" fo:font-weight="normal" officeooo:rsid="00fdd6a8" officeooo:paragraph-rsid="00fdd3aa" style:font-style-asian="italic" style:font-weight-asian="normal" style:font-style-complex="italic" style:font-weight-complex="normal"/>
    </style:style>
    <style:style style:name="P373" style:family="paragraph" style:parent-style-name="Standard">
      <style:text-properties fo:font-style="italic" fo:font-weight="normal" officeooo:rsid="00fdd6a8" officeooo:paragraph-rsid="00fdd6a8" style:font-style-asian="italic" style:font-weight-asian="normal" style:font-style-complex="italic" style:font-weight-complex="normal"/>
    </style:style>
    <style:style style:name="P374" style:family="paragraph" style:parent-style-name="Standard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375" style:family="paragraph" style:parent-style-name="Standard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376" style:family="paragraph" style:parent-style-name="Standard"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77" style:family="paragraph" style:parent-style-name="Standard">
      <style:paragraph-properties fo:line-height="115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78" style:family="paragraph" style:parent-style-name="Standard">
      <style:text-properties fo:font-style="italic" fo:font-weight="normal" officeooo:paragraph-rsid="0149fc19" style:font-style-asian="italic" style:font-weight-asian="normal" style:font-style-complex="italic" style:font-weight-complex="normal"/>
    </style:style>
    <style:style style:name="P379" style:family="paragraph" style:parent-style-name="Standard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380" style:family="paragraph" style:parent-style-name="Standard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381" style:family="paragraph" style:parent-style-name="Standard">
      <style:text-properties fo:font-style="italic" fo:font-weight="normal" officeooo:rsid="01305c41" officeooo:paragraph-rsid="0139bd35" style:font-style-asian="italic" style:font-weight-asian="normal" style:font-style-complex="italic" style:font-weight-complex="normal"/>
    </style:style>
    <style:style style:name="P382" style:family="paragraph" style:parent-style-name="Standard">
      <style:text-properties fo:font-style="italic" fo:font-weight="normal" officeooo:rsid="0134038e" officeooo:paragraph-rsid="01305c41" style:font-style-asian="italic" style:font-weight-asian="normal" style:font-style-complex="italic" style:font-weight-complex="normal"/>
    </style:style>
    <style:style style:name="P383" style:family="paragraph" style:parent-style-name="Standard"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384" style:family="paragraph" style:parent-style-name="Standard"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385" style:family="paragraph" style:parent-style-name="Standard">
      <style:paragraph-properties fo:line-height="115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386" style:family="paragraph" style:parent-style-name="Standard">
      <style:text-properties fo:font-style="italic" fo:font-weight="normal" officeooo:rsid="013c5706" officeooo:paragraph-rsid="013c5706" style:font-style-asian="italic" style:font-weight-asian="normal" style:font-style-complex="italic" style:font-weight-complex="normal"/>
    </style:style>
    <style:style style:name="P387" style:family="paragraph" style:parent-style-name="Standard">
      <style:text-properties fo:font-style="italic" fo:font-weight="normal" officeooo:rsid="0142451b" officeooo:paragraph-rsid="0142451b" style:font-style-asian="italic" style:font-weight-asian="normal" style:font-style-complex="italic" style:font-weight-complex="normal"/>
    </style:style>
    <style:style style:name="P388" style:family="paragraph" style:parent-style-name="Standard">
      <style:text-properties fo:font-style="italic" fo:font-weight="normal" officeooo:rsid="01d690ee" officeooo:paragraph-rsid="01d690ee" style:font-style-asian="italic" style:font-weight-asian="normal" style:font-style-complex="italic" style:font-weight-complex="normal"/>
    </style:style>
    <style:style style:name="P389" style:family="paragraph" style:parent-style-name="Standard">
      <style:text-properties fo:font-style="italic" fo:font-weight="normal" officeooo:rsid="01ce0a79" officeooo:paragraph-rsid="01ce0a79" style:font-style-asian="italic" style:font-weight-asian="normal" style:font-style-complex="italic" style:font-weight-complex="normal"/>
    </style:style>
    <style:style style:name="P390" style:family="paragraph" style:parent-style-name="Standard">
      <style:text-properties fo:font-style="italic" fo:font-weight="bold" officeooo:rsid="001c5680" officeooo:paragraph-rsid="001c5680" style:font-style-asian="italic" style:font-weight-asian="bold" style:font-style-complex="italic" style:font-weight-complex="bold"/>
    </style:style>
    <style:style style:name="P391" style:family="paragraph" style:parent-style-name="Standard">
      <style:text-properties fo:font-style="italic" fo:font-weight="bold" officeooo:rsid="00dc14a1" officeooo:paragraph-rsid="003523e3" style:font-style-asian="italic" style:font-weight-asian="bold" style:font-style-complex="italic" style:font-weight-complex="bold"/>
    </style:style>
    <style:style style:name="P392" style:family="paragraph" style:parent-style-name="Standard">
      <style:text-properties fo:font-style="italic" fo:font-weight="bold" officeooo:rsid="00c50878" officeooo:paragraph-rsid="00c50878" style:font-style-asian="italic" style:font-weight-asian="bold" style:font-style-complex="italic" style:font-weight-complex="bold"/>
    </style:style>
    <style:style style:name="P393" style:family="paragraph" style:parent-style-name="Standard">
      <style:text-properties fo:font-style="italic" fo:font-weight="bold" officeooo:rsid="00fb5f7f" officeooo:paragraph-rsid="00fb5f7f" style:font-style-asian="italic" style:font-weight-asian="bold" style:font-style-complex="italic" style:font-weight-complex="bold"/>
    </style:style>
    <style:style style:name="P394" style:family="paragraph" style:parent-style-name="Standard">
      <style:text-properties fo:font-style="italic" fo:font-weight="bold" officeooo:rsid="00f4c6c5" officeooo:paragraph-rsid="00f4c6c5" style:font-style-asian="italic" style:font-weight-asian="bold" style:font-style-complex="italic" style:font-weight-complex="bold"/>
    </style:style>
    <style:style style:name="P395" style:family="paragraph" style:parent-style-name="Standard">
      <style:text-properties fo:font-style="italic" fo:font-weight="bold" officeooo:rsid="012e9465" officeooo:paragraph-rsid="012e9465" style:font-style-asian="italic" style:font-weight-asian="bold" style:font-style-complex="italic" style:font-weight-complex="bold"/>
    </style:style>
    <style:style style:name="P396" style:family="paragraph" style:parent-style-name="Standard">
      <style:text-properties fo:font-style="italic" fo:font-weight="bold" officeooo:rsid="01305c41" officeooo:paragraph-rsid="01305c41" style:font-style-asian="italic" style:font-weight-asian="bold" style:font-style-complex="italic" style:font-weight-complex="bold"/>
    </style:style>
    <style:style style:name="P397" style:family="paragraph" style:parent-style-name="Standard">
      <style:text-properties fo:font-style="italic" fo:font-weight="bold" officeooo:rsid="01536dcf" officeooo:paragraph-rsid="016331b0" style:font-style-asian="italic" style:font-weight-asian="bold" style:font-style-complex="italic" style:font-weight-complex="bold"/>
    </style:style>
    <style:style style:name="P398" style:family="paragraph" style:parent-style-name="Standard">
      <style:text-properties officeooo:paragraph-rsid="00154f37"/>
    </style:style>
    <style:style style:name="P399" style:family="paragraph" style:parent-style-name="Standard">
      <style:text-properties officeooo:paragraph-rsid="00186c3f"/>
    </style:style>
    <style:style style:name="P400" style:family="paragraph" style:parent-style-name="Standard">
      <style:text-properties officeooo:paragraph-rsid="0018e013"/>
    </style:style>
    <style:style style:name="P401" style:family="paragraph" style:parent-style-name="Standard">
      <style:text-properties fo:color="#ff0000" fo:font-style="normal" officeooo:rsid="009ec4fc" officeooo:paragraph-rsid="009ef66a" style:font-style-asian="normal" style:font-style-complex="normal"/>
    </style:style>
    <style:style style:name="P402" style:family="paragraph" style:parent-style-name="Standard">
      <style:text-properties fo:color="#ff0000" fo:font-style="italic" officeooo:rsid="009d5b59" officeooo:paragraph-rsid="009ef66a" style:font-style-asian="italic" style:font-style-complex="italic"/>
    </style:style>
    <style:style style:name="P403" style:family="paragraph" style:parent-style-name="Standard">
      <style:paragraph-properties fo:line-height="115%"/>
      <style:text-properties fo:color="#ff0000" fo:font-style="italic" officeooo:rsid="00bc5e43" officeooo:paragraph-rsid="00ba819c" style:font-style-asian="italic" style:font-style-complex="italic"/>
    </style:style>
    <style:style style:name="P404" style:family="paragraph" style:parent-style-name="Standard">
      <style:text-properties officeooo:rsid="001c0ef5" officeooo:paragraph-rsid="001c0ef5"/>
    </style:style>
    <style:style style:name="P405" style:family="paragraph" style:parent-style-name="Standard">
      <style:text-properties officeooo:rsid="001c0ef5" officeooo:paragraph-rsid="00819260"/>
    </style:style>
    <style:style style:name="P406" style:family="paragraph" style:parent-style-name="Standard">
      <style:text-properties officeooo:rsid="001c5680" officeooo:paragraph-rsid="001c5680"/>
    </style:style>
    <style:style style:name="P407" style:family="paragraph" style:parent-style-name="Standard">
      <style:paragraph-properties fo:line-height="115%"/>
      <style:text-properties officeooo:rsid="001c5680" officeooo:paragraph-rsid="001c5680"/>
    </style:style>
    <style:style style:name="P408" style:family="paragraph" style:parent-style-name="Standard">
      <style:text-properties officeooo:paragraph-rsid="001c5680"/>
    </style:style>
    <style:style style:name="P409" style:family="paragraph" style:parent-style-name="Standard">
      <style:paragraph-properties fo:line-height="115%"/>
      <style:text-properties officeooo:paragraph-rsid="002ba0e7"/>
    </style:style>
    <style:style style:name="P410" style:family="paragraph" style:parent-style-name="Standard">
      <style:paragraph-properties fo:line-height="115%"/>
      <style:text-properties officeooo:paragraph-rsid="00819260"/>
    </style:style>
    <style:style style:name="P411" style:family="paragraph" style:parent-style-name="Standard">
      <style:paragraph-properties fo:line-height="115%"/>
      <style:text-properties officeooo:paragraph-rsid="0082c116"/>
    </style:style>
    <style:style style:name="P412" style:family="paragraph" style:parent-style-name="Standard">
      <style:paragraph-properties fo:line-height="115%"/>
      <style:text-properties officeooo:paragraph-rsid="008b54df"/>
    </style:style>
    <style:style style:name="P413" style:family="paragraph" style:parent-style-name="Standard">
      <style:paragraph-properties fo:line-height="115%"/>
      <style:text-properties officeooo:paragraph-rsid="00941a11"/>
    </style:style>
    <style:style style:name="P414" style:family="paragraph" style:parent-style-name="Standard">
      <style:paragraph-properties fo:line-height="115%"/>
      <style:text-properties officeooo:paragraph-rsid="009d5b59"/>
    </style:style>
    <style:style style:name="P415" style:family="paragraph" style:parent-style-name="Standard">
      <style:paragraph-properties fo:line-height="115%"/>
      <style:text-properties officeooo:paragraph-rsid="00a8ca1b"/>
    </style:style>
    <style:style style:name="P416" style:family="paragraph" style:parent-style-name="Standard">
      <style:paragraph-properties fo:line-height="115%"/>
      <style:text-properties officeooo:paragraph-rsid="00201bd5"/>
    </style:style>
    <style:style style:name="P417" style:family="paragraph" style:parent-style-name="Standard">
      <style:paragraph-properties fo:line-height="115%"/>
      <style:text-properties officeooo:paragraph-rsid="00f9fdc0"/>
    </style:style>
    <style:style style:name="P418" style:family="paragraph" style:parent-style-name="Standard">
      <style:paragraph-properties fo:line-height="115%"/>
      <style:text-properties officeooo:paragraph-rsid="012e9465"/>
    </style:style>
    <style:style style:name="P419" style:family="paragraph" style:parent-style-name="Standard">
      <style:paragraph-properties fo:line-height="115%"/>
      <style:text-properties officeooo:paragraph-rsid="012edf56"/>
    </style:style>
    <style:style style:name="P420" style:family="paragraph" style:parent-style-name="Standard">
      <style:paragraph-properties fo:line-height="115%"/>
      <style:text-properties officeooo:paragraph-rsid="01305c41"/>
    </style:style>
    <style:style style:name="P421" style:family="paragraph" style:parent-style-name="Standard">
      <style:paragraph-properties fo:line-height="100%"/>
      <style:text-properties officeooo:paragraph-rsid="00201bd5"/>
    </style:style>
    <style:style style:name="P422" style:family="paragraph" style:parent-style-name="Standard">
      <style:paragraph-properties fo:line-height="100%"/>
      <style:text-properties officeooo:paragraph-rsid="005b3d57"/>
    </style:style>
    <style:style style:name="P423" style:family="paragraph" style:parent-style-name="Standard">
      <style:paragraph-properties fo:line-height="100%"/>
      <style:text-properties officeooo:paragraph-rsid="005c5090"/>
    </style:style>
    <style:style style:name="P424" style:family="paragraph" style:parent-style-name="Standard">
      <style:paragraph-properties fo:line-height="100%"/>
      <style:text-properties officeooo:paragraph-rsid="005dfe09"/>
    </style:style>
    <style:style style:name="P425" style:family="paragraph" style:parent-style-name="Standard">
      <style:paragraph-properties fo:line-height="100%"/>
      <style:text-properties officeooo:paragraph-rsid="00bdd473"/>
    </style:style>
    <style:style style:name="P426" style:family="paragraph" style:parent-style-name="Standard">
      <style:paragraph-properties fo:line-height="100%"/>
      <style:text-properties officeooo:paragraph-rsid="01148430"/>
    </style:style>
    <style:style style:name="P427" style:family="paragraph" style:parent-style-name="Standard">
      <style:paragraph-properties fo:line-height="100%"/>
      <style:text-properties officeooo:paragraph-rsid="013b189d"/>
    </style:style>
    <style:style style:name="P428" style:family="paragraph" style:parent-style-name="Standard">
      <style:paragraph-properties fo:line-height="100%"/>
      <style:text-properties officeooo:paragraph-rsid="013c5706"/>
    </style:style>
    <style:style style:name="P429" style:family="paragraph" style:parent-style-name="Standard">
      <style:paragraph-properties fo:line-height="100%"/>
      <style:text-properties officeooo:paragraph-rsid="0128c6e8"/>
    </style:style>
    <style:style style:name="P430" style:family="paragraph" style:parent-style-name="Standard">
      <style:paragraph-properties fo:line-height="100%"/>
      <style:text-properties officeooo:paragraph-rsid="012cecd7"/>
    </style:style>
    <style:style style:name="P431" style:family="paragraph" style:parent-style-name="Standard">
      <style:paragraph-properties fo:line-height="100%"/>
      <style:text-properties officeooo:paragraph-rsid="01459f86"/>
    </style:style>
    <style:style style:name="P432" style:family="paragraph" style:parent-style-name="Standard">
      <style:text-properties officeooo:paragraph-rsid="001e2fb9"/>
    </style:style>
    <style:style style:name="P433" style:family="paragraph" style:parent-style-name="Standard">
      <style:text-properties officeooo:paragraph-rsid="00201bd5"/>
    </style:style>
    <style:style style:name="P434" style:family="paragraph" style:parent-style-name="Standard">
      <style:text-properties style:text-underline-style="none" fo:font-weight="normal" officeooo:rsid="0043121f" officeooo:paragraph-rsid="00201bd5" style:font-weight-asian="normal" style:font-weight-complex="normal"/>
    </style:style>
    <style:style style:name="P435" style:family="paragraph" style:parent-style-name="Standard">
      <style:text-properties officeooo:paragraph-rsid="0023a424"/>
    </style:style>
    <style:style style:name="P436" style:family="paragraph" style:parent-style-name="Standard">
      <style:text-properties officeooo:paragraph-rsid="00254a2e"/>
    </style:style>
    <style:style style:name="P437" style:family="paragraph" style:parent-style-name="Standard">
      <style:text-properties officeooo:paragraph-rsid="0029f907"/>
    </style:style>
    <style:style style:name="P438" style:family="paragraph" style:parent-style-name="Standard">
      <style:text-properties officeooo:rsid="00beb82f" officeooo:paragraph-rsid="005b3d57"/>
    </style:style>
    <style:style style:name="P439" style:family="paragraph" style:parent-style-name="Standard">
      <style:text-properties officeooo:paragraph-rsid="00316632"/>
    </style:style>
    <style:style style:name="P440" style:family="paragraph" style:parent-style-name="Standard">
      <style:text-properties officeooo:paragraph-rsid="003523e3"/>
    </style:style>
    <style:style style:name="P441" style:family="paragraph" style:parent-style-name="Standard">
      <style:text-properties style:use-window-font-color="true"/>
    </style:style>
    <style:style style:name="P442" style:family="paragraph" style:parent-style-name="Standard">
      <style:text-properties style:use-window-font-color="true" fo:font-style="italic" officeooo:rsid="0056d959" officeooo:paragraph-rsid="0023a424" style:font-style-asian="italic" style:font-style-complex="italic"/>
    </style:style>
    <style:style style:name="P443" style:family="paragraph" style:parent-style-name="Standard">
      <style:text-properties style:use-window-font-color="true" fo:font-style="italic" officeooo:rsid="016a5b23" officeooo:paragraph-rsid="00523bf9" style:font-style-asian="italic" style:font-style-complex="italic"/>
    </style:style>
    <style:style style:name="P444" style:family="paragraph" style:parent-style-name="Standard">
      <style:text-properties style:use-window-font-color="true" fo:font-style="italic" officeooo:rsid="007d92ff" officeooo:paragraph-rsid="007d92ff" style:font-style-asian="italic" style:font-style-complex="italic"/>
    </style:style>
    <style:style style:name="P445" style:family="paragraph" style:parent-style-name="Standard">
      <style:text-properties style:use-window-font-color="true" fo:font-style="italic" officeooo:rsid="009f187e" officeooo:paragraph-rsid="009f187e" style:font-style-asian="italic" style:font-style-complex="italic"/>
    </style:style>
    <style:style style:name="P446" style:family="paragraph" style:parent-style-name="Standard">
      <style:text-properties style:use-window-font-color="true" fo:font-style="italic" officeooo:rsid="009d5b59" officeooo:paragraph-rsid="009ef66a" style:font-style-asian="italic" style:font-style-complex="italic"/>
    </style:style>
    <style:style style:name="P447" style:family="paragraph" style:parent-style-name="Standard">
      <style:text-properties style:use-window-font-color="true" fo:font-style="italic" officeooo:rsid="009ff1c7" officeooo:paragraph-rsid="009f187e" style:font-style-asian="italic" style:font-style-complex="italic"/>
    </style:style>
    <style:style style:name="P448" style:family="paragraph" style:parent-style-name="Standard">
      <style:text-properties style:use-window-font-color="true" fo:font-style="italic" style:text-underline-style="none" fo:font-weight="normal" officeooo:rsid="00883289" officeooo:paragraph-rsid="00254a2e" style:font-style-asian="italic" style:font-weight-asian="normal" style:font-style-complex="italic" style:font-weight-complex="normal"/>
    </style:style>
    <style:style style:name="P449" style:family="paragraph" style:parent-style-name="Standard">
      <style:text-properties style:use-window-font-color="true" fo:font-style="italic" style:text-underline-style="none" fo:font-weight="normal" officeooo:rsid="008d7148" officeooo:paragraph-rsid="0053faec" style:font-style-asian="italic" style:font-weight-asian="normal" style:font-style-complex="italic" style:font-weight-complex="normal"/>
    </style:style>
    <style:style style:name="P450" style:family="paragraph" style:parent-style-name="Standard">
      <style:text-properties style:use-window-font-color="true" fo:font-style="italic" style:text-underline-style="none" fo:font-weight="normal" officeooo:rsid="00912fec" officeooo:paragraph-rsid="0053faec" style:font-style-asian="italic" style:font-weight-asian="normal" style:font-style-complex="italic" style:font-weight-complex="normal"/>
    </style:style>
    <style:style style:name="P45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4caf23" officeooo:paragraph-rsid="00523bf9" style:font-style-asian="italic" style:font-weight-asian="normal" style:font-style-complex="italic" style:font-weight-complex="normal"/>
    </style:style>
    <style:style style:name="P452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0523bf9" style:font-style-asian="italic" style:font-weight-asian="normal" style:font-style-complex="italic" style:font-weight-complex="normal"/>
    </style:style>
    <style:style style:name="P453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dfe09" style:font-style-asian="italic" style:font-weight-asian="normal" style:font-style-complex="italic" style:font-weight-complex="normal"/>
    </style:style>
    <style:style style:name="P454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23bf9" style:font-style-asian="italic" style:font-weight-asian="normal" style:font-style-complex="italic" style:font-weight-complex="normal"/>
    </style:style>
    <style:style style:name="P455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23bf9" style:font-style-asian="italic" style:font-weight-asian="normal" style:font-style-complex="italic" style:font-weight-complex="normal"/>
    </style:style>
    <style:style style:name="P456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b3d57" style:font-style-asian="italic" style:font-weight-asian="normal" style:font-style-complex="italic" style:font-weight-complex="normal"/>
    </style:style>
    <style:style style:name="P457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05dfe09" style:font-style-asian="italic" style:font-weight-asian="normal" style:font-style-complex="italic" style:font-weight-complex="normal"/>
    </style:style>
    <style:style style:name="P458" style:family="paragraph" style:parent-style-name="Standard">
      <style:paragraph-properties fo:line-height="100%"/>
      <style:text-properties style:use-window-font-color="true" fo:font-style="italic" fo:font-weight="normal" officeooo:rsid="016f0506" officeooo:paragraph-rsid="005dfe09" style:font-style-asian="italic" style:font-weight-asian="normal" style:font-style-complex="italic" style:font-weight-complex="normal"/>
    </style:style>
    <style:style style:name="P459" style:family="paragraph" style:parent-style-name="Standard">
      <style:paragraph-properties fo:line-height="100%"/>
      <style:text-properties style:use-window-font-color="tru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460" style:family="paragraph" style:parent-style-name="Standard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61" style:family="paragraph" style:parent-style-name="Standard">
      <style:text-properties style:use-window-font-color="true" fo:font-style="italic" fo:font-weight="normal" officeooo:rsid="007ca694" officeooo:paragraph-rsid="01466326" style:font-style-asian="italic" style:font-weight-asian="normal" style:font-style-complex="italic" style:font-weight-complex="normal"/>
    </style:style>
    <style:style style:name="P462" style:family="paragraph" style:parent-style-name="Standard">
      <style:paragraph-properties fo:line-height="115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63" style:family="paragraph" style:parent-style-name="Standard">
      <style:text-properties style:use-window-font-color="true" fo:font-style="italic" fo:font-weight="normal" officeooo:rsid="014d6fa3" officeooo:paragraph-rsid="014d6fa3" style:font-style-asian="italic" style:font-weight-asian="normal" style:font-style-complex="italic" style:font-weight-complex="normal"/>
    </style:style>
    <style:style style:name="P464" style:family="paragraph" style:parent-style-name="Standard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465" style:family="paragraph" style:parent-style-name="Standard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466" style:family="paragraph" style:parent-style-name="Standard">
      <style:text-properties style:use-window-font-color="true" fo:font-style="italic" fo:font-weight="normal" officeooo:rsid="01618dcc" officeooo:paragraph-rsid="015ee267" style:font-style-asian="italic" style:font-weight-asian="normal" style:font-style-complex="italic" style:font-weight-complex="normal"/>
    </style:style>
    <style:style style:name="P467" style:family="paragraph" style:parent-style-name="Standard">
      <style:text-properties style:use-window-font-color="true" fo:font-style="italic" fo:font-weight="normal" officeooo:rsid="01536dcf" officeooo:paragraph-rsid="01528202" style:font-style-asian="italic" style:font-weight-asian="normal" style:font-style-complex="italic" style:font-weight-complex="normal"/>
    </style:style>
    <style:style style:name="P468" style:family="paragraph" style:parent-style-name="Standard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469" style:family="paragraph" style:parent-style-name="Standard">
      <style:text-properties style:use-window-font-color="true" fo:font-style="italic" fo:font-weight="normal" officeooo:rsid="01549026" officeooo:paragraph-rsid="015ee267" style:font-style-asian="italic" style:font-weight-asian="normal" style:font-style-complex="italic" style:font-weight-complex="normal"/>
    </style:style>
    <style:style style:name="P470" style:family="paragraph" style:parent-style-name="Standard">
      <style:text-properties style:use-window-font-color="true" fo:font-style="italic" fo:font-weight="normal" officeooo:rsid="01bb0dd2" officeooo:paragraph-rsid="01bb0dd2" style:font-style-asian="italic" style:font-weight-asian="normal" style:font-style-complex="italic" style:font-weight-complex="normal"/>
    </style:style>
    <style:style style:name="P471" style:family="paragraph" style:parent-style-name="Standard">
      <style:paragraph-properties fo:line-height="100%"/>
      <style:text-properties style:use-window-font-color="true" fo:font-style="italic" fo:font-weight="bold" officeooo:rsid="0050b57f" officeooo:paragraph-rsid="0050b57f" style:font-style-asian="italic" style:font-weight-asian="bold" style:font-style-complex="italic" style:font-weight-complex="bold"/>
    </style:style>
    <style:style style:name="P472" style:family="paragraph" style:parent-style-name="Standard">
      <style:paragraph-properties fo:line-height="100%"/>
      <style:text-properties style:use-window-font-color="true" fo:font-style="normal" fo:font-weight="bold" officeooo:rsid="0050b57f" officeooo:paragraph-rsid="0050b57f" style:font-style-asian="normal" style:font-weight-asian="bold" style:font-style-complex="normal" style:font-weight-complex="bold"/>
    </style:style>
    <style:style style:name="P473" style:family="paragraph" style:parent-style-name="Standard">
      <style:text-properties style:use-window-font-color="true" fo:font-style="normal" fo:font-weight="bold" officeooo:rsid="01549026" officeooo:paragraph-rsid="0161b854" style:font-style-asian="normal" style:font-weight-asian="bold" style:font-style-complex="normal" style:font-weight-complex="bold"/>
    </style:style>
    <style:style style:name="P474" style:family="paragraph" style:parent-style-name="Standard">
      <style:text-properties style:use-window-font-color="true" fo:font-style="normal" fo:font-weight="bold" officeooo:rsid="01549026" officeooo:paragraph-rsid="01549026" style:font-style-asian="normal" style:font-weight-asian="bold" style:font-style-complex="normal" style:font-weight-complex="bold"/>
    </style:style>
    <style:style style:name="P475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05b3d57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05dfe09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05dfe09" style:font-style-asian="normal" style:font-weight-asian="normal" style:font-style-complex="normal" style:font-weight-complex="normal"/>
    </style:style>
    <style:style style:name="P478" style:family="paragraph" style:parent-style-name="Standard"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79" style:family="paragraph" style:parent-style-name="Standard">
      <style:text-properties style:use-window-font-color="true" fo:font-style="normal" fo:font-weight="normal" officeooo:rsid="007ca694" officeooo:paragraph-rsid="01466326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81" style:family="paragraph" style:parent-style-name="Standard">
      <style:text-properties style:use-window-font-color="true" fo:font-style="normal" fo:font-weight="normal" officeooo:rsid="014d6fa3" officeooo:paragraph-rsid="01502c20" style:font-style-asian="normal" style:font-weight-asian="normal" style:font-style-complex="normal" style:font-weight-complex="normal"/>
    </style:style>
    <style:style style:name="P482" style:family="paragraph" style:parent-style-name="Standard"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15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85" style:family="paragraph" style:parent-style-name="Standard">
      <style:text-properties style:use-window-font-color="true" fo:font-style="normal" fo:font-weight="normal" officeooo:rsid="01528202" officeooo:paragraph-rsid="016331b0" style:font-style-asian="normal" style:font-weight-asian="normal" style:font-style-complex="normal" style:font-weight-complex="normal"/>
    </style:style>
    <style:style style:name="P486" style:family="paragraph" style:parent-style-name="Standard">
      <style:text-properties style:use-window-font-color="true" fo:font-style="normal" fo:font-weight="normal" officeooo:rsid="01617549" officeooo:paragraph-rsid="0161b854" style:font-style-asian="normal" style:font-weight-asian="normal" style:font-style-complex="normal" style:font-weight-complex="normal"/>
    </style:style>
    <style:style style:name="P487" style:family="paragraph" style:parent-style-name="Standard"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15%"/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489" style:family="paragraph" style:parent-style-name="Standard"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15%"/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491" style:family="paragraph" style:parent-style-name="Standard">
      <style:text-properties style:use-window-font-color="true" fo:font-style="normal" fo:font-weight="normal" officeooo:rsid="01549026" officeooo:paragraph-rsid="01bb06d7" style:font-style-asian="normal" style:font-weight-asian="normal" style:font-style-complex="normal" style:font-weight-complex="normal"/>
    </style:style>
    <style:style style:name="P492" style:family="paragraph" style:parent-style-name="Standard">
      <style:text-properties style:use-window-font-color="true" fo:font-style="normal" fo:font-weight="normal" officeooo:rsid="01536dcf" officeooo:paragraph-rsid="01536dcf" style:font-style-asian="normal" style:font-weight-asian="normal" style:font-style-complex="normal" style:font-weight-complex="normal"/>
    </style:style>
    <style:style style:name="P493" style:family="paragraph" style:parent-style-name="Standard">
      <style:text-properties style:use-window-font-color="true" fo:font-style="normal" fo:font-weight="normal" officeooo:rsid="01549d31" officeooo:paragraph-rsid="01549d31" style:font-style-asian="normal" style:font-weight-asian="normal" style:font-style-complex="normal" style:font-weight-complex="normal"/>
    </style:style>
    <style:style style:name="P494" style:family="paragraph" style:parent-style-name="Standard">
      <style:text-properties style:use-window-font-color="true" fo:font-style="normal" fo:font-weight="normal" officeooo:rsid="015882c3" officeooo:paragraph-rsid="01549d31" style:font-style-asian="normal" style:font-weight-asian="normal" style:font-style-complex="normal" style:font-weight-complex="normal"/>
    </style:style>
    <style:style style:name="P495" style:family="paragraph" style:parent-style-name="Standard">
      <style:text-properties style:use-window-font-color="true" fo:font-style="normal" fo:font-weight="normal" officeooo:rsid="016331b0" officeooo:paragraph-rsid="016331b0" style:font-style-asian="normal" style:font-weight-asian="normal" style:font-style-complex="normal" style:font-weight-complex="normal"/>
    </style:style>
    <style:style style:name="P496" style:family="paragraph" style:parent-style-name="Standard">
      <style:text-properties style:use-window-font-color="true" fo:font-style="normal" fo:font-weight="normal" officeooo:rsid="01a99820" officeooo:paragraph-rsid="01a99820" style:font-style-asian="normal" style:font-weight-asian="normal" style:font-style-complex="normal" style:font-weight-complex="normal"/>
    </style:style>
    <style:style style:name="P497" style:family="paragraph" style:parent-style-name="Standard">
      <style:text-properties style:use-window-font-color="true" fo:font-style="normal" fo:font-weight="normal" officeooo:rsid="01a99820" officeooo:paragraph-rsid="01e7bb27" style:font-style-asian="normal" style:font-weight-asian="normal" style:font-style-complex="normal" style:font-weight-complex="normal"/>
    </style:style>
    <style:style style:name="P498" style:family="paragraph" style:parent-style-name="Standard">
      <style:text-properties style:use-window-font-color="true" fo:font-style="normal" fo:font-weight="normal" officeooo:rsid="01bb0dd2" officeooo:paragraph-rsid="01bb0dd2" style:font-style-asian="normal" style:font-weight-asian="normal" style:font-style-complex="normal" style:font-weight-complex="normal"/>
    </style:style>
    <style:style style:name="P499" style:family="paragraph" style:parent-style-name="Standard">
      <style:text-properties style:use-window-font-color="true" fo:font-style="normal" officeooo:rsid="009ec4fc" officeooo:paragraph-rsid="009ef66a" style:font-style-asian="normal" style:font-style-complex="normal"/>
    </style:style>
    <style:style style:name="P500" style:family="paragraph" style:parent-style-name="Standard">
      <style:text-properties style:use-window-font-color="true" fo:font-style="normal" officeooo:rsid="009f187e" officeooo:paragraph-rsid="009f187e" style:font-style-asian="normal" style:font-style-complex="normal"/>
    </style:style>
    <style:style style:name="P501" style:family="paragraph" style:parent-style-name="Standard">
      <style:text-properties style:use-window-font-color="true" fo:font-style="normal" officeooo:rsid="009f187e" officeooo:paragraph-rsid="009ff1c7" style:font-style-asian="normal" style:font-style-complex="normal"/>
    </style:style>
    <style:style style:name="P502" style:family="paragraph" style:parent-style-name="Standard">
      <style:text-properties style:use-window-font-color="true" fo:font-style="normal" officeooo:rsid="00a1d04f" officeooo:paragraph-rsid="00a1d04f" style:font-style-asian="normal" style:font-style-complex="normal"/>
    </style:style>
    <style:style style:name="P503" style:family="paragraph" style:parent-style-name="Standard">
      <style:paragraph-properties fo:line-height="115%"/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04" style:family="paragraph" style:parent-style-name="Standard"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15%"/>
      <style:text-properties style:use-window-font-color="true"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151b86d" officeooo:paragraph-rsid="0151b86d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04caf23" officeooo:paragraph-rsid="005f04d3" style:font-size-asian="14pt" style:font-style-asian="normal" style:font-weight-asian="bold" style:font-size-complex="14pt" style:font-style-complex="normal" style:font-weight-complex="bold"/>
    </style:style>
    <style:style style:name="P509" style:family="paragraph" style:parent-style-name="Standard">
      <style:text-properties style:use-window-font-color="true" officeooo:rsid="007d92ff" officeooo:paragraph-rsid="007d92ff"/>
    </style:style>
    <style:style style:name="P510" style:family="paragraph" style:parent-style-name="Standard">
      <style:text-properties style:use-window-font-color="true" officeooo:rsid="007d92ff" officeooo:paragraph-rsid="01e91824"/>
    </style:style>
    <style:style style:name="P511" style:family="paragraph" style:parent-style-name="Standard">
      <style:text-properties style:use-window-font-color="true" officeooo:paragraph-rsid="007d92ff"/>
    </style:style>
    <style:style style:name="P512" style:family="paragraph" style:parent-style-name="Standard">
      <style:text-properties style:use-window-font-color="true" style:text-line-through-style="none" style:text-line-through-type="none" fo:font-style="italic" officeooo:paragraph-rsid="005f2637" style:font-style-asian="italic" style:font-style-complex="italic"/>
    </style:style>
    <style:style style:name="P513" style:family="paragraph" style:parent-style-name="Standard">
      <style:text-properties style:use-window-font-color="true" style:text-line-through-style="none" style:text-line-through-type="none" fo:font-style="normal" officeooo:paragraph-rsid="0193a3a5" style:font-style-asian="normal" style:font-style-complex="normal"/>
    </style:style>
    <style:style style:name="P514" style:family="paragraph" style:parent-style-name="Standard">
      <style:text-properties style:use-window-font-color="true" officeooo:paragraph-rsid="01e91824"/>
    </style:style>
    <style:style style:name="P515" style:family="paragraph" style:parent-style-name="Standard">
      <style:text-properties officeooo:paragraph-rsid="003c1931"/>
    </style:style>
    <style:style style:name="P516" style:family="paragraph" style:parent-style-name="Standard">
      <style:text-properties officeooo:paragraph-rsid="003fcbcf"/>
    </style:style>
    <style:style style:name="P517" style:family="paragraph" style:parent-style-name="Standard">
      <style:text-properties officeooo:paragraph-rsid="00432526"/>
    </style:style>
    <style:style style:name="P518" style:family="paragraph" style:parent-style-name="Standard">
      <style:text-properties officeooo:paragraph-rsid="004566c5"/>
    </style:style>
    <style:style style:name="P519" style:family="paragraph" style:parent-style-name="Standard">
      <style:text-properties officeooo:paragraph-rsid="004b8029"/>
    </style:style>
    <style:style style:name="P520" style:family="paragraph" style:parent-style-name="Standard">
      <style:text-properties officeooo:paragraph-rsid="0050b57f"/>
    </style:style>
    <style:style style:name="P521" style:family="paragraph" style:parent-style-name="Standard">
      <style:text-properties officeooo:rsid="00523bf9" officeooo:paragraph-rsid="00523bf9"/>
    </style:style>
    <style:style style:name="P522" style:family="paragraph" style:parent-style-name="Standard">
      <style:text-properties officeooo:paragraph-rsid="0055a125"/>
    </style:style>
    <style:style style:name="P523" style:family="paragraph" style:parent-style-name="Standard">
      <style:text-properties officeooo:paragraph-rsid="00572cb0"/>
    </style:style>
    <style:style style:name="P524" style:family="paragraph" style:parent-style-name="Standard">
      <style:text-properties officeooo:paragraph-rsid="005c5090"/>
    </style:style>
    <style:style style:name="P525" style:family="paragraph" style:parent-style-name="Standard">
      <style:paragraph-properties fo:line-height="100%"/>
      <style:text-properties fo:color="#c9211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526" style:family="paragraph" style:parent-style-name="Standard">
      <style:text-properties fo:font-weight="bold" officeooo:rsid="007e4e15" officeooo:paragraph-rsid="007e4e15" style:font-weight-asian="bold" style:font-weight-complex="bold"/>
    </style:style>
    <style:style style:name="P527" style:family="paragraph" style:parent-style-name="Standard">
      <style:text-properties fo:font-weight="bold" officeooo:rsid="009d5b59" officeooo:paragraph-rsid="009d5b59" style:font-weight-asian="bold" style:font-weight-complex="bold"/>
    </style:style>
    <style:style style:name="P528" style:family="paragraph" style:parent-style-name="Standard">
      <style:text-properties fo:font-weight="bold" officeooo:paragraph-rsid="012e9465" style:font-weight-asian="bold" style:font-weight-complex="bold"/>
    </style:style>
    <style:style style:name="P529" style:family="paragraph" style:parent-style-name="Standard">
      <style:text-properties fo:font-weight="bold" officeooo:rsid="00fe5465" officeooo:paragraph-rsid="00fe5465" style:font-weight-asian="bold" style:font-weight-complex="bold"/>
    </style:style>
    <style:style style:name="P530" style:family="paragraph" style:parent-style-name="Standard">
      <style:text-properties fo:font-weight="bold" officeooo:rsid="005fb5cb" officeooo:paragraph-rsid="005fb5cb" style:font-weight-asian="bold" style:font-weight-complex="bold"/>
    </style:style>
    <style:style style:name="P531" style:family="paragraph" style:parent-style-name="Standard">
      <style:text-properties fo:font-weight="bold" officeooo:rsid="00e005d2" officeooo:paragraph-rsid="00e005d2" style:font-weight-asian="bold" style:font-weight-complex="bold"/>
    </style:style>
    <style:style style:name="P532" style:family="paragraph" style:parent-style-name="Standard">
      <style:text-properties officeooo:rsid="001e2fb9" officeooo:paragraph-rsid="001e2fb9"/>
    </style:style>
    <style:style style:name="P533" style:family="paragraph" style:parent-style-name="Standard">
      <style:text-properties style:text-line-through-style="none" style:text-line-through-type="none" fo:font-style="italic" style:text-underline-style="none" officeooo:rsid="00367935" officeooo:paragraph-rsid="001c5680" style:font-style-asian="italic" style:font-style-complex="italic"/>
    </style:style>
    <style:style style:name="P534" style:family="paragraph" style:parent-style-name="Standard">
      <style:text-properties style:text-line-through-style="none" style:text-line-through-type="none" fo:font-style="italic" style:text-underline-style="none" officeooo:rsid="00367935" officeooo:paragraph-rsid="003523e3" style:font-style-asian="italic" style:font-style-complex="italic"/>
    </style:style>
    <style:style style:name="P535" style:family="paragraph" style:parent-style-name="Standard">
      <style:text-properties style:text-line-through-style="none" style:text-line-through-type="none" fo:font-style="italic" officeooo:rsid="00819260" officeooo:paragraph-rsid="00819260" style:font-style-asian="italic" style:font-style-complex="italic"/>
    </style:style>
    <style:style style:name="P536" style:family="paragraph" style:parent-style-name="Standard">
      <style:text-properties style:text-line-through-style="none" style:text-line-through-type="none" fo:font-style="normal" officeooo:rsid="00819260" officeooo:paragraph-rsid="00819260" style:font-style-asian="normal" style:font-style-complex="normal"/>
    </style:style>
    <style:style style:name="P537" style:family="paragraph" style:parent-style-name="Standard">
      <style:paragraph-properties fo:line-height="115%"/>
      <style:text-properties style:text-line-through-style="none" style:text-line-through-type="none" fo:font-style="normal" officeooo:rsid="00819260" officeooo:paragraph-rsid="00819260" style:font-style-asian="normal" style:font-style-complex="normal"/>
    </style:style>
    <style:style style:name="P538" style:family="paragraph" style:parent-style-name="Standard">
      <style:text-properties officeooo:paragraph-rsid="005f2637"/>
    </style:style>
    <style:style style:name="P539" style:family="paragraph" style:parent-style-name="Standard">
      <style:text-properties officeooo:rsid="005fb5cb" officeooo:paragraph-rsid="005fb5cb"/>
    </style:style>
    <style:style style:name="P540" style:family="paragraph" style:parent-style-name="Standard">
      <style:text-properties officeooo:paragraph-rsid="00607814"/>
    </style:style>
    <style:style style:name="P541" style:family="paragraph" style:parent-style-name="Standard">
      <style:text-properties officeooo:paragraph-rsid="0063f681"/>
    </style:style>
    <style:style style:name="P542" style:family="paragraph" style:parent-style-name="Standard">
      <style:text-properties officeooo:rsid="00644350" officeooo:paragraph-rsid="00644350"/>
    </style:style>
    <style:style style:name="P543" style:family="paragraph" style:parent-style-name="Standard">
      <style:text-properties officeooo:paragraph-rsid="00644350"/>
    </style:style>
    <style:style style:name="P544" style:family="paragraph" style:parent-style-name="Standard">
      <style:text-properties officeooo:paragraph-rsid="006579dd"/>
    </style:style>
    <style:style style:name="P545" style:family="paragraph" style:parent-style-name="Standard">
      <style:text-properties officeooo:paragraph-rsid="0066c57e"/>
    </style:style>
    <style:style style:name="P546" style:family="paragraph" style:parent-style-name="Standard">
      <style:text-properties officeooo:paragraph-rsid="0069643a"/>
    </style:style>
    <style:style style:name="P547" style:family="paragraph" style:parent-style-name="Standard">
      <style:text-properties officeooo:rsid="006f66ec" officeooo:paragraph-rsid="006f66ec"/>
    </style:style>
    <style:style style:name="P548" style:family="paragraph" style:parent-style-name="Standard">
      <style:text-properties officeooo:paragraph-rsid="006f66ec"/>
    </style:style>
    <style:style style:name="P549" style:family="paragraph" style:parent-style-name="Standard">
      <style:text-properties officeooo:paragraph-rsid="0071baff"/>
    </style:style>
    <style:style style:name="P550" style:family="paragraph" style:parent-style-name="Standard">
      <style:text-properties officeooo:rsid="0072cdc4" officeooo:paragraph-rsid="00751d17"/>
    </style:style>
    <style:style style:name="P551" style:family="paragraph" style:parent-style-name="Standard">
      <style:text-properties officeooo:paragraph-rsid="00751d17"/>
    </style:style>
    <style:style style:name="P552" style:family="paragraph" style:parent-style-name="Standard">
      <style:text-properties officeooo:rsid="007d92ff" officeooo:paragraph-rsid="007d92ff"/>
    </style:style>
    <style:style style:name="P553" style:family="paragraph" style:parent-style-name="Standard">
      <style:text-properties officeooo:paragraph-rsid="007d92ff"/>
    </style:style>
    <style:style style:name="P554" style:family="paragraph" style:parent-style-name="Standard">
      <style:text-properties officeooo:paragraph-rsid="0053faec"/>
    </style:style>
    <style:style style:name="P555" style:family="paragraph" style:parent-style-name="Standard">
      <style:text-properties officeooo:paragraph-rsid="008478a0"/>
    </style:style>
    <style:style style:name="P556" style:family="paragraph" style:parent-style-name="Standard">
      <style:text-properties officeooo:paragraph-rsid="008eeb87"/>
    </style:style>
    <style:style style:name="P557" style:family="paragraph" style:parent-style-name="Standard">
      <style:text-properties officeooo:paragraph-rsid="00905987"/>
    </style:style>
    <style:style style:name="P558" style:family="paragraph" style:parent-style-name="Standard">
      <style:text-properties officeooo:paragraph-rsid="00939859"/>
    </style:style>
    <style:style style:name="P559" style:family="paragraph" style:parent-style-name="Standard">
      <style:text-properties officeooo:paragraph-rsid="0097dc17"/>
    </style:style>
    <style:style style:name="P560" style:family="paragraph" style:parent-style-name="Standard">
      <style:text-properties officeooo:rsid="009d5b59" officeooo:paragraph-rsid="009d5b59"/>
    </style:style>
    <style:style style:name="P561" style:family="paragraph" style:parent-style-name="Standard">
      <style:text-properties officeooo:rsid="009d5b59" officeooo:paragraph-rsid="009ec4fc"/>
    </style:style>
    <style:style style:name="P562" style:family="paragraph" style:parent-style-name="Standard">
      <style:text-properties officeooo:paragraph-rsid="009d5b59"/>
    </style:style>
    <style:style style:name="P563" style:family="paragraph" style:parent-style-name="Standard">
      <style:text-properties officeooo:paragraph-rsid="009ec4fc"/>
    </style:style>
    <style:style style:name="P564" style:family="paragraph" style:parent-style-name="Standard">
      <style:text-properties officeooo:paragraph-rsid="009f187e"/>
    </style:style>
    <style:style style:name="P565" style:family="paragraph" style:parent-style-name="Standard">
      <style:text-properties officeooo:paragraph-rsid="007fd79d"/>
    </style:style>
    <style:style style:name="P566" style:family="paragraph" style:parent-style-name="Standard">
      <style:text-properties officeooo:paragraph-rsid="00a1d04f"/>
    </style:style>
    <style:style style:name="P567" style:family="paragraph" style:parent-style-name="Standard">
      <style:text-properties officeooo:rsid="00a6f347" officeooo:paragraph-rsid="00a6f347"/>
    </style:style>
    <style:style style:name="P568" style:family="paragraph" style:parent-style-name="Standard">
      <style:text-properties officeooo:paragraph-rsid="00aa7e9e"/>
    </style:style>
    <style:style style:name="P569" style:family="paragraph" style:parent-style-name="Standard">
      <style:text-properties officeooo:paragraph-rsid="00acfb9d"/>
    </style:style>
    <style:style style:name="P570" style:family="paragraph" style:parent-style-name="Standard">
      <style:text-properties officeooo:paragraph-rsid="00a1e031"/>
    </style:style>
    <style:style style:name="P571" style:family="paragraph" style:parent-style-name="Standard">
      <style:text-properties officeooo:paragraph-rsid="00635f1a"/>
    </style:style>
    <style:style style:name="P572" style:family="paragraph" style:parent-style-name="Standard">
      <style:text-properties officeooo:paragraph-rsid="00ba819c"/>
    </style:style>
    <style:style style:name="P573" style:family="paragraph" style:parent-style-name="Standard">
      <style:paragraph-properties fo:line-height="100%"/>
      <style:text-properties officeooo:rsid="00ba819c" officeooo:paragraph-rsid="00c12d1c"/>
    </style:style>
    <style:style style:name="P574" style:family="paragraph" style:parent-style-name="Standard">
      <style:text-properties officeooo:paragraph-rsid="00bc5e43"/>
    </style:style>
    <style:style style:name="P575" style:family="paragraph" style:parent-style-name="Standard">
      <style:text-properties officeooo:paragraph-rsid="00c50878"/>
    </style:style>
    <style:style style:name="P576" style:family="paragraph" style:parent-style-name="Standard">
      <style:text-properties officeooo:paragraph-rsid="00c7021f"/>
    </style:style>
    <style:style style:name="P577" style:family="paragraph" style:parent-style-name="Standard">
      <style:text-properties officeooo:paragraph-rsid="00c88326"/>
    </style:style>
    <style:style style:name="P578" style:family="paragraph" style:parent-style-name="Standard">
      <style:text-properties officeooo:paragraph-rsid="00af3424"/>
    </style:style>
    <style:style style:name="P579" style:family="paragraph" style:parent-style-name="Standard">
      <style:text-properties officeooo:paragraph-rsid="00cfa052"/>
    </style:style>
    <style:style style:name="P580" style:family="paragraph" style:parent-style-name="Standard">
      <style:text-properties officeooo:paragraph-rsid="00d63bc5"/>
    </style:style>
    <style:style style:name="P581" style:family="paragraph" style:parent-style-name="Standard">
      <style:text-properties officeooo:paragraph-rsid="00d833d3"/>
    </style:style>
    <style:style style:name="P582" style:family="paragraph" style:parent-style-name="Standard">
      <style:text-properties officeooo:paragraph-rsid="00dd44af"/>
    </style:style>
    <style:style style:name="P583" style:family="paragraph" style:parent-style-name="Standard">
      <style:text-properties officeooo:paragraph-rsid="00e1ae30"/>
    </style:style>
    <style:style style:name="P584" style:family="paragraph" style:parent-style-name="Standard">
      <style:text-properties officeooo:paragraph-rsid="00e56ddc"/>
    </style:style>
    <style:style style:name="P585" style:family="paragraph" style:parent-style-name="Standard">
      <style:text-properties officeooo:paragraph-rsid="00e6e228"/>
    </style:style>
    <style:style style:name="P586" style:family="paragraph" style:parent-style-name="Standard">
      <style:text-properties officeooo:paragraph-rsid="00e9938e"/>
    </style:style>
    <style:style style:name="P587" style:family="paragraph" style:parent-style-name="Standard">
      <style:text-properties officeooo:paragraph-rsid="00eb49f4"/>
    </style:style>
    <style:style style:name="P588" style:family="paragraph" style:parent-style-name="Standard">
      <style:text-properties officeooo:paragraph-rsid="00f4c6c5"/>
    </style:style>
    <style:style style:name="P589" style:family="paragraph" style:parent-style-name="Standard">
      <style:text-properties officeooo:rsid="00f4c6c5" officeooo:paragraph-rsid="00f4c6c5"/>
    </style:style>
    <style:style style:name="P590" style:family="paragraph" style:parent-style-name="Standard">
      <style:text-properties officeooo:rsid="00f68ffb" officeooo:paragraph-rsid="00f68ffb"/>
    </style:style>
    <style:style style:name="P591" style:family="paragraph" style:parent-style-name="Standard">
      <style:text-properties officeooo:paragraph-rsid="00f9fdc0"/>
    </style:style>
    <style:style style:name="P592" style:family="paragraph" style:parent-style-name="Standard">
      <style:text-properties officeooo:paragraph-rsid="00fb5f7f"/>
    </style:style>
    <style:style style:name="P593" style:family="paragraph" style:parent-style-name="Standard">
      <style:text-properties officeooo:paragraph-rsid="00fc67ff"/>
    </style:style>
    <style:style style:name="P594" style:family="paragraph" style:parent-style-name="Standard">
      <style:text-properties officeooo:paragraph-rsid="00fdd6a8"/>
    </style:style>
    <style:style style:name="P595" style:family="paragraph" style:parent-style-name="Standard">
      <style:text-properties officeooo:rsid="010639c7" officeooo:paragraph-rsid="01078b3d"/>
    </style:style>
    <style:style style:name="P596" style:family="paragraph" style:parent-style-name="Standard">
      <style:text-properties officeooo:rsid="010639c7" officeooo:paragraph-rsid="01078ca1"/>
    </style:style>
    <style:style style:name="P597" style:family="paragraph" style:parent-style-name="Standard">
      <style:text-properties officeooo:paragraph-rsid="010639c7"/>
    </style:style>
    <style:style style:name="P598" style:family="paragraph" style:parent-style-name="Standard">
      <style:text-properties officeooo:paragraph-rsid="010c3ac9"/>
    </style:style>
    <style:style style:name="P599" style:family="paragraph" style:parent-style-name="Standard">
      <style:text-properties officeooo:paragraph-rsid="010f5523"/>
    </style:style>
    <style:style style:name="P600" style:family="paragraph" style:parent-style-name="Standard">
      <style:text-properties officeooo:paragraph-rsid="010ff277"/>
    </style:style>
    <style:style style:name="P601" style:family="paragraph" style:parent-style-name="Standard">
      <style:text-properties officeooo:paragraph-rsid="0111d037"/>
    </style:style>
    <style:style style:name="P602" style:family="paragraph" style:parent-style-name="Standard">
      <style:text-properties officeooo:paragraph-rsid="01148430"/>
    </style:style>
    <style:style style:name="P603" style:family="paragraph" style:parent-style-name="Standard">
      <style:text-properties officeooo:paragraph-rsid="01190d75"/>
    </style:style>
    <style:style style:name="P604" style:family="paragraph" style:parent-style-name="Standard">
      <style:text-properties officeooo:rsid="011e7671" officeooo:paragraph-rsid="011e7671"/>
    </style:style>
    <style:style style:name="P605" style:family="paragraph" style:parent-style-name="Standard">
      <style:text-properties officeooo:paragraph-rsid="011e7671"/>
    </style:style>
    <style:style style:name="P606" style:family="paragraph" style:parent-style-name="Standard">
      <style:text-properties officeooo:paragraph-rsid="01206a6e"/>
    </style:style>
    <style:style style:name="P607" style:family="paragraph" style:parent-style-name="Standard">
      <style:text-properties officeooo:paragraph-rsid="008c034a"/>
    </style:style>
    <style:style style:name="P608" style:family="paragraph" style:parent-style-name="Standard">
      <style:text-properties officeooo:paragraph-rsid="012b24b3"/>
    </style:style>
    <style:style style:name="P609" style:family="paragraph" style:parent-style-name="Standard">
      <style:text-properties officeooo:paragraph-rsid="012e9465"/>
    </style:style>
    <style:style style:name="P610" style:family="paragraph" style:parent-style-name="Standard">
      <style:paragraph-properties fo:line-height="115%"/>
      <style:text-properties fo:font-weight="normal" officeooo:rsid="012e9465" officeooo:paragraph-rsid="012e9465" style:font-weight-asian="normal" style:font-weight-complex="normal"/>
    </style:style>
    <style:style style:name="P611" style:family="paragraph" style:parent-style-name="Standard">
      <style:paragraph-properties fo:line-height="115%"/>
      <style:text-properties fo:font-weight="normal" officeooo:rsid="03ee7eb1" officeooo:paragraph-rsid="0166b397" style:font-weight-asian="normal" style:font-weight-complex="normal"/>
    </style:style>
    <style:style style:name="P612" style:family="paragraph" style:parent-style-name="Standard">
      <style:text-properties officeooo:paragraph-rsid="01401741"/>
    </style:style>
    <style:style style:name="P613" style:family="paragraph" style:parent-style-name="Standard">
      <style:text-properties officeooo:paragraph-rsid="01466326"/>
    </style:style>
    <style:style style:name="P614" style:family="paragraph" style:parent-style-name="Standard">
      <style:text-properties fo:font-size="12pt" fo:font-style="normal" fo:font-weight="normal" officeooo:rsid="00a6f347" officeooo:paragraph-rsid="00a6f347" style:font-size-asian="12pt" style:font-style-asian="normal" style:font-weight-asian="normal" style:font-size-complex="12pt" style:font-style-complex="normal" style:font-weight-complex="normal"/>
    </style:style>
    <style:style style:name="P615" style:family="paragraph" style:parent-style-name="Standard">
      <style:text-properties officeooo:paragraph-rsid="00d459e3"/>
    </style:style>
    <style:style style:name="P616" style:family="paragraph" style:parent-style-name="Standard">
      <style:text-properties officeooo:paragraph-rsid="0149fc19"/>
    </style:style>
    <style:style style:name="P617" style:family="paragraph" style:parent-style-name="Standard">
      <style:text-properties officeooo:paragraph-rsid="01078ca1"/>
    </style:style>
    <style:style style:name="P618" style:family="paragraph" style:parent-style-name="Standard">
      <style:text-properties officeooo:paragraph-rsid="014be95f"/>
    </style:style>
    <style:style style:name="P619" style:family="paragraph" style:parent-style-name="Standard">
      <style:text-properties officeooo:rsid="01528202" officeooo:paragraph-rsid="016331b0"/>
    </style:style>
    <style:style style:name="P620" style:family="paragraph" style:parent-style-name="Standard">
      <style:text-properties officeooo:paragraph-rsid="01549026"/>
    </style:style>
    <style:style style:name="P621" style:family="paragraph" style:parent-style-name="Standard">
      <style:text-properties officeooo:paragraph-rsid="015882c3"/>
    </style:style>
    <style:style style:name="P622" style:family="paragraph" style:parent-style-name="Standard">
      <style:text-properties officeooo:paragraph-rsid="015ee267"/>
    </style:style>
    <style:style style:name="P623" style:family="paragraph" style:parent-style-name="Standard">
      <style:text-properties officeooo:paragraph-rsid="01604964"/>
    </style:style>
    <style:style style:name="P624" style:family="paragraph" style:parent-style-name="Standard">
      <style:text-properties officeooo:paragraph-rsid="016331b0"/>
    </style:style>
    <style:style style:name="P625" style:family="paragraph" style:parent-style-name="Standard">
      <style:paragraph-properties fo:line-height="150%"/>
      <style:text-properties officeooo:paragraph-rsid="0166b397"/>
    </style:style>
    <style:style style:name="P626" style:family="paragraph" style:parent-style-name="Standard">
      <style:text-properties officeooo:paragraph-rsid="01770822"/>
    </style:style>
    <style:style style:name="P627" style:family="paragraph" style:parent-style-name="Standard">
      <style:text-properties officeooo:paragraph-rsid="0179bfd9"/>
    </style:style>
    <style:style style:name="P628" style:family="paragraph" style:parent-style-name="Standard">
      <style:text-properties officeooo:paragraph-rsid="0066b31e"/>
    </style:style>
    <style:style style:name="P629" style:family="paragraph" style:parent-style-name="Standard">
      <style:text-properties officeooo:paragraph-rsid="019c0acb"/>
    </style:style>
    <style:style style:name="P630" style:family="paragraph" style:parent-style-name="Standard">
      <style:text-properties officeooo:paragraph-rsid="009ff1c7"/>
    </style:style>
    <style:style style:name="P631" style:family="paragraph" style:parent-style-name="Standard">
      <style:text-properties officeooo:paragraph-rsid="01bb0dd2"/>
    </style:style>
    <style:style style:name="P632" style:family="paragraph" style:parent-style-name="Standard">
      <style:text-properties officeooo:paragraph-rsid="01459f86"/>
    </style:style>
    <style:style style:name="P633" style:family="paragraph" style:parent-style-name="Standard">
      <style:text-properties officeooo:paragraph-rsid="00ec9cc0"/>
    </style:style>
    <style:style style:name="P634" style:family="paragraph" style:parent-style-name="Standard">
      <style:text-properties officeooo:paragraph-rsid="01ce0a79"/>
    </style:style>
    <style:style style:name="P635" style:family="paragraph" style:parent-style-name="Standard">
      <style:text-properties officeooo:paragraph-rsid="01d4bd22"/>
    </style:style>
    <style:style style:name="P636" style:family="paragraph" style:parent-style-name="Standard">
      <style:text-properties officeooo:paragraph-rsid="01e3ce58"/>
    </style:style>
    <style:style style:name="P637" style:family="paragraph" style:parent-style-name="Standard">
      <style:text-properties officeooo:paragraph-rsid="010ab710"/>
    </style:style>
    <style:style style:name="P638" style:family="paragraph" style:parent-style-name="Standard">
      <style:text-properties officeooo:paragraph-rsid="01e7bb27"/>
    </style:style>
    <style:style style:name="P639" style:family="paragraph" style:parent-style-name="Standard">
      <style:text-properties officeooo:rsid="006d78d1" officeooo:paragraph-rsid="006d78d1"/>
    </style:style>
    <style:style style:name="P640" style:family="paragraph" style:parent-style-name="Standard">
      <style:text-properties officeooo:paragraph-rsid="01f7ba13"/>
    </style:style>
    <style:style style:name="P641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officeooo:rsid="00d4c5ce" officeooo:paragraph-rsid="0057ec24" style:font-style-asian="normal" style:font-style-complex="normal"/>
    </style:style>
    <style:style style:name="P64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04aa547" style:font-style-asian="normal" style:font-weight-asian="normal" style:font-style-complex="normal" style:font-weight-complex="normal"/>
    </style:style>
    <style:style style:name="P64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1206a6e" style:font-style-asian="normal" style:font-weight-asian="normal" style:font-style-complex="normal" style:font-weight-complex="normal"/>
    </style:style>
    <style:style style:name="P64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beb82f" officeooo:paragraph-rsid="002cd5d5" style:font-style-asian="normal" style:font-weight-asian="normal" style:font-style-complex="normal" style:font-weight-complex="normal"/>
    </style:style>
    <style:style style:name="P64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8ad15c9" officeooo:paragraph-rsid="002cd5d5" style:font-style-asian="normal" style:font-weight-asian="normal" style:font-style-complex="normal" style:font-weight-complex="normal"/>
    </style:style>
    <style:style style:name="P64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2eb485" officeooo:paragraph-rsid="002eb485" style:font-style-asian="normal" style:font-weight-asian="normal" style:font-style-complex="normal" style:font-weight-complex="normal"/>
    </style:style>
    <style:style style:name="P647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76ae1" officeooo:paragraph-rsid="004a157b" style:font-style-asian="normal" style:font-weight-asian="normal" style:font-style-complex="normal" style:font-weight-complex="normal"/>
    </style:style>
    <style:style style:name="P64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157b" officeooo:paragraph-rsid="004a157b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caf23" officeooo:paragraph-rsid="00523bf9" style:font-style-asian="normal" style:font-weight-asian="normal" style:font-style-complex="normal" style:font-weight-complex="normal"/>
    </style:style>
    <style:style style:name="P650" style:family="paragraph" style:parent-style-name="Standard">
      <style:paragraph-properties fo:margin-left="0in" fo:margin-right="0in" fo:line-height="115%" fo:text-indent="0in" style:auto-text-indent="false"/>
      <style:text-properties fo:font-style="normal" style:text-underline-style="none" fo:font-weight="normal" officeooo:rsid="0128c6e8" officeooo:paragraph-rsid="0128c6e8" style:font-style-asian="normal" style:font-weight-asian="normal" style:font-style-complex="normal" style:font-weight-complex="normal"/>
    </style:style>
    <style:style style:name="P651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12dfde8" officeooo:paragraph-rsid="004aa547" style:font-style-asian="normal" style:font-weight-asian="normal" style:font-style-complex="normal" style:font-weight-complex="normal"/>
    </style:style>
    <style:style style:name="P65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bold" officeooo:rsid="00beb82f" officeooo:paragraph-rsid="002cd5d5" style:font-style-asian="normal" style:font-weight-asian="bold" style:font-style-complex="normal" style:font-weight-complex="bold"/>
    </style:style>
    <style:style style:name="P653" style:family="paragraph" style:parent-style-name="Standard">
      <style:paragraph-properties fo:margin-left="0in" fo:margin-right="0in" fo:line-height="100%" fo:text-indent="0in" style:auto-text-indent="false"/>
      <style:text-properties fo:font-style="normal" fo:font-weight="bold" officeooo:rsid="0050b57f" officeooo:paragraph-rsid="00523bf9" style:font-style-asian="normal" style:font-weight-asian="bold" style:font-style-complex="normal" style:font-weight-complex="bold"/>
    </style:style>
    <style:style style:name="P654" style:family="paragraph" style:parent-style-name="Standard">
      <style:paragraph-properties fo:margin-left="0in" fo:margin-right="0in" fo:line-height="100%" fo:text-indent="0in" style:auto-text-indent="false"/>
      <style:text-properties officeooo:paragraph-rsid="00316632"/>
    </style:style>
    <style:style style:name="P655" style:family="paragraph" style:parent-style-name="Standard">
      <style:paragraph-properties fo:margin-left="0in" fo:margin-right="0in" fo:line-height="100%" fo:text-indent="0in" style:auto-text-indent="false"/>
      <style:text-properties officeooo:paragraph-rsid="0035b216"/>
    </style:style>
    <style:style style:name="P656" style:family="paragraph" style:parent-style-name="Standard">
      <style:paragraph-properties fo:margin-left="0in" fo:margin-right="0in" fo:line-height="100%" fo:text-indent="0in" style:auto-text-indent="false"/>
      <style:text-properties officeooo:paragraph-rsid="004a157b"/>
    </style:style>
    <style:style style:name="P657" style:family="paragraph" style:parent-style-name="Standard">
      <style:paragraph-properties fo:margin-left="0in" fo:margin-right="0in" fo:line-height="100%" fo:text-indent="0in" style:auto-text-indent="false"/>
      <style:text-properties officeooo:paragraph-rsid="004aa547"/>
    </style:style>
    <style:style style:name="P658" style:family="paragraph" style:parent-style-name="Standard">
      <style:paragraph-properties fo:margin-left="0in" fo:margin-right="0in" fo:line-height="100%" fo:text-indent="0in" style:auto-text-indent="false"/>
      <style:text-properties officeooo:paragraph-rsid="01148430"/>
    </style:style>
    <style:style style:name="P659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a547" officeooo:paragraph-rsid="004acb3b" style:font-style-asian="italic" style:font-weight-asian="normal" style:font-style-complex="italic" style:font-weight-complex="normal"/>
    </style:style>
    <style:style style:name="P660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beb82f" officeooo:paragraph-rsid="002cd5d5" style:font-style-asian="italic" style:font-weight-asian="normal" style:font-style-complex="italic" style:font-weight-complex="normal"/>
    </style:style>
    <style:style style:name="P661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caf23" officeooo:paragraph-rsid="005f04d3" style:font-style-asian="italic" style:font-weight-asian="normal" style:font-style-complex="italic" style:font-weight-complex="normal"/>
    </style:style>
    <style:style style:name="P662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cb3b" officeooo:paragraph-rsid="0035b216" style:font-style-asian="italic" style:font-weight-asian="normal" style:font-style-complex="italic" style:font-weight-complex="normal"/>
    </style:style>
    <style:style style:name="P663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f74e17" officeooo:paragraph-rsid="0057ec24" style:font-style-asian="italic" style:font-style-complex="italic"/>
    </style:style>
    <style:style style:name="P664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d708a6" officeooo:paragraph-rsid="002eb485" style:font-style-asian="italic" style:font-style-complex="italic"/>
    </style:style>
    <style:style style:name="P665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bold" officeooo:rsid="00476ae1" officeooo:paragraph-rsid="004a157b" style:font-style-asian="italic" style:font-weight-asian="bold" style:font-style-complex="italic" style:font-weight-complex="bold"/>
    </style:style>
    <style:style style:name="P666" style:family="paragraph" style:parent-style-name="Standard">
      <style:paragraph-properties fo:margin-left="0in" fo:margin-right="0in" fo:line-height="100%" fo:text-indent="0in" style:auto-text-indent="false"/>
      <style:text-properties fo:font-style="italic" officeooo:paragraph-rsid="00316632" style:font-style-asian="italic" style:font-style-complex="italic"/>
    </style:style>
    <style:style style:name="P667" style:family="paragraph" style:parent-style-name="Standard">
      <style:paragraph-properties fo:margin-left="0in" fo:margin-right="0in" fo:line-height="100%" fo:text-indent="0in" style:auto-text-indent="false"/>
      <style:text-properties fo:font-style="italic" officeooo:rsid="0135f162" officeooo:paragraph-rsid="005f04d3" style:font-style-asian="italic" style:font-style-complex="italic"/>
    </style:style>
    <style:style style:name="P668" style:family="paragraph" style:parent-style-name="Standard">
      <style:paragraph-properties fo:margin-left="0in" fo:margin-right="0in" fo:line-height="115%" fo:text-indent="0in" style:auto-text-indent="false"/>
      <style:text-properties officeooo:rsid="002f336e" officeooo:paragraph-rsid="0128c6e8"/>
    </style:style>
    <style:style style:name="P669" style:family="paragraph" style:parent-style-name="Standard">
      <style:paragraph-properties fo:margin-left="0in" fo:margin-right="0in" fo:line-height="100%" fo:text-indent="0in" style:auto-text-indent="false"/>
      <style:text-properties style:use-window-font-color="true" fo:font-style="italic" style:text-underline-style="none" officeooo:rsid="00be4749" officeooo:paragraph-rsid="00572cb0" style:font-style-asian="italic" style:font-style-complex="italic"/>
    </style:style>
    <style:style style:name="P670" style:family="paragraph" style:parent-style-name="Standard">
      <style:paragraph-properties fo:break-before="page"/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671" style:family="paragraph" style:parent-style-name="Standard">
      <style:paragraph-properties fo:break-before="page"/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P672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16ab8e0" style:font-style-asian="normal" style:font-weight-asian="normal" style:font-style-complex="normal" style:font-weight-complex="normal"/>
    </style:style>
    <style:style style:name="P673" style:family="paragraph" style:parent-style-name="Standard">
      <style:paragraph-properties fo:line-height="150%" fo:break-before="page"/>
      <style:text-properties officeooo:paragraph-rsid="0166b397"/>
    </style:style>
    <style:style style:name="P674" style:family="paragraph" style:parent-style-name="Standard">
      <style:paragraph-properties fo:break-before="page"/>
      <style:text-properties fo:font-weight="bold" officeooo:rsid="00eb0dd5" officeooo:paragraph-rsid="00eb0dd5" style:font-weight-asian="bold" style:font-weight-complex="bold"/>
    </style:style>
    <style:style style:name="P675" style:family="paragraph" style:parent-style-name="Table_20_Contents">
      <style:paragraph-properties fo:text-align="center" style:justify-single-word="false"/>
      <style:text-properties fo:font-weight="bold" officeooo:rsid="00fbef0d" officeooo:paragraph-rsid="0166b397" style:font-weight-asian="bold" style:font-weight-complex="bold"/>
    </style:style>
    <style:style style:name="P676" style:family="paragraph" style:parent-style-name="Table_20_Contents">
      <style:paragraph-properties fo:text-align="center" style:justify-single-word="false"/>
      <style:text-properties fo:font-weight="bold" officeooo:rsid="00a07f5d" officeooo:paragraph-rsid="0166b397" style:font-weight-asian="bold" style:font-weight-complex="bold"/>
    </style:style>
    <style:style style:name="P677" style:family="paragraph" style:parent-style-name="Table_20_Contents">
      <style:paragraph-properties fo:text-align="center" style:justify-single-word="false"/>
      <style:text-properties fo:font-weight="bold" officeooo:rsid="03ee7eb1" officeooo:paragraph-rsid="0166b397" style:font-weight-asian="bold" style:font-weight-complex="bold"/>
    </style:style>
    <style:style style:name="P678" style:family="paragraph" style:parent-style-name="Table_20_Contents">
      <style:paragraph-properties fo:text-align="center" style:justify-single-word="false"/>
      <style:text-properties fo:font-weight="bold" officeooo:rsid="0735889c" officeooo:paragraph-rsid="0166b397" style:font-weight-asian="bold" style:font-weight-complex="bold"/>
    </style:style>
    <style:style style:name="P679" style:family="paragraph" style:parent-style-name="Table_20_Contents">
      <style:paragraph-properties fo:text-align="center" style:justify-single-word="false"/>
      <style:text-properties fo:font-weight="bold" officeooo:rsid="0206e857" officeooo:paragraph-rsid="0166b397" style:font-weight-asian="bold" style:font-weight-complex="bold"/>
    </style:style>
    <style:style style:name="P680" style:family="paragraph" style:parent-style-name="Table_20_Contents">
      <style:paragraph-properties fo:text-align="center" style:justify-single-word="false"/>
      <style:text-properties fo:font-weight="bold" officeooo:rsid="02070606" officeooo:paragraph-rsid="0166b397" style:font-weight-asian="bold" style:font-weight-complex="bold"/>
    </style:style>
    <style:style style:name="P681" style:family="paragraph" style:parent-style-name="Table_20_Contents">
      <style:paragraph-properties fo:text-align="center" style:justify-single-word="false"/>
      <style:text-properties fo:font-weight="bold" officeooo:rsid="00b1e303" officeooo:paragraph-rsid="016ab8e0" style:font-weight-asian="bold" style:font-weight-complex="bold"/>
    </style:style>
    <style:style style:name="P682" style:family="paragraph" style:parent-style-name="Table_20_Contents">
      <style:paragraph-properties fo:text-align="center" style:justify-single-word="false"/>
      <style:text-properties fo:font-weight="bold" officeooo:rsid="00f990c2" officeooo:paragraph-rsid="016ab8e0" style:font-weight-asian="bold" style:font-weight-complex="bold"/>
    </style:style>
    <style:style style:name="P683" style:family="paragraph" style:parent-style-name="Table_20_Contents">
      <style:paragraph-properties fo:text-align="center" style:justify-single-word="false"/>
      <style:text-properties fo:font-weight="normal" officeooo:rsid="00a07f5d" officeooo:paragraph-rsid="0166b397" style:font-weight-asian="normal" style:font-weight-complex="normal"/>
    </style:style>
    <style:style style:name="P684" style:family="paragraph" style:parent-style-name="Table_20_Contents">
      <style:paragraph-properties fo:text-align="center" style:justify-single-word="false"/>
      <style:text-properties officeooo:rsid="00fbef0d" officeooo:paragraph-rsid="0166b397"/>
    </style:style>
    <style:style style:name="P685" style:family="paragraph" style:parent-style-name="Table_20_Contents">
      <style:paragraph-properties fo:text-align="center" style:justify-single-word="false"/>
      <style:text-properties officeooo:rsid="00c93592" officeooo:paragraph-rsid="0166b397"/>
    </style:style>
    <style:style style:name="P686" style:family="paragraph" style:parent-style-name="Table_20_Contents">
      <style:paragraph-properties fo:text-align="center" style:justify-single-word="false"/>
      <style:text-properties officeooo:rsid="01966304" officeooo:paragraph-rsid="0166b397"/>
    </style:style>
    <style:style style:name="P687" style:family="paragraph" style:parent-style-name="Table_20_Contents">
      <style:paragraph-properties fo:text-align="center" style:justify-single-word="false"/>
      <style:text-properties officeooo:paragraph-rsid="0166b397"/>
    </style:style>
    <style:style style:name="P688" style:family="paragraph" style:parent-style-name="Table_20_Contents">
      <style:paragraph-properties fo:text-align="center" style:justify-single-word="false"/>
      <style:text-properties officeooo:rsid="03f56006" officeooo:paragraph-rsid="0166b397"/>
    </style:style>
    <style:style style:name="P689" style:family="paragraph" style:parent-style-name="Table_20_Contents">
      <style:paragraph-properties fo:text-align="center" style:justify-single-word="false"/>
      <style:text-properties officeooo:rsid="03ee7eb1" officeooo:paragraph-rsid="0166b397"/>
    </style:style>
    <style:style style:name="P690" style:family="paragraph" style:parent-style-name="Table_20_Contents">
      <style:paragraph-properties fo:text-align="center" style:justify-single-word="false"/>
      <style:text-properties officeooo:rsid="03f7049e" officeooo:paragraph-rsid="0166b397"/>
    </style:style>
    <style:style style:name="P691" style:family="paragraph" style:parent-style-name="Table_20_Contents">
      <style:paragraph-properties fo:text-align="center" style:justify-single-word="false"/>
      <style:text-properties fo:font-style="normal" officeooo:rsid="03ee7eb1" officeooo:paragraph-rsid="0166b397" style:font-style-asian="normal" style:font-style-complex="normal"/>
    </style:style>
    <style:style style:name="P692" style:family="paragraph" style:parent-style-name="Table_20_Contents">
      <style:paragraph-properties fo:text-align="center" style:justify-single-word="false"/>
      <style:text-properties fo:font-style="normal" officeooo:rsid="03ef2dc7" officeooo:paragraph-rsid="0166b397" style:font-style-asian="normal" style:font-style-complex="normal"/>
    </style:style>
    <style:style style:name="P693" style:family="paragraph" style:parent-style-name="Table_20_Contents">
      <style:paragraph-properties fo:text-align="center" style:justify-single-word="false"/>
      <style:text-properties officeooo:rsid="0735889c" officeooo:paragraph-rsid="0166b397"/>
    </style:style>
    <style:style style:name="P694" style:family="paragraph" style:parent-style-name="Table_20_Contents">
      <style:paragraph-properties fo:text-align="start" style:justify-single-word="false"/>
      <style:text-properties officeooo:rsid="0735889c" officeooo:paragraph-rsid="0166b397"/>
    </style:style>
    <style:style style:name="P695" style:family="paragraph" style:parent-style-name="Table_20_Contents">
      <style:paragraph-properties fo:text-align="center" style:justify-single-word="false"/>
      <style:text-properties officeooo:rsid="0206e857" officeooo:paragraph-rsid="0166b397"/>
    </style:style>
    <style:style style:name="P696" style:family="paragraph" style:parent-style-name="Table_20_Contents">
      <style:paragraph-properties fo:text-align="center" style:justify-single-word="false"/>
      <style:text-properties officeooo:rsid="02070606" officeooo:paragraph-rsid="0166b397"/>
    </style:style>
    <style:style style:name="P697" style:family="paragraph" style:parent-style-name="Table_20_Contents">
      <style:paragraph-properties fo:text-align="start" style:justify-single-word="false"/>
      <style:text-properties officeooo:paragraph-rsid="0166b397"/>
    </style:style>
    <style:style style:name="P698" style:family="paragraph" style:parent-style-name="Table_20_Contents">
      <style:paragraph-properties fo:text-align="center" style:justify-single-word="false"/>
      <style:text-properties officeooo:rsid="00b39bb3" officeooo:paragraph-rsid="016ab8e0"/>
    </style:style>
    <style:style style:name="P699" style:family="paragraph" style:parent-style-name="Table_20_Contents">
      <style:paragraph-properties fo:text-align="center" style:justify-single-word="false"/>
      <style:text-properties officeooo:rsid="00b5346e" officeooo:paragraph-rsid="016ab8e0"/>
    </style:style>
    <style:style style:name="P700" style:family="paragraph" style:parent-style-name="Table_20_Contents">
      <style:paragraph-properties fo:text-align="center" style:justify-single-word="false"/>
      <style:text-properties officeooo:rsid="00b83807" officeooo:paragraph-rsid="016ab8e0"/>
    </style:style>
    <style:style style:name="P701" style:family="paragraph" style:parent-style-name="Table_20_Contents">
      <style:paragraph-properties fo:text-align="center" style:justify-single-word="false"/>
      <style:text-properties officeooo:rsid="025d46ab" officeooo:paragraph-rsid="016ab8e0"/>
    </style:style>
    <style:style style:name="P702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16ab8e0" style:font-weight-asian="normal" style:font-weight-complex="normal"/>
    </style:style>
    <style:style style:name="P703" style:family="paragraph" style:parent-style-name="Standard" style:list-style-name="L1">
      <style:text-properties officeooo:paragraph-rsid="001c5680"/>
    </style:style>
    <style:style style:name="P704" style:family="paragraph" style:parent-style-name="Standard" style:list-style-name="L1">
      <style:text-properties fo:font-style="italic" officeooo:paragraph-rsid="001c5680" style:font-style-asian="italic" style:font-style-complex="italic"/>
    </style:style>
    <style:style style:name="P705" style:family="paragraph" style:parent-style-name="Standard" style:list-style-name="L2">
      <style:text-properties fo:font-style="italic" officeooo:rsid="0033fbdf" officeooo:paragraph-rsid="00201bd5" style:font-style-asian="italic" style:font-style-complex="italic"/>
    </style:style>
    <style:style style:name="P706" style:family="paragraph" style:parent-style-name="Standard" style:list-style-name="L3">
      <style:text-properties fo:font-style="italic" officeooo:rsid="008872eb" officeooo:paragraph-rsid="00254a2e" style:font-style-asian="italic" style:font-style-complex="italic"/>
    </style:style>
    <style:style style:name="P707" style:family="paragraph" style:parent-style-name="Standard" style:list-style-name="L11">
      <style:text-properties fo:font-style="italic" officeooo:paragraph-rsid="002ba0e7" style:font-style-asian="italic" style:font-style-complex="italic"/>
    </style:style>
    <style:style style:name="P708" style:family="paragraph" style:parent-style-name="Standard" style:list-style-name="L14">
      <style:text-properties fo:font-style="italic" officeooo:rsid="00f3f4f5" officeooo:paragraph-rsid="004450ff" style:font-style-asian="italic" style:font-style-complex="italic"/>
    </style:style>
    <style:style style:name="P709" style:family="paragraph" style:parent-style-name="Standard" style:list-style-name="L69">
      <style:text-properties fo:font-style="italic" officeooo:rsid="00793c0d" officeooo:paragraph-rsid="02004c51" style:font-style-asian="italic" style:font-style-complex="italic"/>
    </style:style>
    <style:style style:name="P710" style:family="paragraph" style:parent-style-name="Standard" style:list-style-name="L16">
      <style:text-properties fo:font-style="italic" officeooo:rsid="007fd79d" officeooo:paragraph-rsid="007fd79d" style:font-style-asian="italic" style:font-style-complex="italic"/>
    </style:style>
    <style:style style:name="P711" style:family="paragraph" style:parent-style-name="Standard" style:list-style-name="L18">
      <style:text-properties fo:font-style="italic" officeooo:rsid="00819260" officeooo:paragraph-rsid="00819260" style:font-style-asian="italic" style:font-style-complex="italic"/>
    </style:style>
    <style:style style:name="P712" style:family="paragraph" style:parent-style-name="Standard" style:list-style-name="L19">
      <style:text-properties fo:font-style="italic" officeooo:rsid="00819260" officeooo:paragraph-rsid="00941a11" style:font-style-asian="italic" style:font-style-complex="italic"/>
    </style:style>
    <style:style style:name="P713" style:family="paragraph" style:parent-style-name="Standard" style:list-style-name="L20">
      <style:text-properties fo:font-style="italic" officeooo:rsid="00819260" officeooo:paragraph-rsid="00941a11" style:font-style-asian="italic" style:font-style-complex="italic"/>
    </style:style>
    <style:style style:name="P714" style:family="paragraph" style:parent-style-name="Standard" style:list-style-name="L21">
      <style:text-properties fo:font-style="italic" officeooo:rsid="00819260" officeooo:paragraph-rsid="008b54df" style:font-style-asian="italic" style:font-style-complex="italic"/>
    </style:style>
    <style:style style:name="P715" style:family="paragraph" style:parent-style-name="Standard" style:list-style-name="L22">
      <style:text-properties fo:font-style="italic" officeooo:rsid="00819260" officeooo:paragraph-rsid="00819260" style:font-style-asian="italic" style:font-style-complex="italic"/>
    </style:style>
    <style:style style:name="P716" style:family="paragraph" style:parent-style-name="Standard" style:list-style-name="L23">
      <style:text-properties fo:font-style="italic" officeooo:rsid="00819260" officeooo:paragraph-rsid="00819260" style:font-style-asian="italic" style:font-style-complex="italic"/>
    </style:style>
    <style:style style:name="P717" style:family="paragraph" style:parent-style-name="Standard" style:list-style-name="L23">
      <style:text-properties fo:font-style="italic" officeooo:rsid="00819260" officeooo:paragraph-rsid="008bce5a" style:font-style-asian="italic" style:font-style-complex="italic"/>
    </style:style>
    <style:style style:name="P718" style:family="paragraph" style:parent-style-name="Standard" style:list-style-name="L24">
      <style:text-properties fo:font-style="italic" officeooo:rsid="00819260" officeooo:paragraph-rsid="00819260" style:font-style-asian="italic" style:font-style-complex="italic"/>
    </style:style>
    <style:style style:name="P719" style:family="paragraph" style:parent-style-name="Standard" style:list-style-name="L25">
      <style:text-properties fo:font-style="italic" officeooo:rsid="00819260" officeooo:paragraph-rsid="00819260" style:font-style-asian="italic" style:font-style-complex="italic"/>
    </style:style>
    <style:style style:name="P720" style:family="paragraph" style:parent-style-name="Standard" style:list-style-name="L26">
      <style:text-properties fo:font-style="italic" officeooo:rsid="008c034a" officeooo:paragraph-rsid="008c034a" style:font-style-asian="italic" style:font-style-complex="italic"/>
    </style:style>
    <style:style style:name="P721" style:family="paragraph" style:parent-style-name="Standard" style:list-style-name="L29">
      <style:text-properties fo:font-style="italic" officeooo:rsid="00a1d04f" officeooo:paragraph-rsid="00a8ca1b" style:font-style-asian="italic" style:font-style-complex="italic"/>
    </style:style>
    <style:style style:name="P722" style:family="paragraph" style:parent-style-name="Standard" style:list-style-name="L29">
      <style:text-properties fo:font-style="italic" officeooo:paragraph-rsid="00a8ca1b" style:font-style-asian="italic" style:font-style-complex="italic"/>
    </style:style>
    <style:style style:name="P723" style:family="paragraph" style:parent-style-name="Standard" style:list-style-name="L30">
      <style:text-properties fo:font-style="italic" officeooo:rsid="00a8ca1b" officeooo:paragraph-rsid="00a8ca1b" style:font-style-asian="italic" style:font-style-complex="italic"/>
    </style:style>
    <style:style style:name="P724" style:family="paragraph" style:parent-style-name="Standard" style:list-style-name="L31">
      <style:paragraph-properties fo:line-height="100%"/>
      <style:text-properties fo:font-style="italic" officeooo:rsid="00ba819c" officeooo:paragraph-rsid="00ba819c" style:font-style-asian="italic" style:font-style-complex="italic"/>
    </style:style>
    <style:style style:name="P725" style:family="paragraph" style:parent-style-name="Standard" style:list-style-name="L32">
      <style:paragraph-properties fo:line-height="100%"/>
      <style:text-properties fo:font-style="italic" officeooo:rsid="00bc5e43" officeooo:paragraph-rsid="00bc5e43" style:font-style-asian="italic" style:font-style-complex="italic"/>
    </style:style>
    <style:style style:name="P726" style:family="paragraph" style:parent-style-name="Standard" style:list-style-name="L32">
      <style:paragraph-properties fo:line-height="100%"/>
      <style:text-properties fo:font-style="italic" officeooo:rsid="00bc5e43" officeooo:paragraph-rsid="00c12d1c" style:font-style-asian="italic" style:font-style-complex="italic"/>
    </style:style>
    <style:style style:name="P727" style:family="paragraph" style:parent-style-name="Standard" style:list-style-name="L33">
      <style:paragraph-properties fo:line-height="100%"/>
      <style:text-properties fo:font-style="italic" officeooo:rsid="00c2c999" officeooo:paragraph-rsid="00c2c999" style:font-style-asian="italic" style:font-style-complex="italic"/>
    </style:style>
    <style:style style:name="P728" style:family="paragraph" style:parent-style-name="Standard" style:list-style-name="L34">
      <style:text-properties fo:font-style="italic" officeooo:rsid="00c2c999" officeooo:paragraph-rsid="01494a68" style:font-style-asian="italic" style:font-style-complex="italic"/>
    </style:style>
    <style:style style:name="P729" style:family="paragraph" style:parent-style-name="Standard" style:list-style-name="L34">
      <style:text-properties fo:font-style="italic" officeooo:rsid="00c2c999" officeooo:paragraph-rsid="00c2c999" style:font-style-asian="italic" style:font-style-complex="italic"/>
    </style:style>
    <style:style style:name="P730" style:family="paragraph" style:parent-style-name="Standard" style:list-style-name="L39">
      <style:text-properties fo:font-style="italic" officeooo:rsid="010c3ac9" officeooo:paragraph-rsid="010c3ac9" style:font-style-asian="italic" style:font-style-complex="italic"/>
    </style:style>
    <style:style style:name="P731" style:family="paragraph" style:parent-style-name="Standard" style:list-style-name="L40">
      <style:text-properties fo:font-style="italic" officeooo:rsid="010c3ac9" officeooo:paragraph-rsid="010c3ac9" style:font-style-asian="italic" style:font-style-complex="italic"/>
    </style:style>
    <style:style style:name="P732" style:family="paragraph" style:parent-style-name="Standard" style:list-style-name="L41">
      <style:paragraph-properties fo:line-height="100%"/>
      <style:text-properties fo:font-style="italic" officeooo:rsid="010f5523" officeooo:paragraph-rsid="010f5523" style:font-style-asian="italic" style:font-style-complex="italic"/>
    </style:style>
    <style:style style:name="P733" style:family="paragraph" style:parent-style-name="Standard" style:list-style-name="L42">
      <style:text-properties fo:font-style="italic" officeooo:rsid="010f5523" officeooo:paragraph-rsid="010f5523" style:font-style-asian="italic" style:font-style-complex="italic"/>
    </style:style>
    <style:style style:name="P734" style:family="paragraph" style:parent-style-name="Standard" style:list-style-name="L43">
      <style:text-properties fo:font-style="italic" officeooo:rsid="0116abfa" officeooo:paragraph-rsid="0116abfa" style:font-style-asian="italic" style:font-style-complex="italic"/>
    </style:style>
    <style:style style:name="P735" style:family="paragraph" style:parent-style-name="Standard" style:list-style-name="L44">
      <style:text-properties fo:font-style="italic" officeooo:rsid="0116abfa" officeooo:paragraph-rsid="0116abfa" style:font-style-asian="italic" style:font-style-complex="italic"/>
    </style:style>
    <style:style style:name="P736" style:family="paragraph" style:parent-style-name="Standard" style:list-style-name="L45">
      <style:text-properties fo:font-style="italic" officeooo:rsid="01185712" officeooo:paragraph-rsid="01185712" style:font-style-asian="italic" style:font-style-complex="italic"/>
    </style:style>
    <style:style style:name="P737" style:family="paragraph" style:parent-style-name="Standard" style:list-style-name="L46">
      <style:text-properties fo:font-style="italic" officeooo:rsid="01185712" officeooo:paragraph-rsid="01185712" style:font-style-asian="italic" style:font-style-complex="italic"/>
    </style:style>
    <style:style style:name="P738" style:family="paragraph" style:parent-style-name="Standard" style:list-style-name="L47">
      <style:text-properties fo:font-style="italic" officeooo:rsid="01185712" officeooo:paragraph-rsid="01185712" style:font-style-asian="italic" style:font-style-complex="italic"/>
    </style:style>
    <style:style style:name="P739" style:family="paragraph" style:parent-style-name="Standard" style:list-style-name="L48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40" style:family="paragraph" style:parent-style-name="Standard" style:list-style-name="L49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41" style:family="paragraph" style:parent-style-name="Standard" style:list-style-name="L50">
      <style:text-properties fo:font-style="italic" officeooo:rsid="0128c6e8" officeooo:paragraph-rsid="0128c6e8" style:font-style-asian="italic" style:font-style-complex="italic"/>
    </style:style>
    <style:style style:name="P742" style:family="paragraph" style:parent-style-name="Standard" style:list-style-name="L51">
      <style:text-properties fo:font-style="italic" officeooo:rsid="0128c6e8" officeooo:paragraph-rsid="0128c6e8" style:font-style-asian="italic" style:font-style-complex="italic"/>
    </style:style>
    <style:style style:name="P743" style:family="paragraph" style:parent-style-name="Standard" style:list-style-name="L60">
      <style:text-properties fo:font-style="italic" officeooo:paragraph-rsid="01305c41" style:font-style-asian="italic" style:font-style-complex="italic"/>
    </style:style>
    <style:style style:name="P744" style:family="paragraph" style:parent-style-name="Standard">
      <style:text-properties fo:font-style="italic" officeooo:rsid="01f28add" officeooo:paragraph-rsid="01f28add" style:font-style-asian="italic" style:font-style-complex="italic"/>
    </style:style>
    <style:style style:name="P745" style:family="paragraph" style:parent-style-name="Standard">
      <style:text-properties fo:font-style="italic" officeooo:paragraph-rsid="02004c51" style:font-style-asian="italic" style:font-style-complex="italic"/>
    </style:style>
    <style:style style:name="P746" style:family="paragraph" style:parent-style-name="Standard">
      <style:text-properties fo:font-style="italic" officeooo:paragraph-rsid="0200a83b" style:font-style-asian="italic" style:font-style-complex="italic"/>
    </style:style>
    <style:style style:name="P747" style:family="paragraph" style:parent-style-name="Standard">
      <style:text-properties fo:font-style="italic" officeooo:rsid="007b2101" officeooo:paragraph-rsid="0200a83b" style:font-style-asian="italic" style:font-style-complex="italic"/>
    </style:style>
    <style:style style:name="P748" style:family="paragraph" style:parent-style-name="Standard" style:list-style-name="L3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749" style:family="paragraph" style:parent-style-name="Standard" style:list-style-name="L9">
      <style:text-properties fo:font-style="italic" style:text-underline-style="none" fo:font-weight="normal" officeooo:rsid="002ba0e7" officeooo:paragraph-rsid="002ba0e7" style:font-style-asian="italic" style:font-weight-asian="normal" style:font-style-complex="italic" style:font-weight-complex="normal"/>
    </style:style>
    <style:style style:name="P750" style:family="paragraph" style:parent-style-name="Standard" style:list-style-name="L9">
      <style:text-properties fo:font-style="italic" style:text-underline-style="none" fo:font-weight="normal" officeooo:rsid="002ba0e7" officeooo:paragraph-rsid="00432526" style:font-style-asian="italic" style:font-weight-asian="normal" style:font-style-complex="italic" style:font-weight-complex="normal"/>
    </style:style>
    <style:style style:name="P751" style:family="paragraph" style:parent-style-name="Standard" style:list-style-name="L10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752" style:family="paragraph" style:parent-style-name="Standard" style:list-style-name="L13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753" style:family="paragraph" style:parent-style-name="Standard" style:list-style-name="L14">
      <style:text-properties fo:font-style="italic" style:text-underline-style="none" fo:font-weight="normal" officeooo:rsid="00f5260b" officeooo:paragraph-rsid="004450ff" style:font-style-asian="italic" style:font-weight-asian="normal" style:font-style-complex="italic" style:font-weight-complex="normal"/>
    </style:style>
    <style:style style:name="P754" style:family="paragraph" style:parent-style-name="Standard" style:list-style-name="L10">
      <style:text-properties fo:font-style="italic" style:text-underline-style="none" officeooo:rsid="00ba4170" officeooo:paragraph-rsid="002ba0e7" style:font-style-asian="italic" style:font-style-complex="italic"/>
    </style:style>
    <style:style style:name="P755" style:family="paragraph" style:parent-style-name="Standard" style:list-style-name="L11">
      <style:text-properties fo:font-style="italic" style:text-underline-style="none" officeooo:rsid="00bbbf73" officeooo:paragraph-rsid="002ba0e7" style:font-style-asian="italic" style:font-style-complex="italic"/>
    </style:style>
    <style:style style:name="P756" style:family="paragraph" style:parent-style-name="Standard" style:list-style-name="L12">
      <style:text-properties fo:font-style="italic" style:text-underline-style="none" officeooo:rsid="00d5826a" officeooo:paragraph-rsid="002f731d" style:font-style-asian="italic" style:font-style-complex="italic"/>
    </style:style>
    <style:style style:name="P757" style:family="paragraph" style:parent-style-name="Standard" style:list-style-name="L27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58" style:family="paragraph" style:parent-style-name="Standard" style:list-style-name="L28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59" style:family="paragraph" style:parent-style-name="Standard" style:list-style-name="L35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760" style:family="paragraph" style:parent-style-name="Standard" style:list-style-name="L35">
      <style:text-properties fo:font-style="italic" fo:font-weight="normal" officeooo:rsid="00cfa052" officeooo:paragraph-rsid="00d04e1a" style:font-style-asian="italic" style:font-weight-asian="normal" style:font-style-complex="italic" style:font-weight-complex="normal"/>
    </style:style>
    <style:style style:name="P761" style:family="paragraph" style:parent-style-name="Standard" style:list-style-name="L36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62" style:family="paragraph" style:parent-style-name="Standard" style:list-style-name="L37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63" style:family="paragraph" style:parent-style-name="Standard" style:list-style-name="L38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764" style:family="paragraph" style:parent-style-name="Standard" style:list-style-name="L52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65" style:family="paragraph" style:parent-style-name="Standard" style:list-style-name="L53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66" style:family="paragraph" style:parent-style-name="Standard" style:list-style-name="L54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67" style:family="paragraph" style:parent-style-name="Standard" style:list-style-name="L55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68" style:family="paragraph" style:parent-style-name="Standard" style:list-style-name="L56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69" style:family="paragraph" style:parent-style-name="Standard" style:list-style-name="L57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70" style:family="paragraph" style:parent-style-name="Standard" style:list-style-name="L58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71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24177" style:font-style-asian="italic" style:font-weight-asian="normal" style:font-style-complex="italic" style:font-weight-complex="normal"/>
    </style:style>
    <style:style style:name="P772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73" style:family="paragraph" style:parent-style-name="Standard" style:list-style-name="L60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74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775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776" style:family="paragraph" style:parent-style-name="Standard" style:list-style-name="L62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777" style:family="paragraph" style:parent-style-name="Standard" style:list-style-name="L63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778" style:family="paragraph" style:parent-style-name="Standard" style:list-style-name="L64">
      <style:paragraph-properties fo:line-height="100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779" style:family="paragraph" style:parent-style-name="Standard">
      <style:text-properties fo:font-style="italic" fo:font-weight="normal" officeooo:paragraph-rsid="02004c51" style:font-style-asian="italic" style:font-weight-asian="normal" style:font-style-complex="italic" style:font-weight-complex="normal"/>
    </style:style>
    <style:style style:name="P780" style:family="paragraph" style:parent-style-name="Standard">
      <style:text-properties fo:font-style="italic" fo:font-weight="normal" officeooo:rsid="007ca694" officeooo:paragraph-rsid="0200a83b" style:font-style-asian="italic" style:font-weight-asian="normal" style:font-style-complex="italic" style:font-weight-complex="normal"/>
    </style:style>
    <style:style style:name="P781" style:family="paragraph" style:parent-style-name="Standard">
      <style:text-properties fo:font-style="italic" fo:font-weight="normal" officeooo:paragraph-rsid="0200a83b" style:font-style-asian="italic" style:font-weight-asian="normal" style:font-style-complex="italic" style:font-weight-complex="normal"/>
    </style:style>
    <style:style style:name="P782" style:family="paragraph" style:parent-style-name="Standard" style:list-style-name="L2">
      <style:text-properties style:use-window-font-color="true" fo:font-style="italic" officeooo:rsid="00073bb5" officeooo:paragraph-rsid="01dcc2c8" style:font-style-asian="italic" style:font-style-complex="italic"/>
    </style:style>
    <style:style style:name="P783" style:family="paragraph" style:parent-style-name="Standard" style:list-style-name="L8">
      <style:text-properties style:use-window-font-color="true" fo:font-style="italic" officeooo:rsid="00073bb5" officeooo:paragraph-rsid="01debf64" style:font-style-asian="italic" style:font-style-complex="italic"/>
    </style:style>
    <style:style style:name="P784" style:family="paragraph" style:parent-style-name="Standard" style:list-style-name="L5">
      <style:text-properties style:use-window-font-color="true" fo:font-style="italic" officeooo:rsid="0026d40f" officeooo:paragraph-rsid="01debf64" style:font-style-asian="italic" style:font-style-complex="italic"/>
    </style:style>
    <style:style style:name="P785" style:family="paragraph" style:parent-style-name="Standard" style:list-style-name="L6">
      <style:text-properties style:use-window-font-color="true" fo:font-style="italic" officeooo:rsid="0012269b" officeooo:paragraph-rsid="01debf64" style:font-style-asian="italic" style:font-style-complex="italic"/>
    </style:style>
    <style:style style:name="P786" style:family="paragraph" style:parent-style-name="Standard" style:list-style-name="L7">
      <style:text-properties style:use-window-font-color="true" fo:font-style="italic" officeooo:rsid="0012269b" officeooo:paragraph-rsid="01debf64" style:font-style-asian="italic" style:font-style-complex="italic"/>
    </style:style>
    <style:style style:name="P787" style:family="paragraph" style:parent-style-name="Standard" style:list-style-name="L3">
      <style:text-properties style:use-window-font-color="true" fo:font-style="italic" style:text-underline-style="none" fo:font-weight="normal" officeooo:rsid="00188e61" officeooo:paragraph-rsid="01dcc2c8" fo:background-color="transparent" style:font-style-asian="italic" style:font-weight-asian="normal" style:font-style-complex="italic" style:font-weight-complex="normal"/>
    </style:style>
    <style:style style:name="P788" style:family="paragraph" style:parent-style-name="Standard" style:list-style-name="L4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89" style:family="paragraph" style:parent-style-name="Standard" style:list-style-name="L5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90" style:family="paragraph" style:parent-style-name="Standard" style:list-style-name="L6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91" style:family="paragraph" style:parent-style-name="Standard" style:list-style-name="L5">
      <style:text-properties style:use-window-font-color="true" fo:font-style="italic" style:text-underline-style="none" fo:font-weight="normal" officeooo:rsid="0026d40f" officeooo:paragraph-rsid="01debf64" style:font-style-asian="italic" style:font-weight-asian="normal" style:font-style-complex="italic" style:font-weight-complex="normal"/>
    </style:style>
    <style:style style:name="P792" style:family="paragraph" style:parent-style-name="Standard" style:list-style-name="L6">
      <style:text-properties style:use-window-font-color="true" fo:font-style="italic" style:text-underline-style="none" fo:font-weight="normal" officeooo:rsid="0012269b" officeooo:paragraph-rsid="01debf64" style:font-style-asian="italic" style:font-weight-asian="normal" style:font-style-complex="italic" style:font-weight-complex="normal"/>
    </style:style>
    <style:style style:name="P793" style:family="paragraph" style:parent-style-name="Standard" style:list-style-name="L7">
      <style:text-properties style:use-window-font-color="true" fo:font-style="italic" style:text-underline-style="none" fo:font-weight="normal" officeooo:rsid="0012269b" officeooo:paragraph-rsid="01debf64" style:font-style-asian="italic" style:font-weight-asian="normal" style:font-style-complex="italic" style:font-weight-complex="normal"/>
    </style:style>
    <style:style style:name="P794" style:family="paragraph" style:parent-style-name="Standard" style:list-style-name="L7">
      <style:text-properties style:use-window-font-color="true"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795" style:family="paragraph" style:parent-style-name="Standard" style:list-style-name="L8">
      <style:text-properties style:use-window-font-color="true"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796" style:family="paragraph" style:parent-style-name="Standard" style:list-style-name="L8">
      <style:text-properties style:use-window-font-color="true" fo:font-style="italic" style:text-underline-style="none" fo:font-weight="normal" officeooo:rsid="00073bb5" officeooo:paragraph-rsid="01debf64" style:font-style-asian="italic" style:font-weight-asian="normal" style:font-style-complex="italic" style:font-weight-complex="normal"/>
    </style:style>
    <style:style style:name="P797" style:family="paragraph" style:parent-style-name="Standard" style:list-style-name="L11">
      <style:paragraph-properties fo:line-height="115%"/>
      <style:text-properties style:use-window-font-color="true" fo:font-style="italic" style:text-underline-style="none" officeooo:rsid="00bbbf73" officeooo:paragraph-rsid="01e1c22e" style:font-style-asian="italic" style:font-style-complex="italic"/>
    </style:style>
    <style:style style:name="P798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799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c2a24c" style:font-style-asian="italic" style:font-weight-asian="normal" style:font-style-complex="italic" style:font-weight-complex="normal"/>
    </style:style>
    <style:style style:name="P800" style:family="paragraph" style:parent-style-name="Standard" style:list-style-name="L65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01" style:family="paragraph" style:parent-style-name="Standard" style:list-style-name="L65">
      <style:text-properties style:use-window-font-color="true" fo:font-style="italic" fo:font-weight="normal" officeooo:rsid="01c2a24c" officeooo:paragraph-rsid="01c2a24c" style:font-style-asian="italic" style:font-weight-asian="normal" style:font-style-complex="italic" style:font-weight-complex="normal"/>
    </style:style>
    <style:style style:name="P802" style:family="paragraph" style:parent-style-name="Standard" style:list-style-name="L66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803" style:family="paragraph" style:parent-style-name="Standard" style:list-style-name="L67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804" style:family="paragraph" style:parent-style-name="Standard" style:list-style-name="L67">
      <style:text-properties style:use-window-font-color="true" fo:font-style="italic" fo:font-weight="normal" officeooo:rsid="01618dcc" officeooo:paragraph-rsid="01aed7c1" style:font-style-asian="italic" style:font-weight-asian="normal" style:font-style-complex="italic" style:font-weight-complex="normal"/>
    </style:style>
    <style:style style:name="P805" style:family="paragraph" style:parent-style-name="Standard" style:list-style-name="L68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806" style:family="paragraph" style:parent-style-name="Standard" style:list-style-name="L17">
      <style:text-properties style:text-line-through-style="none" style:text-line-through-type="none" fo:font-style="italic" officeooo:rsid="00819260" officeooo:paragraph-rsid="00819260" style:font-style-asian="italic" style:font-style-complex="italic"/>
    </style:style>
    <style:style style:name="P807" style:family="paragraph" style:parent-style-name="Standard">
      <style:text-properties style:text-line-through-style="none" style:text-line-through-type="none" fo:font-style="italic" officeooo:paragraph-rsid="02004c51" style:font-style-asian="italic" style:font-style-complex="italic"/>
    </style:style>
    <style:style style:name="P808" style:family="paragraph" style:parent-style-name="Standard">
      <style:text-properties style:text-line-through-style="none" style:text-line-through-type="none" fo:font-style="italic" officeooo:rsid="01ffc0f0" officeooo:paragraph-rsid="02004c51" style:font-style-asian="italic" style:font-style-complex="italic"/>
    </style:style>
    <style:style style:name="P809" style:family="paragraph" style:parent-style-name="Standard" style:list-style-name="L69">
      <style:text-properties style:text-line-through-style="none" style:text-line-through-type="none" fo:font-style="italic" officeooo:rsid="00793c0d" officeooo:paragraph-rsid="02004c51" style:font-style-asian="italic" style:font-style-complex="italic"/>
    </style:style>
    <style:style style:name="P810" style:family="paragraph" style:parent-style-name="Standard">
      <style:text-properties style:text-line-through-style="none" style:text-line-through-type="none" fo:font-style="italic" officeooo:rsid="00793c0d" officeooo:paragraph-rsid="02004c51" style:font-style-asian="italic" style:font-style-complex="italic"/>
    </style:style>
    <style:style style:name="P811" style:family="paragraph" style:parent-style-name="Standard">
      <style:text-properties style:text-line-through-style="none" style:text-line-through-type="none" fo:font-weight="bold" officeooo:paragraph-rsid="02004c51" style:font-weight-asian="bold" style:font-weight-complex="bold"/>
    </style:style>
    <style:style style:name="P812" style:family="paragraph" style:parent-style-name="Standard">
      <style:text-properties style:text-line-through-style="none" style:text-line-through-type="none" fo:font-weight="bold" officeooo:rsid="02004c51" officeooo:paragraph-rsid="02004c51" style:font-weight-asian="bold" style:font-weight-complex="bold"/>
    </style:style>
    <style:style style:name="P813" style:family="paragraph" style:parent-style-name="Standard">
      <style:text-properties style:text-line-through-style="none" style:text-line-through-type="none" officeooo:paragraph-rsid="02004c51"/>
    </style:style>
    <style:style style:name="P814" style:family="paragraph" style:parent-style-name="Standard">
      <style:text-properties style:text-line-through-style="none" style:text-line-through-type="none" officeooo:rsid="02004c51" officeooo:paragraph-rsid="02004c51"/>
    </style:style>
    <style:style style:name="P815" style:family="paragraph" style:parent-style-name="Standard">
      <style:text-properties style:text-line-through-style="none" style:text-line-through-type="none" officeooo:rsid="00793c0d" officeooo:paragraph-rsid="02004c51"/>
    </style:style>
    <style:style style:name="P816" style:family="paragraph" style:parent-style-name="Standard" style:list-style-name="L29">
      <style:text-properties officeooo:paragraph-rsid="00a8ca1b"/>
    </style:style>
    <style:style style:name="P817" style:family="paragraph" style:parent-style-name="Standard" style:list-style-name="L38">
      <style:text-properties officeooo:paragraph-rsid="00f9fdc0"/>
    </style:style>
    <style:style style:name="P818" style:family="paragraph" style:parent-style-name="Standard" style:list-style-name="L38">
      <style:text-properties fo:font-style="normal" fo:font-weight="normal" officeooo:rsid="00f9fdc0" officeooo:paragraph-rsid="00fb5f7f" style:font-style-asian="normal" style:font-weight-asian="normal" style:font-style-complex="normal" style:font-weight-complex="normal"/>
    </style:style>
    <style:style style:name="P819" style:family="paragraph" style:parent-style-name="Standard">
      <style:text-properties fo:font-style="normal" fo:font-weight="normal" officeooo:paragraph-rsid="0200a83b" style:font-style-asian="normal" style:font-weight-asian="normal" style:font-style-complex="normal" style:font-weight-complex="normal"/>
    </style:style>
    <style:style style:name="P820" style:family="paragraph" style:parent-style-name="Standard" style:list-style-name="L50">
      <style:text-properties fo:font-style="normal" officeooo:rsid="0128c6e8" officeooo:paragraph-rsid="012cecd7" style:font-style-asian="normal" style:font-style-complex="normal"/>
    </style:style>
    <style:style style:name="P821" style:family="paragraph" style:parent-style-name="Standard">
      <style:text-properties fo:font-style="normal" officeooo:paragraph-rsid="02004c51" style:font-style-asian="normal" style:font-style-complex="normal"/>
    </style:style>
    <style:style style:name="P822" style:family="paragraph" style:parent-style-name="Standard">
      <style:text-properties fo:font-style="normal" officeooo:paragraph-rsid="0200a83b" style:font-style-asian="normal" style:font-style-complex="normal"/>
    </style:style>
    <style:style style:name="P823" style:family="paragraph" style:parent-style-name="Standard">
      <style:paragraph-properties fo:line-height="115%"/>
      <style:text-properties fo:font-style="normal" officeooo:paragraph-rsid="00941a11" style:font-style-asian="normal" style:font-style-complex="normal"/>
    </style:style>
    <style:style style:name="P824" style:family="paragraph" style:parent-style-name="Standard">
      <style:text-properties fo:font-style="normal" fo:font-weight="bold" officeooo:paragraph-rsid="0200a83b" style:font-style-asian="normal" style:font-weight-asian="bold" style:font-style-complex="normal" style:font-weight-complex="bold"/>
    </style:style>
    <style:style style:name="P825" style:family="paragraph" style:parent-style-name="Standard" style:list-style-name="L63">
      <style:text-properties officeooo:paragraph-rsid="013e50cb"/>
    </style:style>
    <style:style style:name="P826" style:family="paragraph" style:parent-style-name="Standard" style:list-style-name="L63">
      <style:text-properties officeooo:paragraph-rsid="01401741"/>
    </style:style>
    <style:style style:name="P827" style:family="paragraph" style:parent-style-name="Standard" style:list-style-name="L63">
      <style:text-properties officeooo:paragraph-rsid="013db3b4"/>
    </style:style>
    <style:style style:name="P828" style:family="paragraph" style:parent-style-name="Standard" style:list-style-name="L67">
      <style:text-properties officeooo:paragraph-rsid="0161b854"/>
    </style:style>
    <style:style style:name="P829" style:family="paragraph" style:parent-style-name="Standard" style:list-style-name="L67">
      <style:text-properties officeooo:rsid="01adadd2" officeooo:paragraph-rsid="01adadd2"/>
    </style:style>
    <style:style style:name="P830" style:family="paragraph" style:parent-style-name="Standard">
      <style:text-properties style:text-line-through-style="solid" style:text-line-through-type="single"/>
    </style:style>
    <style:style style:name="P831" style:family="paragraph" style:parent-style-name="Standard">
      <style:text-properties style:text-line-through-style="solid" style:text-line-through-type="single" fo:font-weight="bold" style:font-weight-asian="bold" style:font-weight-complex="bold"/>
    </style:style>
    <style:style style:name="P832" style:family="paragraph" style:parent-style-name="Standard">
      <style:text-properties style:text-line-through-style="solid" style:text-line-through-type="single" fo:font-style="italic" style:font-style-asian="italic" style:font-style-complex="italic"/>
    </style:style>
    <style:style style:name="P833" style:family="paragraph" style:parent-style-name="Standard" style:list-style-name="L15">
      <style:text-properties style:text-line-through-style="solid" style:text-line-through-type="single" fo:font-style="italic" officeooo:rsid="00793c0d" officeooo:paragraph-rsid="00793c0d" style:font-style-asian="italic" style:font-style-complex="italic"/>
    </style:style>
    <style:style style:name="P834" style:family="paragraph" style:parent-style-name="Standard">
      <style:text-properties style:text-line-through-style="solid" style:text-line-through-type="single" fo:font-style="italic" officeooo:paragraph-rsid="00793c0d" style:font-style-asian="italic" style:font-style-complex="italic"/>
    </style:style>
    <style:style style:name="P835" style:family="paragraph" style:parent-style-name="Standard">
      <style:text-properties style:text-line-through-style="solid" style:text-line-through-type="single" fo:font-style="italic" officeooo:rsid="007b2101" officeooo:paragraph-rsid="007b2101" style:font-style-asian="italic" style:font-style-complex="italic"/>
    </style:style>
    <style:style style:name="P836" style:family="paragraph" style:parent-style-name="Standard">
      <style:text-properties style:text-line-through-style="solid" style:text-line-through-type="single" fo:font-style="italic" officeooo:paragraph-rsid="007b2101" style:font-style-asian="italic" style:font-style-complex="italic"/>
    </style:style>
    <style:style style:name="P837" style:family="paragraph" style:parent-style-name="Standard">
      <style:text-properties style:text-line-through-style="solid" style:text-line-through-type="single" fo:font-style="italic" fo:font-weight="normal" style:font-style-asian="italic" style:font-weight-asian="normal" style:font-style-complex="italic" style:font-weight-complex="normal"/>
    </style:style>
    <style:style style:name="P838" style:family="paragraph" style:parent-style-name="Standard">
      <style:text-properties style:text-line-through-style="solid" style:text-line-through-type="single" fo:font-style="italic" fo:font-weight="normal" officeooo:paragraph-rsid="0076848f" style:font-style-asian="italic" style:font-weight-asian="normal" style:font-style-complex="italic" style:font-weight-complex="normal"/>
    </style:style>
    <style:style style:name="P839" style:family="paragraph" style:parent-style-name="Standard">
      <style:text-properties style:text-line-through-style="solid" style:text-line-through-type="single" fo:font-style="italic" fo:font-weight="normal" officeooo:paragraph-rsid="007b2101" style:font-style-asian="italic" style:font-weight-asian="normal" style:font-style-complex="italic" style:font-weight-complex="normal"/>
    </style:style>
    <style:style style:name="P840" style:family="paragraph" style:parent-style-name="Standard">
      <style:text-properties style:text-line-through-style="solid" style:text-line-through-type="single"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841" style:family="paragraph" style:parent-style-name="Standard">
      <style:text-properties style:text-line-through-style="solid" style:text-line-through-type="single" fo:font-style="normal" fo:font-weight="bold" style:font-style-asian="normal" style:font-weight-asian="bold" style:font-style-complex="normal" style:font-weight-complex="bold"/>
    </style:style>
    <style:style style:name="P842" style:family="paragraph" style:parent-style-name="Standard">
      <style:text-properties style:text-line-through-style="solid" style:text-line-through-type="single" fo:font-style="normal" fo:font-weight="bold" officeooo:paragraph-rsid="00793c0d" style:font-style-asian="normal" style:font-weight-asian="bold" style:font-style-complex="normal" style:font-weight-complex="bold"/>
    </style:style>
    <style:style style:name="P843" style:family="paragraph" style:parent-style-name="Standard">
      <style:text-properties style:text-line-through-style="solid" style:text-line-through-type="single" fo:font-style="normal" fo:font-weight="bold" officeooo:paragraph-rsid="007b2101" style:font-style-asian="normal" style:font-weight-asian="bold" style:font-style-complex="normal" style:font-weight-complex="bold"/>
    </style:style>
    <style:style style:name="P844" style:family="paragraph" style:parent-style-name="Standard">
      <style:text-properties style:text-line-through-style="solid" style:text-line-through-type="single" fo:font-style="normal" fo:font-weight="bold" officeooo:rsid="007ca694" officeooo:paragraph-rsid="007ca694" style:font-style-asian="normal" style:font-weight-asian="bold" style:font-style-complex="normal" style:font-weight-complex="bold"/>
    </style:style>
    <style:style style:name="P845" style:family="paragraph" style:parent-style-name="Standard">
      <style:text-properties style:text-line-through-style="solid" style:text-line-through-type="single" fo:font-style="normal" fo:font-weight="bold" officeooo:rsid="007ca694" officeooo:paragraph-rsid="0200a83b" style:font-style-asian="normal" style:font-weight-asian="bold" style:font-style-complex="normal" style:font-weight-complex="bold"/>
    </style:style>
    <style:style style:name="P846" style:family="paragraph" style:parent-style-name="Standard">
      <style:text-properties style:text-line-through-style="solid" style:text-line-through-type="single" fo:font-style="normal" fo:font-weight="normal" style:font-style-asian="normal" style:font-weight-asian="normal" style:font-style-complex="normal" style:font-weight-complex="normal"/>
    </style:style>
    <style:style style:name="P847" style:family="paragraph" style:parent-style-name="Standard">
      <style:text-properties style:text-line-through-style="solid" style:text-line-through-type="single" fo:font-style="normal" fo:font-weight="normal" officeooo:paragraph-rsid="007b2101" style:font-style-asian="normal" style:font-weight-asian="normal" style:font-style-complex="normal" style:font-weight-complex="normal"/>
    </style:style>
    <style:style style:name="P848" style:family="paragraph" style:parent-style-name="Standard">
      <style:text-properties style:text-line-through-style="solid" style:text-line-through-type="singl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849" style:family="paragraph" style:parent-style-name="Standard">
      <style:text-properties style:text-line-through-style="solid" style:text-line-through-type="single" fo:font-style="normal" fo:font-weight="normal" officeooo:rsid="007ca694" officeooo:paragraph-rsid="01c0bb99" style:font-style-asian="normal" style:font-weight-asian="normal" style:font-style-complex="normal" style:font-weight-complex="normal"/>
    </style:style>
    <style:style style:name="P850" style:family="paragraph" style:parent-style-name="Standard">
      <style:text-properties style:text-line-through-style="solid" style:text-line-through-type="single" fo:font-style="normal" officeooo:paragraph-rsid="00793c0d" style:font-style-asian="normal" style:font-style-complex="normal"/>
    </style:style>
    <style:style style:name="P851" style:family="paragraph" style:parent-style-name="Standard">
      <style:text-properties style:text-line-through-style="solid" style:text-line-through-type="single" fo:font-style="normal" officeooo:rsid="007b2101" officeooo:paragraph-rsid="00793c0d" style:font-style-asian="normal" style:font-style-complex="normal"/>
    </style:style>
    <style:style style:name="P852" style:family="paragraph" style:parent-style-name="Standard">
      <style:text-properties style:text-line-through-style="solid" style:text-line-through-type="single" fo:font-style="normal" officeooo:rsid="007b2101" officeooo:paragraph-rsid="007b2101" style:font-style-asian="normal" style:font-style-complex="normal"/>
    </style:style>
    <style:style style:name="P853" style:family="paragraph" style:parent-style-name="Standard">
      <style:text-properties style:text-line-through-style="solid" style:text-line-through-type="single" officeooo:paragraph-rsid="00793c0d"/>
    </style:style>
    <style:style style:name="P854" style:family="paragraph" style:parent-style-name="Standard">
      <style:text-properties style:text-line-through-style="solid" style:text-line-through-type="single" officeooo:paragraph-rsid="007b2101"/>
    </style:style>
    <style:style style:name="P855" style:family="paragraph" style:parent-style-name="Standard">
      <style:text-properties style:text-line-through-style="solid" style:text-line-through-type="single" officeooo:rsid="00793c0d" officeooo:paragraph-rsid="007b2101"/>
    </style:style>
    <style:style style:name="P856" style:family="paragraph" style:parent-style-name="Standard">
      <style:text-properties style:text-line-through-style="solid" style:text-line-through-type="single" officeooo:rsid="00793c0d" officeooo:paragraph-rsid="00793c0d"/>
    </style:style>
    <style:style style:name="P857" style:family="paragraph" style:parent-style-name="Standard">
      <style:text-properties style:text-line-through-style="solid" style:text-line-through-type="single" officeooo:paragraph-rsid="0075c7db"/>
    </style:style>
    <style:style style:name="P858" style:family="paragraph" style:parent-style-name="Standard">
      <style:text-properties officeooo:rsid="01ffc0f0" officeooo:paragraph-rsid="01ffc0f0"/>
    </style:style>
    <style:style style:name="P859" style:family="paragraph" style:parent-style-name="Standard">
      <style:text-properties officeooo:paragraph-rsid="01ffc0f0"/>
    </style:style>
    <style:style style:name="P860" style:family="paragraph" style:parent-style-name="Standard">
      <style:text-properties officeooo:paragraph-rsid="02004c51"/>
    </style:style>
    <style:style style:name="P861" style:family="paragraph" style:parent-style-name="Standard">
      <style:text-properties officeooo:paragraph-rsid="0200a83b"/>
    </style:style>
    <style:style style:name="P862" style:family="paragraph" style:parent-style-name="Standard">
      <style:paragraph-properties fo:line-height="115%"/>
      <style:text-properties officeooo:paragraph-rsid="00819260"/>
    </style:style>
    <style:style style:name="P863" style:family="paragraph" style:parent-style-name="Standard">
      <style:paragraph-properties fo:line-height="115%"/>
      <style:text-properties officeooo:paragraph-rsid="0082c116"/>
    </style:style>
    <style:style style:name="P864" style:family="paragraph" style:parent-style-name="Standard">
      <style:text-properties officeooo:rsid="0072cdc4" officeooo:paragraph-rsid="0205ef18"/>
    </style:style>
    <style:style style:name="P865" style:family="paragraph" style:parent-style-name="Standard" style:list-style-name="L12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d5826a" officeooo:paragraph-rsid="002f731d" style:font-style-asian="italic" style:font-weight-asian="normal" style:font-style-complex="italic" style:font-weight-complex="normal"/>
    </style:style>
    <style:style style:name="P866" style:family="paragraph" style:parent-style-name="Standard">
      <style:paragraph-properties fo:break-before="page"/>
      <style:text-properties fo:font-style="normal" fo:font-weight="bold" officeooo:rsid="007ca694" officeooo:paragraph-rsid="007ca694" style:font-style-asian="normal" style:font-weight-asian="bold" style:font-style-complex="normal" style:font-weight-complex="bold"/>
    </style:style>
    <style:style style:name="P867" style:family="paragraph" style:parent-style-name="Standard">
      <style:paragraph-properties fo:line-height="115%" fo:break-before="page"/>
      <style:text-properties fo:font-style="normal" officeooo:paragraph-rsid="00941a11" style:font-style-asian="normal" style:font-style-complex="normal"/>
    </style:style>
    <style:style style:name="T1" style:family="text">
      <style:text-properties officeooo:rsid="000fec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b025" style:font-style-asian="italic" style:font-style-complex="italic"/>
    </style:style>
    <style:style style:name="T4" style:family="text">
      <style:text-properties fo:font-style="italic" officeooo:rsid="0013daba" style:font-style-asian="italic" style:font-style-complex="italic"/>
    </style:style>
    <style:style style:name="T5" style:family="text">
      <style:text-properties fo:font-style="italic" officeooo:rsid="0012a0dc" style:font-style-asian="italic" style:font-style-complex="italic"/>
    </style:style>
    <style:style style:name="T6" style:family="text">
      <style:text-properties fo:font-style="italic" officeooo:rsid="00186c3f" style:font-style-asian="italic" style:font-style-complex="italic"/>
    </style:style>
    <style:style style:name="T7" style:family="text">
      <style:text-properties fo:font-style="italic" officeooo:rsid="001c5680" style:font-style-asian="italic" style:font-style-complex="italic"/>
    </style:style>
    <style:style style:name="T8" style:family="text">
      <style:text-properties fo:font-style="italic" officeooo:rsid="001e2fb9" style:font-style-asian="italic" style:font-style-complex="italic"/>
    </style:style>
    <style:style style:name="T9" style:family="text">
      <style:text-properties fo:font-style="italic" officeooo:rsid="00201bd5" style:font-style-asian="italic" style:font-style-complex="italic"/>
    </style:style>
    <style:style style:name="T10" style:family="text">
      <style:text-properties fo:font-style="italic" officeooo:rsid="004a157b" style:font-style-asian="italic" style:font-style-complex="italic"/>
    </style:style>
    <style:style style:name="T11" style:family="text">
      <style:text-properties fo:font-style="italic" officeooo:rsid="01871851" style:font-style-asian="italic" style:font-style-complex="italic"/>
    </style:style>
    <style:style style:name="T12" style:family="text">
      <style:text-properties fo:font-style="italic" officeooo:rsid="0055a125" style:font-style-asian="italic" style:font-style-complex="italic"/>
    </style:style>
    <style:style style:name="T13" style:family="text">
      <style:text-properties fo:font-style="italic" officeooo:rsid="00572cb0" style:font-style-asian="italic" style:font-style-complex="italic"/>
    </style:style>
    <style:style style:name="T14" style:family="text">
      <style:text-properties fo:font-style="italic" officeooo:rsid="00beb82f" style:font-style-asian="italic" style:font-style-complex="italic"/>
    </style:style>
    <style:style style:name="T15" style:family="text">
      <style:text-properties fo:font-style="italic" officeooo:rsid="005f2637" style:font-style-asian="italic" style:font-style-complex="italic"/>
    </style:style>
    <style:style style:name="T16" style:family="text">
      <style:text-properties fo:font-style="italic" officeooo:rsid="005fb5cb" style:font-style-asian="italic" style:font-style-complex="italic"/>
    </style:style>
    <style:style style:name="T17" style:family="text">
      <style:text-properties fo:font-style="italic" officeooo:rsid="00607814" style:font-style-asian="italic" style:font-style-complex="italic"/>
    </style:style>
    <style:style style:name="T18" style:family="text">
      <style:text-properties fo:font-style="italic" officeooo:rsid="0063f681" style:font-style-asian="italic" style:font-style-complex="italic"/>
    </style:style>
    <style:style style:name="T19" style:family="text">
      <style:text-properties fo:font-style="italic" officeooo:rsid="006579dd" style:font-style-asian="italic" style:font-style-complex="italic"/>
    </style:style>
    <style:style style:name="T20" style:family="text">
      <style:text-properties fo:font-style="italic" officeooo:rsid="00644350" style:font-style-asian="italic" style:font-style-complex="italic"/>
    </style:style>
    <style:style style:name="T21" style:family="text">
      <style:text-properties fo:font-style="italic" officeooo:rsid="0066b31e" style:font-style-asian="italic" style:font-style-complex="italic"/>
    </style:style>
    <style:style style:name="T22" style:family="text">
      <style:text-properties fo:font-style="italic" officeooo:rsid="0069ae1a" style:font-style-asian="italic" style:font-style-complex="italic"/>
    </style:style>
    <style:style style:name="T23" style:family="text">
      <style:text-properties fo:font-style="italic" officeooo:rsid="006f66ec" style:font-style-asian="italic" style:font-style-complex="italic"/>
    </style:style>
    <style:style style:name="T24" style:family="text">
      <style:text-properties fo:font-style="italic" officeooo:rsid="0072cdc4" style:font-style-asian="italic" style:font-style-complex="italic"/>
    </style:style>
    <style:style style:name="T25" style:family="text">
      <style:text-properties fo:font-style="italic" officeooo:rsid="00751d17" style:font-style-asian="italic" style:font-style-complex="italic"/>
    </style:style>
    <style:style style:name="T26" style:family="text">
      <style:text-properties fo:font-style="italic" officeooo:rsid="00793c0d" style:font-style-asian="italic" style:font-style-complex="italic"/>
    </style:style>
    <style:style style:name="T27" style:family="text">
      <style:text-properties fo:font-style="italic" officeooo:rsid="007d92ff" style:font-style-asian="italic" style:font-style-complex="italic"/>
    </style:style>
    <style:style style:name="T28" style:family="text">
      <style:text-properties fo:font-style="italic" officeooo:rsid="00819260" style:font-style-asian="italic" style:font-style-complex="italic"/>
    </style:style>
    <style:style style:name="T29" style:family="text">
      <style:text-properties fo:font-style="italic" officeooo:rsid="009d5b59" style:font-style-asian="italic" style:font-style-complex="italic"/>
    </style:style>
    <style:style style:name="T30" style:family="text">
      <style:text-properties fo:font-style="italic" officeooo:rsid="00a1d04f" style:font-style-asian="italic" style:font-style-complex="italic"/>
    </style:style>
    <style:style style:name="T31" style:family="text">
      <style:text-properties fo:font-style="italic" officeooo:rsid="00a8ca1b" style:font-style-asian="italic" style:font-style-complex="italic"/>
    </style:style>
    <style:style style:name="T32" style:family="text">
      <style:text-properties fo:font-style="italic" officeooo:rsid="00acfb9d" style:font-style-asian="italic" style:font-style-complex="italic"/>
    </style:style>
    <style:style style:name="T33" style:family="text">
      <style:text-properties fo:font-style="italic" officeooo:rsid="00bbf4cd" style:font-style-asian="italic" style:font-style-complex="italic"/>
    </style:style>
    <style:style style:name="T34" style:family="text">
      <style:text-properties fo:font-style="italic" officeooo:rsid="00ba819c" style:font-style-asian="italic" style:font-style-complex="italic"/>
    </style:style>
    <style:style style:name="T35" style:family="text">
      <style:text-properties fo:font-style="italic" officeooo:rsid="00bdd473" style:font-style-asian="italic" style:font-style-complex="italic"/>
    </style:style>
    <style:style style:name="T36" style:family="text">
      <style:text-properties fo:font-style="italic" officeooo:rsid="00c495da" style:font-style-asian="italic" style:font-style-complex="italic"/>
    </style:style>
    <style:style style:name="T37" style:family="text">
      <style:text-properties fo:font-style="italic" officeooo:rsid="00c50878" style:font-style-asian="italic" style:font-style-complex="italic"/>
    </style:style>
    <style:style style:name="T38" style:family="text">
      <style:text-properties fo:font-style="italic" officeooo:rsid="00f9fdc0" style:font-style-asian="italic" style:font-style-complex="italic"/>
    </style:style>
    <style:style style:name="T39" style:family="text">
      <style:text-properties fo:font-style="italic" officeooo:rsid="00fb5f7f" style:font-style-asian="italic" style:font-style-complex="italic"/>
    </style:style>
    <style:style style:name="T40" style:family="text">
      <style:text-properties fo:font-style="italic" officeooo:rsid="0108e64c" style:font-style-asian="italic" style:font-style-complex="italic"/>
    </style:style>
    <style:style style:name="T41" style:family="text">
      <style:text-properties fo:font-style="italic" officeooo:rsid="010c3ac9" style:font-style-asian="italic" style:font-style-complex="italic"/>
    </style:style>
    <style:style style:name="T42" style:family="text">
      <style:text-properties fo:font-style="italic" officeooo:rsid="010f5523" style:font-style-asian="italic" style:font-style-complex="italic"/>
    </style:style>
    <style:style style:name="T43" style:family="text">
      <style:text-properties fo:font-style="italic" officeooo:rsid="010da598" style:font-style-asian="italic" style:font-style-complex="italic"/>
    </style:style>
    <style:style style:name="T44" style:family="text">
      <style:text-properties fo:font-style="italic" officeooo:rsid="0111d037" style:font-style-asian="italic" style:font-style-complex="italic"/>
    </style:style>
    <style:style style:name="T45" style:family="text">
      <style:text-properties fo:font-style="italic" officeooo:rsid="01190d75" style:font-style-asian="italic" style:font-style-complex="italic"/>
    </style:style>
    <style:style style:name="T46" style:family="text">
      <style:text-properties fo:font-style="italic" officeooo:rsid="008c034a" style:font-style-asian="italic" style:font-style-complex="italic"/>
    </style:style>
    <style:style style:name="T47" style:family="text">
      <style:text-properties fo:font-style="italic" officeooo:rsid="0128c6e8" style:font-style-asian="italic" style:font-style-complex="italic"/>
    </style:style>
    <style:style style:name="T48" style:family="text">
      <style:text-properties fo:font-style="italic" officeooo:rsid="012e9465" style:font-style-asian="italic" style:font-style-complex="italic"/>
    </style:style>
    <style:style style:name="T49" style:family="text">
      <style:text-properties fo:font-style="italic" officeooo:rsid="01305c41" style:font-style-asian="italic" style:font-style-complex="italic"/>
    </style:style>
    <style:style style:name="T50" style:family="text">
      <style:text-properties fo:font-style="italic" officeooo:rsid="014be95f" style:font-style-asian="italic" style:font-style-complex="italic"/>
    </style:style>
    <style:style style:name="T51" style:family="text">
      <style:text-properties fo:font-style="italic" officeooo:rsid="010639c7" style:font-style-asian="italic" style:font-style-complex="italic"/>
    </style:style>
    <style:style style:name="T52" style:family="text">
      <style:text-properties fo:font-style="italic" officeooo:rsid="01703db4" style:font-style-asian="italic" style:font-style-complex="italic"/>
    </style:style>
    <style:style style:name="T53" style:family="text">
      <style:text-properties fo:font-style="italic" officeooo:rsid="010ab710" style:font-style-asian="italic" style:font-style-complex="italic"/>
    </style:style>
    <style:style style:name="T54" style:family="text">
      <style:text-properties fo:font-style="italic" officeooo:rsid="0198319c" style:font-style-asian="italic" style:font-style-complex="italic"/>
    </style:style>
    <style:style style:name="T55" style:family="text">
      <style:text-properties fo:font-style="italic" officeooo:rsid="0199826e" style:font-style-asian="italic" style:font-style-complex="italic"/>
    </style:style>
    <style:style style:name="T56" style:family="text">
      <style:text-properties fo:font-style="italic" officeooo:rsid="019a3e8a" style:font-style-asian="italic" style:font-style-complex="italic"/>
    </style:style>
    <style:style style:name="T57" style:family="text">
      <style:text-properties fo:font-style="italic" officeooo:rsid="01a04199" style:font-style-asian="italic" style:font-style-complex="italic"/>
    </style:style>
    <style:style style:name="T58" style:family="text">
      <style:text-properties fo:font-style="italic" officeooo:rsid="01adadd2" style:font-style-asian="italic" style:font-style-complex="italic"/>
    </style:style>
    <style:style style:name="T59" style:family="text">
      <style:text-properties fo:font-style="italic" officeooo:rsid="0200a83b" style:font-style-asian="italic" style:font-style-complex="italic"/>
    </style:style>
    <style:style style:name="T60" style:family="text">
      <style:text-properties fo:font-style="italic" officeooo:rsid="0205ef18" style:font-style-asian="italic" style:font-style-complex="italic"/>
    </style:style>
    <style:style style:name="T6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8ad15c9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1113d34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751d17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7b2101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8eb3ea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8eeb87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905987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939859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941a11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d23a32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d63bc5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d833d3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dd44af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e1ae30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e8426c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da4eed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0f4c6c5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f51685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f68ffb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f9fdc0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0fb5f7f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0fc67ff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12cecd7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12e9465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12edf56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1305c41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13db3b4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1401741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1459f86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0d459e3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14be95f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1ce0a79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1cfd9ef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1d4bd22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normal" officeooo:rsid="01e648d0" style:font-style-asian="italic" style:font-weight-asian="normal" style:font-style-complex="italic" style:font-weight-complex="normal"/>
    </style:style>
    <style:style style:name="T97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98" style:family="text">
      <style:text-properties fo:font-style="italic" style:text-underline-style="none" fo:font-weight="normal" officeooo:rsid="00beb82f" style:font-style-asian="italic" style:font-weight-asian="normal" style:font-style-complex="italic" style:font-weight-complex="normal"/>
    </style:style>
    <style:style style:name="T99" style:family="text">
      <style:text-properties fo:font-style="italic" style:text-underline-style="none" fo:font-weight="normal" officeooo:rsid="02ccc8f6" style:font-style-asian="italic" style:font-weight-asian="normal" style:font-style-complex="italic" style:font-weight-complex="normal"/>
    </style:style>
    <style:style style:name="T100" style:family="text">
      <style:text-properties fo:font-style="italic" style:text-underline-style="none" fo:font-weight="normal" officeooo:rsid="00d1487d" style:font-style-asian="italic" style:font-weight-asian="normal" style:font-style-complex="italic" style:font-weight-complex="normal"/>
    </style:style>
    <style:style style:name="T101" style:family="text">
      <style:text-properties fo:font-style="italic" style:text-underline-style="none" fo:font-weight="normal" officeooo:rsid="00bd3f9d" style:font-style-asian="italic" style:font-weight-asian="normal" style:font-style-complex="italic" style:font-weight-complex="normal"/>
    </style:style>
    <style:style style:name="T102" style:family="text">
      <style:text-properties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103" style:family="text">
      <style:text-properties fo:font-style="italic" style:text-underline-style="none" fo:font-weight="normal" officeooo:rsid="00a75993" style:font-style-asian="italic" style:font-weight-asian="normal" style:font-style-complex="italic" style:font-weight-complex="normal"/>
    </style:style>
    <style:style style:name="T104" style:family="text">
      <style:text-properties fo:font-style="italic" style:text-underline-style="none" fo:font-weight="normal" officeooo:rsid="009e29ef" style:font-style-asian="italic" style:font-weight-asian="normal" style:font-style-complex="italic" style:font-weight-complex="normal"/>
    </style:style>
    <style:style style:name="T105" style:family="text">
      <style:text-properties fo:font-style="italic" style:text-underline-style="none" fo:font-weight="normal" officeooo:rsid="003fcbcf" style:font-style-asian="italic" style:font-weight-asian="normal" style:font-style-complex="italic" style:font-weight-complex="normal"/>
    </style:style>
    <style:style style:name="T106" style:family="text">
      <style:text-properties fo:font-style="italic" style:text-underline-style="none" fo:font-weight="normal" officeooo:rsid="010db770" style:font-style-asian="italic" style:font-weight-asian="normal" style:font-style-complex="italic" style:font-weight-complex="normal"/>
    </style:style>
    <style:style style:name="T107" style:family="text">
      <style:text-properties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108" style:family="text">
      <style:text-properties fo:font-style="italic" style:text-underline-style="none" fo:font-weight="normal" officeooo:rsid="004acb3b" style:font-style-asian="italic" style:font-weight-asian="normal" style:font-style-complex="italic" style:font-weight-complex="normal"/>
    </style:style>
    <style:style style:name="T109" style:family="text">
      <style:text-properties fo:font-style="italic" style:text-underline-style="none" fo:font-weight="normal" officeooo:rsid="00d83381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fo:font-weight="normal" officeooo:rsid="00d5826a" style:font-style-asian="italic" style:font-weight-asian="normal" style:font-style-complex="italic" style:font-weight-complex="normal"/>
    </style:style>
    <style:style style:name="T111" style:family="text">
      <style:text-properties fo:font-style="italic" style:text-underline-style="none" fo:font-weight="normal" officeooo:rsid="0057ec24" style:font-style-asian="italic" style:font-weight-asian="normal" style:font-style-complex="italic" style:font-weight-complex="normal"/>
    </style:style>
    <style:style style:name="T112" style:family="text">
      <style:text-properties fo:font-style="italic" style:text-underline-style="none" fo:font-weight="normal" officeooo:rsid="00d77d7d" style:font-style-asian="italic" style:font-weight-asian="normal" style:font-style-complex="italic" style:font-weight-complex="normal"/>
    </style:style>
    <style:style style:name="T113" style:family="text">
      <style:text-properties fo:font-style="italic" style:text-underline-style="none" fo:font-weight="normal" officeooo:rsid="005c5090" style:font-style-asian="italic" style:font-weight-asian="normal" style:font-style-complex="italic" style:font-weight-complex="normal"/>
    </style:style>
    <style:style style:name="T114" style:family="text">
      <style:text-properties fo:font-style="italic" style:text-underline-style="none" fo:font-weight="normal" officeooo:rsid="00cc5bce" style:font-style-asian="italic" style:font-weight-asian="normal" style:font-style-complex="italic" style:font-weight-complex="normal"/>
    </style:style>
    <style:style style:name="T115" style:family="text">
      <style:text-properties fo:font-style="italic" style:text-underline-style="none" fo:font-weight="normal" officeooo:rsid="00a07f5d" style:font-style-asian="italic" style:font-weight-asian="normal" style:font-style-complex="italic" style:font-weight-complex="normal"/>
    </style:style>
    <style:style style:name="T116" style:family="text">
      <style:text-properties fo:font-style="italic" style:text-underline-style="none" fo:font-weight="normal" officeooo:rsid="01770822" style:font-style-asian="italic" style:font-weight-asian="normal" style:font-style-complex="italic" style:font-weight-complex="normal"/>
    </style:style>
    <style:style style:name="T117" style:family="text">
      <style:text-properties fo:font-style="italic" style:text-underline-style="none" fo:font-weight="normal" officeooo:rsid="002f336e" style:font-style-asian="italic" style:font-weight-asian="normal" style:font-style-complex="italic" style:font-weight-complex="normal"/>
    </style:style>
    <style:style style:name="T118" style:family="text">
      <style:text-properties fo:font-style="italic" style:text-underline-style="none" style:font-style-asian="italic" style:font-style-complex="italic"/>
    </style:style>
    <style:style style:name="T119" style:family="text">
      <style:text-properties fo:font-style="italic" style:text-underline-style="none" officeooo:rsid="010f422a" style:font-style-asian="italic" style:font-style-complex="italic"/>
    </style:style>
    <style:style style:name="T120" style:family="text">
      <style:text-properties fo:font-style="italic" style:text-underline-style="none" officeooo:rsid="004caf23" style:font-style-asian="italic" style:font-style-complex="italic"/>
    </style:style>
    <style:style style:name="T121" style:family="text">
      <style:text-properties fo:font-style="italic" style:text-underline-style="none" officeooo:rsid="00d9c9e4" style:font-style-asian="italic" style:font-style-complex="italic"/>
    </style:style>
    <style:style style:name="T122" style:family="text">
      <style:text-properties fo:font-style="italic" style:text-underline-style="none" fo:font-weight="bold" officeooo:rsid="00bd3f9d" style:font-style-asian="italic" style:font-weight-asian="bold" style:font-style-complex="italic" style:font-weight-complex="bold"/>
    </style:style>
    <style:style style:name="T123" style:family="text">
      <style:text-properties fo:font-style="italic" style:text-underline-style="none" fo:font-weight="bold" officeooo:rsid="00a75993" style:font-style-asian="italic" style:font-weight-asian="bold" style:font-style-complex="italic" style:font-weight-complex="bold"/>
    </style:style>
    <style:style style:name="T124" style:family="text">
      <style:text-properties fo:font-style="italic" style:text-underline-style="none" fo:font-weight="bold" officeooo:rsid="00d83381" style:font-style-asian="italic" style:font-weight-asian="bold" style:font-style-complex="italic" style:font-weight-complex="bold"/>
    </style:style>
    <style:style style:name="T125" style:family="text">
      <style:text-properties fo:font-style="italic" style:text-underline-style="none" fo:font-weight="bold" officeooo:rsid="00d77d7d" style:font-style-asian="italic" style:font-weight-asian="bold" style:font-style-complex="italic" style:font-weight-complex="bold"/>
    </style:style>
    <style:style style:name="T1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7" style:family="text">
      <style:text-properties fo:font-style="italic" fo:font-weight="bold" officeooo:rsid="01871851" style:font-style-asian="italic" style:font-weight-asian="bold" style:font-style-complex="italic" style:font-weight-complex="bold"/>
    </style:style>
    <style:style style:name="T128" style:family="text">
      <style:text-properties fo:font-style="italic" fo:font-weight="bold" officeooo:rsid="009d5b59" style:font-style-asian="italic" style:font-weight-asian="bold" style:font-style-complex="italic" style:font-weight-complex="bold"/>
    </style:style>
    <style:style style:name="T129" style:family="text">
      <style:text-properties fo:font-style="italic" fo:font-weight="bold" officeooo:rsid="00ba819c" style:font-style-asian="italic" style:font-weight-asian="bold" style:font-style-complex="italic" style:font-weight-complex="bold"/>
    </style:style>
    <style:style style:name="T130" style:family="text">
      <style:text-properties fo:font-style="italic" fo:font-weight="bold" officeooo:rsid="00e1ae30" style:font-style-asian="italic" style:font-weight-asian="bold" style:font-style-complex="italic" style:font-weight-complex="bold"/>
    </style:style>
    <style:style style:name="T131" style:family="text">
      <style:text-properties fo:font-style="italic" fo:font-weight="bold" officeooo:rsid="00e30a5c" style:font-style-asian="italic" style:font-weight-asian="bold" style:font-style-complex="italic" style:font-weight-complex="bold"/>
    </style:style>
    <style:style style:name="T132" style:family="text">
      <style:text-properties fo:font-style="italic" fo:font-weight="bold" officeooo:rsid="00dd44af" style:font-style-asian="italic" style:font-weight-asian="bold" style:font-style-complex="italic" style:font-weight-complex="bold"/>
    </style:style>
    <style:style style:name="T133" style:family="text">
      <style:text-properties fo:font-style="italic" fo:font-weight="bold" officeooo:rsid="00f4c6c5" style:font-style-asian="italic" style:font-weight-asian="bold" style:font-style-complex="italic" style:font-weight-complex="bold"/>
    </style:style>
    <style:style style:name="T134" style:family="text">
      <style:text-properties fo:font-style="italic" fo:font-weight="bold" officeooo:rsid="0199826e" style:font-style-asian="italic" style:font-weight-asian="bold" style:font-style-complex="italic" style:font-weight-complex="bold"/>
    </style:style>
    <style:style style:name="T135" style:family="text">
      <style:text-properties fo:font-style="italic" fo:font-weight="bold" officeooo:rsid="01ce0a79" style:font-style-asian="italic" style:font-weight-asian="bold" style:font-style-complex="italic" style:font-weight-complex="bold"/>
    </style:style>
    <style:style style:name="T136" style:family="text">
      <style:text-properties fo:font-style="italic" style:text-underline-style="solid" style:text-underline-width="auto" style:text-underline-color="font-color" fo:font-weight="normal" officeooo:rsid="01305c41" style:font-style-asian="italic" style:font-weight-asian="normal" style:font-style-complex="italic" style:font-weight-complex="normal"/>
    </style:style>
    <style:style style:name="T13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8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139" style:family="text">
      <style:text-properties officeooo:rsid="0010e9b7"/>
    </style:style>
    <style:style style:name="T140" style:family="text">
      <style:text-properties fo:color="#ff0000"/>
    </style:style>
    <style:style style:name="T141" style:family="text">
      <style:text-properties fo:color="#ff0000" fo:font-style="italic" officeooo:rsid="0011b025" style:font-style-asian="italic" style:font-style-complex="italic"/>
    </style:style>
    <style:style style:name="T142" style:family="text">
      <style:text-properties fo:color="#ff0000" fo:font-style="italic" officeooo:rsid="00186c3f" style:font-style-asian="italic" style:font-style-complex="italic"/>
    </style:style>
    <style:style style:name="T143" style:family="text">
      <style:text-properties fo:color="#ff0000" officeooo:rsid="0013daba"/>
    </style:style>
    <style:style style:name="T144" style:family="text">
      <style:text-properties fo:color="#ff0000" officeooo:rsid="00186c3f"/>
    </style:style>
    <style:style style:name="T145" style:family="text">
      <style:text-properties fo:color="#ff0000" officeooo:rsid="00acfb9d"/>
    </style:style>
    <style:style style:name="T146" style:family="text">
      <style:text-properties fo:color="#ff0000" fo:font-weight="normal" style:font-weight-asian="normal" style:font-weight-complex="normal"/>
    </style:style>
    <style:style style:name="T147" style:family="text">
      <style:text-properties fo:color="#ff0000" fo:font-weight="normal" officeooo:rsid="014d6fa3" style:font-weight-asian="normal" style:font-weight-complex="normal"/>
    </style:style>
    <style:style style:name="T148" style:family="text">
      <style:text-properties fo:color="#ff0000" fo:font-weight="normal" officeooo:rsid="0151b86d" style:font-weight-asian="normal" style:font-weight-complex="normal"/>
    </style:style>
    <style:style style:name="T149" style:family="text">
      <style:text-properties fo:color="#0000ff"/>
    </style:style>
    <style:style style:name="T150" style:family="text">
      <style:text-properties fo:color="#0000ff" fo:font-style="italic" officeooo:rsid="0011b025" style:font-style-asian="italic" style:font-style-complex="italic"/>
    </style:style>
    <style:style style:name="T151" style:family="text">
      <style:text-properties fo:color="#0000ff" fo:font-style="italic" officeooo:rsid="0013daba" style:font-style-asian="italic" style:font-style-complex="italic"/>
    </style:style>
    <style:style style:name="T152" style:family="text">
      <style:text-properties fo:color="#0000ff" fo:font-style="italic" officeooo:rsid="00186c3f" style:font-style-asian="italic" style:font-style-complex="italic"/>
    </style:style>
    <style:style style:name="T153" style:family="text">
      <style:text-properties fo:color="#0000ff" fo:font-style="italic" officeooo:rsid="0012a0dc" style:font-style-asian="italic" style:font-style-complex="italic"/>
    </style:style>
    <style:style style:name="T154" style:family="text">
      <style:text-properties fo:color="#0000ff" fo:font-style="italic" officeooo:rsid="009f187e" style:font-style-asian="italic" style:font-style-complex="italic"/>
    </style:style>
    <style:style style:name="T155" style:family="text">
      <style:text-properties fo:color="#0000ff" officeooo:rsid="0013daba"/>
    </style:style>
    <style:style style:name="T156" style:family="text">
      <style:text-properties fo:color="#0000ff" officeooo:rsid="00186c3f"/>
    </style:style>
    <style:style style:name="T157" style:family="text">
      <style:text-properties fo:color="#0000ff" fo:background-color="transparent" loext:char-shading-value="0"/>
    </style:style>
    <style:style style:name="T158" style:family="text">
      <style:text-properties fo:color="#0000ff" officeooo:rsid="00acfb9d"/>
    </style:style>
    <style:style style:name="T159" style:family="text">
      <style:text-properties fo:color="#0000ff" fo:font-weight="normal" style:font-weight-asian="normal" style:font-weight-complex="normal"/>
    </style:style>
    <style:style style:name="T160" style:family="text">
      <style:text-properties fo:color="#0000ff" fo:font-weight="normal" officeooo:rsid="014d6fa3" style:font-weight-asian="normal" style:font-weight-complex="normal"/>
    </style:style>
    <style:style style:name="T161" style:family="text">
      <style:text-properties fo:color="#0000ff" fo:font-weight="normal" officeooo:rsid="0151b86d" style:font-weight-asian="normal" style:font-weight-complex="normal"/>
    </style:style>
    <style:style style:name="T162" style:family="text">
      <style:text-properties fo:color="#008000"/>
    </style:style>
    <style:style style:name="T163" style:family="text">
      <style:text-properties fo:color="#008000" fo:font-style="italic" style:font-style-asian="italic" style:font-style-complex="italic"/>
    </style:style>
    <style:style style:name="T164" style:family="text">
      <style:text-properties fo:color="#008000" fo:font-style="italic" officeooo:rsid="0011b025" style:font-style-asian="italic" style:font-style-complex="italic"/>
    </style:style>
    <style:style style:name="T165" style:family="text">
      <style:text-properties fo:color="#008000" fo:font-style="italic" officeooo:rsid="0013daba" style:font-style-asian="italic" style:font-style-complex="italic"/>
    </style:style>
    <style:style style:name="T166" style:family="text">
      <style:text-properties fo:color="#008000" fo:font-style="italic" officeooo:rsid="009f187e" style:font-style-asian="italic" style:font-style-complex="italic"/>
    </style:style>
    <style:style style:name="T167" style:family="text">
      <style:text-properties fo:color="#008000" officeooo:rsid="0013daba"/>
    </style:style>
    <style:style style:name="T168" style:family="text">
      <style:text-properties fo:color="#008000" officeooo:rsid="00acfb9d"/>
    </style:style>
    <style:style style:name="T169" style:family="text">
      <style:text-properties fo:color="#008000" fo:font-weight="normal" officeooo:rsid="007ca694" style:font-weight-asian="normal" style:font-weight-complex="normal"/>
    </style:style>
    <style:style style:name="T170" style:family="text">
      <style:text-properties fo:color="#ff00ff"/>
    </style:style>
    <style:style style:name="T171" style:family="text">
      <style:text-properties fo:color="#ff00ff" fo:font-style="italic" officeooo:rsid="0011b025" style:font-style-asian="italic" style:font-style-complex="italic"/>
    </style:style>
    <style:style style:name="T172" style:family="text">
      <style:text-properties fo:color="#ff00ff" fo:font-style="italic" officeooo:rsid="0013daba" style:font-style-asian="italic" style:font-style-complex="italic"/>
    </style:style>
    <style:style style:name="T173" style:family="text">
      <style:text-properties fo:color="#ff00ff" fo:font-style="italic" officeooo:rsid="00186c3f" style:font-style-asian="italic" style:font-style-complex="italic"/>
    </style:style>
    <style:style style:name="T174" style:family="text">
      <style:text-properties fo:color="#ff00ff" officeooo:rsid="00186c3f"/>
    </style:style>
    <style:style style:name="T175" style:family="text">
      <style:text-properties fo:color="#ff00ff" officeooo:rsid="00acfb9d"/>
    </style:style>
    <style:style style:name="T176" style:family="text">
      <style:text-properties fo:color="#1e90ff"/>
    </style:style>
    <style:style style:name="T177" style:family="text">
      <style:text-properties fo:color="#1e90ff" fo:font-style="italic" style:font-style-asian="italic" style:font-style-complex="italic"/>
    </style:style>
    <style:style style:name="T178" style:family="text">
      <style:text-properties fo:color="#1e90ff" fo:font-style="italic" officeooo:rsid="0013daba" style:font-style-asian="italic" style:font-style-complex="italic"/>
    </style:style>
    <style:style style:name="T179" style:family="text">
      <style:text-properties fo:color="#1e90ff" fo:font-style="italic" officeooo:rsid="00186c3f" style:font-style-asian="italic" style:font-style-complex="italic"/>
    </style:style>
    <style:style style:name="T180" style:family="text">
      <style:text-properties fo:color="#1e90ff" fo:font-style="italic" officeooo:rsid="0011b025" style:font-style-asian="italic" style:font-style-complex="italic"/>
    </style:style>
    <style:style style:name="T181" style:family="text">
      <style:text-properties fo:color="#1e90ff" officeooo:rsid="0013daba"/>
    </style:style>
    <style:style style:name="T182" style:family="text">
      <style:text-properties fo:color="#1e90ff" officeooo:rsid="00186c3f"/>
    </style:style>
    <style:style style:name="T183" style:family="text">
      <style:text-properties officeooo:rsid="0013daba"/>
    </style:style>
    <style:style style:name="T184" style:family="text">
      <style:text-properties fo:font-style="normal" style:font-style-asian="normal" style:font-style-complex="normal"/>
    </style:style>
    <style:style style:name="T185" style:family="text">
      <style:text-properties fo:font-style="normal" officeooo:rsid="00134990" style:font-style-asian="normal" style:font-style-complex="normal"/>
    </style:style>
    <style:style style:name="T186" style:family="text">
      <style:text-properties fo:font-style="normal" officeooo:rsid="0013daba" style:font-style-asian="normal" style:font-style-complex="normal"/>
    </style:style>
    <style:style style:name="T187" style:family="text">
      <style:text-properties fo:font-style="normal" officeooo:rsid="00154f37" style:font-style-asian="normal" style:font-style-complex="normal"/>
    </style:style>
    <style:style style:name="T188" style:family="text">
      <style:text-properties fo:font-style="normal" officeooo:rsid="001819bc" style:font-style-asian="normal" style:font-style-complex="normal"/>
    </style:style>
    <style:style style:name="T189" style:family="text">
      <style:text-properties fo:font-style="normal" officeooo:rsid="00186c3f" style:font-style-asian="normal" style:font-style-complex="normal"/>
    </style:style>
    <style:style style:name="T190" style:family="text">
      <style:text-properties fo:font-style="normal" officeooo:rsid="0018e013" style:font-style-asian="normal" style:font-style-complex="normal"/>
    </style:style>
    <style:style style:name="T191" style:family="text">
      <style:text-properties fo:font-style="normal" officeooo:rsid="001c0ef5" style:font-style-asian="normal" style:font-style-complex="normal"/>
    </style:style>
    <style:style style:name="T192" style:family="text">
      <style:text-properties fo:font-style="normal" officeooo:rsid="0055a125" style:font-style-asian="normal" style:font-style-complex="normal"/>
    </style:style>
    <style:style style:name="T193" style:family="text">
      <style:text-properties fo:font-style="normal" officeooo:rsid="005fb5cb" style:font-style-asian="normal" style:font-style-complex="normal"/>
    </style:style>
    <style:style style:name="T194" style:family="text">
      <style:text-properties fo:font-style="normal" officeooo:rsid="00607814" style:font-style-asian="normal" style:font-style-complex="normal"/>
    </style:style>
    <style:style style:name="T195" style:family="text">
      <style:text-properties fo:font-style="normal" officeooo:rsid="00616041" style:font-style-asian="normal" style:font-style-complex="normal"/>
    </style:style>
    <style:style style:name="T196" style:family="text">
      <style:text-properties fo:font-style="normal" officeooo:rsid="0063f681" style:font-style-asian="normal" style:font-style-complex="normal"/>
    </style:style>
    <style:style style:name="T197" style:family="text">
      <style:text-properties fo:font-style="normal" officeooo:rsid="00644350" style:font-style-asian="normal" style:font-style-complex="normal"/>
    </style:style>
    <style:style style:name="T198" style:family="text">
      <style:text-properties fo:font-style="normal" officeooo:rsid="006579dd" style:font-style-asian="normal" style:font-style-complex="normal"/>
    </style:style>
    <style:style style:name="T199" style:family="text">
      <style:text-properties fo:font-style="normal" officeooo:rsid="0068aca7" style:font-style-asian="normal" style:font-style-complex="normal"/>
    </style:style>
    <style:style style:name="T200" style:family="text">
      <style:text-properties fo:font-style="normal" officeooo:rsid="0069ae1a" style:font-style-asian="normal" style:font-style-complex="normal"/>
    </style:style>
    <style:style style:name="T201" style:family="text">
      <style:text-properties fo:font-style="normal" officeooo:rsid="006b8991" style:font-style-asian="normal" style:font-style-complex="normal"/>
    </style:style>
    <style:style style:name="T202" style:family="text">
      <style:text-properties fo:font-style="normal" officeooo:rsid="006f66ec" style:font-style-asian="normal" style:font-style-complex="normal"/>
    </style:style>
    <style:style style:name="T203" style:family="text">
      <style:text-properties fo:font-style="normal" officeooo:rsid="006d78d1" style:font-style-asian="normal" style:font-style-complex="normal"/>
    </style:style>
    <style:style style:name="T204" style:family="text">
      <style:text-properties fo:font-style="normal" officeooo:rsid="0071baff" style:font-style-asian="normal" style:font-style-complex="normal"/>
    </style:style>
    <style:style style:name="T205" style:family="text">
      <style:text-properties fo:font-style="normal" officeooo:rsid="00751d17" style:font-style-asian="normal" style:font-style-complex="normal"/>
    </style:style>
    <style:style style:name="T206" style:family="text">
      <style:text-properties fo:font-style="normal" officeooo:rsid="0075c7db" style:font-style-asian="normal" style:font-style-complex="normal"/>
    </style:style>
    <style:style style:name="T207" style:family="text">
      <style:text-properties fo:font-style="normal" officeooo:rsid="007b2101" style:font-style-asian="normal" style:font-style-complex="normal"/>
    </style:style>
    <style:style style:name="T208" style:family="text">
      <style:text-properties fo:font-style="normal" officeooo:rsid="007d92ff" style:font-style-asian="normal" style:font-style-complex="normal"/>
    </style:style>
    <style:style style:name="T209" style:family="text">
      <style:text-properties fo:font-style="normal" officeooo:rsid="00819260" style:font-style-asian="normal" style:font-style-complex="normal"/>
    </style:style>
    <style:style style:name="T210" style:family="text">
      <style:text-properties fo:font-style="normal" officeooo:rsid="008478a0" style:font-style-asian="normal" style:font-style-complex="normal"/>
    </style:style>
    <style:style style:name="T211" style:family="text">
      <style:text-properties fo:font-style="normal" officeooo:rsid="0085ac68" style:font-style-asian="normal" style:font-style-complex="normal"/>
    </style:style>
    <style:style style:name="T212" style:family="text">
      <style:text-properties fo:font-style="normal" officeooo:rsid="00941a11" style:font-style-asian="normal" style:font-style-complex="normal"/>
    </style:style>
    <style:style style:name="T213" style:family="text">
      <style:text-properties fo:font-style="normal" officeooo:rsid="009d5b59" style:font-style-asian="normal" style:font-style-complex="normal"/>
    </style:style>
    <style:style style:name="T214" style:family="text">
      <style:text-properties fo:font-style="normal" officeooo:rsid="009ec4fc" style:font-style-asian="normal" style:font-style-complex="normal"/>
    </style:style>
    <style:style style:name="T215" style:family="text">
      <style:text-properties fo:font-style="normal" officeooo:rsid="00a6f347" style:font-style-asian="normal" style:font-style-complex="normal"/>
    </style:style>
    <style:style style:name="T216" style:family="text">
      <style:text-properties fo:font-style="normal" officeooo:rsid="00a1e031" style:font-style-asian="normal" style:font-style-complex="normal"/>
    </style:style>
    <style:style style:name="T217" style:family="text">
      <style:text-properties fo:font-style="normal" officeooo:rsid="00acfb9d" style:font-style-asian="normal" style:font-style-complex="normal"/>
    </style:style>
    <style:style style:name="T218" style:family="text">
      <style:text-properties fo:font-style="normal" officeooo:rsid="00af3424" style:font-style-asian="normal" style:font-style-complex="normal"/>
    </style:style>
    <style:style style:name="T219" style:family="text">
      <style:text-properties fo:font-style="normal" officeooo:rsid="00ba819c" style:font-style-asian="normal" style:font-style-complex="normal"/>
    </style:style>
    <style:style style:name="T220" style:family="text">
      <style:text-properties fo:font-style="normal" officeooo:rsid="00bbf4cd" style:font-style-asian="normal" style:font-style-complex="normal"/>
    </style:style>
    <style:style style:name="T221" style:family="text">
      <style:text-properties fo:font-style="normal" officeooo:rsid="00bc5e43" style:font-style-asian="normal" style:font-style-complex="normal"/>
    </style:style>
    <style:style style:name="T222" style:family="text">
      <style:text-properties fo:font-style="normal" officeooo:rsid="00bdd473" style:font-style-asian="normal" style:font-style-complex="normal"/>
    </style:style>
    <style:style style:name="T223" style:family="text">
      <style:text-properties fo:font-style="normal" officeooo:rsid="00c12d1c" style:font-style-asian="normal" style:font-style-complex="normal"/>
    </style:style>
    <style:style style:name="T224" style:family="text">
      <style:text-properties fo:font-style="normal" officeooo:rsid="00c2c999" style:font-style-asian="normal" style:font-style-complex="normal"/>
    </style:style>
    <style:style style:name="T225" style:family="text">
      <style:text-properties fo:font-style="normal" officeooo:rsid="00c495da" style:font-style-asian="normal" style:font-style-complex="normal"/>
    </style:style>
    <style:style style:name="T226" style:family="text">
      <style:text-properties fo:font-style="normal" officeooo:rsid="00c50878" style:font-style-asian="normal" style:font-style-complex="normal"/>
    </style:style>
    <style:style style:name="T227" style:family="text">
      <style:text-properties fo:font-style="normal" officeooo:rsid="0066b31e" style:font-style-asian="normal" style:font-style-complex="normal"/>
    </style:style>
    <style:style style:name="T228" style:family="text">
      <style:text-properties fo:font-style="normal" officeooo:rsid="00684bfc" style:font-style-asian="normal" style:font-style-complex="normal"/>
    </style:style>
    <style:style style:name="T229" style:family="text">
      <style:text-properties fo:font-style="normal" officeooo:rsid="00c7021f" style:font-style-asian="normal" style:font-style-complex="normal"/>
    </style:style>
    <style:style style:name="T230" style:family="text">
      <style:text-properties fo:font-style="normal" officeooo:rsid="00c7cebc" style:font-style-asian="normal" style:font-style-complex="normal"/>
    </style:style>
    <style:style style:name="T231" style:family="text">
      <style:text-properties fo:font-style="normal" officeooo:rsid="00c88326" style:font-style-asian="normal" style:font-style-complex="normal"/>
    </style:style>
    <style:style style:name="T232" style:family="text">
      <style:text-properties fo:font-style="normal" officeooo:rsid="00d63bc5" style:font-style-asian="normal" style:font-style-complex="normal"/>
    </style:style>
    <style:style style:name="T233" style:family="text">
      <style:text-properties fo:font-style="normal" officeooo:rsid="00eb49f4" style:font-style-asian="normal" style:font-style-complex="normal"/>
    </style:style>
    <style:style style:name="T234" style:family="text">
      <style:text-properties fo:font-style="normal" officeooo:rsid="010c3ac9" style:font-style-asian="normal" style:font-style-complex="normal"/>
    </style:style>
    <style:style style:name="T235" style:family="text">
      <style:text-properties fo:font-style="normal" officeooo:rsid="010c4cb4" style:font-style-asian="normal" style:font-style-complex="normal"/>
    </style:style>
    <style:style style:name="T236" style:family="text">
      <style:text-properties fo:font-style="normal" officeooo:rsid="010da598" style:font-style-asian="normal" style:font-style-complex="normal"/>
    </style:style>
    <style:style style:name="T237" style:family="text">
      <style:text-properties fo:font-style="normal" officeooo:rsid="010f5523" style:font-style-asian="normal" style:font-style-complex="normal"/>
    </style:style>
    <style:style style:name="T238" style:family="text">
      <style:text-properties fo:font-style="normal" officeooo:rsid="0111d037" style:font-style-asian="normal" style:font-style-complex="normal"/>
    </style:style>
    <style:style style:name="T239" style:family="text">
      <style:text-properties fo:font-style="normal" officeooo:rsid="01148430" style:font-style-asian="normal" style:font-style-complex="normal"/>
    </style:style>
    <style:style style:name="T240" style:family="text">
      <style:text-properties fo:font-style="normal" officeooo:rsid="01190d75" style:font-style-asian="normal" style:font-style-complex="normal"/>
    </style:style>
    <style:style style:name="T241" style:family="text">
      <style:text-properties fo:font-style="normal" officeooo:rsid="011511c0" style:font-style-asian="normal" style:font-style-complex="normal"/>
    </style:style>
    <style:style style:name="T242" style:family="text">
      <style:text-properties fo:font-style="normal" officeooo:rsid="011e7671" style:font-style-asian="normal" style:font-style-complex="normal"/>
    </style:style>
    <style:style style:name="T243" style:family="text">
      <style:text-properties fo:font-style="normal" officeooo:rsid="01206a6e" style:font-style-asian="normal" style:font-style-complex="normal"/>
    </style:style>
    <style:style style:name="T244" style:family="text">
      <style:text-properties fo:font-style="normal" officeooo:rsid="008c034a" style:font-style-asian="normal" style:font-style-complex="normal"/>
    </style:style>
    <style:style style:name="T245" style:family="text">
      <style:text-properties fo:font-style="normal" officeooo:rsid="0128c6e8" style:font-style-asian="normal" style:font-style-complex="normal"/>
    </style:style>
    <style:style style:name="T246" style:family="text">
      <style:text-properties fo:font-style="normal" officeooo:rsid="012b24b3" style:font-style-asian="normal" style:font-style-complex="normal"/>
    </style:style>
    <style:style style:name="T247" style:family="text">
      <style:text-properties fo:font-style="normal" officeooo:rsid="012cecd7" style:font-style-asian="normal" style:font-style-complex="normal"/>
    </style:style>
    <style:style style:name="T248" style:family="text">
      <style:text-properties fo:font-style="normal" officeooo:rsid="012e9465" style:font-style-asian="normal" style:font-style-complex="normal"/>
    </style:style>
    <style:style style:name="T249" style:family="text">
      <style:text-properties fo:font-style="normal" officeooo:rsid="01305c41" style:font-style-asian="normal" style:font-style-complex="normal"/>
    </style:style>
    <style:style style:name="T250" style:family="text">
      <style:text-properties fo:font-style="normal" officeooo:rsid="01494a68" style:font-style-asian="normal" style:font-style-complex="normal"/>
    </style:style>
    <style:style style:name="T251" style:family="text">
      <style:text-properties fo:font-style="normal" officeooo:rsid="014be95f" style:font-style-asian="normal" style:font-style-complex="normal"/>
    </style:style>
    <style:style style:name="T252" style:family="text">
      <style:text-properties fo:font-style="normal" officeooo:rsid="000fecca" style:font-style-asian="normal" style:font-style-complex="normal"/>
    </style:style>
    <style:style style:name="T253" style:family="text">
      <style:text-properties fo:font-style="normal" officeooo:rsid="00b41267" style:font-style-asian="normal" style:font-style-complex="normal"/>
    </style:style>
    <style:style style:name="T254" style:family="text">
      <style:text-properties fo:font-style="normal" officeooo:rsid="0174886a" style:font-style-asian="normal" style:font-style-complex="normal"/>
    </style:style>
    <style:style style:name="T255" style:family="text">
      <style:text-properties fo:font-style="normal" officeooo:rsid="0194da6f" style:font-style-asian="normal" style:font-style-complex="normal"/>
    </style:style>
    <style:style style:name="T256" style:family="text">
      <style:text-properties fo:font-style="normal" officeooo:rsid="0198319c" style:font-style-asian="normal" style:font-style-complex="normal"/>
    </style:style>
    <style:style style:name="T257" style:family="text">
      <style:text-properties fo:font-style="normal" officeooo:rsid="019a451e" style:font-style-asian="normal" style:font-style-complex="normal"/>
    </style:style>
    <style:style style:name="T258" style:family="text">
      <style:text-properties fo:font-style="normal" officeooo:rsid="019c0acb" style:font-style-asian="normal" style:font-style-complex="normal"/>
    </style:style>
    <style:style style:name="T259" style:family="text">
      <style:text-properties fo:font-style="normal" officeooo:rsid="019c6d7b" style:font-style-asian="normal" style:font-style-complex="normal"/>
    </style:style>
    <style:style style:name="T260" style:family="text">
      <style:text-properties fo:font-style="normal" officeooo:rsid="010ab710" style:font-style-asian="normal" style:font-style-complex="normal"/>
    </style:style>
    <style:style style:name="T261" style:family="text">
      <style:text-properties fo:font-style="normal" officeooo:rsid="01ebd8c8" style:font-style-asian="normal" style:font-style-complex="normal"/>
    </style:style>
    <style:style style:name="T262" style:family="text">
      <style:text-properties fo:font-style="normal" officeooo:rsid="01fb8b62" style:font-style-asian="normal" style:font-style-complex="normal"/>
    </style:style>
    <style:style style:name="T263" style:family="text">
      <style:text-properties fo:font-style="normal" officeooo:rsid="01fee9dd" style:font-style-asian="normal" style:font-style-complex="normal"/>
    </style:style>
    <style:style style:name="T26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5" style:family="text">
      <style:text-properties fo:font-style="normal" fo:font-weight="normal" officeooo:rsid="007b2101" style:font-style-asian="normal" style:font-weight-asian="normal" style:font-style-complex="normal" style:font-weight-complex="normal"/>
    </style:style>
    <style:style style:name="T266" style:family="text">
      <style:text-properties fo:font-style="normal" fo:font-weight="normal" officeooo:rsid="0076848f" style:font-style-asian="normal" style:font-weight-asian="normal" style:font-style-complex="normal" style:font-weight-complex="normal"/>
    </style:style>
    <style:style style:name="T267" style:family="text">
      <style:text-properties fo:font-style="normal" fo:font-weight="normal" officeooo:rsid="008eb3ea" style:font-style-asian="normal" style:font-weight-asian="normal" style:font-style-complex="normal" style:font-weight-complex="normal"/>
    </style:style>
    <style:style style:name="T268" style:family="text">
      <style:text-properties fo:font-style="normal" fo:font-weight="normal" officeooo:rsid="008eeb87" style:font-style-asian="normal" style:font-weight-asian="normal" style:font-style-complex="normal" style:font-weight-complex="normal"/>
    </style:style>
    <style:style style:name="T269" style:family="text">
      <style:text-properties fo:font-style="normal" fo:font-weight="normal" officeooo:rsid="00905987" style:font-style-asian="normal" style:font-weight-asian="normal" style:font-style-complex="normal" style:font-weight-complex="normal"/>
    </style:style>
    <style:style style:name="T270" style:family="text">
      <style:text-properties fo:font-style="normal" fo:font-weight="normal" officeooo:rsid="0091a7e6" style:font-style-asian="normal" style:font-weight-asian="normal" style:font-style-complex="normal" style:font-weight-complex="normal"/>
    </style:style>
    <style:style style:name="T271" style:family="text">
      <style:text-properties fo:font-style="normal" fo:font-weight="normal" officeooo:rsid="00939859" style:font-style-asian="normal" style:font-weight-asian="normal" style:font-style-complex="normal" style:font-weight-complex="normal"/>
    </style:style>
    <style:style style:name="T272" style:family="text">
      <style:text-properties fo:font-style="normal" fo:font-weight="normal" officeooo:rsid="00d23a32" style:font-style-asian="normal" style:font-weight-asian="normal" style:font-style-complex="normal" style:font-weight-complex="normal"/>
    </style:style>
    <style:style style:name="T273" style:family="text">
      <style:text-properties fo:font-style="normal" fo:font-weight="normal" officeooo:rsid="00d3f114" style:font-style-asian="normal" style:font-weight-asian="normal" style:font-style-complex="normal" style:font-weight-complex="normal"/>
    </style:style>
    <style:style style:name="T274" style:family="text">
      <style:text-properties fo:font-style="normal" fo:font-weight="normal" officeooo:rsid="00d63bc5" style:font-style-asian="normal" style:font-weight-asian="normal" style:font-style-complex="normal" style:font-weight-complex="normal"/>
    </style:style>
    <style:style style:name="T275" style:family="text">
      <style:text-properties fo:font-style="normal" fo:font-weight="normal" officeooo:rsid="00d833d3" style:font-style-asian="normal" style:font-weight-asian="normal" style:font-style-complex="normal" style:font-weight-complex="normal"/>
    </style:style>
    <style:style style:name="T276" style:family="text">
      <style:text-properties fo:font-style="normal" fo:font-weight="normal" officeooo:rsid="00d873e2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00da570f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0dd44af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0e1ae30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0e6e228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0e9938e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0eb49f4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0ec7536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0da4eed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0ec9cc0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0f4c6c5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0f51685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0f68ffb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0f9fdc0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0fb5f7f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0fc67ff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0fdd3aa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0fdd6a8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12eb039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12e9465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12edf56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13b189d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13c5706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1444106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1459f86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1494a68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0d459e3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1498e81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149fc19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1cdcabe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1d02de4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1e648d0" style:font-style-asian="normal" style:font-weight-asian="normal" style:font-style-complex="normal" style:font-weight-complex="normal"/>
    </style:style>
    <style:style style:name="T30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09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310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311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312" style:family="text">
      <style:text-properties fo:font-style="normal" style:text-underline-style="none" fo:font-weight="normal" officeooo:rsid="00254a2e" style:font-style-asian="normal" style:font-weight-asian="normal" style:font-style-complex="normal" style:font-weight-complex="normal"/>
    </style:style>
    <style:style style:name="T313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314" style:family="text">
      <style:text-properties fo:font-style="normal" style:text-underline-style="none" fo:font-weight="normal" officeooo:rsid="0029f907" style:font-style-asian="normal" style:font-weight-asian="normal" style:font-style-complex="normal" style:font-weight-complex="normal"/>
    </style:style>
    <style:style style:name="T315" style:family="text">
      <style:text-properties fo:font-style="normal" style:text-underline-style="none" fo:font-weight="normal" officeooo:rsid="00beb82f" style:font-style-asian="normal" style:font-weight-asian="normal" style:font-style-complex="normal" style:font-weight-complex="normal"/>
    </style:style>
    <style:style style:name="T316" style:family="text">
      <style:text-properties fo:font-style="normal" style:text-underline-style="none" fo:font-weight="normal" officeooo:rsid="002f336e" style:font-style-asian="normal" style:font-weight-asian="normal" style:font-style-complex="normal" style:font-weight-complex="normal"/>
    </style:style>
    <style:style style:name="T317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318" style:family="text">
      <style:text-properties fo:font-style="normal" style:text-underline-style="none" fo:font-weight="normal" officeooo:rsid="00d1487d" style:font-style-asian="normal" style:font-weight-asian="normal" style:font-style-complex="normal" style:font-weight-complex="normal"/>
    </style:style>
    <style:style style:name="T319" style:family="text">
      <style:text-properties fo:font-style="normal" style:text-underline-style="none" fo:font-weight="normal" officeooo:rsid="02ccc8f6" style:font-style-asian="normal" style:font-weight-asian="normal" style:font-style-complex="normal" style:font-weight-complex="normal"/>
    </style:style>
    <style:style style:name="T320" style:family="text">
      <style:text-properties fo:font-style="normal" style:text-underline-style="none" fo:font-weight="normal" officeooo:rsid="002f731d" style:font-style-asian="normal" style:font-weight-asian="normal" style:font-style-complex="normal" style:font-weight-complex="normal"/>
    </style:style>
    <style:style style:name="T321" style:family="text">
      <style:text-properties fo:font-style="normal" style:text-underline-style="none" fo:font-weight="normal" officeooo:rsid="00316632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fo:font-weight="normal" officeooo:rsid="003523e3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officeooo:rsid="0035b216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03ddce6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03fcbcf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0432526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10db770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0476ae1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04a157b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12dfde8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13a8584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04aa547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04acb3b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none" fo:font-weight="normal" officeooo:rsid="004b8029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officeooo:rsid="004bc840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officeooo:rsid="0057f0f6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fo:font-weight="normal" officeooo:rsid="004caf23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0523bf9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1148430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128c6e8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342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343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344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345" style:family="text">
      <style:text-properties fo:font-style="normal" style:text-underline-style="none" fo:font-weight="normal" officeooo:rsid="010c486e" style:font-style-asian="normal" style:font-weight-asian="normal" style:font-style-complex="normal" style:font-weight-complex="normal"/>
    </style:style>
    <style:style style:name="T346" style:family="text">
      <style:text-properties fo:font-style="normal" style:text-underline-style="none" fo:font-weight="normal" officeooo:rsid="0179bfd9" style:font-style-asian="normal" style:font-weight-asian="normal" style:font-style-complex="normal" style:font-weight-complex="normal"/>
    </style:style>
    <style:style style:name="T347" style:family="text">
      <style:text-properties fo:font-style="normal" style:text-underline-style="none" fo:font-weight="normal" officeooo:rsid="017a4a15" style:font-style-asian="normal" style:font-weight-asian="normal" style:font-style-complex="normal" style:font-weight-complex="normal"/>
    </style:style>
    <style:style style:name="T348" style:family="text">
      <style:text-properties fo:font-style="normal" style:text-underline-style="none" fo:font-weight="normal" officeooo:rsid="017e219d" style:font-style-asian="normal" style:font-weight-asian="normal" style:font-style-complex="normal" style:font-weight-complex="normal"/>
    </style:style>
    <style:style style:name="T349" style:family="text">
      <style:text-properties fo:font-style="normal" style:text-underline-style="none" fo:font-weight="normal" officeooo:rsid="017e71b9" style:font-style-asian="normal" style:font-weight-asian="normal" style:font-style-complex="normal" style:font-weight-complex="normal"/>
    </style:style>
    <style:style style:name="T350" style:family="text">
      <style:text-properties fo:font-style="normal" style:text-underline-style="none" fo:font-weight="normal" officeooo:rsid="01809d5f" style:font-style-asian="normal" style:font-weight-asian="normal" style:font-style-complex="normal" style:font-weight-complex="normal"/>
    </style:style>
    <style:style style:name="T351" style:family="text">
      <style:text-properties fo:font-style="normal" style:text-underline-style="none" fo:font-weight="normal" officeooo:rsid="0181499e" style:font-style-asian="normal" style:font-weight-asian="normal" style:font-style-complex="normal" style:font-weight-complex="normal"/>
    </style:style>
    <style:style style:name="T352" style:family="text">
      <style:text-properties fo:font-style="normal" style:text-underline-style="none" fo:font-weight="normal" officeooo:rsid="01e4e433" style:font-style-asian="normal" style:font-weight-asian="normal" style:font-style-complex="normal" style:font-weight-complex="normal"/>
    </style:style>
    <style:style style:name="T353" style:family="text">
      <style:text-properties fo:font-style="normal" style:text-underline-style="none" fo:font-weight="normal" officeooo:rsid="01ef3d36" style:font-style-asian="normal" style:font-weight-asian="normal" style:font-style-complex="normal" style:font-weight-complex="normal"/>
    </style:style>
    <style:style style:name="T354" style:family="text">
      <style:text-properties fo:font-style="normal" style:text-underline-style="none" style:font-style-asian="normal" style:font-style-complex="normal"/>
    </style:style>
    <style:style style:name="T355" style:family="text">
      <style:text-properties fo:font-style="normal" style:text-underline-style="none" officeooo:rsid="00bbbf73" style:font-style-asian="normal" style:font-style-complex="normal"/>
    </style:style>
    <style:style style:name="T356" style:family="text">
      <style:text-properties fo:font-style="normal" style:text-underline-style="none" officeooo:rsid="08e9819c" style:font-style-asian="normal" style:font-style-complex="normal"/>
    </style:style>
    <style:style style:name="T357" style:family="text">
      <style:text-properties fo:font-style="normal" style:text-underline-style="none" officeooo:rsid="00be4749" style:font-style-asian="normal" style:font-style-complex="normal"/>
    </style:style>
    <style:style style:name="T358" style:family="text">
      <style:text-properties fo:font-style="normal" style:text-underline-style="none" officeooo:rsid="00d708a6" style:font-style-asian="normal" style:font-style-complex="normal"/>
    </style:style>
    <style:style style:name="T359" style:family="text">
      <style:text-properties fo:font-style="normal" style:text-underline-style="none" officeooo:rsid="00ec1e8c" style:font-style-asian="normal" style:font-style-complex="normal"/>
    </style:style>
    <style:style style:name="T360" style:family="text">
      <style:text-properties fo:font-style="normal" style:text-underline-style="none" officeooo:rsid="00d9c9e4" style:font-style-asian="normal" style:font-style-complex="normal"/>
    </style:style>
    <style:style style:name="T361" style:family="text">
      <style:text-properties fo:font-style="normal" style:text-underline-style="none" officeooo:rsid="08f0811a" style:font-style-asian="normal" style:font-style-complex="normal"/>
    </style:style>
    <style:style style:name="T362" style:family="text">
      <style:text-properties fo:font-style="normal" style:text-underline-style="none" officeooo:rsid="010f422a" style:font-style-asian="normal" style:font-style-complex="normal"/>
    </style:style>
    <style:style style:name="T363" style:family="text">
      <style:text-properties fo:font-style="normal" style:text-underline-style="none" officeooo:rsid="00476ae1" style:font-style-asian="normal" style:font-style-complex="normal"/>
    </style:style>
    <style:style style:name="T364" style:family="text">
      <style:text-properties fo:font-style="normal" style:text-underline-style="none" officeooo:rsid="01ef8283" style:font-style-asian="normal" style:font-style-complex="normal"/>
    </style:style>
    <style:style style:name="T365" style:family="text">
      <style:text-properties fo:font-style="normal" style:text-underline-style="none" officeooo:rsid="01f16dc1" style:font-style-asian="normal" style:font-style-complex="normal"/>
    </style:style>
    <style:style style:name="T366" style:family="text">
      <style:text-properties fo:font-style="normal" style:text-underline-style="solid" style:text-underline-width="auto" style:text-underline-color="font-color" fo:font-weight="normal" officeooo:rsid="00254a2e" style:font-style-asian="normal" style:font-weight-asian="normal" style:font-style-complex="normal" style:font-weight-complex="normal"/>
    </style:style>
    <style:style style:name="T367" style:family="text">
      <style:text-properties fo:font-style="normal" style:text-underline-style="solid" style:text-underline-width="auto" style:text-underline-color="font-color" fo:font-weight="normal" officeooo:rsid="00905987" style:font-style-asian="normal" style:font-weight-asian="normal" style:font-style-complex="normal" style:font-weight-complex="normal"/>
    </style:style>
    <style:style style:name="T368" style:family="text">
      <style:text-properties fo:font-style="normal" style:text-underline-style="solid" style:text-underline-width="auto" style:text-underline-color="font-color" fo:font-weight="normal" officeooo:rsid="012edf56" style:font-style-asian="normal" style:font-weight-asian="normal" style:font-style-complex="normal" style:font-weight-complex="normal"/>
    </style:style>
    <style:style style:name="T369" style:family="text">
      <style:text-properties fo:font-style="normal" style:text-underline-style="solid" style:text-underline-width="auto" style:text-underline-color="font-color" fo:font-weight="normal" officeooo:rsid="013c5706" style:font-style-asian="normal" style:font-weight-asian="normal" style:font-style-complex="normal" style:font-weight-complex="normal"/>
    </style:style>
    <style:style style:name="T370" style:family="text">
      <style:text-properties officeooo:rsid="00154f37"/>
    </style:style>
    <style:style style:name="T371" style:family="text">
      <style:text-properties officeooo:rsid="0016b56f"/>
    </style:style>
    <style:style style:name="T372" style:family="text">
      <style:text-properties officeooo:rsid="00186c3f"/>
    </style:style>
    <style:style style:name="T373" style:family="text">
      <style:text-properties fo:color="#228b22" fo:font-style="italic" officeooo:rsid="00186c3f" style:font-style-asian="italic" style:font-style-complex="italic"/>
    </style:style>
    <style:style style:name="T374" style:family="text">
      <style:text-properties fo:color="#8b4513"/>
    </style:style>
    <style:style style:name="T375" style:family="text">
      <style:text-properties fo:color="#8b4513" officeooo:rsid="00186c3f"/>
    </style:style>
    <style:style style:name="T376" style:family="text">
      <style:text-properties officeooo:rsid="00205d85"/>
    </style:style>
    <style:style style:name="T377" style:family="text">
      <style:text-properties officeooo:rsid="001c5680"/>
    </style:style>
    <style:style style:name="T378" style:family="text">
      <style:text-properties officeooo:rsid="001e2fb9"/>
    </style:style>
    <style:style style:name="T379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380" style:family="text">
      <style:text-properties style:text-line-through-style="none" style:text-line-through-type="none" fo:font-style="italic" style:text-underline-style="none" fo:font-weight="bold" officeooo:rsid="00367935" style:font-style-asian="italic" style:font-weight-asian="bold" style:font-style-complex="italic" style:font-weight-complex="bold"/>
    </style:style>
    <style:style style:name="T381" style:family="text">
      <style:text-properties style:text-line-through-style="none" style:text-line-through-type="none" fo:font-style="italic" fo:font-weight="normal" officeooo:rsid="02004c51" style:font-style-asian="italic" style:font-weight-asian="normal" style:font-style-complex="italic" style:font-weight-complex="normal"/>
    </style:style>
    <style:style style:name="T382" style:family="text">
      <style:text-properties style:text-line-through-style="none" style:text-line-through-type="none" fo:font-style="italic" fo:font-weight="normal" officeooo:rsid="007b2101" style:font-style-asian="italic" style:font-weight-asian="normal" style:font-style-complex="italic" style:font-weight-complex="normal"/>
    </style:style>
    <style:style style:name="T383" style:family="text">
      <style:text-properties style:text-line-through-style="none" style:text-line-through-type="none" fo:font-style="italic" fo:font-weight="bold" officeooo:rsid="02004c51" style:font-style-asian="italic" style:font-weight-asian="bold" style:font-style-complex="italic" style:font-weight-complex="bold"/>
    </style:style>
    <style:style style:name="T384" style:family="text">
      <style:text-properties style:text-line-through-style="none" style:text-line-through-type="none" fo:font-style="normal" officeooo:rsid="02004c51" style:font-style-asian="normal" style:font-style-complex="normal"/>
    </style:style>
    <style:style style:name="T385" style:family="text">
      <style:text-properties style:text-line-through-style="none" style:text-line-through-type="none" fo:font-style="normal" officeooo:rsid="02047b03" style:font-style-asian="normal" style:font-style-complex="normal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officeooo:rsid="00a75993" style:font-weight-asian="bold" style:font-weight-complex="bold"/>
    </style:style>
    <style:style style:name="T388" style:family="text">
      <style:text-properties fo:font-weight="bold" officeooo:rsid="00beb82f" style:font-weight-asian="bold" style:font-weight-complex="bold"/>
    </style:style>
    <style:style style:name="T389" style:family="text">
      <style:text-properties fo:font-weight="bold" officeooo:rsid="00476ae1" style:font-weight-asian="bold" style:font-weight-complex="bold"/>
    </style:style>
    <style:style style:name="T390" style:family="text">
      <style:text-properties fo:font-weight="bold" officeooo:rsid="013013d9" style:font-weight-asian="bold" style:font-weight-complex="bold"/>
    </style:style>
    <style:style style:name="T391" style:family="text">
      <style:text-properties fo:font-weight="bold" officeooo:rsid="0053faec" style:font-weight-asian="bold" style:font-weight-complex="bold"/>
    </style:style>
    <style:style style:name="T392" style:family="text">
      <style:text-properties fo:font-weight="bold" officeooo:rsid="00bfa17d" style:font-weight-asian="bold" style:font-weight-complex="bold"/>
    </style:style>
    <style:style style:name="T393" style:family="text">
      <style:text-properties fo:font-weight="bold" officeooo:rsid="02a94de9" style:font-weight-asian="bold" style:font-weight-complex="bold"/>
    </style:style>
    <style:style style:name="T394" style:family="text">
      <style:text-properties fo:font-weight="bold" officeooo:rsid="00912fec" style:font-weight-asian="bold" style:font-weight-complex="bold"/>
    </style:style>
    <style:style style:name="T395" style:family="text">
      <style:text-properties fo:font-weight="bold" officeooo:rsid="008eb3ea" style:font-weight-asian="bold" style:font-weight-complex="bold"/>
    </style:style>
    <style:style style:name="T396" style:family="text">
      <style:text-properties fo:font-weight="bold" officeooo:rsid="00939859" style:font-weight-asian="bold" style:font-weight-complex="bold"/>
    </style:style>
    <style:style style:name="T397" style:family="text">
      <style:text-properties fo:font-weight="bold" officeooo:rsid="00a35d76" style:font-weight-asian="bold" style:font-weight-complex="bold"/>
    </style:style>
    <style:style style:name="T398" style:family="text">
      <style:text-properties fo:font-weight="bold" officeooo:rsid="00a6f347" style:font-weight-asian="bold" style:font-weight-complex="bold"/>
    </style:style>
    <style:style style:name="T399" style:family="text">
      <style:text-properties fo:font-weight="bold" officeooo:rsid="00ba819c" style:font-weight-asian="bold" style:font-weight-complex="bold"/>
    </style:style>
    <style:style style:name="T400" style:family="text">
      <style:text-properties fo:font-weight="bold" officeooo:rsid="00c50878" style:font-weight-asian="bold" style:font-weight-complex="bold"/>
    </style:style>
    <style:style style:name="T401" style:family="text">
      <style:text-properties fo:font-weight="bold" officeooo:rsid="00dd44af" style:font-weight-asian="bold" style:font-weight-complex="bold"/>
    </style:style>
    <style:style style:name="T402" style:family="text">
      <style:text-properties fo:font-weight="bold" officeooo:rsid="00f4c6c5" style:font-weight-asian="bold" style:font-weight-complex="bold"/>
    </style:style>
    <style:style style:name="T403" style:family="text">
      <style:text-properties fo:font-weight="bold" officeooo:rsid="00fc67ff" style:font-weight-asian="bold" style:font-weight-complex="bold"/>
    </style:style>
    <style:style style:name="T404" style:family="text">
      <style:text-properties fo:font-weight="bold" officeooo:rsid="00751d17" style:font-weight-asian="bold" style:font-weight-complex="bold"/>
    </style:style>
    <style:style style:name="T405" style:family="text">
      <style:text-properties fo:font-weight="bold" officeooo:rsid="0134038e" style:font-weight-asian="bold" style:font-weight-complex="bold"/>
    </style:style>
    <style:style style:name="T406" style:family="text">
      <style:text-properties fo:font-weight="bold" officeooo:rsid="01305c41" style:font-weight-asian="bold" style:font-weight-complex="bold"/>
    </style:style>
    <style:style style:name="T407" style:family="text">
      <style:text-properties fo:font-weight="bold" officeooo:rsid="02070606" style:font-weight-asian="bold" style:font-weight-complex="bold"/>
    </style:style>
    <style:style style:name="T408" style:family="text">
      <style:text-properties fo:font-weight="bold" officeooo:rsid="0206e857" style:font-weight-asian="bold" style:font-weight-complex="bold"/>
    </style:style>
    <style:style style:name="T409" style:family="text">
      <style:text-properties officeooo:rsid="0034ed8b"/>
    </style:style>
    <style:style style:name="T410" style:family="text">
      <style:text-properties fo:font-weight="normal" style:font-weight-asian="normal" style:font-weight-complex="normal"/>
    </style:style>
    <style:style style:name="T411" style:family="text">
      <style:text-properties fo:font-weight="normal" officeooo:rsid="00912fec" style:font-weight-asian="normal" style:font-weight-complex="normal"/>
    </style:style>
    <style:style style:name="T412" style:family="text">
      <style:text-properties fo:font-weight="normal" officeooo:rsid="02b807dc" style:font-weight-asian="normal" style:font-weight-complex="normal"/>
    </style:style>
    <style:style style:name="T413" style:family="text">
      <style:text-properties fo:font-weight="normal" officeooo:rsid="00bbbf73" style:font-weight-asian="normal" style:font-weight-complex="normal"/>
    </style:style>
    <style:style style:name="T414" style:family="text">
      <style:text-properties fo:font-weight="normal" officeooo:rsid="002ba0e7" style:font-weight-asian="normal" style:font-weight-complex="normal"/>
    </style:style>
    <style:style style:name="T415" style:family="text">
      <style:text-properties fo:font-weight="normal" officeooo:rsid="00bfa17d" style:font-weight-asian="normal" style:font-weight-complex="normal"/>
    </style:style>
    <style:style style:name="T416" style:family="text">
      <style:text-properties fo:font-weight="normal" officeooo:rsid="02a94de9" style:font-weight-asian="normal" style:font-weight-complex="normal"/>
    </style:style>
    <style:style style:name="T417" style:family="text">
      <style:text-properties fo:font-weight="normal" officeooo:rsid="004450ff" style:font-weight-asian="normal" style:font-weight-complex="normal"/>
    </style:style>
    <style:style style:name="T418" style:family="text">
      <style:text-properties fo:font-weight="normal" officeooo:rsid="01113d34" style:font-weight-asian="normal" style:font-weight-complex="normal"/>
    </style:style>
    <style:style style:name="T419" style:family="text">
      <style:text-properties fo:font-weight="normal" officeooo:rsid="00476ae1" style:font-weight-asian="normal" style:font-weight-complex="normal"/>
    </style:style>
    <style:style style:name="T420" style:family="text">
      <style:text-properties fo:font-weight="normal" officeooo:rsid="08ad15c9" style:font-weight-asian="normal" style:font-weight-complex="normal"/>
    </style:style>
    <style:style style:name="T421" style:family="text">
      <style:text-properties fo:font-weight="normal" officeooo:rsid="008eb3ea" style:font-weight-asian="normal" style:font-weight-complex="normal"/>
    </style:style>
    <style:style style:name="T422" style:family="text">
      <style:text-properties fo:font-weight="normal" officeooo:rsid="00939859" style:font-weight-asian="normal" style:font-weight-complex="normal"/>
    </style:style>
    <style:style style:name="T423" style:family="text">
      <style:text-properties fo:font-weight="normal" officeooo:rsid="00941a11" style:font-weight-asian="normal" style:font-weight-complex="normal"/>
    </style:style>
    <style:style style:name="T424" style:family="text">
      <style:text-properties fo:font-weight="normal" officeooo:rsid="00dd44af" style:font-weight-asian="normal" style:font-weight-complex="normal"/>
    </style:style>
    <style:style style:name="T425" style:family="text">
      <style:text-properties fo:font-weight="normal" officeooo:rsid="00e1ae30" style:font-weight-asian="normal" style:font-weight-complex="normal"/>
    </style:style>
    <style:style style:name="T426" style:family="text">
      <style:text-properties fo:font-weight="normal" officeooo:rsid="00f4c6c5" style:font-weight-asian="normal" style:font-weight-complex="normal"/>
    </style:style>
    <style:style style:name="T427" style:family="text">
      <style:text-properties fo:font-weight="normal" officeooo:rsid="00f51685" style:font-weight-asian="normal" style:font-weight-complex="normal"/>
    </style:style>
    <style:style style:name="T428" style:family="text">
      <style:text-properties fo:font-weight="normal" officeooo:rsid="00fc67ff" style:font-weight-asian="normal" style:font-weight-complex="normal"/>
    </style:style>
    <style:style style:name="T429" style:family="text">
      <style:text-properties fo:font-weight="normal" officeooo:rsid="00fdd3aa" style:font-weight-asian="normal" style:font-weight-complex="normal"/>
    </style:style>
    <style:style style:name="T430" style:family="text">
      <style:text-properties fo:font-weight="normal" officeooo:rsid="012e9465" style:font-weight-asian="normal" style:font-weight-complex="normal"/>
    </style:style>
    <style:style style:name="T431" style:family="text">
      <style:text-properties fo:font-weight="normal" officeooo:rsid="012edf56" style:font-weight-asian="normal" style:font-weight-complex="normal"/>
    </style:style>
    <style:style style:name="T432" style:family="text">
      <style:text-properties fo:font-weight="normal" officeooo:rsid="01305c41" style:font-weight-asian="normal" style:font-weight-complex="normal"/>
    </style:style>
    <style:style style:name="T433" style:family="text">
      <style:text-properties fo:font-weight="normal" officeooo:rsid="0134038e" style:font-weight-asian="normal" style:font-weight-complex="normal"/>
    </style:style>
    <style:style style:name="T434" style:family="text">
      <style:text-properties fo:font-weight="normal" officeooo:rsid="0139bd35" style:font-weight-asian="normal" style:font-weight-complex="normal"/>
    </style:style>
    <style:style style:name="T435" style:family="text">
      <style:text-properties fo:font-weight="normal" officeooo:rsid="01401741" style:font-weight-asian="normal" style:font-weight-complex="normal"/>
    </style:style>
    <style:style style:name="T436" style:family="text">
      <style:text-properties fo:font-weight="normal" officeooo:rsid="0142451b" style:font-weight-asian="normal" style:font-weight-complex="normal"/>
    </style:style>
    <style:style style:name="T437" style:family="text">
      <style:text-properties fo:font-weight="normal" officeooo:rsid="0149fc19" style:font-weight-asian="normal" style:font-weight-complex="normal"/>
    </style:style>
    <style:style style:name="T438" style:family="text">
      <style:text-properties fo:font-weight="normal" officeooo:rsid="014be95f" style:font-weight-asian="normal" style:font-weight-complex="normal"/>
    </style:style>
    <style:style style:name="T439" style:family="text">
      <style:text-properties fo:font-weight="normal" officeooo:rsid="03ee7eb1" style:font-weight-asian="normal" style:font-weight-complex="normal"/>
    </style:style>
    <style:style style:name="T440" style:family="text">
      <style:text-properties fo:font-weight="normal" officeooo:rsid="045e6749" style:font-weight-asian="normal" style:font-weight-complex="normal"/>
    </style:style>
    <style:style style:name="T441" style:family="text">
      <style:text-properties fo:font-weight="normal" officeooo:rsid="04602400" style:font-weight-asian="normal" style:font-weight-complex="normal"/>
    </style:style>
    <style:style style:name="T442" style:family="text">
      <style:text-properties style:use-window-font-color="true"/>
    </style:style>
    <style:style style:name="T443" style:family="text">
      <style:text-properties style:use-window-font-color="true" fo:font-weight="bold" style:font-weight-asian="bold" style:font-weight-complex="bold"/>
    </style:style>
    <style:style style:name="T444" style:family="text">
      <style:text-properties style:use-window-font-color="true" fo:font-weight="bold" officeooo:rsid="0044d7a4" style:font-weight-asian="bold" style:font-weight-complex="bold"/>
    </style:style>
    <style:style style:name="T445" style:family="text">
      <style:text-properties style:use-window-font-color="true" fo:font-weight="bold" officeooo:rsid="007ca694" style:font-weight-asian="bold" style:font-weight-complex="bold"/>
    </style:style>
    <style:style style:name="T446" style:family="text">
      <style:text-properties style:use-window-font-color="true" fo:font-weight="bold" officeooo:rsid="01536dcf" style:font-weight-asian="bold" style:font-weight-complex="bold"/>
    </style:style>
    <style:style style:name="T447" style:family="text">
      <style:text-properties style:use-window-font-color="true" fo:font-weight="bold" officeooo:rsid="01549026" style:font-weight-asian="bold" style:font-weight-complex="bold"/>
    </style:style>
    <style:style style:name="T448" style:family="text">
      <style:text-properties style:use-window-font-color="true" fo:font-weight="bold" officeooo:rsid="01549d31" style:font-weight-asian="bold" style:font-weight-complex="bold"/>
    </style:style>
    <style:style style:name="T449" style:family="text">
      <style:text-properties style:use-window-font-color="true" fo:font-weight="bold" officeooo:rsid="01bb0dd2" style:font-weight-asian="bold" style:font-weight-complex="bold"/>
    </style:style>
    <style:style style:name="T450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451" style:family="text">
      <style:text-properties style:use-window-font-color="true" fo:font-style="italic" style:text-underline-style="none" fo:font-weight="normal" officeooo:rsid="0056d959" style:font-style-asian="italic" style:font-weight-asian="normal" style:font-style-complex="italic" style:font-weight-complex="normal"/>
    </style:style>
    <style:style style:name="T452" style:family="text">
      <style:text-properties style:use-window-font-color="true"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453" style:family="text">
      <style:text-properties style:use-window-font-color="true"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54" style:family="text">
      <style:text-properties style:use-window-font-color="true" fo:font-style="italic" style:text-underline-style="none" fo:font-weight="bold" officeooo:rsid="0056d959" style:font-style-asian="italic" style:font-weight-asian="bold" style:font-style-complex="italic" style:font-weight-complex="bold"/>
    </style:style>
    <style:style style:name="T455" style:family="text">
      <style:text-properties style:use-window-font-color="true" fo:font-style="italic" style:text-underline-style="none" fo:font-weight="bold" officeooo:rsid="00476ae1" style:font-style-asian="italic" style:font-weight-asian="bold" style:font-style-complex="italic" style:font-weight-complex="bold"/>
    </style:style>
    <style:style style:name="T456" style:family="text">
      <style:text-properties style:use-window-font-color="true" fo:font-style="italic" fo:font-weight="bold" officeooo:rsid="016d2800" style:font-style-asian="italic" style:font-weight-asian="bold" style:font-style-complex="italic" style:font-weight-complex="bold"/>
    </style:style>
    <style:style style:name="T457" style:family="text">
      <style:text-properties style:use-window-font-color="true" fo:font-style="italic" fo:font-weight="bold" officeooo:rsid="009f187e" style:font-style-asian="italic" style:font-weight-asian="bold" style:font-style-complex="italic" style:font-weight-complex="bold"/>
    </style:style>
    <style:style style:name="T458" style:family="text">
      <style:text-properties style:use-window-font-color="true" fo:font-style="italic" fo:font-weight="bold" officeooo:rsid="01bb0dd2" style:font-style-asian="italic" style:font-weight-asian="bold" style:font-style-complex="italic" style:font-weight-complex="bold"/>
    </style:style>
    <style:style style:name="T459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460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461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462" style:family="text">
      <style:text-properties style:use-window-font-color="true" fo:font-style="italic" fo:font-weight="normal" officeooo:rsid="01148430" style:font-style-asian="italic" style:font-weight-asian="normal" style:font-style-complex="italic" style:font-weight-complex="normal"/>
    </style:style>
    <style:style style:name="T463" style:family="text">
      <style:text-properties style:use-window-font-color="true" fo:font-style="italic" fo:font-weight="normal" officeooo:rsid="01549026" style:font-style-asian="italic" style:font-weight-asian="normal" style:font-style-complex="italic" style:font-weight-complex="normal"/>
    </style:style>
    <style:style style:name="T464" style:family="text">
      <style:text-properties style:use-window-font-color="true" fo:font-style="italic" fo:font-weight="normal" officeooo:rsid="015882c3" style:font-style-asian="italic" style:font-weight-asian="normal" style:font-style-complex="italic" style:font-weight-complex="normal"/>
    </style:style>
    <style:style style:name="T465" style:family="text">
      <style:text-properties style:use-window-font-color="true" fo:font-style="italic" fo:font-weight="normal" officeooo:rsid="0159ad23" style:font-style-asian="italic" style:font-weight-asian="normal" style:font-style-complex="italic" style:font-weight-complex="normal"/>
    </style:style>
    <style:style style:name="T466" style:family="text">
      <style:text-properties style:use-window-font-color="true" fo:font-style="italic" fo:font-weight="normal" officeooo:rsid="015ee267" style:font-style-asian="italic" style:font-weight-asian="normal" style:font-style-complex="italic" style:font-weight-complex="normal"/>
    </style:style>
    <style:style style:name="T467" style:family="text">
      <style:text-properties style:use-window-font-color="true" fo:font-style="italic" fo:font-weight="normal" officeooo:rsid="01604964" style:font-style-asian="italic" style:font-weight-asian="normal" style:font-style-complex="italic" style:font-weight-complex="normal"/>
    </style:style>
    <style:style style:name="T468" style:family="text">
      <style:text-properties style:use-window-font-color="true" fo:font-style="italic" fo:font-weight="normal" officeooo:rsid="01618dcc" style:font-style-asian="italic" style:font-weight-asian="normal" style:font-style-complex="italic" style:font-weight-complex="normal"/>
    </style:style>
    <style:style style:name="T469" style:family="text">
      <style:text-properties style:use-window-font-color="true" fo:font-style="italic" fo:font-weight="normal" officeooo:rsid="01adadd2" style:font-style-asian="italic" style:font-weight-asian="normal" style:font-style-complex="italic" style:font-weight-complex="normal"/>
    </style:style>
    <style:style style:name="T470" style:family="text">
      <style:text-properties style:use-window-font-color="true" fo:font-style="italic" fo:font-weight="normal" officeooo:rsid="01b2ed8e" style:font-style-asian="italic" style:font-weight-asian="normal" style:font-style-complex="italic" style:font-weight-complex="normal"/>
    </style:style>
    <style:style style:name="T471" style:family="text">
      <style:text-properties style:use-window-font-color="true" fo:font-style="italic" fo:font-weight="normal" officeooo:rsid="01bb0dd2" style:font-style-asian="italic" style:font-weight-asian="normal" style:font-style-complex="italic" style:font-weight-complex="normal"/>
    </style:style>
    <style:style style:name="T472" style:family="text">
      <style:text-properties style:use-window-font-color="true" fo:font-style="italic" fo:font-weight="normal" officeooo:rsid="007ca694" style:font-style-asian="italic" style:font-weight-asian="normal" style:font-style-complex="italic" style:font-weight-complex="normal"/>
    </style:style>
    <style:style style:name="T473" style:family="text">
      <style:text-properties style:use-window-font-color="true" fo:font-style="italic" fo:font-weight="normal" officeooo:rsid="01c4668a" style:font-style-asian="italic" style:font-weight-asian="normal" style:font-style-complex="italic" style:font-weight-complex="normal"/>
    </style:style>
    <style:style style:name="T474" style:family="text">
      <style:text-properties style:use-window-font-color="true" fo:font-style="italic" officeooo:rsid="009f187e" style:font-style-asian="italic" style:font-style-complex="italic"/>
    </style:style>
    <style:style style:name="T475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476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477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478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479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480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481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482" style:family="text">
      <style:text-properties style:use-window-font-color="true" fo:font-style="normal" fo:font-weight="normal" officeooo:rsid="005dfe09" style:font-style-asian="normal" style:font-weight-asian="normal" style:font-style-complex="normal" style:font-weight-complex="normal"/>
    </style:style>
    <style:style style:name="T483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484" style:family="text">
      <style:text-properties style:use-window-font-color="true" fo:font-style="normal" fo:font-weight="normal" officeooo:rsid="01148430" style:font-style-asian="normal" style:font-weight-asian="normal" style:font-style-complex="normal" style:font-weight-complex="normal"/>
    </style:style>
    <style:style style:name="T485" style:family="text">
      <style:text-properties style:use-window-font-color="true" fo:font-style="normal" fo:font-weight="normal" officeooo:rsid="014705d1" style:font-style-asian="normal" style:font-weight-asian="normal" style:font-style-complex="normal" style:font-weight-complex="normal"/>
    </style:style>
    <style:style style:name="T486" style:family="text">
      <style:text-properties style:use-window-font-color="true" fo:font-style="normal" fo:font-weight="normal" officeooo:rsid="014d6fa3" style:font-style-asian="normal" style:font-weight-asian="normal" style:font-style-complex="normal" style:font-weight-complex="normal"/>
    </style:style>
    <style:style style:name="T487" style:family="text">
      <style:text-properties style:use-window-font-color="true" fo:font-style="normal" fo:font-weight="normal" officeooo:rsid="014f285e" style:font-style-asian="normal" style:font-weight-asian="normal" style:font-style-complex="normal" style:font-weight-complex="normal"/>
    </style:style>
    <style:style style:name="T488" style:family="text">
      <style:text-properties style:use-window-font-color="true" fo:font-style="normal" fo:font-weight="normal" officeooo:rsid="01536dcf" style:font-style-asian="normal" style:font-weight-asian="normal" style:font-style-complex="normal" style:font-weight-complex="normal"/>
    </style:style>
    <style:style style:name="T489" style:family="text">
      <style:text-properties style:use-window-font-color="true" fo:font-style="normal" fo:font-weight="normal" officeooo:rsid="01549026" style:font-style-asian="normal" style:font-weight-asian="normal" style:font-style-complex="normal" style:font-weight-complex="normal"/>
    </style:style>
    <style:style style:name="T490" style:family="text">
      <style:text-properties style:use-window-font-color="true" fo:font-style="normal" fo:font-weight="normal" officeooo:rsid="015882c3" style:font-style-asian="normal" style:font-weight-asian="normal" style:font-style-complex="normal" style:font-weight-complex="normal"/>
    </style:style>
    <style:style style:name="T491" style:family="text">
      <style:text-properties style:use-window-font-color="true" fo:font-style="normal" fo:font-weight="normal" officeooo:rsid="0158adb5" style:font-style-asian="normal" style:font-weight-asian="normal" style:font-style-complex="normal" style:font-weight-complex="normal"/>
    </style:style>
    <style:style style:name="T492" style:family="text">
      <style:text-properties style:use-window-font-color="true" fo:font-style="normal" fo:font-weight="normal" officeooo:rsid="015ee267" style:font-style-asian="normal" style:font-weight-asian="normal" style:font-style-complex="normal" style:font-weight-complex="normal"/>
    </style:style>
    <style:style style:name="T493" style:family="text">
      <style:text-properties style:use-window-font-color="true" fo:font-style="normal" fo:font-weight="normal" officeooo:rsid="01604964" style:font-style-asian="normal" style:font-weight-asian="normal" style:font-style-complex="normal" style:font-weight-complex="normal"/>
    </style:style>
    <style:style style:name="T494" style:family="text">
      <style:text-properties style:use-window-font-color="true" fo:font-style="normal" fo:font-weight="normal" officeooo:rsid="016331b0" style:font-style-asian="normal" style:font-weight-asian="normal" style:font-style-complex="normal" style:font-weight-complex="normal"/>
    </style:style>
    <style:style style:name="T495" style:family="text">
      <style:text-properties style:use-window-font-color="true" fo:font-style="normal" fo:font-weight="normal" officeooo:rsid="0163d37f" style:font-style-asian="normal" style:font-weight-asian="normal" style:font-style-complex="normal" style:font-weight-complex="normal"/>
    </style:style>
    <style:style style:name="T496" style:family="text">
      <style:text-properties style:use-window-font-color="true" fo:font-style="normal" fo:font-weight="normal" officeooo:rsid="01528202" style:font-style-asian="normal" style:font-weight-asian="normal" style:font-style-complex="normal" style:font-weight-complex="normal"/>
    </style:style>
    <style:style style:name="T497" style:family="text">
      <style:text-properties style:use-window-font-color="true" fo:font-style="normal" fo:font-weight="normal" officeooo:rsid="01a99820" style:font-style-asian="normal" style:font-weight-asian="normal" style:font-style-complex="normal" style:font-weight-complex="normal"/>
    </style:style>
    <style:style style:name="T498" style:family="text">
      <style:text-properties style:use-window-font-color="true" fo:font-style="normal" fo:font-weight="normal" officeooo:rsid="01a5efc5" style:font-style-asian="normal" style:font-weight-asian="normal" style:font-style-complex="normal" style:font-weight-complex="normal"/>
    </style:style>
    <style:style style:name="T499" style:family="text">
      <style:text-properties style:use-window-font-color="true" fo:font-style="normal" fo:font-weight="normal" officeooo:rsid="01a891b8" style:font-style-asian="normal" style:font-weight-asian="normal" style:font-style-complex="normal" style:font-weight-complex="normal"/>
    </style:style>
    <style:style style:name="T500" style:family="text">
      <style:text-properties style:use-window-font-color="true" fo:font-style="normal" fo:font-weight="normal" officeooo:rsid="01f19ea8" style:font-style-asian="normal" style:font-weight-asian="normal" style:font-style-complex="normal" style:font-weight-complex="normal"/>
    </style:style>
    <style:style style:name="T501" style:family="text">
      <style:text-properties style:use-window-font-color="true" fo:font-style="normal" style:font-style-asian="normal" style:font-style-complex="normal"/>
    </style:style>
    <style:style style:name="T502" style:family="text">
      <style:text-properties style:use-window-font-color="true" fo:font-style="normal" officeooo:rsid="0050063f" style:font-style-asian="normal" style:font-style-complex="normal"/>
    </style:style>
    <style:style style:name="T503" style:family="text">
      <style:text-properties style:use-window-font-color="true" fo:font-style="normal" officeooo:rsid="00523bf9" style:font-style-asian="normal" style:font-style-complex="normal"/>
    </style:style>
    <style:style style:name="T504" style:family="text">
      <style:text-properties style:use-window-font-color="true" fo:font-style="normal" officeooo:rsid="016f0506" style:font-style-asian="normal" style:font-style-complex="normal"/>
    </style:style>
    <style:style style:name="T505" style:family="text">
      <style:text-properties style:use-window-font-color="true" fo:font-style="normal" officeooo:rsid="0176ee1b" style:font-style-asian="normal" style:font-style-complex="normal"/>
    </style:style>
    <style:style style:name="T506" style:family="text">
      <style:text-properties style:use-window-font-color="true" fo:font-style="normal" officeooo:rsid="017029bc" style:font-style-asian="normal" style:font-style-complex="normal"/>
    </style:style>
    <style:style style:name="T507" style:family="text">
      <style:text-properties style:use-window-font-color="true" fo:font-style="normal" officeooo:rsid="00a1d04f" style:font-style-asian="normal" style:font-style-complex="normal"/>
    </style:style>
    <style:style style:name="T508" style:family="text">
      <style:text-properties style:use-window-font-color="true" fo:font-style="normal" officeooo:rsid="0050b57f" style:font-style-asian="normal" style:font-style-complex="normal"/>
    </style:style>
    <style:style style:name="T509" style:family="text">
      <style:text-properties style:use-window-font-color="true" fo:font-style="normal" officeooo:rsid="01148430" style:font-style-asian="normal" style:font-style-complex="normal"/>
    </style:style>
    <style:style style:name="T510" style:family="text">
      <style:text-properties style:use-window-font-color="true" fo:font-style="normal" officeooo:rsid="009f187e" style:font-style-asian="normal" style:font-style-complex="normal"/>
    </style:style>
    <style:style style:name="T511" style:family="text">
      <style:text-properties style:use-window-font-color="true" fo:font-style="normal" officeooo:rsid="019eaf58" style:font-style-asian="normal" style:font-style-complex="normal"/>
    </style:style>
    <style:style style:name="T512" style:family="text">
      <style:text-properties style:use-window-font-color="true" fo:font-style="normal" officeooo:rsid="01f19ea8" style:font-style-asian="normal" style:font-style-complex="normal"/>
    </style:style>
    <style:style style:name="T513" style:family="text">
      <style:text-properties style:use-window-font-color="true" fo:font-style="normal" fo:font-weight="bold" officeooo:rsid="016d2800" style:font-style-asian="normal" style:font-weight-asian="bold" style:font-style-complex="normal" style:font-weight-complex="bold"/>
    </style:style>
    <style:style style:name="T514" style:family="text">
      <style:text-properties style:use-window-font-color="true" officeooo:rsid="016f0506"/>
    </style:style>
    <style:style style:name="T515" style:family="text">
      <style:text-properties style:use-window-font-color="true" officeooo:rsid="009ff1c7"/>
    </style:style>
    <style:style style:name="T516" style:family="text">
      <style:text-properties style:use-window-font-color="true" fo:font-weight="normal" style:font-weight-asian="normal" style:font-weight-complex="normal"/>
    </style:style>
    <style:style style:name="T517" style:family="text">
      <style:text-properties style:use-window-font-color="true" fo:font-weight="normal" officeooo:rsid="007ca694" style:font-weight-asian="normal" style:font-weight-complex="normal"/>
    </style:style>
    <style:style style:name="T518" style:family="text">
      <style:text-properties style:use-window-font-color="true" fo:font-weight="normal" officeooo:rsid="01466326" style:font-weight-asian="normal" style:font-weight-complex="normal"/>
    </style:style>
    <style:style style:name="T519" style:family="text">
      <style:text-properties style:use-window-font-color="true" fo:font-weight="normal" officeooo:rsid="014d6fa3" style:font-weight-asian="normal" style:font-weight-complex="normal"/>
    </style:style>
    <style:style style:name="T520" style:family="text">
      <style:text-properties style:use-window-font-color="true" fo:font-weight="normal" officeooo:rsid="01536dcf" style:font-weight-asian="normal" style:font-weight-complex="normal"/>
    </style:style>
    <style:style style:name="T521" style:family="text">
      <style:text-properties style:use-window-font-color="true" fo:font-weight="normal" officeooo:rsid="01549026" style:font-weight-asian="normal" style:font-weight-complex="normal"/>
    </style:style>
    <style:style style:name="T522" style:family="text">
      <style:text-properties style:use-window-font-color="true" fo:font-weight="normal" officeooo:rsid="0159ad23" style:font-weight-asian="normal" style:font-weight-complex="normal"/>
    </style:style>
    <style:style style:name="T523" style:family="text">
      <style:text-properties style:use-window-font-color="true" fo:font-weight="normal" officeooo:rsid="015ee267" style:font-weight-asian="normal" style:font-weight-complex="normal"/>
    </style:style>
    <style:style style:name="T524" style:family="text">
      <style:text-properties style:use-window-font-color="true" fo:font-weight="normal" officeooo:rsid="0151b86d" style:font-weight-asian="normal" style:font-weight-complex="normal"/>
    </style:style>
    <style:style style:name="T525" style:family="text">
      <style:text-properties style:use-window-font-color="true" fo:font-weight="normal" officeooo:rsid="01b389de" style:font-weight-asian="normal" style:font-weight-complex="normal"/>
    </style:style>
    <style:style style:name="T526" style:family="text">
      <style:text-properties style:use-window-font-color="true" fo:font-weight="normal" officeooo:rsid="01b73f45" style:font-weight-asian="normal" style:font-weight-complex="normal"/>
    </style:style>
    <style:style style:name="T527" style:family="text">
      <style:text-properties style:use-window-font-color="true" fo:font-weight="normal" officeooo:rsid="01bb0dd2" style:font-weight-asian="normal" style:font-weight-complex="normal"/>
    </style:style>
    <style:style style:name="T528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529" style:family="text">
      <style:text-properties style:use-window-font-color="true" fo:font-size="14pt" fo:font-weight="bold" officeooo:rsid="007ca694" style:font-size-asian="14pt" style:font-weight-asian="bold" style:font-size-complex="14pt" style:font-weight-complex="bold"/>
    </style:style>
    <style:style style:name="T530" style:family="text">
      <style:text-properties style:use-window-font-color="true" fo:font-size="14pt" fo:font-weight="bold" officeooo:rsid="014f285e" style:font-size-asian="14pt" style:font-weight-asian="bold" style:font-size-complex="14pt" style:font-weight-complex="bold"/>
    </style:style>
    <style:style style:name="T531" style:family="text">
      <style:text-properties style:use-window-font-color="true" fo:font-size="14pt" fo:font-weight="bold" officeooo:rsid="01a93dbf" style:font-size-asian="14pt" style:font-weight-asian="bold" style:font-size-complex="14pt" style:font-weight-complex="bold"/>
    </style:style>
    <style:style style:name="T532" style:family="text">
      <style:text-properties style:use-window-font-color="true" fo:font-size="14pt" style:font-size-asian="14pt" style:font-size-complex="14pt"/>
    </style:style>
    <style:style style:name="T533" style:family="text">
      <style:text-properties style:use-window-font-color="true" officeooo:rsid="01549026"/>
    </style:style>
    <style:style style:name="T534" style:family="text">
      <style:text-properties style:use-window-font-color="true" style:text-line-through-style="none" style:text-line-through-type="none" fo:font-style="normal" style:font-style-asian="normal" style:font-style-complex="normal"/>
    </style:style>
    <style:style style:name="T535" style:family="text">
      <style:text-properties style:use-window-font-color="true" style:text-line-through-style="none" style:text-line-through-type="none" fo:font-style="normal" officeooo:rsid="0063f681" style:font-style-asian="normal" style:font-style-complex="normal"/>
    </style:style>
    <style:style style:name="T536" style:family="text">
      <style:text-properties style:use-window-font-color="true" style:text-line-through-style="none" style:text-line-through-type="none" fo:font-style="normal" officeooo:rsid="01f4e33a" style:font-style-asian="normal" style:font-style-complex="normal"/>
    </style:style>
    <style:style style:name="T537" style:family="text">
      <style:text-properties style:use-window-font-color="true" style:text-line-through-style="none" style:text-line-through-type="none" fo:font-style="normal" officeooo:rsid="01f5c2f9" style:font-style-asian="normal" style:font-style-complex="normal"/>
    </style:style>
    <style:style style:name="T538" style:family="text">
      <style:text-properties style:use-window-font-color="true" style:text-line-through-style="none" style:text-line-through-type="none" fo:font-style="normal" officeooo:rsid="01f6d949" style:font-style-asian="normal" style:font-style-complex="normal"/>
    </style:style>
    <style:style style:name="T539" style:family="text">
      <style:text-properties style:use-window-font-color="true" style:text-line-through-style="none" style:text-line-through-type="none" fo:font-style="normal" officeooo:rsid="01f7ba13" style:font-style-asian="normal" style:font-style-complex="normal"/>
    </style:style>
    <style:style style:name="T540" style:family="text">
      <style:text-properties style:use-window-font-color="true" officeooo:rsid="01a5396b"/>
    </style:style>
    <style:style style:name="T541" style:family="text">
      <style:text-properties style:use-window-font-color="true" style:text-underline-style="none" fo:font-weight="normal" style:font-weight-asian="normal" style:font-weight-complex="normal"/>
    </style:style>
    <style:style style:name="T542" style:family="text">
      <style:text-properties style:text-underline-style="none"/>
    </style:style>
    <style:style style:name="T543" style:family="text">
      <style:text-properties style:text-underline-style="none" fo:font-weight="normal" style:font-weight-asian="normal" style:font-weight-complex="normal"/>
    </style:style>
    <style:style style:name="T544" style:family="text">
      <style:text-properties style:text-underline-style="none" fo:font-weight="normal" officeooo:rsid="0043121f" style:font-weight-asian="normal" style:font-weight-complex="normal"/>
    </style:style>
    <style:style style:name="T545" style:family="text">
      <style:text-properties style:text-underline-style="none" fo:font-weight="normal" officeooo:rsid="0044d7a4" style:font-weight-asian="normal" style:font-weight-complex="normal"/>
    </style:style>
    <style:style style:name="T546" style:family="text">
      <style:text-properties style:text-underline-style="none" fo:font-weight="normal" officeooo:rsid="00e7b674" style:font-weight-asian="normal" style:font-weight-complex="normal"/>
    </style:style>
    <style:style style:name="T547" style:family="text">
      <style:text-properties style:text-underline-style="none" fo:font-weight="normal" officeooo:rsid="002eb485" style:font-weight-asian="normal" style:font-weight-complex="normal"/>
    </style:style>
    <style:style style:name="T548" style:family="text">
      <style:text-properties style:text-underline-style="none" fo:font-weight="normal" officeooo:rsid="00d5826a" style:font-weight-asian="normal" style:font-weight-complex="normal"/>
    </style:style>
    <style:style style:name="T549" style:family="text">
      <style:text-properties style:text-underline-style="none" fo:font-weight="normal" officeooo:rsid="00476ae1" style:font-weight-asian="normal" style:font-weight-complex="normal"/>
    </style:style>
    <style:style style:name="T550" style:family="text">
      <style:text-properties style:text-underline-style="none" fo:font-weight="normal" officeooo:rsid="013282b3" style:font-weight-asian="normal" style:font-weight-complex="normal"/>
    </style:style>
    <style:style style:name="T551" style:family="text">
      <style:text-properties style:text-underline-style="none" fo:font-weight="normal" officeooo:rsid="004caf23" style:font-weight-asian="normal" style:font-weight-complex="normal"/>
    </style:style>
    <style:style style:name="T552" style:family="text">
      <style:text-properties style:text-underline-style="none" fo:font-weight="normal" officeooo:rsid="0128c6e8" style:font-weight-asian="normal" style:font-weight-complex="normal"/>
    </style:style>
    <style:style style:name="T553" style:family="text">
      <style:text-properties style:text-underline-style="none" fo:font-weight="normal" officeooo:rsid="00254a2e" style:font-weight-asian="normal" style:font-weight-complex="normal"/>
    </style:style>
    <style:style style:name="T554" style:family="text">
      <style:text-properties style:text-underline-style="none" fo:font-weight="bold" style:font-weight-asian="bold" style:font-weight-complex="bold"/>
    </style:style>
    <style:style style:name="T555" style:family="text">
      <style:text-properties style:text-underline-style="none" fo:font-weight="bold" officeooo:rsid="002eb485" style:font-weight-asian="bold" style:font-weight-complex="bold"/>
    </style:style>
    <style:style style:name="T556" style:family="text">
      <style:text-properties style:text-underline-style="none" fo:font-weight="bold" officeooo:rsid="00f74e17" style:font-weight-asian="bold" style:font-weight-complex="bold"/>
    </style:style>
    <style:style style:name="T557" style:family="text">
      <style:text-properties style:text-underline-style="none" fo:font-weight="bold" officeooo:rsid="01debf64" style:font-weight-asian="bold" style:font-weight-complex="bold"/>
    </style:style>
    <style:style style:name="T558" style:family="text">
      <style:text-properties style:text-underline-style="none" fo:font-weight="bold" officeooo:rsid="009622c6" style:font-weight-asian="bold" style:font-weight-complex="bold"/>
    </style:style>
    <style:style style:name="T559" style:family="text">
      <style:text-properties style:text-underline-style="none" officeooo:rsid="00bbbf73"/>
    </style:style>
    <style:style style:name="T560" style:family="text">
      <style:text-properties style:text-underline-style="none" officeooo:rsid="00d708a6"/>
    </style:style>
    <style:style style:name="T561" style:family="text">
      <style:text-properties style:text-underline-style="none" officeooo:rsid="00f74e17"/>
    </style:style>
    <style:style style:name="T562" style:family="text">
      <style:text-properties style:text-underline-style="none" officeooo:rsid="00378059"/>
    </style:style>
    <style:style style:name="T563" style:family="text">
      <style:text-properties style:text-underline-style="none" officeooo:rsid="0a1c7a91"/>
    </style:style>
    <style:style style:name="T564" style:family="text">
      <style:text-properties style:text-underline-style="none" officeooo:rsid="08ec3514"/>
    </style:style>
    <style:style style:name="T565" style:family="text">
      <style:text-properties officeooo:rsid="00722a19"/>
    </style:style>
    <style:style style:name="T566" style:family="text">
      <style:text-properties officeooo:rsid="00254a2e"/>
    </style:style>
    <style:style style:name="T567" style:family="text">
      <style:text-properties officeooo:rsid="008a06de"/>
    </style:style>
    <style:style style:name="T568" style:family="text">
      <style:text-properties officeooo:rsid="08e38a7d"/>
    </style:style>
    <style:style style:name="T569" style:family="text">
      <style:text-properties officeooo:rsid="00a75993"/>
    </style:style>
    <style:style style:name="T570" style:family="text">
      <style:text-properties officeooo:rsid="002ba0e7"/>
    </style:style>
    <style:style style:name="T571" style:family="text">
      <style:text-properties officeooo:rsid="00beb82f"/>
    </style:style>
    <style:style style:name="T572" style:family="text">
      <style:text-properties officeooo:rsid="00ba4170"/>
    </style:style>
    <style:style style:name="T573" style:family="text">
      <style:text-properties officeooo:rsid="00bbbf73"/>
    </style:style>
    <style:style style:name="T574" style:family="text">
      <style:text-properties officeooo:rsid="00bd3f9d"/>
    </style:style>
    <style:style style:name="T575" style:family="text">
      <style:text-properties officeooo:rsid="002f336e"/>
    </style:style>
    <style:style style:name="T576" style:family="text">
      <style:text-properties officeooo:rsid="0043008e"/>
    </style:style>
    <style:style style:name="T577" style:family="text">
      <style:text-properties officeooo:rsid="00f5260b"/>
    </style:style>
    <style:style style:name="T578" style:family="text">
      <style:text-properties officeooo:rsid="004a157b"/>
    </style:style>
    <style:style style:name="T579" style:family="text">
      <style:text-properties officeooo:rsid="013013d9"/>
    </style:style>
    <style:style style:name="T580" style:family="text">
      <style:text-properties officeooo:rsid="0137af9f"/>
    </style:style>
    <style:style style:name="T581" style:family="text">
      <style:text-properties officeooo:rsid="004acb3b"/>
    </style:style>
    <style:style style:name="T582" style:family="text">
      <style:text-properties officeooo:rsid="016860b9"/>
    </style:style>
    <style:style style:name="T583" style:family="text">
      <style:text-properties officeooo:rsid="0050b57f"/>
    </style:style>
    <style:style style:name="T584" style:family="text">
      <style:text-properties officeooo:rsid="0188ed42"/>
    </style:style>
    <style:style style:name="T585" style:family="text">
      <style:text-properties officeooo:rsid="0055a125"/>
    </style:style>
    <style:style style:name="T586" style:family="text">
      <style:text-properties officeooo:rsid="00572cb0"/>
    </style:style>
    <style:style style:name="T587" style:family="text">
      <style:text-properties officeooo:rsid="0176ee1b"/>
    </style:style>
    <style:style style:name="T588" style:family="text">
      <style:text-properties officeooo:rsid="005c5090"/>
    </style:style>
    <style:style style:name="T589" style:family="text">
      <style:text-properties officeooo:rsid="005f2637"/>
    </style:style>
    <style:style style:name="T590" style:family="text">
      <style:text-properties officeooo:rsid="005fb5cb"/>
    </style:style>
    <style:style style:name="T591" style:family="text">
      <style:text-properties officeooo:rsid="0063f681"/>
    </style:style>
    <style:style style:name="T592" style:family="text">
      <style:text-properties officeooo:rsid="00644350"/>
    </style:style>
    <style:style style:name="T593" style:family="text">
      <style:text-properties officeooo:rsid="006579dd"/>
    </style:style>
    <style:style style:name="T594" style:family="text">
      <style:text-properties officeooo:rsid="0066b31e"/>
    </style:style>
    <style:style style:name="T595" style:family="text">
      <style:text-properties officeooo:rsid="0066c57e"/>
    </style:style>
    <style:style style:name="T596" style:family="text">
      <style:text-properties officeooo:rsid="00684bfc"/>
    </style:style>
    <style:style style:name="T597" style:family="text">
      <style:text-properties officeooo:rsid="0069643a"/>
    </style:style>
    <style:style style:name="T598" style:family="text">
      <style:text-properties officeooo:rsid="00703df9"/>
    </style:style>
    <style:style style:name="T599" style:family="text">
      <style:text-properties officeooo:rsid="0072cdc4"/>
    </style:style>
    <style:style style:name="T600" style:family="text">
      <style:text-properties officeooo:rsid="00751d17"/>
    </style:style>
    <style:style style:name="T601" style:family="text">
      <style:text-properties officeooo:rsid="0076848f"/>
    </style:style>
    <style:style style:name="T602" style:family="text">
      <style:text-properties officeooo:rsid="0077a442"/>
    </style:style>
    <style:style style:name="T603" style:family="text">
      <style:text-properties officeooo:rsid="00793c0d"/>
    </style:style>
    <style:style style:name="T604" style:family="text">
      <style:text-properties officeooo:rsid="007b2101"/>
    </style:style>
    <style:style style:name="T605" style:family="text">
      <style:text-properties fo:font-size="14pt" fo:font-weight="bold" officeooo:rsid="00939859" style:font-size-asian="12.25pt" style:font-weight-asian="bold" style:font-size-complex="14pt" style:font-weight-complex="bold"/>
    </style:style>
    <style:style style:name="T606" style:family="text">
      <style:text-properties fo:font-size="14pt" fo:font-weight="bold" officeooo:rsid="00956521" style:font-size-asian="12.25pt" style:font-weight-asian="bold" style:font-size-complex="14pt" style:font-weight-complex="bold"/>
    </style:style>
    <style:style style:name="T607" style:family="text">
      <style:text-properties fo:font-size="14pt" fo:font-weight="bold" style:font-size-asian="14pt" style:font-weight-asian="bold" style:font-size-complex="14pt" style:font-weight-complex="bold"/>
    </style:style>
    <style:style style:name="T608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09" style:family="text">
      <style:text-properties fo:font-size="14pt" fo:font-style="normal" fo:font-weight="bold" officeooo:rsid="00af3424" style:font-size-asian="14pt" style:font-style-asian="normal" style:font-weight-asian="bold" style:font-size-complex="14pt" style:font-style-complex="normal" style:font-weight-complex="bold"/>
    </style:style>
    <style:style style:name="T610" style:family="text">
      <style:text-properties fo:font-size="14pt" fo:font-style="normal" fo:font-weight="bold" officeooo:rsid="00b7b8f2" style:font-size-asian="14pt" style:font-style-asian="normal" style:font-weight-asian="bold" style:font-size-complex="14pt" style:font-style-complex="normal" style:font-weight-complex="bold"/>
    </style:style>
    <style:style style:name="T611" style:family="text">
      <style:text-properties fo:font-size="14pt" fo:font-style="normal" fo:font-weight="bold" officeooo:rsid="0069ae1a" style:font-size-asian="14pt" style:font-style-asian="normal" style:font-weight-asian="bold" style:font-size-complex="14pt" style:font-style-complex="normal" style:font-weight-complex="bold"/>
    </style:style>
    <style:style style:name="T612" style:family="text">
      <style:text-properties fo:font-size="14pt" fo:font-style="normal" style:font-size-asian="14pt" style:font-style-asian="normal" style:font-size-complex="14pt" style:font-style-complex="normal"/>
    </style:style>
    <style:style style:name="T613" style:family="text">
      <style:text-properties fo:font-size="14pt" fo:font-style="normal" officeooo:rsid="00dd44af" style:font-size-asian="14pt" style:font-style-asian="normal" style:font-size-complex="14pt" style:font-style-complex="normal"/>
    </style:style>
    <style:style style:name="T61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15" style:family="text">
      <style:text-properties fo:font-size="14pt" fo:font-style="italic" fo:font-weight="bold" officeooo:rsid="00af3424" style:font-size-asian="14pt" style:font-style-asian="italic" style:font-weight-asian="bold" style:font-size-complex="14pt" style:font-style-complex="italic" style:font-weight-complex="bold"/>
    </style:style>
    <style:style style:name="T616" style:family="text">
      <style:text-properties fo:font-size="14pt" fo:font-style="italic" style:font-size-asian="14pt" style:font-style-asian="italic" style:font-size-complex="14pt" style:font-style-complex="italic"/>
    </style:style>
    <style:style style:name="T617" style:family="text">
      <style:text-properties officeooo:rsid="007d92ff"/>
    </style:style>
    <style:style style:name="T618" style:family="text">
      <style:text-properties officeooo:rsid="007fd79d"/>
    </style:style>
    <style:style style:name="T619" style:family="text">
      <style:text-properties officeooo:rsid="00819260"/>
    </style:style>
    <style:style style:name="T620" style:family="text">
      <style:text-properties officeooo:rsid="0082c116"/>
    </style:style>
    <style:style style:name="T621" style:family="text">
      <style:text-properties officeooo:rsid="008478a0"/>
    </style:style>
    <style:style style:name="T622" style:family="text">
      <style:text-properties officeooo:rsid="00941a11"/>
    </style:style>
    <style:style style:name="T623" style:family="text">
      <style:text-properties officeooo:rsid="009d5b59"/>
    </style:style>
    <style:style style:name="T624" style:family="text">
      <style:text-properties officeooo:rsid="00a1d04f"/>
    </style:style>
    <style:style style:name="T625" style:family="text">
      <style:text-properties fo:color="#ff8c00"/>
    </style:style>
    <style:style style:name="T626" style:family="text">
      <style:text-properties fo:color="#ff8c00" fo:font-style="italic" style:font-style-asian="italic" style:font-style-complex="italic"/>
    </style:style>
    <style:style style:name="T627" style:family="text">
      <style:text-properties officeooo:rsid="00a1e031"/>
    </style:style>
    <style:style style:name="T628" style:family="text">
      <style:text-properties officeooo:rsid="00a35d76"/>
    </style:style>
    <style:style style:name="T629" style:family="text">
      <style:text-properties officeooo:rsid="00a69dce"/>
    </style:style>
    <style:style style:name="T630" style:family="text">
      <style:text-properties officeooo:rsid="00a6f347"/>
    </style:style>
    <style:style style:name="T631" style:family="text">
      <style:text-properties officeooo:rsid="00a8ca1b"/>
    </style:style>
    <style:style style:name="T632" style:family="text">
      <style:text-properties officeooo:rsid="00acfb9d"/>
    </style:style>
    <style:style style:name="T633" style:family="text">
      <style:text-properties officeooo:rsid="00ad6801"/>
    </style:style>
    <style:style style:name="T634" style:family="text">
      <style:text-properties officeooo:rsid="00b41267"/>
    </style:style>
    <style:style style:name="T635" style:family="text">
      <style:text-properties officeooo:rsid="00ba819c"/>
    </style:style>
    <style:style style:name="T636" style:family="text">
      <style:text-properties officeooo:rsid="00bbf4cd"/>
    </style:style>
    <style:style style:name="T637" style:family="text">
      <style:text-properties officeooo:rsid="00bdd473"/>
    </style:style>
    <style:style style:name="T638" style:family="text">
      <style:text-properties officeooo:rsid="00c12d1c"/>
    </style:style>
    <style:style style:name="T639" style:family="text">
      <style:text-properties officeooo:rsid="00c2c999"/>
    </style:style>
    <style:style style:name="T640" style:family="text">
      <style:text-properties officeooo:rsid="00c50878"/>
    </style:style>
    <style:style style:name="T641" style:family="text">
      <style:text-properties officeooo:rsid="00c88326"/>
    </style:style>
    <style:style style:name="T642" style:family="text">
      <style:text-properties officeooo:rsid="00cbb52c"/>
    </style:style>
    <style:style style:name="T643" style:family="text">
      <style:text-properties officeooo:rsid="00d04e1a"/>
    </style:style>
    <style:style style:name="T644" style:family="text">
      <style:text-properties officeooo:rsid="00d23a32"/>
    </style:style>
    <style:style style:name="T645" style:family="text">
      <style:text-properties officeooo:rsid="00d3f114"/>
    </style:style>
    <style:style style:name="T646" style:family="text">
      <style:text-properties officeooo:rsid="00d833d3"/>
    </style:style>
    <style:style style:name="T647" style:family="text">
      <style:text-properties officeooo:rsid="00d873e2"/>
    </style:style>
    <style:style style:name="T648" style:family="text">
      <style:text-properties officeooo:rsid="00eb49f4"/>
    </style:style>
    <style:style style:name="T649" style:family="text">
      <style:text-properties officeooo:rsid="00fb5f7f"/>
    </style:style>
    <style:style style:name="T650" style:family="text">
      <style:text-properties officeooo:rsid="00fc67ff"/>
    </style:style>
    <style:style style:name="T651" style:family="text">
      <style:text-properties officeooo:rsid="00fdd3aa"/>
    </style:style>
    <style:style style:name="T652" style:family="text">
      <style:text-properties officeooo:rsid="010639c7"/>
    </style:style>
    <style:style style:name="T653" style:family="text">
      <style:text-properties officeooo:rsid="010ab710"/>
    </style:style>
    <style:style style:name="T654" style:family="text">
      <style:text-properties officeooo:rsid="010ff277"/>
    </style:style>
    <style:style style:name="T655" style:family="text">
      <style:text-properties officeooo:rsid="0111d037"/>
    </style:style>
    <style:style style:name="T656" style:family="text">
      <style:text-properties officeooo:rsid="011511c0"/>
    </style:style>
    <style:style style:name="T657" style:family="text">
      <style:text-properties officeooo:rsid="01185712"/>
    </style:style>
    <style:style style:name="T658" style:family="text">
      <style:text-properties officeooo:rsid="01190d75"/>
    </style:style>
    <style:style style:name="T659" style:family="text">
      <style:text-properties officeooo:rsid="01206a6e"/>
    </style:style>
    <style:style style:name="T660" style:family="text">
      <style:text-properties officeooo:rsid="0128c6e8"/>
    </style:style>
    <style:style style:name="T661" style:family="text">
      <style:text-properties officeooo:rsid="00201bd5"/>
    </style:style>
    <style:style style:name="T662" style:family="text">
      <style:text-properties officeooo:rsid="012b24b3"/>
    </style:style>
    <style:style style:name="T663" style:family="text">
      <style:text-properties officeooo:rsid="012e9465"/>
    </style:style>
    <style:style style:name="T664" style:family="text">
      <style:text-properties officeooo:rsid="01305c41"/>
    </style:style>
    <style:style style:name="T665" style:family="text">
      <style:text-properties officeooo:rsid="0140be6f"/>
    </style:style>
    <style:style style:name="T666" style:family="text">
      <style:text-properties officeooo:rsid="0149fc19"/>
    </style:style>
    <style:style style:name="T667" style:family="text">
      <style:text-properties officeooo:rsid="014be95f"/>
    </style:style>
    <style:style style:name="T668" style:family="text">
      <style:text-properties officeooo:rsid="010185dc"/>
    </style:style>
    <style:style style:name="T669" style:family="text">
      <style:text-properties officeooo:rsid="0437fd59"/>
    </style:style>
    <style:style style:name="T670" style:family="text">
      <style:text-properties officeooo:rsid="03ee7eb1"/>
    </style:style>
    <style:style style:name="T671" style:family="text">
      <style:text-properties officeooo:rsid="03f7049e"/>
    </style:style>
    <style:style style:name="T672" style:family="text">
      <style:text-properties officeooo:rsid="0735889c"/>
    </style:style>
    <style:style style:name="T673" style:family="text">
      <style:text-properties officeooo:rsid="0739531b"/>
    </style:style>
    <style:style style:name="T674" style:family="text">
      <style:text-properties officeooo:rsid="0166b397"/>
    </style:style>
    <style:style style:name="T675" style:family="text">
      <style:text-properties officeooo:rsid="018bcdc5"/>
    </style:style>
    <style:style style:name="T676" style:family="text">
      <style:text-properties officeooo:rsid="0194da6f"/>
    </style:style>
    <style:style style:name="T677" style:family="text">
      <style:text-properties officeooo:rsid="019eaf58"/>
    </style:style>
    <style:style style:name="T678" style:family="text">
      <style:text-properties officeooo:rsid="01a04199"/>
    </style:style>
    <style:style style:name="T679" style:family="text">
      <style:text-properties officeooo:rsid="01a19cb6"/>
    </style:style>
    <style:style style:name="T680" style:family="text">
      <style:text-properties officeooo:rsid="01a21e06"/>
    </style:style>
    <style:style style:name="T681" style:family="text">
      <style:text-properties officeooo:rsid="01aed7c1"/>
    </style:style>
    <style:style style:name="T682" style:family="text">
      <style:text-properties officeooo:rsid="01be9082"/>
    </style:style>
    <style:style style:name="T683" style:family="text">
      <style:text-properties officeooo:rsid="01c115fd"/>
    </style:style>
    <style:style style:name="T684" style:family="text">
      <style:text-properties officeooo:rsid="01c2a24c"/>
    </style:style>
    <style:style style:name="T685" style:family="text">
      <style:text-properties officeooo:rsid="01c643a5"/>
    </style:style>
    <style:style style:name="T686" style:family="text">
      <style:text-properties officeooo:rsid="01c94548"/>
    </style:style>
    <style:style style:name="T687" style:family="text">
      <style:text-properties officeooo:rsid="01d3fba1"/>
    </style:style>
    <style:style style:name="T688" style:family="text">
      <style:text-properties officeooo:rsid="01e648d0"/>
    </style:style>
    <style:style style:name="T689" style:family="text">
      <style:text-properties officeooo:rsid="01e7bb27"/>
    </style:style>
    <style:style style:name="T690" style:family="text">
      <style:text-properties officeooo:rsid="01edabe0"/>
    </style:style>
    <style:style style:name="T691" style:family="text">
      <style:text-properties officeooo:rsid="01f1e927"/>
    </style:style>
    <style:style style:name="T692" style:family="text">
      <style:text-properties officeooo:rsid="01f51dd1"/>
    </style:style>
    <style:style style:name="T693" style:family="text">
      <style:text-properties officeooo:rsid="01ffc0f0"/>
    </style:style>
    <style:style style:name="T694" style:family="text">
      <style:text-properties officeooo:rsid="02004c51"/>
    </style:style>
    <style:style style:name="T695" style:family="text">
      <style:text-properties officeooo:rsid="0200a83b"/>
    </style:style>
    <style:style style:name="T696" style:family="text">
      <style:text-properties officeooo:rsid="02047b03"/>
    </style:style>
    <style:style style:name="T697" style:family="text">
      <style:text-properties officeooo:rsid="0206da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Английское предложение</text:p>
      <text:p text:style-name="P1"/>
      <text:p text:style-name="P1">Всегда имеет подлежащее и сказуемое. Подлежащее — это автор дейсвтия (существительное в именительном падеже). Сказуемое — это действие, <text:span text:style-name="T183">совершенное</text:span> автор<text:span text:style-name="T183">ом</text:span>.</text:p>
      <text:p text:style-name="P1"/>
      <text:p text:style-name="P1">Если подлежащее отсутсвует, то его место занимает формальное подлежащее. </text:p>
      <text:p text:style-name="P1">Если отсутствует сказуемое, то его место занимает глагол <text:span text:style-name="T2">be</text:span>.</text:p>
      <text:p text:style-name="P3"/>
      <text:p text:style-name="P399"><text:span text:style-name="T1">Помимо </text:span><text:span text:style-name="T139">подлежащего и сказуемого</text:span><text:span text:style-name="T1">, предложение может иметь дополнение и обстоятельство.</text:span></text:p>
      <text:p text:style-name="P2"/>
      <text:p text:style-name="P13"><text:span text:style-name="T1">Дополнение как бы дополняет по смыслу сказуемое. Оно выражено </text:span><text:span text:style-name="T370">одним или несколькими </text:span><text:span text:style-name="T1">существительным</text:span><text:span text:style-name="T370">и</text:span><text:span text:style-name="T1">, перед которым</text:span><text:span text:style-name="T371">и</text:span><text:span text:style-name="T1"> обычно идет предлог или </text:span><text:span text:style-name="T370">инфинитив</text:span><text:span text:style-name="T1">.</text:span></text:p>
      <text:p text:style-name="P1"/>
      <text:p text:style-name="P398"><text:span text:style-name="T1">Обстоятельство описывает место, время, </text:span><text:span text:style-name="T370">или </text:span><text:span text:style-name="T1">способ действия. Оно выражено словом или группой слов, отвечающих на вопросы: «</text:span><text:span text:style-name="T187">где?»</text:span><text:span text:style-name="T254">,</text:span><text:span text:style-name="T187"> «</text:span><text:span text:style-name="T252">когда?», «</text:span><text:span text:style-name="T189">к</text:span><text:span text:style-name="T252">ак?» </text:span><text:span text:style-name="T253">(это тоже дополнение)</text:span></text:p>
      <text:p text:style-name="P61"/>
      <text:p text:style-name="P16">Английское предложение иногда удобнее переводить с конца. Для удобства можно добавлять дополнительные уточняющие слова.</text:p>
      <text:p text:style-name="P15"/>
      <text:p text:style-name="P399"><text:span text:style-name="T190">В а</text:span><text:span text:style-name="T185">нглийско</text:span><text:span text:style-name="T190">м</text:span><text:span text:style-name="T185"> предложени</text:span><text:span text:style-name="T190">и важно</text:span><text:span text:style-name="T185"> </text:span><text:span text:style-name="T192">соблюдать</text:span><text:span text:style-name="T185"> </text:span><text:span text:style-name="T190">правильн</text:span><text:span text:style-name="T192">ый</text:span><text:span text:style-name="T190"> </text:span><text:span text:style-name="T185">поряд</text:span><text:span text:style-name="T192">о</text:span><text:span text:style-name="T185">к слов.</text:span></text:p>
      <text:p text:style-name="P14">Сначала <text:span text:style-name="T585">идет</text:span> <text:span text:style-name="T140">подлежащее</text:span>, затем <text:span text:style-name="T149">сказуемое</text:span>, после <text:span text:style-name="T162">дополнение</text:span> и/или <text:span text:style-name="T170">обстоятельство</text:span>.</text:p>
      <text:p text:style-name="P17"/>
      <text:p text:style-name="P234"><text:span text:style-name="T141">We</text:span><text:span text:style-name="T3"> </text:span><text:span text:style-name="T150">do</text:span><text:span text:style-name="T3"> </text:span><text:span text:style-name="T163">the</text:span><text:span text:style-name="T164"> </text:span><text:span text:style-name="T165">job</text:span><text:span text:style-name="T3"> </text:span><text:span text:style-name="T172">well</text:span><text:span text:style-name="T3"> — </text:span><text:span text:style-name="T5">М</text:span><text:span text:style-name="T3">ы делаем работу </text:span><text:span text:style-name="T4">хорошо</text:span><text:span text:style-name="T3">.</text:span></text:p>
      <text:p text:style-name="P236"/>
      <text:p text:style-name="P400"><text:span text:style-name="T187">С</text:span><text:span text:style-name="T186">казуемое часто разделяется</text:span><text:span text:style-name="T187"> на</text:span><text:span text:style-name="T186"> </text:span><text:span text:style-name="T178">вспомогательный </text:span><text:span text:style-name="T186">и </text:span><text:span text:style-name="T151">смысловой</text:span><text:span text:style-name="T4"> </text:span>глаголы<text:span text:style-name="T186">. </text:span><text:span text:style-name="T191">Вспомогательный глагол не переводится. Он лишь сообщает о том, в каком времени нужно переводить смысловой глагол. Смысловой же глагол передает суть действия.</text:span></text:p>
      <text:p text:style-name="P18"/>
      <text:p text:style-name="P398"><text:span text:style-name="T141">They</text:span><text:span text:style-name="T3"> </text:span><text:span text:style-name="T180">have </text:span><text:span text:style-name="T177">not</text:span><text:span text:style-name="T150"> finish</text:span><text:span text:style-name="T153">ed</text:span><text:span text:style-name="T3"> </text:span><text:span text:style-name="T164">their work</text:span><text:span text:style-name="T3"> </text:span><text:span text:style-name="T171">in time</text:span><text:span text:style-name="T3"> — </text:span><text:span text:style-name="T5">Они не закончили работу вовремя.</text:span></text:p>
      <text:p text:style-name="P237"><text:span text:style-name="T143">I</text:span><text:span text:style-name="T183"> </text:span><text:span text:style-name="T181">will</text:span><text:span text:style-name="T155"> give</text:span><text:span text:style-name="T183"> </text:span><text:span text:style-name="T167">you money</text:span><text:span text:style-name="T183"> — Я дам тебе деньги </text:span><text:span text:style-name="T372">(два дополнения)</text:span><text:span text:style-name="T183">.</text:span></text:p>
      <text:p text:style-name="P19"/>
      <text:p text:style-name="P398"><text:span text:style-name="T187">В вопросительных предложениях порядок слов другой. Сначала идет вспомогательный глагол, затем подлежащее, </text:span><text:span text:style-name="T188">а после — смысловой глагол, дополнение и/</text:span><text:span text:style-name="T189">или</text:span><text:span text:style-name="T188"> обстоятельство.</text:span></text:p>
      <text:p text:style-name="P20">Перед вспомогательным глаголом может также идти вопросительное слово.</text:p>
      <text:p text:style-name="P20"/>
      <text:p text:style-name="P399"><text:span text:style-name="T179">Do</text:span><text:span text:style-name="T6"> </text:span><text:span text:style-name="T142">you</text:span><text:span text:style-name="T6"> </text:span><text:span text:style-name="T152">want</text:span><text:span text:style-name="T373"> </text:span><text:span text:style-name="T2">to live</text:span><text:span text:style-name="T373"> </text:span><text:span text:style-name="T173">in Spain</text:span><text:span text:style-name="T6">? — Ты хочешь жить в Испании?</text:span></text:p>
      <text:p text:style-name="P238"><text:span text:style-name="T375">What</text:span><text:span text:style-name="T372"> </text:span><text:span text:style-name="T182">are</text:span><text:span text:style-name="T372"> </text:span><text:span text:style-name="T144">you</text:span><text:span text:style-name="T372"> </text:span><text:span text:style-name="T156">doing</text:span><text:span text:style-name="T372"> </text:span><text:span text:style-name="T174">here</text:span><text:span text:style-name="T372">? </text:span><text:span text:style-name="T376">—</text:span><text:span text:style-name="T372"> Что ты здесь делаешь?</text:span></text:p>
      <text:p text:style-name="P238"/>
      <text:p text:style-name="P96">Если обстоятельство состоит из нескольких слов, то оно может переехать в самое начало:</text:p>
      <text:p text:style-name="P96"/>
      <text:p text:style-name="P312">Tom walks to work <text:span text:style-name="T170">every morning</text:span> / <text:span text:style-name="T170">Every morning</text:span> Tom walks to work —</text:p>
      <text:p text:style-name="P312">Том ходит на работу каждое утро.</text:p>
      <text:p text:style-name="P312"/>
      <text:p text:style-name="P96">Глаголы, требующие 2х дополнений: <text:span text:style-name="T2">give, lend, pass, send, show.</text:span></text:p>
      <text:p text:style-name="P106"/>
      <text:p text:style-name="P605"><text:span text:style-name="T250">Сами д</text:span><text:span text:style-name="T242">ополнения могут указываться </text:span><text:span text:style-name="T243">2мя</text:span><text:span text:style-name="T242"> способами:</text:span></text:p>
      <text:p text:style-name="P96"/>
      <text:p text:style-name="P96">1. После глагола указывается человек, а затем предмет; без предлогов.</text:p>
      <text:p text:style-name="P604"><text:span text:style-name="T184"><text:s text:c="2"/></text:span><text:span text:style-name="T2"><text:s text:c="2"/>I lent </text:span><text:span text:style-name="T163">Mike</text:span><text:span text:style-name="T2"> some </text:span><text:span text:style-name="T163">money</text:span><text:span text:style-name="T2"> — Я одолжил Майку деньги.</text:span></text:p>
      <text:p text:style-name="P312"/>
      <text:p text:style-name="P96">2. После глагола указывается предмет, а затем человек; перед человеком будет предлог <text:span text:style-name="T2">to</text:span>.</text:p>
      <text:p text:style-name="P96"><text:s text:c="4"/><text:span text:style-name="T2">I </text:span><text:span text:style-name="T163">lent</text:span><text:span text:style-name="T2"> some money </text:span><text:span text:style-name="T626">to</text:span><text:span text:style-name="T2"> </text:span><text:span text:style-name="T163">Mike</text:span><text:span text:style-name="T2"> — Я одолжил деньги Майку.</text:span></text:p>
      <text:p text:style-name="P9"><text:soft-page-break/>Английские времена</text:p>
      <text:p text:style-name="P404"/>
      <text:p text:style-name="P405">В английском языке 12 времен. Они разбиты на 4 группы: <text:span text:style-name="T2">Simple, Continuous, Perfect </text:span><text:span text:style-name="T184">и</text:span><text:span text:style-name="T2"> Perfect Continuous</text:span>. Каждая<text:span text:style-name="T619"> </text:span>групп<text:span text:style-name="T619">а</text:span> включает в себя 3 времени: <text:span text:style-name="T2">Present, Past, Future</text:span>.</text:p>
      <text:p text:style-name="P404"/>
      <text:p text:style-name="P390">Present Simple</text:p>
      <text:p text:style-name="P406"/>
      <text:p text:style-name="P407">Используется чтобы сообщить: </text:p>
      <text:list xml:id="list607883002" text:style-name="L1">
        <text:list-item>
          <text:p text:style-name="P703"><text:span text:style-name="T7">факт</text:span><text:span text:style-name="T10">ы</text:span><text:span text:style-name="T7"> настоящего, </text:span><text:span text:style-name="T10">очевидную </text:span><text:span text:style-name="T9">истин</text:span><text:span text:style-name="T10">у</text:span><text:span text:style-name="T7">;</text:span></text:p>
        </text:list-item>
        <text:list-item>
          <text:p text:style-name="P704"><text:span text:style-name="T377">регулярны</text:span><text:span text:style-name="T578">е</text:span><text:span text:style-name="T377"> события настоящего;</text:span></text:p>
        </text:list-item>
      </text:list>
      <text:p text:style-name="P534"/>
      <text:p text:style-name="P440"><text:span text:style-name="T379">I </text:span><text:span text:style-name="T126">live</text:span><text:span text:style-name="T379"> in New York — Я </text:span><text:span text:style-name="T380">живу</text:span><text:span text:style-name="T379"> в Нью Йорке.</text:span></text:p>
      <text:p text:style-name="P408"/>
      <text:p text:style-name="P532">В утверждениях, когда подлежащее в третьем лице, единственном числе <text:span text:style-name="T2">(he, she, it), </text:span></text:p>
      <text:p text:style-name="P432"><text:span text:style-name="T378">к сказуемому добавляется окончание </text:span><text:span text:style-name="T8">-s</text:span><text:span text:style-name="T378"> (</text:span><text:span text:style-name="T8">-es</text:span><text:span text:style-name="T378"> если заканчивается на гласную или шипящий). </text:span></text:p>
      <text:p text:style-name="P533"/>
      <text:p text:style-name="P433"><text:span text:style-name="T379">Peter </text:span><text:span text:style-name="T126">works</text:span><text:span text:style-name="T379"> in New York — Питер </text:span><text:span text:style-name="T380">работает</text:span><text:span text:style-name="T379"> в Нью Йорке;</text:span></text:p>
      <text:p text:style-name="P406"/>
      <text:p text:style-name="P416"><text:span text:style-name="T660">Слова-маячки</text:span><text:span text:style-name="T661"> (перед сказуемым):</text:span></text:p>
      <text:list xml:id="list309608824" text:style-name="L2">
        <text:list-item>
          <text:p text:style-name="P705">always - <text:span text:style-name="T409">всегда</text:span>;</text:p>
        </text:list-item>
        <text:list-item>
          <text:p text:style-name="P705">usually - <text:span text:style-name="T409">обычно</text:span>;</text:p>
        </text:list-item>
        <text:list-item>
          <text:p text:style-name="P705">often - <text:span text:style-name="T409">часто</text:span>;</text:p>
        </text:list-item>
        <text:list-item>
          <text:p text:style-name="P705">sometimes - <text:span text:style-name="T409">иногда</text:span>;</text:p>
        </text:list-item>
        <text:list-item>
          <text:p text:style-name="P705">never — <text:span text:style-name="T409">никогда;</text:span></text:p>
        </text:list-item>
        <text:list-item>
          <text:p text:style-name="P782">hardly ever — едва ли, почти никогда;</text:p>
        </text:list-item>
      </text:list>
      <text:p text:style-name="P239"/>
      <text:p text:style-name="P240">I <text:span text:style-name="T386">always</text:span> wash my hands before eating — Я <text:span text:style-name="T386">всегда</text:span> мою руки перед едой.</text:p>
      <text:p text:style-name="Standard"/>
      <text:p text:style-name="P523"><text:span text:style-name="T586">Отрицание образуется с помощью частицы </text:span><text:span text:style-name="T13">not</text:span><text:span text:style-name="T586">, </text:span>которая идет в паре со вспомогательным глаголом <text:span text:style-name="T2">do</text:span>. <text:span text:style-name="T545">Если подлежащее </text:span><text:span text:style-name="T97">he/she/it</text:span><text:span text:style-name="T545">, то </text:span><text:span text:style-name="T107">do</text:span><text:span text:style-name="T549"> меняется на</text:span><text:span text:style-name="T545"> </text:span><text:span text:style-name="T97">does</text:span><text:span text:style-name="T545">.</text:span></text:p>
      <text:p text:style-name="P434"/>
      <text:p text:style-name="P331">People <text:span text:style-name="T443">do </text:span><text:span text:style-name="T444">not</text:span><text:span text:style-name="T442"> live</text:span> in space — Люди <text:span text:style-name="T386">не</text:span> живут в космосе.</text:p>
      <text:p text:style-name="P331">Water <text:span text:style-name="T443">does </text:span><text:span text:style-name="T444">not</text:span><text:span text:style-name="T442"> boil</text:span> at 50 degrees Celsius — Вода <text:span text:style-name="T386">не</text:span> кипит при 50 грудусах.</text:p>
      <text:p text:style-name="P331"/>
      <text:p text:style-name="P421"><text:span text:style-name="T309">Практически всегда </text:span><text:span text:style-name="T97">do not</text:span><text:span text:style-name="T309"> использу</text:span><text:span text:style-name="T310">е</text:span><text:span text:style-name="T309">тся в сокращении: </text:span></text:p>
      <text:p text:style-name="P119"/>
      <text:p text:style-name="P332">We <text:span text:style-name="T386">don`t</text:span> drink whisky — Мы <text:span text:style-name="T386">не</text:span> пьем виски. </text:p>
      <text:p text:style-name="P330">He <text:span text:style-name="T386">doesn`t</text:span> drink tea — Он <text:span text:style-name="T386">не</text:span> пьет чай.</text:p>
      <text:p text:style-name="P244"/>
      <text:p text:style-name="P522"><text:span text:style-name="T585">В вопросах вспомогательный глагол </text:span><text:span text:style-name="T12">do</text:span><text:span text:style-name="T311"> ставится перед подлежащим:</text:span></text:p>
      <text:p text:style-name="P120"/>
      <text:p text:style-name="P442"><text:span text:style-name="T554">Do</text:span><text:span text:style-name="T543"> you like action movies? </text:span><text:span text:style-name="T544">— </text:span><text:span text:style-name="T543">Тебе нравятся экшен фильмы? </text:span></text:p>
      <text:p text:style-name="P435"><text:span text:style-name="T451">What books </text:span><text:span text:style-name="T454">do</text:span><text:span text:style-name="T455">es</text:span><text:span text:style-name="T451"> </text:span><text:span text:style-name="T452">he</text:span><text:span text:style-name="T451"> read? </text:span><text:span text:style-name="T453">—</text:span><text:span text:style-name="T451"> Какие книги </text:span><text:span text:style-name="T452">он</text:span><text:span text:style-name="T451"> </text:span><text:span text:style-name="T452">читает</text:span><text:span text:style-name="T451">?</text:span></text:p>
      <text:p text:style-name="P120"/>
      <text:p text:style-name="P350">Present Continuous</text:p>
      <text:p text:style-name="P121"/>
      <text:p text:style-name="P436"><text:span text:style-name="T312">Используется, чтобы </text:span><text:span text:style-name="T329">сообщить</text:span><text:span text:style-name="T312"> о </text:span><text:span text:style-name="T322">действии</text:span><text:span text:style-name="T312">, </text:span><text:span text:style-name="T323">которое происходит</text:span><text:span text:style-name="T312"> </text:span><text:span text:style-name="T366">сейчас</text:span><text:span text:style-name="T312"> и еще не законч</text:span><text:span text:style-name="T329">ено</text:span><text:span text:style-name="T312">.</text:span></text:p>
      <text:p text:style-name="P122">Состоит из связки вспомогательного глагола <text:span text:style-name="T2">be</text:span> и смыслового <text:span text:style-name="T581">глагола </text:span>с окончанием <text:span text:style-name="T2">-ing</text:span>:</text:p>
      <text:p text:style-name="P448"/>
      <text:p text:style-name="P448">She <text:span text:style-name="T386">is driving</text:span> to work. <text:span text:style-name="T565">—</text:span> Она <text:span text:style-name="T386">едет</text:span> на работу.</text:p>
      <text:p text:style-name="P449">I <text:span text:style-name="T391">a</text:span><text:span text:style-name="T386">m not listening</text:span> to you. <text:span text:style-name="T567">—</text:span> Я <text:span text:style-name="T386">не слушаю</text:span> тебя.</text:p>
      <text:p text:style-name="P450">Where <text:span text:style-name="T386">is </text:span>he <text:span text:style-name="T386">going</text:span>? <text:span text:style-name="T567">—</text:span> Куда он <text:span text:style-name="T386">идет</text:span>?</text:p>
      <text:p text:style-name="P135"><text:soft-page-break/><text:span text:style-name="T660">Слова-маячки</text:span> <text:span text:style-name="T570">(в разных местах)</text:span>:</text:p>
      <text:list xml:id="list1186798343" text:style-name="L3">
        <text:list-item>
          <text:p text:style-name="P748">look — смотри;</text:p>
        </text:list-item>
        <text:list-item>
          <text:p text:style-name="P787">listen — послушай;</text:p>
        </text:list-item>
        <text:list-item>
          <text:p text:style-name="P748">now — сейчас (<text:span text:style-name="T566">обычно </text:span>в конце);</text:p>
        </text:list-item>
        <text:list-item>
          <text:p text:style-name="P706"><text:span text:style-name="T543">at the moment — в этот момент (</text:span><text:span text:style-name="T553">обычно </text:span><text:span text:style-name="T543">в конце).</text:span></text:p>
        </text:list-item>
        <text:list-item>
          <text:p text:style-name="P787">currently — в текущий момент;</text:p>
        </text:list-item>
      </text:list>
      <text:p text:style-name="P334"/>
      <text:p text:style-name="P333">I am working right <text:span text:style-name="T386">now</text:span>. — Прямо сейчас я работаю.</text:p>
      <text:p text:style-name="P333"><text:span text:style-name="T386">Look</text:span> out of the window! It`s raining. — Посмотри в окно. Идет дождь.</text:p>
      <text:p text:style-name="P146"/>
      <text:p text:style-name="P327"><text:span text:style-name="T557">Non-</text:span><text:span text:style-name="T558">Continuous </text:span><text:span text:style-name="T557">глаголы</text:span></text:p>
      <text:p text:style-name="P145"/>
      <text:p text:style-name="P132">Как правило это глаголы, описывающие чувства или мысли.</text:p>
      <text:p text:style-name="P519"><text:span text:style-name="T333">Но если они </text:span><text:span text:style-name="T334">идут</text:span><text:span text:style-name="T333"> </text:span><text:span text:style-name="T334">внутри</text:span><text:span text:style-name="T333"> </text:span><text:span text:style-name="T334">какой-</text:span><text:span text:style-name="T335">то</text:span><text:span text:style-name="T334"> </text:span><text:span text:style-name="T333">устойчивой связки, то могут быть и с </text:span><text:span text:style-name="T108">-ing</text:span><text:span text:style-name="T333">.</text:span></text:p>
      <text:p text:style-name="P336"/>
      <text:p text:style-name="P503">Глаголы восприятия:</text:p>
      <text:list xml:id="list3708027039" text:style-name="L4">
        <text:list-item>
          <text:p text:style-name="P788">see — видеть;</text:p>
        </text:list-item>
        <text:list-item>
          <text:p text:style-name="P788">hear — слышать;</text:p>
        </text:list-item>
        <text:list-item>
          <text:p text:style-name="P788">feel — чувствовать <text:span text:style-name="T568">себя</text:span>;</text:p>
        </text:list-item>
        <text:list-item>
          <text:p text:style-name="P788">taste — чувствовать вкус (пробовать);</text:p>
        </text:list-item>
        <text:list-item>
          <text:p text:style-name="P788">smell — чувствовать запах (нюхать);</text:p>
        </text:list-item>
      </text:list>
      <text:p text:style-name="P504"/>
      <text:p text:style-name="P503">Глаголы для выражения мнения:</text:p>
      <text:list xml:id="list4033286332" text:style-name="L5">
        <text:list-item>
          <text:p text:style-name="P789">belive — верить;</text:p>
        </text:list-item>
        <text:list-item>
          <text:p text:style-name="P789">doubt — сомневаться;</text:p>
        </text:list-item>
        <text:list-item>
          <text:p text:style-name="P789">think — думать;</text:p>
        </text:list-item>
        <text:list-item>
          <text:p text:style-name="P784">assume — полагать;</text:p>
        </text:list-item>
        <text:list-item>
          <text:p text:style-name="P784">consider — считать, полагать;</text:p>
        </text:list-item>
        <text:list-item>
          <text:p text:style-name="P784">find — находить;</text:p>
        </text:list-item>
        <text:list-item>
          <text:p text:style-name="P791">suppose — предполагать;</text:p>
        </text:list-item>
      </text:list>
      <text:p text:style-name="P505"/>
      <text:p text:style-name="P503">Глаголы, показывающие состояние мыслей:</text:p>
      <text:list xml:id="list3241246636" text:style-name="L6">
        <text:list-item>
          <text:p text:style-name="P790">forget — забывать;</text:p>
        </text:list-item>
        <text:list-item>
          <text:p text:style-name="P790">imagine — представлять;</text:p>
        </text:list-item>
        <text:list-item>
          <text:p text:style-name="P790">know — знать;</text:p>
        </text:list-item>
        <text:list-item>
          <text:p text:style-name="P790">understand — понимать;</text:p>
        </text:list-item>
        <text:list-item>
          <text:p text:style-name="P785">mean — иметь в виду;</text:p>
        </text:list-item>
        <text:list-item>
          <text:p text:style-name="P785">notice — замечать, обращать внимание;</text:p>
        </text:list-item>
        <text:list-item>
          <text:p text:style-name="P785">recognise — узнавать;</text:p>
        </text:list-item>
        <text:list-item>
          <text:p text:style-name="P792">remember — помнить;</text:p>
        </text:list-item>
      </text:list>
      <text:p text:style-name="P504"/>
      <text:p text:style-name="P506">Глаголы, указывающие на эмоции и желания:</text:p>
      <text:list xml:id="list3264851246" text:style-name="L7">
        <text:list-item>
          <text:p text:style-name="P794">love — любить;</text:p>
        </text:list-item>
        <text:list-item>
          <text:p text:style-name="P794">like — нравиться;</text:p>
        </text:list-item>
        <text:list-item>
          <text:p text:style-name="P794">hate — ненавидеть;</text:p>
        </text:list-item>
        <text:list-item>
          <text:p text:style-name="P794">hope — надеяться;</text:p>
        </text:list-item>
        <text:list-item>
          <text:p text:style-name="P794">want — хотеть;</text:p>
        </text:list-item>
        <text:list-item>
          <text:p text:style-name="P794">wish — желать;</text:p>
        </text:list-item>
        <text:list-item>
          <text:p text:style-name="P786">dislike — не любить, не нравиться;</text:p>
        </text:list-item>
        <text:list-item>
          <text:p text:style-name="P786">envy — завидовать;</text:p>
        </text:list-item>
        <text:list-item>
          <text:p text:style-name="P786">fear — бояться;</text:p>
        </text:list-item>
        <text:list-item>
          <text:p text:style-name="P786">mind — возражать;</text:p>
        </text:list-item>
        <text:list-item>
          <text:p text:style-name="P786"><text:soft-page-break/>need — нуждаться;</text:p>
        </text:list-item>
        <text:list-item>
          <text:p text:style-name="P786">prefer — предпочитать;</text:p>
        </text:list-item>
        <text:list-item>
          <text:p text:style-name="P793">regret — сожалеть;</text:p>
        </text:list-item>
      </text:list>
      <text:p text:style-name="P506"/>
      <text:p text:style-name="P506">Другие глаголы:</text:p>
      <text:list xml:id="list1500254059" text:style-name="L8">
        <text:list-item>
          <text:p text:style-name="P795">look — выглядеть;</text:p>
        </text:list-item>
        <text:list-item>
          <text:p text:style-name="P795">have — иметь;</text:p>
        </text:list-item>
        <text:list-item>
          <text:p text:style-name="P783">be — быть;</text:p>
        </text:list-item>
        <text:list-item>
          <text:p text:style-name="P783">care — быть не безразличным, заботиться;</text:p>
        </text:list-item>
        <text:list-item>
          <text:p text:style-name="P783">contain — содержать;</text:p>
        </text:list-item>
        <text:list-item>
          <text:p text:style-name="P783">cost — стоить, иметь стоимость;</text:p>
        </text:list-item>
        <text:list-item>
          <text:p text:style-name="P783">possess — владеть;</text:p>
        </text:list-item>
        <text:list-item>
          <text:p text:style-name="P783">seem — казаться;</text:p>
        </text:list-item>
        <text:list-item>
          <text:p text:style-name="P796">weigh — весить, иметь вес;</text:p>
        </text:list-item>
      </text:list>
      <text:p text:style-name="P123"/>
      <text:p text:style-name="P337">I <text:span text:style-name="T386">think</text:span> Amy is a strange girl. - Я <text:span text:style-name="T386">думаю</text:span>, Эмми странная девушка.</text:p>
      <text:p text:style-name="P337">You <text:span text:style-name="T386">look</text:span> great! - Ты <text:span text:style-name="T386">выглядишь</text:span> отлично!</text:p>
      <text:p text:style-name="P335"/>
      <text:p text:style-name="P351">Present Perfect</text:p>
      <text:p text:style-name="P134"/>
      <text:p text:style-name="P516"><text:span text:style-name="T313">И</text:span><text:span text:style-name="T325">спользуется чтобы сообщить о результате, который важен в настоящем. Если результат не важен в настоящем, то используется Past Simple. Результат определяется совершенной формой, т. е. не «делал», а «сделал»; не «бил», а «разбил» и т. д. <text:s/></text:span></text:p>
      <text:p text:style-name="P125"/>
      <text:p text:style-name="P125">Состоит из связки вспомогательного глагола have и смыслового глагола в 3й форме.</text:p>
      <text:p text:style-name="P438"><text:span text:style-name="T357">В </text:span><text:span text:style-name="T354">отрицаниях почти всегда используется сокращенная форма глагола </text:span><text:span text:style-name="T118">haven`t</text:span><text:span text:style-name="T354">.</text:span></text:p>
      <text:p text:style-name="P127"><text:span text:style-name="T571">Сокращени</text:span><text:span text:style-name="T587">е</text:span><text:span text:style-name="T571"> </text:span><text:span text:style-name="T14">`ve not</text:span><text:span text:style-name="T571"> не используется.</text:span></text:p>
      <text:p text:style-name="P126"/>
      <text:p text:style-name="P437"><text:span text:style-name="T103">You </text:span><text:span text:style-name="T123">have</text:span><text:span text:style-name="T103"> </text:span><text:span text:style-name="T123">broken</text:span><text:span text:style-name="T103"> the vase. </text:span><text:span text:style-name="T104">— </text:span><text:span text:style-name="T103">Ты </text:span><text:span text:style-name="T123">разбил</text:span><text:span text:style-name="T103"> вазу (результат, кот. </text:span><text:span text:style-name="T105">важен сейчас</text:span><text:span text:style-name="T103">).</text:span></text:p>
      <text:p text:style-name="P669"><text:span text:style-name="T411">I </text:span><text:span text:style-name="T394">haven</text:span><text:span text:style-name="T388">`</text:span><text:span text:style-name="T394">t</text:span><text:span text:style-name="T411"> </text:span><text:span text:style-name="T394">expected</text:span><text:span text:style-name="T411"> that. </text:span><text:span text:style-name="T413">—</text:span><text:span text:style-name="T411"> Я этого </text:span><text:span text:style-name="T394">не</text:span><text:span text:style-name="T411"> </text:span><text:span text:style-name="T394">ожидал</text:span><text:span text:style-name="T411">.</text:span></text:p>
      <text:p text:style-name="P669"><text:span text:style-name="T392">Ha</text:span><text:span text:style-name="T393">s</text:span><text:span text:style-name="T415"> </text:span><text:span text:style-name="T416">he</text:span><text:span text:style-name="T415"> </text:span><text:span text:style-name="T392">been</text:span><text:span text:style-name="T415"> to Rome? </text:span><text:span text:style-name="T413">—</text:span><text:span text:style-name="T415"> </text:span><text:span text:style-name="T416">Он</text:span><text:span text:style-name="T415"> </text:span><text:span text:style-name="T392">бывал</text:span><text:span text:style-name="T415"> в Риме?</text:span></text:p>
      <text:p text:style-name="P341"/>
      <text:p text:style-name="P554"><text:span text:style-name="T313">Также использу</text:span><text:span text:style-name="T320">ется</text:span><text:span text:style-name="T313">, </text:span><text:span text:style-name="T314">если</text:span><text:span text:style-name="T313"> что-то произошло впервые.</text:span></text:p>
      <text:p text:style-name="P338"><text:span text:style-name="T569">It`s the fitst time I </text:span><text:span text:style-name="T387">have</text:span><text:span text:style-name="T569"> </text:span><text:span text:style-name="T387">driven</text:span><text:span text:style-name="T569"> a car — Это впервые, когда я </text:span><text:span text:style-name="T387">веду</text:span><text:span text:style-name="T569"> машину.</text:span></text:p>
      <text:p text:style-name="P338"/>
      <text:p text:style-name="P128">Как образуется 3я форма глагола:</text:p>
      <text:list xml:id="list1914098775" text:style-name="L9">
        <text:list-item>
          <text:p text:style-name="P749">если глагол правильный, то к нему добавляется окончание -ed;</text:p>
        </text:list-item>
        <text:list-item>
          <text:p text:style-name="P750">если глагол неправильный, то <text:span text:style-name="T575">его <text:s/></text:span>нужно<text:span text:style-name="T575"> </text:span>искать в таблице неправильных глаголов;</text:p>
        </text:list-item>
      </text:list>
      <text:p text:style-name="P124"/>
      <text:p text:style-name="P129"><text:span text:style-name="T660">Слова-маячки</text:span>:</text:p>
      <text:list xml:id="list3766109149" text:style-name="L10">
        <text:list-item>
          <text:p text:style-name="P754">just — только что;</text:p>
        </text:list-item>
        <text:list-item>
          <text:p text:style-name="P754">already — уже;</text:p>
        </text:list-item>
        <text:list-item>
          <text:p text:style-name="P751">yet — <text:span text:style-name="T690">уже / </text:span>еще не;</text:p>
        </text:list-item>
      </text:list>
      <text:p text:style-name="P339"/>
      <text:p text:style-name="P147">Место <text:span text:style-name="T2">just</text:span>, <text:span text:style-name="T2">already</text:span> — между <text:span text:style-name="T2">have</text:span> и 3й формой глагола. <text:span text:style-name="T410">Слово </text:span><text:span text:style-name="T61">yet</text:span><text:span text:style-name="T410"> стоит </text:span><text:span text:style-name="T412">всегда </text:span><text:span text:style-name="T410">в конце предложения. </text:span><text:span text:style-name="T61">Just</text:span><text:span text:style-name="T410"> и </text:span><text:span text:style-name="T61">already</text:span><text:span text:style-name="T410"> использ</text:span><text:span text:style-name="T414">уются</text:span><text:span text:style-name="T410"> в утверждениях. </text:span><text:span text:style-name="T61">Yet</text:span><text:span text:style-name="T410"> — в вопросах и отрицаниях</text:span><text:span text:style-name="T413">. </text:span></text:p>
      <text:p text:style-name="P339"/>
      <text:p text:style-name="P346">I have <text:span text:style-name="T386">just</text:span> eaten a sandwich. <text:span text:style-name="T572">—</text:span> Я <text:span text:style-name="T386">только что</text:span> съел бутерброд.</text:p>
      <text:p text:style-name="P340">We have n<text:span text:style-name="T571">o</text:span>t finished <text:span text:style-name="T386">yet</text:span>. <text:span text:style-name="T572">—</text:span> Мы <text:span text:style-name="T386">еще не</text:span> закончили.</text:p>
      <text:p text:style-name="P340"/>
      <text:p text:style-name="P409"><text:span text:style-name="T355">Другие </text:span><text:span text:style-name="T356">маячки</text:span><text:span text:style-name="T355">:</text:span></text:p>
      <text:list xml:id="list3607728381" text:style-name="L11">
        <text:list-item>
          <text:p text:style-name="P707"><text:span text:style-name="T559">ever — когда-</text:span><text:span text:style-name="T563">либо, всегда</text:span><text:span text:style-name="T559">;</text:span></text:p>
        </text:list-item>
        <text:list-item>
          <text:p text:style-name="P755"><text:soft-page-break/>never — никогда;</text:p>
        </text:list-item>
        <text:list-item>
          <text:p text:style-name="P755">recently — в последнее время;</text:p>
        </text:list-item>
        <text:list-item>
          <text:p text:style-name="P755">these days — в последние дни;</text:p>
        </text:list-item>
        <text:list-item>
          <text:p text:style-name="P707"><text:span text:style-name="T559">словосочетани</text:span><text:span text:style-name="T564">я</text:span><text:span text:style-name="T559"> с this (this mornig, this week);</text:span></text:p>
        </text:list-item>
        <text:list-item>
          <text:p text:style-name="P797">so far — на дайнный момент / до настоящего времени;</text:p>
        </text:list-item>
      </text:list>
      <text:p text:style-name="P148"/>
      <text:p text:style-name="P148">Место <text:span text:style-name="T2">ever</text:span>, <text:span text:style-name="T2">never</text:span> — перед 3й формой глагола, <text:span text:style-name="T574">а</text:span> <text:span text:style-name="T2">recently</text:span>, <text:span text:style-name="T2">these days</text:span> и </text:p>
      <text:p text:style-name="P148">словосочетания с <text:span text:style-name="T2">this</text:span> — в конце предложения.</text:p>
      <text:p text:style-name="P148"/>
      <text:p text:style-name="P347">I <text:span text:style-name="T571">ha</text:span>ve <text:span text:style-name="T386">never</text:span> been to New York. <text:span text:style-name="T573">— </text:span>Я <text:span text:style-name="T386">никогда</text:span> не был в Нью Йорке.</text:p>
      <text:p text:style-name="P515"><text:span text:style-name="T101">I </text:span><text:span text:style-name="T98">ha</text:span><text:span text:style-name="T101">ve worked a lot </text:span><text:span text:style-name="T122">these days</text:span><text:span text:style-name="T101">. </text:span><text:span text:style-name="T102">—</text:span><text:span text:style-name="T101"> Я много работал </text:span><text:span text:style-name="T122">в эти дни</text:span><text:span text:style-name="T101">.</text:span></text:p>
      <text:p text:style-name="P660"/>
      <text:p text:style-name="P652">Present Perfect Continuous</text:p>
      <text:p text:style-name="P644"/>
      <text:p text:style-name="P654"><text:span text:style-name="T315">И</text:span><text:span text:style-name="T321">спользуется чтобы сообщить о действии, которое еще не закончено и при этом известна </text:span></text:p>
      <text:p text:style-name="P655"><text:span text:style-name="T321">его продолжительность, </text:span><text:span text:style-name="T323">т. е. «</text:span><text:span text:style-name="T324">я </text:span><text:span text:style-name="T323">делал и продолжаю делать». </text:span></text:p>
      <text:p text:style-name="P645"/>
      <text:p text:style-name="P655"><text:span text:style-name="T317">С</text:span><text:span text:style-name="T316">остоит из связки вспомогательного глагола </text:span><text:span text:style-name="T117">have</text:span><text:span text:style-name="T316">, cлова </text:span><text:span text:style-name="T117">been</text:span><text:span text:style-name="T316"> </text:span><text:span text:style-name="T319">(</text:span><text:span text:style-name="T353">3</text:span><text:span text:style-name="T319"> форма глагола </text:span><text:span text:style-name="T99">be</text:span><text:span text:style-name="T319">) </text:span></text:p>
      <text:p text:style-name="P655"><text:span text:style-name="T318">и смыслового глагола с окончанием </text:span><text:span text:style-name="T100">-ing</text:span><text:span text:style-name="T318">. </text:span><text:span text:style-name="T316">Переводится</text:span><text:span text:style-name="T321"> настоящим</text:span><text:span text:style-name="T108">.</text:span></text:p>
      <text:p text:style-name="P662"/>
      <text:p text:style-name="P241"><text:span text:style-name="T542">I </text:span><text:span text:style-name="T554">have been learning</text:span><text:span text:style-name="T542"> English for 2 years. </text:span><text:span text:style-name="T559">—</text:span><text:span text:style-name="T542"> Я </text:span><text:span text:style-name="T554">учу</text:span><text:span text:style-name="T542"> английский уже 2 года (и еще не закончил).</text:span></text:p>
      <text:p text:style-name="P606"><text:span text:style-name="T112">I </text:span><text:span text:style-name="T125">have not been waiting</text:span><text:span text:style-name="T112"> long. </text:span><text:span text:style-name="T110">—</text:span><text:span text:style-name="T112"> Я </text:span><text:span text:style-name="T125">не жду</text:span><text:span text:style-name="T112"> долго </text:span><text:span text:style-name="T113">(это не происходит в течен</text:span><text:span text:style-name="T116">ии</text:span><text:span text:style-name="T113"> указ. времени)</text:span><text:span text:style-name="T112">.</text:span></text:p>
      <text:p text:style-name="P342"/>
      <text:p text:style-name="P626"><text:span text:style-name="T124">Have</text:span><text:span text:style-name="T109"> you </text:span><text:span text:style-name="T124">been</text:span><text:span text:style-name="T109"> </text:span><text:span text:style-name="T124">waiting</text:span><text:span text:style-name="T109"> long? </text:span><text:span text:style-name="T110">— </text:span><text:span text:style-name="T109">Вы </text:span><text:span text:style-name="T111">долго</text:span><text:span text:style-name="T109"> </text:span><text:span text:style-name="T124">ждете</text:span><text:span text:style-name="T109">? </text:span></text:p>
      <text:p text:style-name="P626"><text:span text:style-name="T113">(как долго происходит действие вплоть до текущего момента)</text:span><text:span text:style-name="T109"> </text:span></text:p>
      <text:p text:style-name="P650"/>
      <text:p text:style-name="P668"><text:span text:style-name="T340">Слова-маячки</text:span><text:span text:style-name="T308">:</text:span></text:p>
      <text:list xml:id="list1733515924" text:style-name="L12">
        <text:list-item>
          <text:p text:style-name="P756">for — в течении;</text:p>
        </text:list-item>
        <text:list-item>
          <text:p text:style-name="P756">since — с какого-то времени;</text:p>
        </text:list-item>
        <text:list-item>
          <text:p text:style-name="P865">how long — как долго.</text:p>
        </text:list-item>
      </text:list>
      <text:p text:style-name="P664"/>
      <text:p text:style-name="P666"><text:span text:style-name="T547">We`ve been staying in this hotel </text:span><text:span text:style-name="T555">since</text:span><text:span text:style-name="T547"> Tuesday. </text:span><text:span text:style-name="T548">— </text:span><text:span text:style-name="T547">Мы находимся в этом отеле </text:span><text:span text:style-name="T555">со</text:span><text:span text:style-name="T547"> вторника.</text:span></text:p>
      <text:p text:style-name="P646"/>
      <text:p text:style-name="P439"><text:span text:style-name="T358">Е</text:span><text:span text:style-name="T360">сли используется глагол </text:span><text:span text:style-name="T121">be</text:span><text:span text:style-name="T360"> или глагол состояния, которы</text:span><text:span text:style-name="T365">й</text:span><text:span text:style-name="T360"> не </text:span><text:span text:style-name="T364">быва</text:span><text:span text:style-name="T365">е</text:span><text:span text:style-name="T364">т</text:span><text:span text:style-name="T360"> в Continuous</text:span><text:span text:style-name="T359">,</text:span><text:span text:style-name="T360"> </text:span></text:p>
      <text:p text:style-name="P439"><text:span text:style-name="T360">то </text:span><text:span text:style-name="T361">Present Perfect Continuous</text:span><text:span text:style-name="T360"> будет в </text:span><text:span text:style-name="T361">форме</text:span><text:span text:style-name="T360"> Present Perfect. </text:span></text:p>
      <text:p text:style-name="P345"/>
      <text:p text:style-name="P242"><text:span text:style-name="T543">I have known</text:span><text:span text:style-name="T554"> </text:span><text:span text:style-name="T543">(</text:span><text:span text:style-name="T546">а </text:span><text:span text:style-name="T543">не have been knowing)</text:span><text:span text:style-name="T542"> Alice for 3 years. </text:span><text:span text:style-name="T560">—</text:span><text:span text:style-name="T542"> Я </text:span><text:span text:style-name="T543">знаю</text:span><text:span text:style-name="T542"> Алису уже 3 года</text:span></text:p>
      <text:p text:style-name="P349"/>
      <text:p text:style-name="P149">Формы глагола <text:span text:style-name="T2">have</text:span> <text:span text:style-name="T2">verb-ing</text:span> (подобно <text:span text:style-name="T2">am/is/are verb-ing</text:span>, как в Continuous) не существует.</text:p>
      <text:p text:style-name="P641"><text:span text:style-name="T420">Если у смыслового глагола окончание</text:span><text:span text:style-name="T62"> -ing</text:span><text:span text:style-name="T420">, то </text:span><text:span text:style-name="T62">have</text:span><text:span text:style-name="T420"> применяется только с </text:span><text:span text:style-name="T62">been</text:span><text:span text:style-name="T420">.</text:span></text:p>
      <text:p text:style-name="P349"/>
      <text:p text:style-name="P391"><text:span text:style-name="T542">Past </text:span><text:span text:style-name="T562">Simple</text:span></text:p>
      <text:p text:style-name="P130"/>
      <text:p text:style-name="P131">Используется, чтобы сообщить:</text:p>
      <text:list xml:id="list730665028" text:style-name="L13">
        <text:list-item>
          <text:p text:style-name="P752">факт<text:span text:style-name="T576">ы</text:span> прошлого, историю, биографию;</text:p>
        </text:list-item>
        <text:list-item>
          <text:p text:style-name="P752">результат, который не важен в настоящем;</text:p>
        </text:list-item>
      </text:list>
      <text:p text:style-name="P343"/>
      <text:p text:style-name="P517"><text:span text:style-name="T336">Глагол</text:span><text:span text:style-name="T326"> </text:span><text:span text:style-name="T332">принимает</text:span><text:span text:style-name="T326"> 2ю форму. </text:span><text:span text:style-name="T336">Она</text:span><text:span text:style-name="T326"> образуется с пом</text:span><text:span text:style-name="T336">ощью</text:span><text:span text:style-name="T326"> окончания -ed для правильных глоголов, </text:span><text:span text:style-name="T332">а н</text:span><text:span text:style-name="T326">еправильные глаголы находится в таблице.</text:span></text:p>
      <text:p text:style-name="P133"/>
      <text:p text:style-name="P243"><text:span text:style-name="T542">Mozart </text:span><text:span text:style-name="T554">lived</text:span><text:span text:style-name="T542"> from 1756 to 1791 — Моцарт </text:span><text:span text:style-name="T554">жил</text:span><text:span text:style-name="T542"> с 1756 по 1791 год. </text:span></text:p>
      <text:p text:style-name="P245"><text:span text:style-name="T556">Did</text:span><text:span text:style-name="T561"> you </text:span><text:span text:style-name="T556">go</text:span><text:span text:style-name="T561"> to Los Angeles last week? - Ты </text:span><text:span text:style-name="T556">ездил</text:span><text:span text:style-name="T561"> в Лос Анжелес на прошлой неделе?</text:span></text:p>
      <text:p text:style-name="P663"><text:soft-page-break/><text:span text:style-name="T419">I </text:span><text:span text:style-name="T389">didn`t go</text:span><text:span text:style-name="T419"> to Los Angeles — Я </text:span><text:span text:style-name="T389">не ездил</text:span><text:span text:style-name="T419"> в Лос Анжелес.</text:span></text:p>
      <text:p text:style-name="P144"/>
      <text:p text:style-name="P102"><text:span text:style-name="T552">Слова-маячки</text:span><text:span text:style-name="T543">:</text:span></text:p>
      <text:list xml:id="list2353101708" text:style-name="L14">
        <text:list-item>
          <text:p text:style-name="P708">ago — <text:span text:style-name="T577">тому назад</text:span>;</text:p>
        </text:list-item>
        <text:list-item>
          <text:p text:style-name="P708">last — <text:span text:style-name="T577">прошлый</text:span>;</text:p>
        </text:list-item>
        <text:list-item>
          <text:p text:style-name="P753">yesterday — вчера;</text:p>
        </text:list-item>
      </text:list>
      <text:p text:style-name="P142"/>
      <text:p text:style-name="P636"><text:span text:style-name="T345">Past Simple часто путают с Present Perfect. </text:span><text:span text:style-name="T348">Здесь</text:span><text:span text:style-name="T346"> </text:span><text:span text:style-name="T347">г</text:span><text:span text:style-name="T346">лавное отличие в том, что </text:span><text:span text:style-name="T345">Present Perfect всегда сообща</text:span><text:span text:style-name="T347">ет</text:span><text:span text:style-name="T345"> доп</text:span><text:span text:style-name="T348">олнительную</text:span><text:span text:style-name="T345"> информацию, </text:span><text:span text:style-name="T347">которая </text:span><text:span text:style-name="T345">указыва</text:span><text:span text:style-name="T347">ет</text:span><text:span text:style-name="T327"> </text:span><text:span text:style-name="T345">на настоящее время </text:span><text:span text:style-name="T346">(</text:span><text:span text:style-name="T348">она может остутствовать в предложении </text:span><text:span text:style-name="T349">явно</text:span><text:span text:style-name="T348">, но всегда будет понятна из контекста</text:span><text:span text:style-name="T346">).</text:span><text:span text:style-name="T345"> </text:span><text:span text:style-name="T351">Но</text:span><text:span text:style-name="T346"> е</text:span><text:span text:style-name="T327">сли </text:span><text:span text:style-name="T346">изветно</text:span><text:span text:style-name="T327">, когда </text:span><text:span text:style-name="T347">именно </text:span><text:span text:style-name="T327">произошло событие, то Present Perfect </text:span><text:span text:style-name="T351">уже нельзя</text:span><text:span text:style-name="T350"> использ</text:span><text:span text:style-name="T352">овать.</text:span></text:p>
      <text:p text:style-name="P143"/>
      <text:p text:style-name="P627"><text:span text:style-name="T106">Tom has lost his key last weak </text:span><text:span text:style-name="T113">(неправильно) </text:span></text:p>
      <text:p text:style-name="P627"><text:span text:style-name="T106">Tom lost his key last weak </text:span><text:span text:style-name="T113">(правильно) </text:span></text:p>
      <text:p text:style-name="P344"/>
      <text:p text:style-name="P518"><text:span text:style-name="T362">Если вопрос содержит слово </text:span><text:span text:style-name="T119">when</text:span><text:span text:style-name="T362">, то он автоматич. привязывает </text:span><text:span text:style-name="T363">предложение</text:span><text:span text:style-name="T362"> к моменту </text:span></text:p>
      <text:p text:style-name="P150"><text:span text:style-name="T417">в прошлом. </text:span><text:span text:style-name="T418">Поэтому Present Perfect в вопросах с </text:span><text:span text:style-name="T63">when</text:span><text:span text:style-name="T418"> не используется.</text:span></text:p>
      <text:p text:style-name="P665"/>
      <text:p text:style-name="P665">Past Continuous</text:p>
      <text:p text:style-name="P647"/>
      <text:p text:style-name="P656"><text:span text:style-name="T328">И</text:span><text:span text:style-name="T329">спользуется, чтобы сообщить о действии, которое происходило в </text:span><text:span text:style-name="T332">точный</text:span><text:span text:style-name="T329"> момент</text:span></text:p>
      <text:p text:style-name="P656"><text:span text:style-name="T329">прошлого, </text:span><text:span text:style-name="T330">и </text:span><text:span text:style-name="T329">не было закончено.</text:span></text:p>
      <text:p text:style-name="P648"/>
      <text:p text:style-name="P657"><text:span text:style-name="T330">В предложении не обязательно должен </text:span><text:span text:style-name="T332">указываться</text:span><text:span text:style-name="T330"> точный момент. Он может только подразумеваться и быть понятен по контексту (</text:span><text:span text:style-name="T332">по</text:span><text:span text:style-name="T330"> </text:span><text:span text:style-name="T331">ситуаци</text:span><text:span text:style-name="T332">и</text:span><text:span text:style-name="T330">).</text:span></text:p>
      <text:p text:style-name="P651"/>
      <text:p text:style-name="P643">Cхема такая же, как и в Present Continuous, только глагол <text:span text:style-name="T2">be</text:span> записывается </text:p>
      <text:p text:style-name="P643">в прошедшей форме (<text:span text:style-name="T2">was/were</text:span>):</text:p>
      <text:p text:style-name="P642"/>
      <text:p text:style-name="P348">Last Sunday at 5 I <text:span text:style-name="T386">was having</text:span> dinner with my friends — В прошлое воскресенье в 5 </text:p>
      <text:p text:style-name="P348">я <text:span text:style-name="T386">ужинал</text:span> со своими друзьями (привязка к точному моменту в прошлом).</text:p>
      <text:p text:style-name="P348"/>
      <text:p text:style-name="P659"><text:span text:style-name="T579">My parents </text:span><text:span text:style-name="T390">were watching</text:span><text:span text:style-name="T579"> TV when I came home yesterday — Мои родители </text:span><text:span text:style-name="T390">смотрели</text:span><text:span text:style-name="T579"> телевизор, когда я пришел вчера домой (незаконченное действие </text:span><text:span text:style-name="T580">в тот момент</text:span><text:span text:style-name="T579">).</text:span></text:p>
      <text:p text:style-name="P659"/>
      <text:p text:style-name="P667"><text:span text:style-name="T550">W</text:span><text:span text:style-name="T551">e weren`t reading — Мы не читали (именно тогда). </text:span></text:p>
      <text:p text:style-name="P661">Was I running? — Я бежал?</text:p>
      <text:p text:style-name="P471"/>
      <text:p text:style-name="P471">Future Simple</text:p>
      <text:p text:style-name="P472"/>
      <text:p text:style-name="P520"><text:span text:style-name="T583">Используется чтобы сообщить о будущих </text:span><text:span text:style-name="T588">действиях</text:span><text:span text:style-name="T583">. </text:span><text:span text:style-name="T476">Эта форма говорит о том, что человек сделает что-то в будущем, но решение он принял </text:span><text:span text:style-name="T500">спонтанно, </text:span><text:span text:style-name="T476">в момент речи.</text:span></text:p>
      <text:p text:style-name="Standard"/>
      <text:p text:style-name="P521">Состоит из вспомогательного глагола <text:span text:style-name="T2">will</text:span> и смыслового глагола в начальной форме.</text:p>
      <text:p text:style-name="P475">В речи и на письме <text:span text:style-name="T2">will</text:span> обычно сокращается до <text:span text:style-name="T2">`ll</text:span>, а отрицание <text:span text:style-name="T2">will</text:span> <text:span text:style-name="T2">not</text:span> д<text:span text:style-name="T584">о</text:span> <text:span text:style-name="T2">won`t</text:span>.</text:p>
      <text:p text:style-name="P521"/>
      <text:p text:style-name="P455">We <text:span text:style-name="T386">will</text:span> proobably <text:span text:style-name="T386">meet</text:span> soon — Мы, возможно, скоро <text:span text:style-name="T386">встретимся</text:span>.</text:p>
      <text:p text:style-name="P455">I hope everything <text:span text:style-name="T386">will be</text:span> fine — Надеюсь, все <text:span text:style-name="T386">будет </text:span>хорошо.</text:p>
      <text:p text:style-name="P475"><text:span text:style-name="T126">Will</text:span><text:span text:style-name="T2"> you </text:span><text:span text:style-name="T126">be</text:span><text:span text:style-name="T2"> at home toworrow? No, I won`t — </text:span><text:span text:style-name="T11">Ты </text:span><text:span text:style-name="T127">будешь</text:span><text:span text:style-name="T11"> завтра дома? Нет</text:span><text:span text:style-name="T2">.</text:span></text:p>
      <text:p text:style-name="P456"/>
      <text:p text:style-name="P422"><text:span text:style-name="T477">В</text:span><text:span text:style-name="T478"> предложени</text:span><text:span text:style-name="T477">ях</text:span><text:span text:style-name="T478"> </text:span><text:span text:style-name="T477">будут </text:span><text:span text:style-name="T478">часто </text:span><text:span text:style-name="T477">попадаться слова</text:span><text:span text:style-name="T478">, </text:span><text:span text:style-name="T477">выражающие</text:span><text:span text:style-name="T478"> мнение: <text:s/></text:span></text:p>
      <text:p text:style-name="P422"><text:span text:style-name="T460">I think </text:span><text:span text:style-name="T461">(я думаю)</text:span><text:span text:style-name="T460">, I`m sure </text:span><text:span text:style-name="T461">(я уверен), I hope (я надеюсь), </text:span><text:span text:style-name="T460">probably (возможно).</text:span></text:p>
      <text:p text:style-name="P423"><text:soft-page-break/><text:span text:style-name="T513">Оборот </text:span><text:span text:style-name="T456">be going to</text:span></text:p>
      <text:p text:style-name="P524"/>
      <text:p text:style-name="P424"><text:span text:style-name="T477">Также позволяет </text:span><text:span text:style-name="T482">сообщить</text:span><text:span text:style-name="T477"> о будущем. </text:span><text:span text:style-name="T482">Но п</text:span><text:span text:style-name="T479">одразумевает, что человек говорит не о спонтанном </text:span><text:span text:style-name="T482">решении</text:span><text:span text:style-name="T479">, </text:span><text:span text:style-name="T480">а о заранее </text:span><text:span text:style-name="T481">продуманных</text:span><text:span text:style-name="T480"> действиях. </text:span><text:span text:style-name="T482">Означает</text:span><text:span text:style-name="T479"> «собираюсь сделать».</text:span></text:p>
      <text:p text:style-name="P477"/>
      <text:p text:style-name="P453">I`m going to meet my friends tomorrow — Я собираюсь встретиться с друзьями завтра.</text:p>
      <text:p text:style-name="P525"><text:span text:style-name="T442">I`m going to go</text:span><text:span text:style-name="T514"> out after I finish my work — Я собираюсь погулять после, как закончу работу.</text:span></text:p>
      <text:p text:style-name="P458"/>
      <text:p text:style-name="P426"><text:span text:style-name="T484">Когда очевидно что вот-вот случится какое-то действие, то </text:span><text:span text:style-name="T462">be going to</text:span><text:span text:style-name="T484"> </text:span><text:span text:style-name="T483">передает оттенок неизбежности происходящего и применяется по отношению к </text:span><text:span text:style-name="T484">другому </text:span><text:span text:style-name="T483">человеку или объетку.</text:span></text:p>
      <text:p text:style-name="P476"/>
      <text:p text:style-name="P457">Look! He`s going to fall — Смотри! Он сейчас упадет.</text:p>
      <text:p text:style-name="P458">The sky is dark. It`s going to rain — Небо темное. Сейчас пойдет дождь.</text:p>
      <text:p text:style-name="P458"/>
      <text:p text:style-name="P525"><text:span text:style-name="T501">В разговорно</text:span><text:span text:style-name="T512">м</text:span><text:span text:style-name="T501"> </text:span><text:span text:style-name="T505">стиле</text:span><text:span text:style-name="T504"> </text:span><text:span text:style-name="T506">этот </text:span><text:span text:style-name="T504">оборот </text:span><text:span text:style-name="T501">очень часто </text:span><text:span text:style-name="T505">записывается</text:span><text:span text:style-name="T501"> как </text:span><text:span text:style-name="T442">gonna</text:span><text:span text:style-name="T501"> </text:span><text:span text:style-name="T442">[гона].</text:span></text:p>
      <text:p text:style-name="P459"/>
      <text:p text:style-name="P653"><text:span text:style-name="T120">P</text:span><text:span text:style-name="T118">resent</text:span><text:span text:style-name="T542"> в значении будущего</text:span></text:p>
      <text:p text:style-name="P649"/>
      <text:p text:style-name="P658"><text:span text:style-name="T339">О</text:span><text:span text:style-name="T337"> будущем можно </text:span><text:span text:style-name="T339">также </text:span><text:span text:style-name="T337">говорить с помощью </text:span><text:span text:style-name="T338">формы </text:span><text:span text:style-name="T337">Present. </text:span><text:span text:style-name="T502">Present Simple </text:span><text:span text:style-name="T503">часто </text:span><text:span text:style-name="T502">использ</text:span><text:span text:style-name="T503">уется</text:span><text:span text:style-name="T502">, когда речь идет о рассписании, которое не зависит от говорящего. </text:span></text:p>
      <text:p text:style-name="P658"><text:span text:style-name="T502">Present Continuous </text:span><text:span text:style-name="T509">используется</text:span><text:span text:style-name="T502"> </text:span><text:span text:style-name="T508">когда говорят о личных планах.</text:span></text:p>
      <text:p text:style-name="P443"/>
      <text:p text:style-name="P452">I am flying to London tomorrow — <text:span text:style-name="T582">Завтра я лечу в Лондон (личный план)</text:span></text:p>
      <text:p text:style-name="P454">My airplane flies at 6 o`clock tomorrow — Мой самолет летит завтра в 6 (рассписание)</text:p>
      <text:p text:style-name="P451"/>
      <text:p text:style-name="P451"/>
      <text:p text:style-name="P508">Модальные глаголы</text:p>
      <text:p text:style-name="Standard"/>
      <text:p text:style-name="P538"><text:span text:style-name="T589">Это особенные глаголы, которые </text:span><text:span text:style-name="T634">могут</text:span><text:span text:style-name="T589"> </text:span><text:span text:style-name="T634">использоваться</text:span><text:span text:style-name="T589"> и как смысловые, и как вспомогательные, притендуя со </text:span><text:span text:style-name="T634">вспомогательными</text:span><text:span text:style-name="T589"> на одну позицию в предложении.</text:span></text:p>
      <text:p text:style-name="P571"><text:span text:style-name="T590">Основные модальные глаголы: </text:span><text:span text:style-name="T16">will, </text:span><text:span text:style-name="T17">shall, </text:span><text:span text:style-name="T16">can, could, might, may, must, should, would</text:span><text:span text:style-name="T590">.</text:span></text:p>
      <text:p text:style-name="P571"/>
      <text:p text:style-name="P545"><text:span text:style-name="T589">Модальные глаголы не меняют свою форму (не </text:span><text:span text:style-name="T595">имеют</text:span><text:span text:style-name="T589"> окончаний </text:span><text:span text:style-name="T15">-s, -ed</text:span><text:span text:style-name="T589">). В связи с </text:span><text:span text:style-name="T595">этим</text:span><text:span text:style-name="T589">, </text:span></text:p>
      <text:p text:style-name="P545"><text:span text:style-name="T589">они не могут </text:span><text:span text:style-name="T595">применяться</text:span><text:span text:style-name="T589"> во всех временах и поэтому, дополняют</text:span><text:span text:style-name="T595">ся</text:span><text:span text:style-name="T589"> модальны</text:span><text:span text:style-name="T595">ми</text:span><text:span text:style-name="T589"> конструкци</text:span><text:span text:style-name="T595">ями</text:span><text:span text:style-name="T589">: </text:span><text:span text:style-name="T16">be able to, have to </text:span><text:span text:style-name="T193">и</text:span><text:span text:style-name="T16"> used to</text:span><text:span text:style-name="T590">.</text:span></text:p>
      <text:p text:style-name="P538"/>
      <text:p text:style-name="P539">После модальных глаголов и конструкций почти всегда идет <text:span text:style-name="T634">голый </text:span>инфинитив.</text:p>
      <text:p text:style-name="P530"/>
      <text:p text:style-name="P539"><text:span text:style-name="T386">Глаголы </text:span><text:span text:style-name="T126">will</text:span><text:span text:style-name="T386"> и </text:span><text:span text:style-name="T126">shall</text:span></text:p>
      <text:p text:style-name="P539"/>
      <text:p text:style-name="P539"><text:span text:style-name="T2">Will</text:span> иногда используется как модальный глагол. Ситуации с <text:span text:style-name="T2">will</text:span> переводятся будущим, </text:p>
      <text:p text:style-name="P539">а с <text:span text:style-name="T2">won`t</text:span> — настоящим. <text:span text:style-name="T2">Won`t</text:span> означает «отказывается».</text:p>
      <text:p text:style-name="P539"/>
      <text:p text:style-name="P246">What`s wrong? My Car won`t start — Что случилось? Моя машина не заводится.</text:p>
      <text:p text:style-name="P247">(не смотря на мои ожидание, действие не происходит).</text:p>
      <text:p text:style-name="P247"/>
      <text:p text:style-name="P540"><text:span text:style-name="T17">S</text:span><text:span text:style-name="T16">hall</text:span><text:span text:style-name="T193"> не используется в современном английском. Он </text:span><text:span text:style-name="T195">встречается</text:span><text:span text:style-name="T193"> в вопросах вместо </text:span><text:span text:style-name="T16">will, </text:span><text:span text:style-name="T194">когда нужно получить одобрение от собеседника (только когда подлежащее </text:span><text:span text:style-name="T17">I</text:span><text:span text:style-name="T194"> или </text:span><text:span text:style-name="T17">we</text:span><text:span text:style-name="T194">).</text:span></text:p>
      <text:p text:style-name="P21"/>
      <text:p text:style-name="P247">Shall I close the door? - Я закрою дверь? (вы не против, если я закрою дверь?)</text:p>
      <text:p text:style-name="P246"/>
      <text:p text:style-name="P180"/>
      <text:p text:style-name="P670">Глаголы <text:span text:style-name="T2">can</text:span> и <text:span text:style-name="T2">could</text:span></text:p>
      <text:p text:style-name="P246"/>
      <text:p text:style-name="P23"><text:span text:style-name="T2">Can</text:span> переводится как «могу», «умею». <text:s/>С частицей <text:span text:style-name="T2">not</text:span> он пишется либо слитно, </text:p>
      <text:p text:style-name="P23">либо сокращенно (<text:span text:style-name="T2">cannot <text:s/></text:span>или<text:span text:style-name="T2"> can`t</text:span>).</text:p>
      <text:p text:style-name="P22"/>
      <text:p text:style-name="P248">She can play the guitar — Она умеет играть на гитаре.</text:p>
      <text:p text:style-name="P248">You can`t smoke here — Ты не можешь сдесь курить.</text:p>
      <text:p text:style-name="P248">Can I help you? - Я могу вам помочь?</text:p>
      <text:p text:style-name="P246"/>
      <text:p text:style-name="P538"><text:span text:style-name="T2">Could [куд]</text:span> переводится как «мог» и является прошедшей формой от <text:span text:style-name="T2">can</text:span><text:span text:style-name="T17">.</text:span></text:p>
      <text:p text:style-name="P22">Он часто применяется в качестве официальной формы обращения.</text:p>
      <text:p text:style-name="P22"/>
      <text:p text:style-name="P248">I could read at the age of 4 — Я мог читать в 4 года.</text:p>
      <text:p text:style-name="P157"/>
      <text:p text:style-name="P22"><text:span text:style-name="T386">Глаголы </text:span><text:span text:style-name="T126">might</text:span><text:span text:style-name="T386"> и </text:span><text:span text:style-name="T126">may</text:span></text:p>
      <text:p text:style-name="P22"/>
      <text:p text:style-name="P541"><text:span text:style-name="T17">Might [майт]</text:span><text:span text:style-name="T194"> переводится как «может </text:span><text:span text:style-name="T196">ли</text:span><text:span text:style-name="T194">», «мог бы», </text:span><text:span text:style-name="T196">или</text:span><text:span text:style-name="T194"> «должно быть»</text:span><text:span text:style-name="T196">, </text:span><text:span text:style-name="T194">«наверное». </text:span></text:p>
      <text:p text:style-name="P33">Он указывает на вероятность того, что что-то произойдет сейчас или в будущем. </text:p>
      <text:p text:style-name="P541"><text:span text:style-name="T194">Отрицание </text:span><text:span text:style-name="T17">might not</text:span><text:span text:style-name="T194"> сокращается до </text:span><text:span text:style-name="T17">mightn`t [майтэнт].</text:span></text:p>
      <text:p text:style-name="P541"/>
      <text:p text:style-name="P328">Might Tom call in the evening? — <text:span text:style-name="T591">Может ли </text:span>Том позвонить вечером?</text:p>
      <text:p text:style-name="P538"><text:span text:style-name="T2">Look at the sky. It might rain — Посмотри на небо. </text:span><text:span text:style-name="T19">Наверное</text:span><text:span text:style-name="T2"> пойдет дождь.</text:span></text:p>
      <text:p text:style-name="P249"/>
      <text:p text:style-name="P640"><text:span text:style-name="T18">M</text:span><text:span text:style-name="T2">ay</text:span><text:span text:style-name="T184"> </text:span><text:span text:style-name="T536">п</text:span><text:span text:style-name="T534">ереводится как «име</text:span><text:span text:style-name="T535">ю</text:span><text:span text:style-name="T534"> возможность». </text:span><text:span text:style-name="T536">Его </text:span><text:span text:style-name="T534">применяют </text:span><text:span text:style-name="T538">обычно</text:span><text:span text:style-name="T536"> в </text:span><text:span text:style-name="T537">вежливых </text:span><text:span text:style-name="T536">вопросах</text:span><text:span text:style-name="T534">, когда </text:span><text:span text:style-name="T536">спрашивают разрешения </text:span><text:span text:style-name="T539">или в значении «может быть» (maybe)</text:span><text:span text:style-name="T534">.</text:span></text:p>
      <text:p text:style-name="P513"/>
      <text:p text:style-name="P512">May I help you, sir? — <text:span text:style-name="T591">И</text:span>мею ли я возможность вам помочь <text:span text:style-name="T692">сэр</text:span>?</text:p>
      <text:p text:style-name="P181"/>
      <text:p text:style-name="P34"><text:span text:style-name="T386">Глагол </text:span><text:span text:style-name="T126">must</text:span></text:p>
      <text:p text:style-name="P34"/>
      <text:p text:style-name="P35">Переводится как «должен», «обязан» или «должно быть», «наверное». </text:p>
      <text:p text:style-name="P543"><text:span text:style-name="T197">Он указывает на обязанност</text:span><text:span text:style-name="T199">ь</text:span><text:span text:style-name="T197">, долг, приказ.</text:span></text:p>
      <text:p text:style-name="P34"/>
      <text:p text:style-name="P249">I must go — Я должен идти.</text:p>
      <text:p text:style-name="P249">Must we hurry? — Нам нужно торопиться?</text:p>
      <text:p text:style-name="P34"/>
      <text:p text:style-name="P538"><text:span text:style-name="T184">Отрицание </text:span><text:span text:style-name="T2">must not</text:span><text:span text:style-name="T184"> означает «нельзя», «запрещено». Сокращается до </text:span><text:span text:style-name="T2">musn`t [мазнт].</text:span></text:p>
      <text:p text:style-name="P250">You musn`t park here — Здесь нельзя парковаться. (здесь «you» это формальное подлежащее)</text:p>
      <text:p text:style-name="P34"/>
      <text:p text:style-name="P542"><text:span text:style-name="T184">В отличие от </text:span><text:span text:style-name="T2">might</text:span><text:span text:style-name="T184">, в значениях «должно быть», «наверное», он передает не вероятност</text:span><text:span text:style-name="T255">ь</text:span><text:span text:style-name="T184">, </text:span></text:p>
      <text:p text:style-name="P24">а уверенное предположение.</text:p>
      <text:p text:style-name="P24"/>
      <text:p text:style-name="P251">She must be very tired — Она, наверное, очень уставшая <text:span text:style-name="T676">(я почти уверен в этом)</text:span>.</text:p>
      <text:p text:style-name="P251"/>
      <text:p text:style-name="P151">Глагол should</text:p>
      <text:p text:style-name="P24"/>
      <text:p text:style-name="P24"><text:span text:style-name="T2">Should [шуд]</text:span> <text:span text:style-name="T593">переводится как «нужно», «следует сделать». Подходит чтобы дать совет.</text:span></text:p>
      <text:p text:style-name="P544"><text:span text:style-name="T197">Для совета, </text:span><text:span text:style-name="T198">к</text:span><text:span text:style-name="T197"> </text:span><text:span text:style-name="T20">should</text:span><text:span text:style-name="T197"> можно также </text:span><text:span text:style-name="T198">добавить</text:span><text:span text:style-name="T197"> обороты, </text:span><text:span text:style-name="T198">в</text:span><text:span text:style-name="T197">ыра</text:span><text:span text:style-name="T198">жающие</text:span><text:span text:style-name="T197"> мне</text:span><text:span text:style-name="T198">н</text:span><text:span text:style-name="T197">ие, </text:span></text:p>
      <text:p text:style-name="P544"><text:span text:style-name="T197">например: </text:span><text:span text:style-name="T20">I think, I don`t think</text:span><text:span text:style-name="T197">.</text:span></text:p>
      <text:p text:style-name="P29"/>
      <text:p text:style-name="P253">You should be more attentive — Вам следует быть более внимательным.</text:p>
      <text:p text:style-name="P251">I think you should leave — Думаю, вам пора уйти.</text:p>
      <text:p text:style-name="P24"><text:soft-page-break/><text:span text:style-name="T2">Should</text:span> также выражает: недоумение, удивление, возмущение. В этом случае он передает</text:p>
      <text:p text:style-name="P24">эмоциональную окраску высказыванию. Отрицательная форма говорит о плохой затее.</text:p>
      <text:p text:style-name="P24"/>
      <text:p text:style-name="P252">Why should I go there? — Скакой стати мне туда идти?</text:p>
      <text:p text:style-name="P251"/>
      <text:p text:style-name="P151">Глагол would</text:p>
      <text:p text:style-name="P24"/>
      <text:p text:style-name="P576"><text:span text:style-name="T20">Would </text:span><text:span text:style-name="T21">[вуд]</text:span><text:span text:style-name="T227"> соответствует частице «бы» когда люди представляют ситуацию </text:span><text:span text:style-name="T259">либо</text:span><text:span text:style-name="T227"> сообщает </text:span></text:p>
      <text:p text:style-name="P576"><text:span text:style-name="T227">о привычках прошлого. </text:span><text:span text:style-name="T228">Он ч</text:span><text:span text:style-name="T227">асто сокращается до `d. </text:span><text:span text:style-name="T229">Я</text:span><text:span text:style-name="T227">вляется прошедшей формой от </text:span><text:span text:style-name="T21">will</text:span><text:span text:style-name="T227">.</text:span></text:p>
      <text:p text:style-name="P25"/>
      <text:p text:style-name="P252">I would like to live in New Your — Я бы хотел жить в Нью Йорке (представил).</text:p>
      <text:p text:style-name="P252">I wouldn`t watch this film with my child — Я бы не смотрела этот фильм с моим ребенком.</text:p>
      <text:p text:style-name="P628"><text:span text:style-name="T55">When I was young I </text:span><text:span text:style-name="T134">would</text:span><text:span text:style-name="T55"> </text:span><text:span text:style-name="T134">play</text:span><text:span text:style-name="T55"> </text:span><text:span text:style-name="T56">games</text:span><text:span text:style-name="T55"> — Когда я был молод, я </text:span><text:span text:style-name="T134">играл</text:span><text:span text:style-name="T55"> в </text:span><text:span text:style-name="T56">игры</text:span><text:span text:style-name="T55"> (привычка про</text:span><text:span text:style-name="T56">ш</text:span><text:span text:style-name="T55">).</text:span></text:p>
      <text:p text:style-name="P25"/>
      <text:p text:style-name="P25">Фраза <text:span text:style-name="T2">would you like</text:span> часто используется, когда хотят <text:span text:style-name="T594">что-то </text:span>предложить. Если человек согласен, то он отвечает <text:span text:style-name="T2">I`d like</text:span> (я бы хотел) или <text:span text:style-name="T2">I`d love </text:span>(с удовольствием).</text:p>
      <text:p text:style-name="P26"/>
      <text:p text:style-name="P252">Would you like a cup of tea? Yes, I would — Вы бы хотили чашечку чая? Да, хотел бы.</text:p>
      <text:p text:style-name="P252">What would you like? I`d like some cofee — Чтобы вы хотели? Я бы хотел кофе.</text:p>
      <text:p text:style-name="P30"/>
      <text:p text:style-name="P152">Конструкция <text:span text:style-name="T2">be able to</text:span></text:p>
      <text:p text:style-name="P25"/>
      <text:p text:style-name="P27">Дублирует по значению модальные глаголы <text:span text:style-name="T2">can/could</text:span>. <text:span text:style-name="T596">В основном используется в будущем, </text:span></text:p>
      <text:p text:style-name="P117">в значении «смогу», «<text:span text:style-name="T675">сумею</text:span>»; или в прошлом, в значении «смог». <text:span text:style-name="T691">Также используется </text:span></text:p>
      <text:p text:style-name="P118">если в предложении уже есть вспомогательный или модальный глагол.</text:p>
      <text:p text:style-name="P27"/>
      <text:p text:style-name="P254"><text:span text:style-name="T592">If I learn </text:span><text:span text:style-name="T596">Eng</text:span><text:span text:style-name="T592">, I will be able to understand it — Если я буду учить </text:span><text:span text:style-name="T596">англ</text:span><text:span text:style-name="T592">, я смогу понимать его.</text:span></text:p>
      <text:p text:style-name="P254"><text:span text:style-name="T596">He</text:span><text:span text:style-name="T592"> talked quickly, but I was able to understand h</text:span><text:span text:style-name="T596">im </text:span><text:span text:style-name="T592">— </text:span><text:span text:style-name="T596">Он</text:span><text:span text:style-name="T592"> говорил быстр</text:span><text:span text:style-name="T596">о</text:span><text:span text:style-name="T592">, но я смог </text:span><text:span text:style-name="T596">его </text:span><text:span text:style-name="T592">понять.</text:span></text:p>
      <text:p text:style-name="P329">I have been able to sleep well recently — В последнее время я смог хорошо поспать.</text:p>
      <text:p text:style-name="P329">She might <text:span text:style-name="T694">be able to</text:span> help you — <text:span text:style-name="T694">Она возможно сможет тебе помочь.</text:span></text:p>
      <text:p text:style-name="P152"/>
      <text:p text:style-name="P25"><text:span text:style-name="T386">Конструкция </text:span><text:span text:style-name="T126">have to</text:span></text:p>
      <text:p text:style-name="P25"/>
      <text:p text:style-name="P546"><text:span text:style-name="T197">Дублирует по значению модальный глагол </text:span><text:span text:style-name="T20">must</text:span><text:span text:style-name="T197">. </text:span><text:span text:style-name="T199">Указывает</text:span><text:span text:style-name="T197"> </text:span><text:span text:style-name="T199">на </text:span><text:span text:style-name="T197">обязанност</text:span><text:span text:style-name="T199">ь</text:span><text:span text:style-name="T197">, котор</text:span><text:span text:style-name="T199">ую</text:span><text:span text:style-name="T197"> человек вынежден выполнять не по свое воле. </text:span><text:span text:style-name="T256">Также заменяет </text:span><text:span text:style-name="T54">must</text:span><text:span text:style-name="T256"> в прошедшем и будущем.</text:span></text:p>
      <text:p text:style-name="P25"/>
      <text:p text:style-name="P252">I must do it — Я должен это сделать (это мой долг).</text:p>
      <text:p text:style-name="P252">I have to do it — Я должен это сделать (того требуют обстоятельства).</text:p>
      <text:p text:style-name="P25"/>
      <text:p text:style-name="P28">В отрицательных предложениях <text:span text:style-name="T2">must</text:span> <text:span text:style-name="T597">и</text:span> <text:span text:style-name="T2">have to</text:span> передают разный смысл. <text:span text:style-name="T2">Must</text:span> выражает запрет, а <text:span text:style-name="T2">heve to</text:span> — отсутсвие обязанности.</text:p>
      <text:p text:style-name="P25"/>
      <text:p text:style-name="P252">You mustn`t tell anyone — Ты не должен рассказывать никому.</text:p>
      <text:p text:style-name="P252">You don`t have to tell me everything — Можешь не рассказывать мне всего.</text:p>
      <text:p text:style-name="P252"/>
      <text:p text:style-name="P153">Конструкция <text:span text:style-name="T2">used to</text:span></text:p>
      <text:p text:style-name="P255"/>
      <text:p text:style-name="P629"><text:span text:style-name="T258">Заменяет</text:span><text:span text:style-name="T200"> глагол </text:span><text:span text:style-name="T22">would</text:span><text:span text:style-name="T200">,</text:span><text:span text:style-name="T257"> </text:span><text:span text:style-name="T200">когда говорят о </text:span><text:span text:style-name="T257">состоянии в</text:span><text:span text:style-name="T200"> прошло</text:span><text:span text:style-name="T257">м</text:span><text:span text:style-name="T201">. </text:span><text:span text:style-name="T200">Переводится как «раньше» </text:span><text:span text:style-name="T201">либо</text:span><text:span text:style-name="T200"> </text:span><text:span text:style-name="T201">вообще </text:span><text:span text:style-name="T200">выпадает при переводе. </text:span></text:p>
      <text:p text:style-name="P36"/>
      <text:p text:style-name="P261">I used to live in Bristol — Раньше я жил в Бристоле (а сейчас нет).</text:p>
      <text:p text:style-name="P261">I didn`t use to drink tea — Раньше я не пил чай (а теперь пью).</text:p>
      <text:p text:style-name="P639"><text:soft-page-break/><text:span text:style-name="T611">П</text:span><text:span text:style-name="T608">овелительное наклонение </text:span><text:span text:style-name="T614">(Imperative)</text:span></text:p>
      <text:p text:style-name="P37"/>
      <text:p text:style-name="P549"><text:span text:style-name="T203">Это способ озвучить</text:span><text:span text:style-name="T262">:</text:span><text:span text:style-name="T203"> просьбу, приказ, призыв </text:span><text:span text:style-name="T204">или </text:span><text:span text:style-name="T202">пожелание</text:span><text:span text:style-name="T203">. </text:span><text:span text:style-name="T202">Предложение в повелительном наклонении не имеет подлежащего и начинается с </text:span><text:span text:style-name="T213">начальной формы глагола</text:span><text:span text:style-name="T202">.</text:span></text:p>
      <text:p text:style-name="P256"/>
      <text:p text:style-name="P257">Don`t come here — Не подходи сюда. <text:span text:style-name="T598">(просьба)</text:span></text:p>
      <text:p text:style-name="P262">Put your gun down! — Опусти оружие! (приказ)</text:p>
      <text:p text:style-name="P263">Come here — Подойдите сюда. (призыв к действию)</text:p>
      <text:p text:style-name="P38"/>
      <text:p text:style-name="P547"><text:span text:style-name="T202">Ч</text:span><text:span text:style-name="T184">тобы озвучить пожелание, или предложить человеку угоститься едой, используют</text:span><text:span text:style-name="T263">ся</text:span><text:span text:style-name="T184"> устойчивые обороты с глаголом have:</text:span></text:p>
      <text:p text:style-name="P262"/>
      <text:p text:style-name="P262">Have a cake, please — Угощайтесь тортом, пожалуйста.</text:p>
      <text:p text:style-name="P262">Have a nice time — Приятно провести время.</text:p>
      <text:p text:style-name="P262">Have fun — Повеселитесь.</text:p>
      <text:p text:style-name="P38"/>
      <text:p text:style-name="P548"><text:span text:style-name="T202">Если нужно призвать человека или группу людей совершить что-то вместе, то перед глаголом нужно добавить фразу </text:span><text:span text:style-name="T23">let`s</text:span><text:span text:style-name="T202"> (</text:span><text:span text:style-name="T23">let us — давай</text:span><text:span text:style-name="T202">). Это один из способом быть вежливее.</text:span></text:p>
      <text:p text:style-name="P38"/>
      <text:p text:style-name="P265">Let`s do it — Давай сделаем это.</text:p>
      <text:p text:style-name="P262">Let`s not watch this movie — Давай не будем смотреть этот фильм.</text:p>
      <text:p text:style-name="P262"/>
      <text:p text:style-name="P38"/>
      <text:p text:style-name="P5"><text:span text:style-name="T202">П</text:span><text:span text:style-name="T184">ассивный залог </text:span><text:span text:style-name="T2">(Passive Voice)</text:span></text:p>
      <text:p text:style-name="P71"/>
      <text:p text:style-name="P577"><text:span text:style-name="T231">В английском язые есть 2 вида залогов</text:span><text:span text:style-name="T230">: активный и пассивный. В активном залоге дейсвие совершает автор, а в пассивном —</text:span><text:span text:style-name="T231"> </text:span><text:span text:style-name="T230">дейс</text:span><text:span text:style-name="T231">т</text:span><text:span text:style-name="T230">вие совершается над автором.</text:span></text:p>
      <text:p text:style-name="P72"/>
      <text:p text:style-name="P864"><text:span text:style-name="T184">Сказуемое в пассивном залоге состоит из </text:span><text:span text:style-name="T205">вспомогательного глагола </text:span><text:span text:style-name="T25">be </text:span><text:span text:style-name="T60">(либо get)</text:span><text:span text:style-name="T205"> </text:span></text:p>
      <text:p text:style-name="P864"><text:span text:style-name="T205">и смыслового глагола в 3й форме (для группы Simple).</text:span></text:p>
      <text:p text:style-name="P39"/>
      <text:p text:style-name="P258"><text:span text:style-name="T600">The work </text:span><text:span text:style-name="T404">was finished</text:span><text:span text:style-name="T600"> yesterday — Работа </text:span><text:span text:style-name="T404">закончена</text:span><text:span text:style-name="T600"> вчера (пассивный залог).</text:span></text:p>
      <text:p text:style-name="P258"><text:span text:style-name="T600">I </text:span><text:span text:style-name="T404">finished</text:span><text:span text:style-name="T600"> my work yesterday — Я </text:span><text:span text:style-name="T404">закончил</text:span><text:span text:style-name="T600"> работу вчера (активный залог).</text:span></text:p>
      <text:p text:style-name="P39"/>
      <text:p text:style-name="P551"><text:span text:style-name="T205">Если нужно указать автора действия, то это можно сделать с помощью предлога </text:span><text:span text:style-name="T25">by</text:span><text:span text:style-name="T205">:</text:span></text:p>
      <text:p text:style-name="P550"><text:span text:style-name="T25">Ann Karenina was written </text:span><text:span text:style-name="T64">by Leo Tolstoy</text:span><text:span text:style-name="T25"> — Анна Каренина была написана Львом Толстым.</text:span></text:p>
      <text:p text:style-name="P258"/>
      <text:p text:style-name="P31"><text:span text:style-name="T599">Подлежащие </text:span><text:span text:style-name="T24">I</text:span><text:span text:style-name="T599">, в пассивн</text:span><text:span text:style-name="T600">ом</text:span><text:span text:style-name="T599"> залог</text:span><text:span text:style-name="T600">е</text:span><text:span text:style-name="T599"> </text:span><text:span text:style-name="T600">часто </text:span><text:span text:style-name="T599">переводится не как «я», а как «мне/мной/меня».</text:span></text:p>
      <text:p text:style-name="P31"/>
      <text:p text:style-name="P259">I am ignored all the time — Меня игнорируют все время.</text:p>
      <text:p text:style-name="P259">I was born in 1990 — Я родился в 1990 году (Меня родили в 1990 году).</text:p>
      <text:p text:style-name="P38"/>
      <text:p text:style-name="P39">Present Perfect Passive требует дополнительного слова been, после have. Если его не указать,</text:p>
      <text:p text:style-name="P39">то предложение получится в форме активного залога Present Perfect.</text:p>
      <text:p text:style-name="P39"/>
      <text:p text:style-name="P260">I have been taught an important lesson — Мне преподали важный урок.</text:p>
      <text:p text:style-name="P260">I have taught an important lesson — Я преподал важный урок.</text:p>
      <text:p text:style-name="P38"/>
      <text:p text:style-name="P38">Предложение в Present Perfect Passive можно перепутать с Present Perfect Continuous.</text:p>
      <text:p text:style-name="P548"><text:span text:style-name="T202">Здесь главное </text:span><text:span text:style-name="T206">отличие</text:span><text:span text:style-name="T202"> в том, что в Passive смысловой глагол стоит в 3й форме,</text:span></text:p>
      <text:p text:style-name="P38">а в Continuous — с окончанием ing.</text:p>
      <text:p text:style-name="P38"/>
      <text:p text:style-name="P264"><text:soft-page-break/>I have been spoken English — Со мной говорили по английски.</text:p>
      <text:p text:style-name="P262">I have been speaking English for 2 years. — Я говорю по английски уже 2 года.</text:p>
      <text:p text:style-name="P256"/>
      <text:p text:style-name="P32">Также можно легко перепутать ситуации, когда be используется с прилагательным и когда</text:p>
      <text:p text:style-name="P548"><text:span text:style-name="T206">в </text:span><text:span text:style-name="T184">пассивн</text:span><text:span text:style-name="T206">о</text:span><text:span text:style-name="T184">м залог</text:span><text:span text:style-name="T206">е</text:span><text:span text:style-name="T184">. Здесь важно отличать прилагательное от глагола.</text:span></text:p>
      <text:p text:style-name="P256"/>
      <text:p text:style-name="P256">I am ignored all the time — Меня игнорируют все время (ignored — глагол в 3й форме).</text:p>
      <text:p text:style-name="P285">I am interested in art — Я интересуюсь искусством (interested — прилагательное).</text:p>
      <text:p text:style-name="Standard"/>
      <text:p text:style-name="Standard"/>
      <text:p text:style-name="P10">Вопросительные предложения</text:p>
      <text:p text:style-name="Standard"/>
      <text:p text:style-name="P859"><text:span text:style-name="T693">В английском языке вопросительные предложения можно условно разделить на две группы.</text:span></text:p>
      <text:p text:style-name="P858">К первой группе будут относ<text:span text:style-name="T694">я</text:span>тся общие и специальные вопросы. Ко второй группе — разделительные вопросы и вопросы к подлежащему. </text:p>
      <text:p text:style-name="P858"/>
      <text:p text:style-name="P858">Эти группы будут отличаться между собой только порядком слов в предложении. Вопросы из первой группы имеют обратный порядок слов, а из второй — прямой.</text:p>
      <text:p text:style-name="P858"/>
      <text:p text:style-name="P811">Общий вопрос</text:p>
      <text:p text:style-name="P813"/>
      <text:p text:style-name="P813"><text:span text:style-name="T601">В</text:span>опрос, предполага<text:span text:style-name="T604">ющий</text:span> ответ «да/нет». <text:span text:style-name="T694">С</text:span>лужит для получения общей информации. Вопросительные слова не используются. Всегда начинается со вспомогательного глагола.</text:p>
      <text:p text:style-name="P813"/>
      <text:p text:style-name="P813">Чтобы коротко ответить на такой вопрос, недостаточно просто написать <text:span text:style-name="T2">yes/no</text:span>. Нужно также</text:p>
      <text:p text:style-name="P813">добавить корешок — местоимение со вспомогательным глаголом. Корешок будет указывать</text:p>
      <text:p text:style-name="P813">на мысль, которая была сказана в предыдушем предложении:</text:p>
      <text:p text:style-name="P813"/>
      <text:p text:style-name="P807">Do you play the piano? — Yes, I do.</text:p>
      <text:p text:style-name="P808">Does Rita play football? — No, she doesn`t.</text:p>
      <text:p text:style-name="P808"/>
      <text:p text:style-name="P860"><text:span text:style-name="T384">Общий вопрос может быть с альтернативой. В этом случае алтернатива будет для какой-то части </text:span><text:span text:style-name="T385">предложения</text:span><text:span text:style-name="T384">: для подлежащего, сказуемоем </text:span><text:span text:style-name="T385">или</text:span><text:span text:style-name="T384"> дополнения.</text:span></text:p>
      <text:p text:style-name="P860"><text:span text:style-name="T384"/></text:p>
      <text:p text:style-name="P779">Does <text:span text:style-name="T386">your mother </text:span>or<text:span text:style-name="T386"> your father</text:span> help you? (<text:span text:style-name="T604">альтернатива </text:span><text:span text:style-name="T694">для</text:span><text:span text:style-name="T604"> </text:span>подлежаще<text:span text:style-name="T694">го</text:span>)</text:p>
      <text:p text:style-name="P779">Has he just <text:span text:style-name="T386">arrived </text:span>or<text:span text:style-name="T386"> left</text:span>? (<text:span text:style-name="T694">для</text:span> смыслово<text:span text:style-name="T694">го</text:span> глагол<text:span text:style-name="T694">а</text:span>)</text:p>
      <text:p text:style-name="P860"><text:span text:style-name="T381">Will you go to Kiev </text:span><text:span text:style-name="T383">by train </text:span><text:span text:style-name="T381">or</text:span><text:span text:style-name="T383"> by plane</text:span><text:span text:style-name="T381">? (для</text:span><text:span text:style-name="T382"> </text:span><text:span text:style-name="T381">дополнения)</text:span></text:p>
      <text:p text:style-name="P857"/>
      <text:p text:style-name="P812">Специальный вопрос</text:p>
      <text:p text:style-name="P814"/>
      <text:p text:style-name="P860"><text:span text:style-name="T604">З</text:span><text:span text:style-name="T603">адается для получения дополнительной информации и поэтому всегда начинается </text:span></text:p>
      <text:p text:style-name="P815">с вопросительного слова или вопросительной связки:</text:p>
      <text:p text:style-name="P857"/>
      <text:list xml:id="list586075413" text:style-name="L69">
        <text:list-item>
          <text:p text:style-name="P709">who [ху] — кто;</text:p>
        </text:list-item>
        <text:list-item>
          <text:p text:style-name="P709">whom [хум] — кого;</text:p>
        </text:list-item>
        <text:list-item>
          <text:p text:style-name="P709">whose [хуз] — чей;</text:p>
        </text:list-item>
        <text:list-item>
          <text:p text:style-name="P709">what — что, какой;</text:p>
        </text:list-item>
        <text:list-item>
          <text:p text:style-name="P709">which — который;</text:p>
        </text:list-item>
        <text:list-item>
          <text:p text:style-name="P709">where [вэа] — где, куда;</text:p>
        </text:list-item>
        <text:list-item>
          <text:p text:style-name="P709">when — когда;</text:p>
        </text:list-item>
        <text:list-item>
          <text:p text:style-name="P709">why [вай] — зачем, почему;</text:p>
        </text:list-item>
        <text:list-item>
          <text:p text:style-name="P709">how [хау] — как;</text:p>
        </text:list-item>
        <text:list-item>
          <text:p text:style-name="P709"><text:soft-page-break/>how often [хау офэн] — как часто;</text:p>
        </text:list-item>
        <text:list-item>
          <text:p text:style-name="P709">how many — сколько (исчисляемые существительные);</text:p>
        </text:list-item>
        <text:list-item>
          <text:p text:style-name="P709">how much — сколько (неисчесляемые существительные);</text:p>
        </text:list-item>
        <text:list-item>
          <text:p text:style-name="P709">how long [хау лон] — как долго;</text:p>
        </text:list-item>
        <text:list-item>
          <text:p text:style-name="P709">how long ago — как давно;</text:p>
        </text:list-item>
        <text:list-item>
          <text:p text:style-name="P809">how old — сколько лет.</text:p>
        </text:list-item>
      </text:list>
      <text:p text:style-name="P810"/>
      <text:p text:style-name="P860"><text:span text:style-name="T2">What</text:span> и <text:span text:style-name="T2">which</text:span> могут использоваться отдельно или с уточняющим словом и тогда переводятся «какой» и «какой из» <text:span text:style-name="T603">соотв</text:span>. <text:span text:style-name="T2">Which</text:span> подразумевает выбор из нескольких вариантов.</text:p>
      <text:p text:style-name="P860"/>
      <text:p text:style-name="P745">What do you like? — Что ты любишь?</text:p>
      <text:p text:style-name="P745">What car have you got? — Какая у тебя машина?</text:p>
      <text:p text:style-name="P745">Which car is yours? — Какая из машин твоя?</text:p>
      <text:p text:style-name="P745"/>
      <text:p text:style-name="P821"><text:span text:style-name="T26">H</text:span><text:span text:style-name="T2">ow</text:span> чаще присутствует в связке с прилагательным или наречием, но может употребляться </text:p>
      <text:p text:style-name="P821">и самостоятельно.</text:p>
      <text:p text:style-name="P821"/>
      <text:p text:style-name="P745">How old are you? — Сколько тебе лет?</text:p>
      <text:p text:style-name="P745">How are you? — Как ты?</text:p>
      <text:p text:style-name="P745"/>
      <text:p text:style-name="P822"><text:span text:style-name="T695">Если в вопросе есть предлог, то он будет всегда стоять в конце предложения, </text:span></text:p>
      <text:p text:style-name="P822"><text:span text:style-name="T695">после глагола, который дополняет.</text:span></text:p>
      <text:p text:style-name="P822"/>
      <text:p text:style-name="P780"><text:span text:style-name="T374">Who</text:span> do you <text:span text:style-name="T442">meet</text:span> <text:span text:style-name="T386">with</text:span>? — <text:span text:style-name="T386">С</text:span> <text:span text:style-name="T374">кем</text:span> ты встречаешься?</text:p>
      <text:p text:style-name="P780"><text:span text:style-name="T374">What</text:span> are you <text:span text:style-name="T442">looking</text:span> <text:span text:style-name="T386">at</text:span>? — <text:span text:style-name="T386">На</text:span> <text:span text:style-name="T374">что</text:span> ты смотришь?</text:p>
      <text:p text:style-name="P780"/>
      <text:p text:style-name="P824">Разделительный вопрос</text:p>
      <text:p text:style-name="P824"/>
      <text:p text:style-name="P861"><text:span text:style-name="T265">З</text:span><text:span text:style-name="T266">адается</text:span><text:span text:style-name="T264"> когда собеседник пытается начать или поддержать беседу. <text:s/>Также с помощью таких вопросов можно выяснить какую-то информацию на основе имеющихся фактов.</text:span></text:p>
      <text:p text:style-name="P819"/>
      <text:p text:style-name="P819">Состоит из 2х частей, разделенных запятой: утверждения и противоположного корешка.</text:p>
      <text:p text:style-name="P819">Корешок можно переводить словами: «правда?» «да?», «не так ли?», «верно?»</text:p>
      <text:p text:style-name="P819"/>
      <text:p text:style-name="P819">В корешке, <text:span text:style-name="T602">п</text:span>осле <text:span text:style-name="T602">вспомогательного </text:span>глагола, стоит местоимение, заменяющее подлежащее:</text:p>
      <text:p text:style-name="P781">You play tennis every day, don`t you? — Ты играешь в теннис, да?</text:p>
      <text:p text:style-name="P819"/>
      <text:p text:style-name="P819">Если в главной части отрицание, то в корешке должно быть утверждение (и наоборот).</text:p>
      <text:p text:style-name="P781">You don`t like tomato juice, do you? — Ты не любишь томатный сок, да?</text:p>
      <text:p text:style-name="P819"/>
      <text:p text:style-name="P819">Если в главной части используется <text:span text:style-name="T2">I am</text:span>, то в корешке нужно говорить <text:span text:style-name="T2">aren`t I:</text:span></text:p>
      <text:p text:style-name="P780">I am a famous artist, aren`t I? — Я знаменитая художница, <text:span text:style-name="T697">не так ли</text:span>?</text:p>
      <text:p text:style-name="P780"/>
      <text:p text:style-name="P824">Вопрос к подлежащему</text:p>
      <text:p text:style-name="P822"/>
      <text:p text:style-name="P822">Задается, когда хотят узнать кто или что совершает действие. Начинается со слова <text:span text:style-name="T2">who</text:span></text:p>
      <text:p text:style-name="P861"><text:span text:style-name="T184">или </text:span><text:span text:style-name="T2">what</text:span><text:span text:style-name="T184">, которое заменяют собой подлежащее.</text:span></text:p>
      <text:p text:style-name="P822"/>
      <text:p text:style-name="P746">Who is in the Room? — Кто в комнате?</text:p>
      <text:p text:style-name="P746">What was that? — Что это было?</text:p>
      <text:p text:style-name="P747"><text:span text:style-name="T410">Who are my best friends? → Mike and Paul are my best friends.</text:span></text:p>
      <text:p text:style-name="P845"/>
      <text:p text:style-name="P866"><text:span text:style-name="T532">Отрицательные предложения</text:span></text:p>
      <text:p text:style-name="P441"/>
      <text:p text:style-name="P509">Чтобы придать мысли отрицательное значение используется частица <text:span text:style-name="T2">not </text:span><text:span text:style-name="T184">или</text:span> слово <text:span text:style-name="T2">never</text:span> </text:p>
      <text:p text:style-name="P514"><text:span text:style-name="T208">Частица</text:span><text:span text:style-name="T27"> not</text:span><text:span text:style-name="T617"> переводится как «не». Она всегда стоит либо в связке со вспомогательным, </text:span></text:p>
      <text:p text:style-name="P510">либо с модальным глаголом и является частью сказуемого.</text:p>
      <text:p text:style-name="P511"/>
      <text:p text:style-name="P511"><text:span text:style-name="T2">I not like horror movies (неправильно, остуствует вспомогательный</text:span><text:span text:style-name="T27"> </text:span><text:span text:style-name="T2">глагол)</text:span></text:p>
      <text:p text:style-name="P509"/>
      <text:p text:style-name="P509">Но если отрицатульную мысль сообщить в дополнении, то <text:span text:style-name="T2">not</text:span> будет стоять самостоятельно.</text:p>
      <text:p text:style-name="P444">It`s quite impolite not to call me back — Очень не вежливо не перезванивать мне.</text:p>
      <text:p text:style-name="P552"/>
      <text:p text:style-name="P552"/>
      <text:p text:style-name="P6">Самые важные глаголы</text:p>
      <text:p text:style-name="Standard"/>
      <text:p text:style-name="P553"><text:span text:style-name="T617">Это глаголы: </text:span><text:span text:style-name="T27">be</text:span><text:span text:style-name="T617">, </text:span><text:span text:style-name="T27">do</text:span><text:span text:style-name="T617">, </text:span><text:span text:style-name="T27">have</text:span><text:span text:style-name="T617"> и </text:span><text:span text:style-name="T27">get</text:span><text:span text:style-name="T617">. Они могут быть как смысловыми, так и вспомогательными. (кроме </text:span><text:span text:style-name="T27">get</text:span><text:span text:style-name="T617">). А также входить в устойчивые обороты, меняя свое основное значение.</text:span></text:p>
      <text:p text:style-name="P553"/>
      <text:p text:style-name="P526">Глагол <text:span text:style-name="T2">be</text:span></text:p>
      <text:p text:style-name="Standard"/>
      <text:p text:style-name="P411"><text:span text:style-name="T211">Переводится как</text:span><text:span text:style-name="T618"> «быть» </text:span><text:span text:style-name="T641">и</text:span><text:span text:style-name="T619"> </text:span><text:span text:style-name="T618">меняется в зависимости от подлежащего.</text:span></text:p>
      <text:p text:style-name="P411"/>
      <text:p text:style-name="P410"><text:span text:style-name="T619">В </text:span><text:span text:style-name="T28">Present</text:span><text:span text:style-name="T619"> </text:span><text:span text:style-name="T621">этот глагол</text:span><text:span text:style-name="T620"> </text:span><text:span text:style-name="T619">принимает следующие формы:</text:span></text:p>
      <text:list xml:id="list3937480929" text:style-name="L16">
        <text:list-item>
          <text:p text:style-name="P710">am — если подлежащее в первом лице (I);</text:p>
        </text:list-item>
        <text:list-item>
          <text:p text:style-name="P710">is — если подлежащее в третьем лице, единственном числе (he/she/it);</text:p>
        </text:list-item>
        <text:list-item>
          <text:p text:style-name="P710">are — если подлежащее во множественном числе (you/we/they).</text:p>
        </text:list-item>
      </text:list>
      <text:p text:style-name="P266"/>
      <text:p text:style-name="P40"><text:span text:style-name="T2">Be</text:span> в форме <text:span text:style-name="T2">am/is/are</text:span> является смысловым глаголом, но при переводе на русский выпадает.</text:p>
      <text:p text:style-name="P565">После <text:span text:style-name="T2">be</text:span> обычно указывается характеристика (какой) или место (где).</text:p>
      <text:p text:style-name="P40"/>
      <text:p text:style-name="P266">This dress is blue — Это платье синие.</text:p>
      <text:p text:style-name="P266">I am in my office now — Я у себя в офисе сейчас.</text:p>
      <text:p text:style-name="P40"/>
      <text:p text:style-name="P41">Связка <text:span text:style-name="T2">be </text:span>+ прилагательное, <text:span text:style-name="T659">очень </text:span>часто переводится глаголом:</text:p>
      <text:p text:style-name="P352">I am interested in art — Я интересуюсь искусством.</text:p>
      <text:p text:style-name="P41"/>
      <text:p text:style-name="P555"><text:span text:style-name="T209">В вопрос</text:span><text:span text:style-name="T210">ах</text:span><text:span text:style-name="T209"> глагол </text:span><text:span text:style-name="T28">be</text:span><text:span text:style-name="T209"> меняется местами с подлежащим, а в отрица</text:span><text:span text:style-name="T210">ниях</text:span><text:span text:style-name="T209">, используется </text:span></text:p>
      <text:p text:style-name="P555"><text:span text:style-name="T209">с частицей </text:span><text:span text:style-name="T28">not</text:span><text:span text:style-name="T209">: В корешке ответа, вместо </text:span><text:span text:style-name="T28">do/does,</text:span><text:span text:style-name="T209"> используется </text:span><text:span text:style-name="T28">am/is/are</text:span><text:span text:style-name="T209">:</text:span></text:p>
      <text:p text:style-name="P41"/>
      <text:p text:style-name="P267">Is John married? No, he isn`t. — Джон женат? Нет.</text:p>
      <text:p text:style-name="P267"/>
      <text:p text:style-name="P537">Очень часто <text:span text:style-name="T2">am/is/are</text:span> сокращают:</text:p>
      <text:list xml:id="list2717983792" text:style-name="L17">
        <text:list-item>
          <text:p text:style-name="P806">I am → I`m;</text:p>
        </text:list-item>
        <text:list-item>
          <text:p text:style-name="P806">he is → he`s;</text:p>
        </text:list-item>
        <text:list-item>
          <text:p text:style-name="P806">you are → you`re;</text:p>
        </text:list-item>
      </text:list>
      <text:p text:style-name="P535"/>
      <text:p text:style-name="P536">Сокращать можно как по глаголу, так и по частице <text:span text:style-name="T2">not</text:span>: <text:span text:style-name="T2">he is not</text:span> → <text:span text:style-name="T2">he`s not / he isn`t.</text:span></text:p>
      <text:p text:style-name="P536">При этом <text:span text:style-name="T2">am</text:span> сокращается только по <text:span text:style-name="T2">am</text:span> → <text:span text:style-name="T2">I`m not</text:span> (<text:span text:style-name="T2">I amn`t</text:span> не существует).</text:p>
      <text:p text:style-name="P267"/>
      <text:p text:style-name="P410"><text:span text:style-name="T209">В </text:span><text:span text:style-name="T28">Past</text:span><text:span text:style-name="T209"> </text:span><text:span text:style-name="T210">он </text:span><text:span text:style-name="T209">принимает слудеющие формы:</text:span></text:p>
      <text:list xml:id="list522237052" text:style-name="L18">
        <text:list-item>
          <text:p text:style-name="P711">was — если подлежащее в единственном числе (I/he/she/it);</text:p>
        </text:list-item>
        <text:list-item>
          <text:p text:style-name="P711">were — если подлежащее во множественном числе (you/we/they).</text:p>
        </text:list-item>
      </text:list>
      <text:p text:style-name="P41"><text:soft-page-break/>В <text:span text:style-name="T2">Future</text:span> принимает только одну форму — <text:span text:style-name="T2">will be:</text:span></text:p>
      <text:p text:style-name="P267"/>
      <text:p text:style-name="P268">Was the weather good? No, it wasn`t — Погода была хорошая? Нет.</text:p>
      <text:p text:style-name="P267">I will be happy to eat — Я буду рад поесть.</text:p>
      <text:p text:style-name="P267"/>
      <text:p text:style-name="P154">Глагол <text:span text:style-name="T2">do</text:span></text:p>
      <text:p text:style-name="P184"/>
      <text:p text:style-name="P184">Переводится как «делать». В одном предложении может встречаться несколько раз,</text:p>
      <text:p text:style-name="P184">в качестве вспомогательного глагола и смыслового. Вспомогательным глаголом он может</text:p>
      <text:p text:style-name="P184">быть только в отрицаниях и вопросах, времен группы <text:span text:style-name="T2">Simple</text:span>.</text:p>
      <text:p text:style-name="P352"/>
      <text:p text:style-name="P352">What do you <text:span text:style-name="T386">do</text:span>? — Что ты <text:span text:style-name="T386">делаешь</text:span>?</text:p>
      <text:p text:style-name="P352">Do you like pets? No, I don`t — Ты любишь домашних животних? Нет.</text:p>
      <text:p text:style-name="P184"/>
      <text:p text:style-name="P184">В прошедшем времени преорбазуется в <text:span text:style-name="T2">did</text:span> — «делал».</text:p>
      <text:p text:style-name="P267"/>
      <text:p text:style-name="P154">Глагол <text:span text:style-name="T2">have</text:span></text:p>
      <text:p text:style-name="P41"/>
      <text:p text:style-name="P41">Переводится как «иметь». Для времен группы <text:span text:style-name="T2">Perfect</text:span> выступает в роли вспомогательного</text:p>
      <text:p text:style-name="P42">глагола. Также может быть частью устойчивых словосотечаний. </text:p>
      <text:p text:style-name="P42"/>
      <text:p text:style-name="P42">Когда <text:span text:style-name="T2">have</text:span> является смысловым глаголом, он работает по тем же правилам что и другие</text:p>
      <text:p text:style-name="P42">смысловые глаголы, т. е. требует вспомогательного <text:span text:style-name="T2">do</text:span> для отрицаний и вопросов.</text:p>
      <text:p text:style-name="P42">В утверждениях <text:span text:style-name="T2">have</text:span> не пишется с окончанием <text:span text:style-name="T2">-s</text:span>, а преобразуется в <text:span text:style-name="T2">has</text:span>.</text:p>
      <text:p text:style-name="P42"/>
      <text:p text:style-name="P269">Mike has many friends — У Майка много друзей.</text:p>
      <text:p text:style-name="P269">He doesn`t have many friends — У него не много друзей.</text:p>
      <text:p text:style-name="P269">Do you have many friends? — У тебя много друзей?</text:p>
      <text:p text:style-name="P42"/>
      <text:p text:style-name="P52">Иногда его можно не переводить. Но при этом в предложении он быть обязан. Это из-за особенностей английской грамматики, которая требует наличия подлежащего и сказуемого.</text:p>
      <text:p text:style-name="P42"/>
      <text:p text:style-name="P269">I have a lot of friends — У меня (есть) много друзей.</text:p>
      <text:p text:style-name="P42"/>
      <text:p text:style-name="P42">Когда <text:span text:style-name="T2">have</text:span> является вспомогательным глаголом, то для <text:span text:style-name="T2">he/she/it</text:span> он всегда в форме <text:span text:style-name="T2">has</text:span>.</text:p>
      <text:p text:style-name="P269">He hasn`t lost his keys — Он не потерял свои ключи (has в отрицании).</text:p>
      <text:p text:style-name="P269"/>
      <text:p text:style-name="P43">В прошедшем времени преобразуется в <text:span text:style-name="T2">had</text:span> — «имел».</text:p>
      <text:p text:style-name="P277">I had a lot of friends — У меня было много друзей (Я имел много друзей).</text:p>
      <text:p text:style-name="P269"/>
      <text:p text:style-name="P42"><text:span text:style-name="T655">Глагол</text:span><text:span text:style-name="T44"> h</text:span><text:span text:style-name="T2">ave</text:span> в значении «иметь» не употребляется во временах группы <text:span text:style-name="T2">Continuous</text:span>.</text:p>
      <text:p text:style-name="P270">I am having many friends now (неправильно). I have many friends (правильно).</text:p>
      <text:p text:style-name="P41">В разговорной речи часто используется оборот <text:span text:style-name="T2">have got</text:span>. Он обозначает тоже самое,</text:p>
      <text:p text:style-name="P41">что и <text:span text:style-name="T2">have</text:span> (иметь/владеть), но используется только в настоящем времени.</text:p>
      <text:p text:style-name="P41"/>
      <text:p text:style-name="P267">Have you got a Mercedes? / Do you have a Mercedes? — У тебя есть мерседес?</text:p>
      <text:p text:style-name="P267">I haven`t got a Mercedes / I don`t have a Mercedes — У меня нет мерседеса.</text:p>
      <text:p text:style-name="P267"/>
      <text:p text:style-name="P601"><text:span text:style-name="T209">Глагол </text:span><text:span text:style-name="T28">have</text:span><text:span text:style-name="T209"> может входить в состав устойчивых словосочетаний. В этом он переводится по другому. Также здесь отменяется правило, </text:span><text:span text:style-name="T238">когда</text:span><text:span text:style-name="T209"> </text:span><text:span text:style-name="T28">have</text:span><text:span text:style-name="T209"> нельзя употребять в </text:span><text:span text:style-name="T28">Continuous</text:span><text:span text:style-name="T209">:</text:span></text:p>
      <text:p text:style-name="P44"/>
      <text:p text:style-name="P49"/>
      <text:p text:style-name="P867"><text:span text:style-name="T622">В</text:span><text:span text:style-name="T619">ыражения, связанные с приемом пищи:</text:span></text:p>
      <text:list xml:id="list757563969" text:style-name="L19">
        <text:list-item>
          <text:p text:style-name="P712">have a coffee/tea/drink — пить кофе/чай/напиток;</text:p>
        </text:list-item>
        <text:list-item>
          <text:p text:style-name="P712">have a meal — принимать пищу;</text:p>
        </text:list-item>
        <text:list-item>
          <text:p text:style-name="P712">have a breakfast/luch/dinner — завтракать/обедать/ужинать;</text:p>
        </text:list-item>
      </text:list>
      <text:p text:style-name="P107"/>
      <text:p text:style-name="P413"><text:span text:style-name="T212">В</text:span><text:span text:style-name="T209">ыражения, связанные с времяпровождением:</text:span></text:p>
      <text:list xml:id="list3481560713" text:style-name="L20">
        <text:list-item>
          <text:p text:style-name="P713">have a date — ходить на свидание;</text:p>
        </text:list-item>
        <text:list-item>
          <text:p text:style-name="P713">have a good time — хорошо проводить время;</text:p>
        </text:list-item>
        <text:list-item>
          <text:p text:style-name="P713">have a meeting / an appointment — назначать встречу;</text:p>
        </text:list-item>
        <text:list-item>
          <text:p text:style-name="P713">have a nice day — удачного дня (пожелание);</text:p>
        </text:list-item>
      </text:list>
      <text:p text:style-name="P49"/>
      <text:p text:style-name="P49"><text:span text:style-name="T622">В</text:span><text:span text:style-name="T619">ыражения, связанные с внешностью:</text:span></text:p>
      <text:list xml:id="list1970082229" text:style-name="L21">
        <text:list-item>
          <text:p text:style-name="P714">have a bath/shower— принимать ванну/душ;</text:p>
        </text:list-item>
        <text:list-item>
          <text:p text:style-name="P714">have a shave/haircat — побриться/постричься;</text:p>
        </text:list-item>
      </text:list>
      <text:p text:style-name="P270"/>
      <text:p text:style-name="P412"><text:span text:style-name="T212">В</text:span><text:span text:style-name="T209">ыражения, связанные с общением:</text:span></text:p>
      <text:list xml:id="list3547039426" text:style-name="L22">
        <text:list-item>
          <text:p text:style-name="P715">have a guess — угадывать, догадываться;</text:p>
        </text:list-item>
        <text:list-item>
          <text:p text:style-name="P715">have a talk/discussion/chat — беседовать/обсуждать/болтать;</text:p>
        </text:list-item>
        <text:list-item>
          <text:p text:style-name="P715">have a call — позвонить;</text:p>
        </text:list-item>
      </text:list>
      <text:p text:style-name="P267"/>
      <text:p text:style-name="P410"><text:span text:style-name="T212">В</text:span><text:span text:style-name="T209">ыражения связанные со здоровьем:</text:span></text:p>
      <text:list xml:id="list3349818924" text:style-name="L23">
        <text:list-item>
          <text:p text:style-name="P716">have a baby — родить;</text:p>
        </text:list-item>
        <text:list-item>
          <text:p text:style-name="P717">have a cold/cough — простудиться/кашлять;</text:p>
        </text:list-item>
        <text:list-item>
          <text:p text:style-name="P716">have a headache — болит голова;</text:p>
        </text:list-item>
      </text:list>
      <text:p text:style-name="P267"/>
      <text:p text:style-name="P410"><text:span text:style-name="T212">В</text:span><text:span text:style-name="T209">ыражения, связанные с отдыхом:</text:span></text:p>
      <text:list xml:id="list1208725662" text:style-name="L24">
        <text:list-item>
          <text:p text:style-name="P718">have a day off — взять выходной;</text:p>
        </text:list-item>
        <text:list-item>
          <text:p text:style-name="P718">have a dream/nightmare — видеть сон/кошмар;</text:p>
        </text:list-item>
        <text:list-item>
          <text:p text:style-name="P718">have a rest — отдыхать;</text:p>
        </text:list-item>
        <text:list-item>
          <text:p text:style-name="P718">have a sleep — спать.</text:p>
        </text:list-item>
      </text:list>
      <text:p text:style-name="P267"/>
      <text:p text:style-name="P48"><text:span text:style-name="T622">В</text:span><text:span text:style-name="T619">ыражения, свяханые с физической активностью:</text:span></text:p>
      <text:list xml:id="list1692644304" text:style-name="L25">
        <text:list-item>
          <text:p text:style-name="P719">have a good journey — добраться без проблем (пожелание);</text:p>
        </text:list-item>
        <text:list-item>
          <text:p text:style-name="P719">have a good flight — хорошо долететь (пожелание);</text:p>
        </text:list-item>
        <text:list-item>
          <text:p text:style-name="P719">have a lift — подвести (на машине);</text:p>
        </text:list-item>
        <text:list-item>
          <text:p text:style-name="P719">have a ride — проехаться;</text:p>
        </text:list-item>
        <text:list-item>
          <text:p text:style-name="P719">have a walk — пройтись (прогуляться);</text:p>
        </text:list-item>
        <text:list-item>
          <text:p text:style-name="P719">have a swim — поплавать;</text:p>
        </text:list-item>
        <text:list-item>
          <text:p text:style-name="P719">have a hug — обняться;</text:p>
        </text:list-item>
        <text:list-item>
          <text:p text:style-name="P719">have a kiss — поцеловаться.</text:p>
        </text:list-item>
      </text:list>
      <text:p text:style-name="P156"/>
      <text:p text:style-name="P155"/>
      <text:p text:style-name="P671">Глагол <text:span text:style-name="T2">get</text:span></text:p>
      <text:p text:style-name="P45"/>
      <text:p text:style-name="P45">Переводится по разному, в зависимости от слов, идущих после него. Поэтому его нужно переводить в связке с соседними словами.</text:p>
      <text:p text:style-name="P45"/>
      <text:p text:style-name="P45">Если после <text:span text:style-name="T2">get</text:span> идет существительное, то он передает значение «получать, покупать».</text:p>
      <text:p text:style-name="P45"/>
      <text:p text:style-name="P271">I got an A — Я получил пятерку. (A — это оценка)</text:p>
      <text:p text:style-name="P271">I got a new car — Я купил новую машину.</text:p>
      <text:p text:style-name="P271"/>
      <text:p text:style-name="P45">Если после <text:span text:style-name="T2">get</text:span> идет прилагательное, то это означает «прийти к этому состоянию»,</text:p>
      <text:p text:style-name="P45">например: <text:span text:style-name="T2">get hungry</text:span> (проголодаться), <text:span text:style-name="T2">get better</text:span> (стать лучше), <text:span text:style-name="T2">get cold</text:span> (замерзнуть) и пр.</text:p>
      <text:p text:style-name="P45"/>
      <text:p text:style-name="P271">He <text:span text:style-name="T386">got dressed</text:span> quickly and left — Он <text:span text:style-name="T386">оделся</text:span> быстро и ушел.</text:p>
      <text:p text:style-name="P271"/>
      <text:p text:style-name="P45">Если <text:span text:style-name="T2">get</text:span> используется с частицей <text:span text:style-name="T2">to</text:span>, то это означает «прибывать в такое-то место».</text:p>
      <text:p text:style-name="P45"/>
      <text:p text:style-name="P271">I got to work late — Я приехал на работу поздно.</text:p>
      <text:p text:style-name="P271">I got to the airport by train — Я приехал в аэропорт на поезде.</text:p>
      <text:p text:style-name="P271"/>
      <text:p text:style-name="P45">Если <text:span text:style-name="T2">get</text:span> используется со средством передвижения, то он приобретает значение</text:p>
      <text:p text:style-name="P607"><text:span text:style-name="T244">«сесть в транспорт». В этом случае он может </text:span><text:span text:style-name="T243">идти</text:span><text:span text:style-name="T244"> с предлогом </text:span><text:span text:style-name="T46">on</text:span><text:span text:style-name="T244">.</text:span></text:p>
      <text:p text:style-name="P45"/>
      <text:p text:style-name="P271">I got on a bus at 5 o`clock — Я сел в автобус в 5 часов.</text:p>
      <text:p text:style-name="P271">I got a taxi — Я взял такси.</text:p>
      <text:p text:style-name="P271"/>
      <text:p text:style-name="P45">В пассивном залоге <text:span text:style-name="T2">get</text:span> может заменять <text:span text:style-name="T2">be</text:span>. Если <text:span text:style-name="T2">be</text:span> означает «быть в состоянии / обладать качеством», то <text:span text:style-name="T2">get</text:span> означает «входить в состояние / приобретать качество».</text:p>
      <text:p text:style-name="P45"/>
      <text:p text:style-name="P46">После <text:span text:style-name="T2">get</text:span> могут стоять предлоги, от которых он может сильно меняться:</text:p>
      <text:list xml:id="list3462385372" text:style-name="L26">
        <text:list-item>
          <text:p text:style-name="P720">get along — ладить друг с другом;</text:p>
        </text:list-item>
        <text:list-item>
          <text:p text:style-name="P720">get away — удирать;</text:p>
        </text:list-item>
        <text:list-item>
          <text:p text:style-name="P720">get back — вернуться;</text:p>
        </text:list-item>
        <text:list-item>
          <text:p text:style-name="P720">get in — попасть внутрь;</text:p>
        </text:list-item>
        <text:list-item>
          <text:p text:style-name="P720">get on — справиться с ситуацией.</text:p>
        </text:list-item>
      </text:list>
      <text:p text:style-name="P45"/>
      <text:p text:style-name="P271">I`ll get away from work as soon as I can — Я уйду с этой работы, как только смогу.</text:p>
      <text:p text:style-name="P271">Get in the car quickly! — Быстро садись в машину!</text:p>
      <text:p text:style-name="P271">How are you getting on with your new job? — Как дела на новой работе?</text:p>
      <text:p text:style-name="P271"/>
      <text:p text:style-name="P155">Глаголы, в которых все путаются</text:p>
      <text:p text:style-name="P155"/>
      <text:p text:style-name="P556"><text:span text:style-name="T66">Tell</text:span><text:span text:style-name="T267"> и </text:span><text:span text:style-name="T66">say</text:span><text:span text:style-name="T267"> </text:span><text:span text:style-name="T268">передают значение</text:span><text:span text:style-name="T267"> «сказать». Только </text:span><text:span text:style-name="T66">tell</text:span><text:span text:style-name="T267"> </text:span><text:span text:style-name="T268">означает</text:span><text:span text:style-name="T267"> «рассказать кому-то» или «рассказать что-то» и требует дополнения. А </text:span><text:span text:style-name="T66">say</text:span><text:span text:style-name="T267"> означает просто «сказать».</text:span></text:p>
      <text:p text:style-name="P185"/>
      <text:p text:style-name="P272"><text:span text:style-name="T395">Tell me</text:span><text:span text:style-name="T421"> the truth — </text:span><text:span text:style-name="T395">Скажи мне</text:span><text:span text:style-name="T421"> правду.</text:span></text:p>
      <text:p text:style-name="P273"><text:span text:style-name="T410">`It is good,` Mr Bean </text:span><text:span text:style-name="T386">said</text:span><text:span text:style-name="T410"> — «Это хорошо», </text:span><text:span text:style-name="T386">сказал</text:span><text:span text:style-name="T410"> мистер Бин.</text:span></text:p>
      <text:p text:style-name="P353"/>
      <text:p text:style-name="P557"><text:span text:style-name="T67">See, look, watch </text:span><text:span text:style-name="T268">передают значение «видеть». </text:span><text:span text:style-name="T68">See</text:span><text:span text:style-name="T269"> означает «видеть», как визическую возможность. </text:span><text:span text:style-name="T68">Look</text:span><text:span text:style-name="T269"> означает «смотреть» </text:span><text:span text:style-name="T270">как осознанное действие</text:span><text:span text:style-name="T269">. Если смотрят </text:span><text:span text:style-name="T367">на</text:span><text:span text:style-name="T269"> какой-то объект, то доб. предлог </text:span><text:span text:style-name="T68">at</text:span><text:span text:style-name="T269">. W</text:span><text:span text:style-name="T68">atch</text:span><text:span text:style-name="T269"> означает «наблюдать за объектом» и требует дополнения.</text:span></text:p>
      <text:p text:style-name="P186"/>
      <text:p text:style-name="P274"><text:soft-page-break/><text:span text:style-name="T410">I </text:span><text:span text:style-name="T386">see</text:span><text:span text:style-name="T410"> a bird in the tree — Я </text:span><text:span text:style-name="T386">вижу</text:span><text:span text:style-name="T410"> птицу на дереве.</text:span></text:p>
      <text:p text:style-name="P273"><text:span text:style-name="T410">Don`t worry, I`m not </text:span><text:span text:style-name="T386">looking</text:span><text:span text:style-name="T410"> — Не волнуйся, я не </text:span><text:span text:style-name="T386">смотрю</text:span><text:span text:style-name="T410">.</text:span></text:p>
      <text:p text:style-name="P273"><text:span text:style-name="T410">I`m </text:span><text:span text:style-name="T386">looking at</text:span><text:span text:style-name="T410"> the dog — Я </text:span><text:span text:style-name="T386">смотрю на</text:span><text:span text:style-name="T410"> собаку.</text:span></text:p>
      <text:p text:style-name="P273"><text:span text:style-name="T410">I like </text:span><text:span text:style-name="T386">watching birds</text:span><text:span text:style-name="T410"> — Мне нравится </text:span><text:span text:style-name="T386">наблюдать за птицами</text:span><text:span text:style-name="T410">.</text:span></text:p>
      <text:p text:style-name="P353"/>
      <text:p text:style-name="P558"><text:span text:style-name="T69">Hear</text:span><text:span text:style-name="T271"> и </text:span><text:span text:style-name="T69">list</text:span><text:span text:style-name="T271"> переводятся как «слышать» и «слушать». Первый означает физическую возможность (подобно </text:span><text:span text:style-name="T69">see</text:span><text:span text:style-name="T271">) а второй — осознанное действие (подобно </text:span><text:span text:style-name="T69">look</text:span><text:span text:style-name="T271">). Когда говорят </text:span></text:p>
      <text:p text:style-name="P558"><text:span text:style-name="T271">о том, что именно слушают, то к </text:span><text:span text:style-name="T69">listen</text:span><text:span text:style-name="T271"> доб. предлог </text:span><text:span text:style-name="T69">to</text:span><text:span text:style-name="T271">, но при переводе он выпадает.</text:span></text:p>
      <text:p text:style-name="P187"/>
      <text:p text:style-name="P275"><text:span text:style-name="T422">Can you </text:span><text:span text:style-name="T396">hear</text:span><text:span text:style-name="T422"> some noise? — Ты </text:span><text:span text:style-name="T396">слышишь</text:span><text:span text:style-name="T422"> шум?</text:span></text:p>
      <text:p text:style-name="P275"><text:span text:style-name="T396">Listen to</text:span><text:span text:style-name="T422"> me, please — Пожалуйста, </text:span><text:span text:style-name="T396">послушай</text:span><text:span text:style-name="T422"> меня.</text:span></text:p>
      <text:p text:style-name="P275"><text:span text:style-name="T422">What music do you </text:span><text:span text:style-name="T396">listen to</text:span><text:span text:style-name="T422">? - Какую музыку ты </text:span><text:span text:style-name="T396">слушает</text:span><text:span text:style-name="T422">?</text:span></text:p>
      <text:p text:style-name="P354"/>
      <text:p text:style-name="P47"><text:span text:style-name="T70">D</text:span><text:span text:style-name="T69">o</text:span><text:span text:style-name="T422"> </text:span><text:span text:style-name="T423">и</text:span><text:span text:style-name="T422"> </text:span><text:span text:style-name="T69">make</text:span><text:span text:style-name="T422"> означают «делать». Только первый имеет абстрактное значение (заниматься</text:span></text:p>
      <text:p text:style-name="P187">делом), а второй больше связан с физической активностью, с созданием предметов.</text:p>
      <text:p text:style-name="P355"/>
      <text:p text:style-name="P276"><text:span text:style-name="T422">Could you </text:span><text:span text:style-name="T396">do</text:span><text:span text:style-name="T422"> me a favour — Не мог бы ты </text:span><text:span text:style-name="T396">оказать</text:span><text:span text:style-name="T422"> мне услугу?</text:span></text:p>
      <text:p text:style-name="P276"><text:span text:style-name="T422">I belive she`ll </text:span><text:span text:style-name="T396">make</text:span><text:span text:style-name="T422"> the right choice — Я верю, что она </text:span><text:span text:style-name="T396">сделает</text:span><text:span text:style-name="T422"> правильный выбор.</text:span></text:p>
      <text:p text:style-name="P187"/>
      <text:p text:style-name="P188">Устойчивые выражения с do:</text:p>
      <text:list xml:id="list2625931892" text:style-name="L27">
        <text:list-item>
          <text:p text:style-name="P757">do an exam/test — сдавать экзамен/тест;</text:p>
        </text:list-item>
        <text:list-item>
          <text:p text:style-name="P757">do a course — пройти курс;</text:p>
        </text:list-item>
        <text:list-item>
          <text:p text:style-name="P757">do work/homework/housework — делать работу / домашнюю работу / работу по дому;</text:p>
        </text:list-item>
        <text:list-item>
          <text:p text:style-name="P757">do a favour — оказывать услугу;</text:p>
        </text:list-item>
        <text:list-item>
          <text:p text:style-name="P757">do business — заниматься бизнесом;</text:p>
        </text:list-item>
        <text:list-item>
          <text:p text:style-name="P757">do right/wrong — поступать правильно/неправильно;</text:p>
        </text:list-item>
        <text:list-item>
          <text:p text:style-name="P757">do the shopping — делать покупки;</text:p>
        </text:list-item>
        <text:list-item>
          <text:p text:style-name="P757">do the wassing up — мыть посуду;</text:p>
        </text:list-item>
      </text:list>
      <text:p text:style-name="P187"/>
      <text:p text:style-name="P188">Устойчивые выражения с make:</text:p>
      <text:list xml:id="list3178930878" text:style-name="L28">
        <text:list-item>
          <text:p text:style-name="P758">make a noise — шуметь;</text:p>
        </text:list-item>
        <text:list-item>
          <text:p text:style-name="P758">make a bed — застилать постель;</text:p>
        </text:list-item>
        <text:list-item>
          <text:p text:style-name="P758">make a cake/tea/dinner — приготовить торт/чай/ужин;</text:p>
        </text:list-item>
        <text:list-item>
          <text:p text:style-name="P758">make a choice — сделать выбор;</text:p>
        </text:list-item>
        <text:list-item>
          <text:p text:style-name="P758">make a scision — принять решение;</text:p>
        </text:list-item>
        <text:list-item>
          <text:p text:style-name="P758">make a promise — обещать, дать обещание;</text:p>
        </text:list-item>
        <text:list-item>
          <text:p text:style-name="P758">make a friends — подружиться.</text:p>
        </text:list-item>
      </text:list>
      <text:p text:style-name="Standard"/>
      <text:p text:style-name="Standard"/>
      <text:p text:style-name="P51"><text:span text:style-name="T605">И</text:span><text:span text:style-name="T606">нфинитив и герундий</text:span></text:p>
      <text:p text:style-name="P559"/>
      <text:p text:style-name="P563">Когда в английском предложении несколько глаголов идут подряд, то первый является <text:span text:style-name="T623">смысловым</text:span>, а следующ<text:span text:style-name="T623">ие</text:span>, свободны<text:span text:style-name="T623">е</text:span> от времени, <text:span text:style-name="T623">будут</text:span> в форме инфинитива или герундия.</text:p>
      <text:p text:style-name="P559">Инфинитив и герундий дополняют по смыслу сказуемое. Они являются взаимозаменяемы.</text:p>
      <text:p text:style-name="Standard"/>
      <text:p text:style-name="P527">Инфинитив</text:p>
      <text:p text:style-name="P560"/>
      <text:p text:style-name="P560">Это глагол в начальной форме, который почти всегда пишется с частицей to.</text:p>
      <text:p text:style-name="P561"/>
      <text:p text:style-name="P278">We <text:span text:style-name="T149">promise</text:span> <text:span text:style-name="T386">to get</text:span> the money — Мы обещали <text:span text:style-name="T386">достать</text:span> денег.</text:p>
      <text:p text:style-name="P278">Don`t <text:span text:style-name="T149">forget</text:span> <text:span text:style-name="T386">to write</text:span> importang things — Не забывай <text:span text:style-name="T386">записывать</text:span> самое главное.</text:p>
      <text:p text:style-name="P560"/>
      <text:p text:style-name="P53"><text:soft-page-break/>Между смысловым глаголом и идущим за ним инфинитивом часто стоит дополнение.</text:p>
      <text:p text:style-name="P414"><text:span text:style-name="T213">Обычно дополнение </text:span><text:span text:style-name="T214">ставиться</text:span><text:span text:style-name="T213"> после: </text:span><text:span text:style-name="T29">ask, tell, advice, expect, pesuade, teach.</text:span></text:p>
      <text:p text:style-name="P278"/>
      <text:p text:style-name="P278">I <text:span text:style-name="T157">asked</text:span> <text:span text:style-name="T162">Mike</text:span> <text:span text:style-name="T386">to come</text:span> in — Я просила Майка войти.</text:p>
      <text:p text:style-name="P278"><text:span text:style-name="T157">Tell</text:span> <text:span text:style-name="T162">them</text:span> <text:span text:style-name="T386">to leave</text:span> us alone — Попроси их оставить нас в покое.</text:p>
      <text:p text:style-name="P278"/>
      <text:p text:style-name="P54">Если после смыслового глагола указано дополнение, то такие предложения удобней</text:p>
      <text:p text:style-name="P54">переводить с использованием придаточного предложения.</text:p>
      <text:p text:style-name="P278"/>
      <text:p text:style-name="P562"><text:span text:style-name="T29">I </text:span><text:span text:style-name="T2">promise you</text:span><text:span text:style-name="T29"> </text:span><text:span text:style-name="T128">to be</text:span><text:span text:style-name="T29"> there always — Я обещаю тебе, </text:span><text:span text:style-name="T128">что буду</text:span><text:span text:style-name="T29"> рядом всегда.</text:span></text:p>
      <text:p text:style-name="P279"/>
      <text:p text:style-name="P55"><text:span text:style-name="T623">П</text:span>ридаточное предложение объясняет причину действия в главной части. Но если в качестве причины указано существительное, а не глагол, то перед ним будет предлог <text:span text:style-name="T2">for</text:span> (за, для, <text:span text:style-name="T680">в</text:span>).</text:p>
      <text:p text:style-name="P401"/>
      <text:p text:style-name="P499"><text:span text:style-name="T29">I went out </text:span><text:span text:style-name="T128">to buy</text:span><text:span text:style-name="T29"> food — Я вышел, </text:span><text:span text:style-name="T128">чтобы купить</text:span><text:span text:style-name="T29"> еды.</text:span></text:p>
      <text:p text:style-name="P499"><text:span text:style-name="T29">I went out </text:span><text:span text:style-name="T128">for</text:span><text:span text:style-name="T29"> food — Я вышел </text:span><text:span text:style-name="T128">за</text:span><text:span text:style-name="T29"> едой.</text:span></text:p>
      <text:p text:style-name="P499"><text:span text:style-name="T29">I surfed the Internet </text:span><text:span text:style-name="T128">for</text:span><text:span text:style-name="T29"> new information — Я ходил по интернету </text:span><text:span text:style-name="T128">в</text:span><text:span text:style-name="T29"> поисках новой информации.</text:span></text:p>
      <text:p text:style-name="P446"/>
      <text:p text:style-name="P500">Есть глаголы, после который инфинитив идет без частицы <text:span text:style-name="T2">to</text:span> (голый инфинитив).</text:p>
      <text:p text:style-name="P500">Самыми распространенным из них являются <text:span text:style-name="T2">let,</text:span> <text:span text:style-name="T2">make </text:span><text:span text:style-name="T678">и</text:span><text:span text:style-name="T57"> help</text:span>.</text:p>
      <text:p text:style-name="P500"/>
      <text:p text:style-name="P445"><text:span text:style-name="T149">Let</text:span> Peter <text:span text:style-name="T386">explain</text:span> himself — Позволь Питеру <text:span text:style-name="T410">объясниться</text:span>.</text:p>
      <text:p text:style-name="P445"><text:span text:style-name="T149">Let</text:span> us (let`s) <text:span text:style-name="T386">watch</text:span> this movie — Давай посмотрим этот фильм <text:span text:style-name="T679">(позоволь нам)</text:span>.</text:p>
      <text:p text:style-name="P445"/>
      <text:p text:style-name="P630"><text:span text:style-name="T510">Если после </text:span><text:span text:style-name="T474">make</text:span><text:span text:style-name="T510"> </text:span><text:span text:style-name="T511">есть</text:span><text:span text:style-name="T510"> еще один глагол, то в этом случае </text:span><text:span text:style-name="T474">make</text:span><text:span text:style-name="T510"> переводится не как «делать», </text:span></text:p>
      <text:p text:style-name="P501">а как «заставлять». <text:span text:style-name="T677">П</text:span>осле <text:span text:style-name="T2">make</text:span> нужно <text:span text:style-name="T677">обязательно </text:span>указать дополнение.</text:p>
      <text:p text:style-name="P445"/>
      <text:p text:style-name="P564"><text:span text:style-name="T474">I can`t </text:span><text:span text:style-name="T154">make</text:span><text:span text:style-name="T474"> </text:span><text:span text:style-name="T166">John</text:span><text:span text:style-name="T474"> </text:span><text:span text:style-name="T457">work</text:span><text:span text:style-name="T474"> — Я не могу заставить Джона работать.</text:span></text:p>
      <text:p text:style-name="P447"/>
      <text:p text:style-name="P177"><text:span text:style-name="T515">Г</text:span><text:span text:style-name="T442">ерундий</text:span></text:p>
      <text:p text:style-name="P502"/>
      <text:p text:style-name="P502">Это нечно среднее между глаголом и существительным, потому что может переводиться</text:p>
      <text:p text:style-name="P566"><text:span text:style-name="T507">и так, и этак. Выглядит как глагол c окончанием -ing</text:span>.</text:p>
      <text:p text:style-name="Standard"/>
      <text:p text:style-name="P567">Герундий <text:span text:style-name="T629">используется после предлогов и некоторых глаголов. </text:span></text:p>
      <text:p text:style-name="P567">В этом случае он переводится глаголом.</text:p>
      <text:p text:style-name="P402"/>
      <text:p text:style-name="P235">I <text:span text:style-name="T149">ran</text:span> for a long time <text:span text:style-name="T625">without</text:span> <text:span text:style-name="T386">stopping</text:span> — Я долго бежал, не <text:span text:style-name="T386">останавливаясь</text:span>.</text:p>
      <text:p text:style-name="P235">Don`t stop. <text:span text:style-name="T149">Keep</text:span> <text:span text:style-name="T625">on</text:span> <text:span text:style-name="T386">running</text:span>! — Не останавливайся. Продолжай <text:span text:style-name="T386">бежать</text:span>!</text:p>
      <text:p text:style-name="P235"/>
      <text:p text:style-name="P568">Между смысловым глаголом <text:span text:style-name="T627">и герундием также </text:span>может стоять дополнение:</text:p>
      <text:p text:style-name="P235">I <text:span text:style-name="T149">saw</text:span> <text:span text:style-name="T162">John</text:span> <text:span text:style-name="T386">working</text:span> in the garden — Я видел, как Джон работает в саду.</text:p>
      <text:p text:style-name="P56"/>
      <text:p text:style-name="P57">Связка <text:span text:style-name="T2">go</text:span> + герундий означает «занимаюсь этим делом»</text:p>
      <text:p text:style-name="P57">А связка <text:span text:style-name="T2">like</text:span> + герундий означает «люблю заниматься этим делом».</text:p>
      <text:p text:style-name="P57"/>
      <text:p text:style-name="P280">Would you like <text:span text:style-name="T386">to go skiing</text:span>? — Ты хочешь <text:span text:style-name="T386">покататься на лыжах</text:span>?</text:p>
      <text:p text:style-name="P280">I would rather <text:span text:style-name="T386">go shopping</text:span> — <text:span text:style-name="T628">Я</text:span> <text:span text:style-name="T628">бы </text:span>лучше <text:span text:style-name="T386">по</text:span><text:span text:style-name="T397">шопилась</text:span>.</text:p>
      <text:p text:style-name="P280">I <text:span text:style-name="T386">like shopping</text:span>! — Я <text:span text:style-name="T386">люблю </text:span><text:span text:style-name="T397">шопиться</text:span>!</text:p>
      <text:p text:style-name="P280"/>
      <text:p text:style-name="P58">Если герундий стоит в начале предложения, то он является подлежащим и будет переводиться существительным.</text:p>
      <text:p text:style-name="P281"><text:soft-page-break/><text:span text:style-name="T398">Swimming</text:span><text:span text:style-name="T630"> is very good for your health — </text:span><text:span text:style-name="T398">Плаванье</text:span><text:span text:style-name="T630"> хорошо для здоровья</text:span></text:p>
      <text:p text:style-name="P281"><text:span text:style-name="T398">Learning</text:span><text:span text:style-name="T630"> English is not easy — </text:span><text:span text:style-name="T398">Изучение</text:span><text:span text:style-name="T630"> английского это нелегко.</text:span></text:p>
      <text:p text:style-name="P58"/>
      <text:p text:style-name="P415">Глаголы, после которых принято использовать герундий:</text:p>
      <text:list xml:id="list171315942" text:style-name="L29">
        <text:list-item>
          <text:p text:style-name="P721">stop, finish, give up, carry on, go on, keep on (начало или конец процесса);</text:p>
        </text:list-item>
        <text:list-item>
          <text:p text:style-name="P816"><text:span text:style-name="T2">dislike, </text:span><text:span text:style-name="T30">enjoy (отношени</text:span><text:span text:style-name="T31">е</text:span><text:span text:style-name="T30"> к чему-то);</text:span></text:p>
        </text:list-item>
        <text:list-item>
          <text:p text:style-name="P722"><text:span text:style-name="T624">see, watch, hear, listen to (чувственн</text:span><text:span text:style-name="T631">ые</text:span><text:span text:style-name="T624"> восприяти</text:span><text:span text:style-name="T631">е</text:span><text:span text:style-name="T624">);</text:span></text:p>
        </text:list-item>
        <text:list-item>
          <text:p text:style-name="P722"><text:span text:style-name="T630">suggest, mind, avoid, practive, can`t help </text:span><text:span text:style-name="T627">(</text:span><text:span text:style-name="T631">другие глаголы и словосочетания)</text:span><text:span text:style-name="T630">;</text:span></text:p>
        </text:list-item>
      </text:list>
      <text:p text:style-name="P59"/>
      <text:p text:style-name="P283"><text:span text:style-name="T215">Г</text:span><text:span text:style-name="T184">лаголы, после которых можно использовать как инфинитив, так и герундий:</text:span></text:p>
      <text:list xml:id="list760690356" text:style-name="L30">
        <text:list-item>
          <text:p text:style-name="P723">start, begin, continues (связанные с процессом)</text:p>
        </text:list-item>
        <text:list-item>
          <text:p text:style-name="P723">love, like, hate, prefer (связанные с отношением)</text:p>
        </text:list-item>
      </text:list>
      <text:p text:style-name="P60"/>
      <text:p text:style-name="P282">I started to leart English at school / I started learning English at school.</text:p>
      <text:p text:style-name="P614"/>
      <text:p text:style-name="P614"/>
      <text:p text:style-name="P58"><text:span text:style-name="T607">Формальное подлежащее </text:span><text:span text:style-name="T615">(</text:span><text:span text:style-name="T614">Dummy subject</text:span><text:span text:style-name="T615">)</text:span></text:p>
      <text:p text:style-name="P58"/>
      <text:p text:style-name="P608"><text:span text:style-name="T217">Когда в авнглийском предложен. отсутстует подлежащее, то его место </text:span><text:span text:style-name="T246">занимает</text:span><text:span text:style-name="T217"> формальное подлежащее. Обычно это либо </text:span><text:span text:style-name="T32">there</text:span><text:span text:style-name="T217">, либо </text:span><text:span text:style-name="T32">it</text:span><text:span text:style-name="T217">, но иногда это могут быть: </text:span><text:span text:style-name="T32">they</text:span><text:span text:style-name="T217">, </text:span><text:span text:style-name="T32">this</text:span><text:span text:style-name="T217">, </text:span><text:span text:style-name="T32">that</text:span><text:span text:style-name="T217">, </text:span><text:span text:style-name="T32">you</text:span><text:span text:style-name="T217">. Такие предложения удобнее переводить с конца </text:span><text:span text:style-name="T261">или с дополнения</text:span><text:span text:style-name="T217">.</text:span></text:p>
      <text:p text:style-name="P62"/>
      <text:p text:style-name="P569"><text:span text:style-name="T217">Подлежащее </text:span><text:span text:style-name="T32">there</text:span><text:span text:style-name="T217"> всегда идет в связке с глаголом </text:span><text:span text:style-name="T32">be</text:span><text:span text:style-name="T217">. Оно необходимо, чтобы указать</text:span></text:p>
      <text:p text:style-name="P569"><text:span text:style-name="T217">на местоположение существительного, которое идет после </text:span><text:span text:style-name="T32">be</text:span><text:span text:style-name="T217">.</text:span></text:p>
      <text:p text:style-name="P62"/>
      <text:p text:style-name="P284"><text:span text:style-name="T145">There</text:span><text:span text:style-name="T632"> </text:span><text:span text:style-name="T158">is</text:span><text:span text:style-name="T632"> </text:span><text:span text:style-name="T168">a new restaurant</text:span><text:span text:style-name="T632"> </text:span><text:span text:style-name="T175">in King Street</text:span><text:span text:style-name="T632"> — На Кинг-стрит есть новый ресторан.</text:span></text:p>
      <text:p text:style-name="P284"><text:span text:style-name="T145">There</text:span><text:span text:style-name="T632"> </text:span><text:span text:style-name="T158">was</text:span><text:span text:style-name="T632"> </text:span><text:span text:style-name="T168">a fight</text:span><text:span text:style-name="T632"> </text:span><text:span text:style-name="T175">in the street today</text:span><text:span text:style-name="T632"> — На улице сегодня была драка.</text:span></text:p>
      <text:p text:style-name="P58"/>
      <text:p text:style-name="P57">Иногда с помощью <text:span text:style-name="T2">there</text:span> + <text:span text:style-name="T2">be</text:span> говорят о существительном, которое не соверша<text:span text:style-name="T633">ет никаких</text:span></text:p>
      <text:p text:style-name="P57">действий, но с которым связана дополнительная информация.</text:p>
      <text:p text:style-name="P280"/>
      <text:p text:style-name="P280">There is something I want to tell you — Есть, кое-что, что я должен сказать тебе.</text:p>
      <text:p text:style-name="P280"/>
      <text:p text:style-name="P57">Подлежащее <text:span text:style-name="T2">it</text:span> обычно используется, когда надо сообщить время или сказать о погоде.</text:p>
      <text:p text:style-name="P63">После него может идти существительное, прилагательное или глагол (любой).</text:p>
      <text:p text:style-name="P280"/>
      <text:p text:style-name="P280"><text:span text:style-name="T140">It</text:span> <text:span text:style-name="T149">is</text:span> 5 o`clock — Сейчас 5 часов.</text:p>
      <text:p text:style-name="P280"><text:span text:style-name="T140">It</text:span> <text:span text:style-name="T149">is</text:span> warm — Тепло.</text:p>
      <text:p text:style-name="P280"><text:span text:style-name="T140">It</text:span> often <text:span text:style-name="T149">snows</text:span> in the winter — Зимой часто идет снег.</text:p>
      <text:p text:style-name="P280"/>
      <text:p text:style-name="P57">Также формальное подлежащее используется, когда действие не выполняет кто-то</text:p>
      <text:p text:style-name="P570"><text:span text:style-name="T216">конкретный. Такие предложения можно </text:span><text:span text:style-name="T218">переводить</text:span><text:span text:style-name="T216"> из активного залога в пассивный.</text:span></text:p>
      <text:p text:style-name="P57"/>
      <text:p text:style-name="P235">They say this film is interesting / This film is said to be interesting —</text:p>
      <text:p text:style-name="P235">Говорят, этот фильминтересный.</text:p>
      <text:p text:style-name="P280"/>
      <text:p text:style-name="P280"/>
      <text:p text:style-name="P578"><text:span text:style-name="T609">Местоимени</text:span><text:span text:style-name="T610">е</text:span><text:span text:style-name="T609"> </text:span><text:span text:style-name="T615">(Pronoun)</text:span></text:p>
      <text:p text:style-name="P57"/>
      <text:p text:style-name="P572"><text:span text:style-name="T216">Это слово, которым заменяют имя человека, название предмета или понятие. </text:span><text:span text:style-name="T219">М</text:span><text:span text:style-name="T216">естоимения </text:span><text:span text:style-name="T233">бывают</text:span><text:span text:style-name="T216">: </text:span><text:span text:style-name="T219">личны</text:span><text:span text:style-name="T233">ми</text:span><text:span text:style-name="T219">, притяжательны</text:span><text:span text:style-name="T233">ми</text:span><text:span text:style-name="T219">, возвратны</text:span><text:span text:style-name="T233">ми</text:span><text:span text:style-name="T219">, указательны</text:span><text:span text:style-name="T233">ми,</text:span><text:span text:style-name="T219"> неопределенны</text:span><text:span text:style-name="T233">ми</text:span><text:span text:style-name="T219">.</text:span></text:p>
      <text:p text:style-name="P64"/>
      <text:p text:style-name="P159"><text:soft-page-break/>Личные местоимения</text:p>
      <text:p text:style-name="P64"/>
      <text:p text:style-name="P587"><text:span text:style-name="T219">Имеют 2 формы: именительный и объектный падеж. В английском языке</text:span><text:span text:style-name="T233"> всего </text:span><text:span text:style-name="T224">2</text:span><text:span text:style-name="T219"> падежа: именительный и объектный. Объектный падеж соответсвует косвенному падежу.</text:span></text:p>
      <text:p text:style-name="P64"/>
      <text:p text:style-name="P573"><text:span text:style-name="T184">Личные местоимения </text:span><text:span text:style-name="T221">в именительном падеже</text:span><text:span text:style-name="T222"> </text:span><text:span text:style-name="T223">отвечают на вопросы «кто?», «что?» </text:span></text:p>
      <text:p text:style-name="P573"><text:span text:style-name="T223">и заменяют </text:span><text:span text:style-name="T224">собой </text:span><text:span text:style-name="T223">подлежащее:</text:span></text:p>
      <text:p text:style-name="P108"/>
      <text:list xml:id="list3673306659" text:style-name="L31">
        <text:list-item>
          <text:p text:style-name="P724">I — я;</text:p>
        </text:list-item>
        <text:list-item>
          <text:p text:style-name="P724">you — ты/вы;</text:p>
        </text:list-item>
        <text:list-item>
          <text:p text:style-name="P724">he — он;</text:p>
        </text:list-item>
        <text:list-item>
          <text:p text:style-name="P724">she — она;</text:p>
        </text:list-item>
        <text:list-item>
          <text:p text:style-name="P724">it — он/она/оно/это;</text:p>
        </text:list-item>
        <text:list-item>
          <text:p text:style-name="P724">we — мы;</text:p>
        </text:list-item>
        <text:list-item>
          <text:p text:style-name="P724">they — они;</text:p>
        </text:list-item>
      </text:list>
      <text:p text:style-name="P403"/>
      <text:p text:style-name="P288"><text:span text:style-name="T140">I</text:span> <text:span text:style-name="T149">love</text:span> <text:span text:style-name="T162">Jave</text:span> — Я люблю Джейн</text:p>
      <text:p text:style-name="P288"/>
      <text:p text:style-name="P65"><text:span text:style-name="T637">Местоимение</text:span><text:span text:style-name="T35"> </text:span><text:span text:style-name="T2">I</text:span> заменяет первое лицо <text:span text:style-name="T636">и</text:span> <text:span text:style-name="T636">в</text:span>сегда пишется с большой буквы. </text:p>
      <text:p text:style-name="P65"><text:span text:style-name="T637">Местоимения </text:span><text:span text:style-name="T35">h</text:span><text:span text:style-name="T2">e, she</text:span> заменяют человека. Они не могут заменить предмет или животное.</text:p>
      <text:p text:style-name="P64"/>
      <text:p text:style-name="P65"><text:span text:style-name="T637">Местоимение</text:span><text:span text:style-name="T35"> y</text:span><text:span text:style-name="T2">ou</text:span> заменяет второе лицо. По умолчанию означает «вы» и лишь по тону </text:p>
      <text:p text:style-name="P65">и словам можно догадаться что вместо «вы», хотят сказать «ты».</text:p>
      <text:p text:style-name="P64"/>
      <text:p text:style-name="P572"><text:span text:style-name="T220">Местоимение</text:span><text:span text:style-name="T33"> i</text:span><text:span text:style-name="T34">t</text:span><text:span text:style-name="T219"> заменяет неодушевленный предмет </text:span><text:span text:style-name="T220">и</text:span><text:span text:style-name="T219"> животн</text:span><text:span text:style-name="T221">ое (в единственном числе)</text:span><text:span text:style-name="T219">.</text:span></text:p>
      <text:p text:style-name="P574"><text:span text:style-name="T221">Местоимение</text:span><text:span text:style-name="T34"> they</text:span><text:span text:style-name="T219"> </text:span><text:span text:style-name="T221">з</text:span><text:span text:style-name="T219">аменя</text:span><text:span text:style-name="T221">е</text:span><text:span text:style-name="T219">т людей и неодушевленные предметы.</text:span></text:p>
      <text:p text:style-name="P64"/>
      <text:p text:style-name="P572"><text:span text:style-name="T34">Where is the </text:span><text:span text:style-name="T129">book</text:span><text:span text:style-name="T34">? </text:span><text:span text:style-name="T129">It</text:span><text:span text:style-name="T34"> is on the table — Где </text:span><text:span text:style-name="T129">книга</text:span><text:span text:style-name="T34">? </text:span><text:span text:style-name="T129">Она</text:span><text:span text:style-name="T34"> на столе.</text:span></text:p>
      <text:p text:style-name="P287"><text:span text:style-name="T635">Where are the </text:span><text:span text:style-name="T399">keys</text:span><text:span text:style-name="T635">? </text:span><text:span text:style-name="T399">They</text:span><text:span text:style-name="T635"> are on the table — Где </text:span><text:span text:style-name="T399">ключи</text:span><text:span text:style-name="T635">? </text:span><text:span text:style-name="T399">Они</text:span><text:span text:style-name="T635"> на столе.</text:span></text:p>
      <text:p text:style-name="P287"/>
      <text:p text:style-name="P425"><text:span text:style-name="T222">Если</text:span><text:span text:style-name="T221"> сказуемое </text:span><text:span text:style-name="T222">это</text:span><text:span text:style-name="T219">: </text:span><text:span text:style-name="T34">like</text:span><text:span text:style-name="T219">, </text:span><text:span text:style-name="T34">have</text:span><text:span text:style-name="T219">, </text:span><text:span text:style-name="T34">enjoy,</text:span><text:span text:style-name="T219"> </text:span><text:span text:style-name="T34">need</text:span><text:span text:style-name="T219">, </text:span><text:span text:style-name="T222">то </text:span><text:span text:style-name="T219">подлежащие </text:span><text:span text:style-name="T222">будет</text:span><text:span text:style-name="T219"> </text:span><text:span text:style-name="T222">в </text:span><text:span text:style-name="T221">объектн</text:span><text:span text:style-name="T222">ом</text:span><text:span text:style-name="T219"> падеж</text:span><text:span text:style-name="T222">е</text:span><text:span text:style-name="T219">.</text:span></text:p>
      <text:p text:style-name="P286"><text:span text:style-name="T386">I</text:span> like my job — <text:span text:style-name="T386">Мне</text:span> нравится моя работа.</text:p>
      <text:p text:style-name="P64"/>
      <text:p text:style-name="P66">Личные местоимения в объектном падеже <text:span text:style-name="T638">отвечают на вопрос</text:span><text:span text:style-name="T639">ы</text:span><text:span text:style-name="T638"> «кого?», «кому?», «кем?» </text:span><text:s/></text:p>
      <text:p text:style-name="P66"><text:span text:style-name="T638">(«чего?», «чему?», «чем?» для неодушевлен.) и </text:span><text:span text:style-name="T637">заменяют дополнение:</text:span></text:p>
      <text:p text:style-name="P66"/>
      <text:list xml:id="list1607616333" text:style-name="L32">
        <text:list-item>
          <text:p text:style-name="P725">me — меня, мне, мной;</text:p>
        </text:list-item>
        <text:list-item>
          <text:p text:style-name="P725">you — тебя, тебе, тобой / вас, вам, вами;</text:p>
        </text:list-item>
        <text:list-item>
          <text:p text:style-name="P725">him — его, ему, им;</text:p>
        </text:list-item>
        <text:list-item>
          <text:p text:style-name="P725">her — ее, ей;</text:p>
        </text:list-item>
        <text:list-item>
          <text:p text:style-name="P726">it — его, ему, им, <text:span text:style-name="T638">ее, ей</text:span> (неодушевлен.);</text:p>
        </text:list-item>
        <text:list-item>
          <text:p text:style-name="P725">us — нас, нам, нами;</text:p>
        </text:list-item>
        <text:list-item>
          <text:p text:style-name="P725">them — их, им, ими.</text:p>
        </text:list-item>
      </text:list>
      <text:p text:style-name="P290"/>
      <text:p text:style-name="P289"><text:span text:style-name="T140">Jane</text:span> <text:span text:style-name="T149">loves</text:span> <text:span text:style-name="T162">me</text:span> — Джейн любит меня</text:p>
      <text:p text:style-name="P160"/>
      <text:p text:style-name="P160">Притяжательные местоимения</text:p>
      <text:p text:style-name="P73"/>
      <text:p text:style-name="P67">Отвечают на вопрос «чей?» и заменяют собой артикли.</text:p>
      <text:p text:style-name="P67"/>
      <text:p text:style-name="P68">Притяжательные местоимения 1 типа употребляются в связке с существительным</text:p>
      <text:p text:style-name="P68">(существительное обязательно идет после):</text:p>
      <text:list xml:id="list4259733195" text:style-name="L33">
        <text:list-item>
          <text:p text:style-name="P727"><text:soft-page-break/>my — мой;</text:p>
        </text:list-item>
        <text:list-item>
          <text:p text:style-name="P727">your — твой/ваш;</text:p>
        </text:list-item>
        <text:list-item>
          <text:p text:style-name="P727">his — его;</text:p>
        </text:list-item>
        <text:list-item>
          <text:p text:style-name="P727">her — ее;</text:p>
        </text:list-item>
        <text:list-item>
          <text:p text:style-name="P727">its — этого.</text:p>
        </text:list-item>
        <text:list-item>
          <text:p text:style-name="P727">our — наш;</text:p>
        </text:list-item>
        <text:list-item>
          <text:p text:style-name="P727">their — их;</text:p>
        </text:list-item>
      </text:list>
      <text:p text:style-name="P292"/>
      <text:p text:style-name="P291">I like <text:span text:style-name="T386">my work</text:span> — Мне нравится <text:span text:style-name="T386">моя работа</text:span>. (без артикля)</text:p>
      <text:p text:style-name="P291">He likes <text:span text:style-name="T386">his work</text:span> — Ему нравится <text:span text:style-name="T386">его работа</text:span>.</text:p>
      <text:p text:style-name="P291"/>
      <text:p text:style-name="P67">Иногда такие местоимения удобнее переводить словом «свой» и его вариантами.</text:p>
      <text:p text:style-name="P291">He loves <text:span text:style-name="T386">his</text:span> native town — Он любит <text:span text:style-name="T386">свой</text:span> родной город.</text:p>
      <text:p text:style-name="P291"/>
      <text:p text:style-name="P69">Притяжательные местоимения 2го типа употребляются самостоятельно:</text:p>
      <text:list xml:id="list2554731244" text:style-name="L34">
        <text:list-item>
          <text:p text:style-name="P728">mine — мой;</text:p>
        </text:list-item>
        <text:list-item>
          <text:p text:style-name="P729">yours — твой/ваш;</text:p>
        </text:list-item>
        <text:list-item>
          <text:p text:style-name="P729">his — его;</text:p>
        </text:list-item>
        <text:list-item>
          <text:p text:style-name="P729">hers — ее;</text:p>
        </text:list-item>
        <text:list-item>
          <text:p text:style-name="P729">its — этого;</text:p>
        </text:list-item>
        <text:list-item>
          <text:p text:style-name="P729">ours — наш;</text:p>
        </text:list-item>
        <text:list-item>
          <text:p text:style-name="P729">theirs — их;</text:p>
        </text:list-item>
      </text:list>
      <text:p text:style-name="P293"/>
      <text:p text:style-name="P293">Don`t touch it. It`s <text:span text:style-name="T386">mine</text:span> — Не трогай это. Это <text:span text:style-name="T386">мое</text:span>.</text:p>
      <text:p text:style-name="P293"/>
      <text:p text:style-name="P182">Возвратные местоимения</text:p>
      <text:p text:style-name="P70"/>
      <text:p text:style-name="P575"><text:span text:style-name="T261">С</text:span><text:span text:style-name="T225">остоят из 2х частей: корня </text:span><text:span text:style-name="T36">my/your/him/her/it/our/them</text:span><text:span text:style-name="T225"> и окончания </text:span><text:span text:style-name="T36">-self</text:span><text:span text:style-name="T225">. </text:span></text:p>
      <text:p text:style-name="P575"><text:span text:style-name="T232">П</text:span><text:span text:style-name="T226">оказывают, что человек совершает дейсвтие по отношению к самому себе и перевод</text:span><text:span text:style-name="T232">ся</text:span><text:span text:style-name="T226"> словами «себя», «себе», «собой» либо появляются у глаголов, в виде окончания -сь, -ся.</text:span></text:p>
      <text:p text:style-name="P74"/>
      <text:p text:style-name="P294"><text:span text:style-name="T640">I looked at </text:span><text:span text:style-name="T400">myself</text:span><text:span text:style-name="T640"> in the mirror — Я посмотрела на </text:span><text:span text:style-name="T400">себя</text:span><text:span text:style-name="T640"> в зеркало.</text:span></text:p>
      <text:p text:style-name="P294"><text:span text:style-name="T640">He had to explain </text:span><text:span text:style-name="T400">himself</text:span><text:span text:style-name="T640"> — Ему пришлось объяснить</text:span><text:span text:style-name="T400">ся</text:span></text:p>
      <text:p text:style-name="P392"/>
      <text:p text:style-name="P189"><text:span text:style-name="T640">Местоимение, образованное от </text:span><text:span text:style-name="T37">you,</text:span><text:span text:style-name="T640"> имеет варианты: </text:span><text:span text:style-name="T37">yourself</text:span><text:span text:style-name="T640"> и </text:span><text:span text:style-name="T37">yourselves</text:span><text:span text:style-name="T640">. Это практически</text:span></text:p>
      <text:p text:style-name="P199">единственный случай в английском, когда видны отличия между «ты» и «вы».</text:p>
      <text:p text:style-name="P189"/>
      <text:p text:style-name="P356">You talk to yourself when you sleep — Ты говоришь с собой, когда спишь.</text:p>
      <text:p text:style-name="P356">You should belive in yourselves — Вы должны верить в себя.</text:p>
      <text:p text:style-name="P356"/>
      <text:p text:style-name="P189">Местоимение <text:span text:style-name="T2">itself</text:span> используется в значении «сам по себе», «само собой» и стоит после</text:p>
      <text:p text:style-name="P189">существительных в единственном числе или абстракный понятиях.</text:p>
      <text:p text:style-name="P356"/>
      <text:p text:style-name="P356">I hope crisis resolves itself — Я надеюсь, кризис разрешится сам собой.</text:p>
      <text:p text:style-name="P356"/>
      <text:p text:style-name="P190">Глаголы, <text:span text:style-name="T642">с котор.</text:span> не используются возвратные местоимения: <text:span text:style-name="T2">concentrate, relax, feel, meet</text:span>.</text:p>
      <text:p text:style-name="P189"/>
      <text:p text:style-name="P356">I feel good — Я чувствую себя хорошо <text:span text:style-name="T642">(feel myself — неправильно)</text:span>.</text:p>
      <text:p text:style-name="P356">You need to relax — Тебе нужно расслабиться.</text:p>
      <text:p text:style-name="P356"/>
      <text:p text:style-name="P189">Возвратные местоимения также используются, когда необходимо подчеркнуть что человек</text:p>
      <text:p text:style-name="P189">сделал что-то сам. В этом случае они так и переводятся: «сам, самостоятельно».</text:p>
      <text:p text:style-name="P356"><text:soft-page-break/>If you want to do it well, do it yourself — Хочешь сделать хорошо, делай это сам.</text:p>
      <text:p text:style-name="P356"/>
      <text:p text:style-name="P158">Указательные местоимения</text:p>
      <text:p text:style-name="P189"/>
      <text:p text:style-name="P579"><text:span text:style-name="T662">У</text:span>казывают на человека, предмет или <text:span text:style-name="T644">мысль. </text:span><text:span text:style-name="T645">Заменяются артиклем the:</text:span></text:p>
      <text:list xml:id="list1524219642" text:style-name="L35">
        <text:list-item>
          <text:p text:style-name="P759">this, <text:span text:style-name="T643">that</text:span> — этот, <text:span text:style-name="T643">тот</text:span>;</text:p>
        </text:list-item>
        <text:list-item>
          <text:p text:style-name="P760">these, those — эти, те;</text:p>
        </text:list-item>
      </text:list>
      <text:p text:style-name="P357"/>
      <text:p text:style-name="P192">Если объект близко, то используют<text:span text:style-name="T643">ся</text:span> this <text:span text:style-name="T643">или </text:span>these. </text:p>
      <text:p text:style-name="P192">Если объект далеко и до него не дотянуться — то that <text:span text:style-name="T643">или </text:span>those.</text:p>
      <text:p text:style-name="P191"/>
      <text:p text:style-name="P357">This is my friend Joe — <text:span text:style-name="T643">(Вот) Э</text:span>то мой друг Джо.</text:p>
      <text:p text:style-name="P357">Those pictures on the wall are very beautiful — Те картины на стене очень красивые.</text:p>
      <text:p text:style-name="P194"/>
      <text:p text:style-name="P587"><text:span text:style-name="T272">Очень часто </text:span><text:span text:style-name="T71">this</text:span><text:span text:style-name="T272"> и </text:span><text:span text:style-name="T71">that</text:span><text:span text:style-name="T272"> выступают формальным подлежащим, указывая на мысль. В этом случае </text:span><text:span text:style-name="T71">this</text:span><text:span text:style-name="T272"> соответсвует тому, о чем человек </text:span><text:span text:style-name="T273">говорит или </text:span><text:span text:style-name="T272">думает сейчас, а </text:span><text:span text:style-name="T71">that</text:span><text:span text:style-name="T272"> — тому, </text:span></text:p>
      <text:p text:style-name="P587"><text:span text:style-name="T272">о чем </text:span><text:span text:style-name="T273">говорил или </text:span><text:span text:style-name="T272">думал раньше. Также </text:span><text:span text:style-name="T71">that</text:span><text:span text:style-name="T272"> может указывать на прошло</text:span><text:span text:style-name="T282">е </text:span><text:span text:style-name="T272">событие.</text:span></text:p>
      <text:p text:style-name="P193"/>
      <text:p text:style-name="P358">I`ve got a new job! That`s good news — Я получил работу. Это хорошие новости</text:p>
      <text:p text:style-name="P358">(that указывает на озвученную ранее мысл<text:span text:style-name="T645">ь</text:span>).</text:p>
      <text:p text:style-name="P193"/>
      <text:p text:style-name="P358">Thanks for help. That was nice of you — Спасибо за помощь. Это было мило с вашей стороны (that указывает на ранее произошедшее событие).</text:p>
      <text:p text:style-name="P358"/>
      <text:p text:style-name="P615"><text:span text:style-name="T301">Иногда,</text:span><text:span text:style-name="T302"> вместо </text:span><text:span text:style-name="T91">this is,</text:span><text:span text:style-name="T302"> используют </text:span><text:span text:style-name="T91">it is</text:span><text:span text:style-name="T302">. Разницы между этим</text:span><text:span text:style-name="T303">и</text:span><text:span text:style-name="T302"> словосочетаниями нет.</text:span></text:p>
      <text:p text:style-name="P359">This is my book / It is my book — Это моя книга.</text:p>
      <text:p text:style-name="P359"/>
      <text:p text:style-name="P179">Неопределенные местоимения </text:p>
      <text:p text:style-name="P195"/>
      <text:p text:style-name="P635"><text:span text:style-name="T95">S</text:span><text:span text:style-name="T72">ome, any, no, every</text:span><text:span text:style-name="T274"> связаны с чем-то неопределенным и часто выпадают при переводе. </text:span></text:p>
      <text:p text:style-name="P232">Могут использоваться как с существительным, так и сами по себе.</text:p>
      <text:p text:style-name="P196"/>
      <text:p text:style-name="P580"><text:span text:style-name="T274">Местоимения </text:span><text:span text:style-name="T72">some</text:span><text:span text:style-name="T274"> и </text:span><text:span text:style-name="T72">any</text:span><text:span text:style-name="T274"> означают «какой-то», «некоторый», «несколько». </text:span><text:span text:style-name="T275">Они с</text:span><text:span text:style-name="T274">тоят перед существительным во множественно числе или перед неисчисляемым существительным.</text:span></text:p>
      <text:p text:style-name="P196"/>
      <text:p text:style-name="P360">I have some friends — У меня есть (некоторые) друзья.</text:p>
      <text:p text:style-name="P360">Give me some water, please — Дай мне немного воды, пожалуйста.</text:p>
      <text:p text:style-name="P360">Here are the cookies. Would you like some? — Вот печенье. Хочешь?</text:p>
      <text:p text:style-name="P196"/>
      <text:p text:style-name="P196">Разница между <text:span text:style-name="T2">some</text:span> и <text:span text:style-name="T2">any</text:span> в том, что some использ. в утверждениях, а <text:span text:style-name="T2">any</text:span> — в отрицаниях.</text:p>
      <text:p text:style-name="P196">Связка <text:span text:style-name="T2">not</text:span> + <text:span text:style-name="T2">any</text:span> обычно переводится двойным отрицанием.</text:p>
      <text:p text:style-name="P196"/>
      <text:p text:style-name="P360">I have n<text:span text:style-name="T648">o</text:span>t got any friends — У меня нет никаких друзей.</text:p>
      <text:p text:style-name="P360"/>
      <text:p text:style-name="P197">В утвержениях <text:span text:style-name="T2">some</text:span> ставить не обязательно. <text:span text:style-name="T646">А вот в вопросах активно используются </text:span></text:p>
      <text:p text:style-name="P200">оба местоимения, т. к. здесь они передают разный смысл.</text:p>
      <text:p text:style-name="P196"/>
      <text:p text:style-name="P581"><text:span text:style-name="T73">Some</text:span><text:span text:style-name="T275"> в вопросах имеет позитивный оттенок и используется когда что-то предлагают или просят, предполагая что это </text:span><text:span text:style-name="T276">есть</text:span><text:span text:style-name="T275"> у самих, либо у т</text:span><text:span text:style-name="T276">ех</text:span><text:span text:style-name="T275">, кому адресована просьба.</text:span></text:p>
      <text:p text:style-name="P361"/>
      <text:p text:style-name="P581"><text:span text:style-name="T72">Any,</text:span><text:span text:style-name="T274"> </text:span><text:span text:style-name="T276">наоборот, </text:span><text:span text:style-name="T274">передает сомнение </text:span><text:span text:style-name="T276">о </text:span><text:span text:style-name="T274">наличии </text:span><text:span text:style-name="T276">того</text:span><text:span text:style-name="T274">, </text:span><text:span text:style-name="T277">что</text:span><text:span text:style-name="T274"> спрашивают, поэтому обычно используется </text:span><text:span text:style-name="T276">в вопросах</text:span><text:span text:style-name="T274">, </text:span><text:span text:style-name="T276">где</text:span><text:span text:style-name="T274"> нужн</text:span><text:span text:style-name="T283">а</text:span><text:span text:style-name="T274"> дополнительн</text:span><text:span text:style-name="T283">ая</text:span><text:span text:style-name="T274"> информаци</text:span><text:span text:style-name="T283">я</text:span><text:span text:style-name="T274">.</text:span></text:p>
      <text:p text:style-name="P361"><text:soft-page-break/>Would you like some milk? — Вы хотите молока? (<text:span text:style-name="T647">могу </text:span>поделиться)</text:p>
      <text:p text:style-name="P361">Could you give me some milk? — Я могу попросить молока? (поделитесь пожалуйста)</text:p>
      <text:p text:style-name="P361">Have you got any milk in the fridge? — У тебя есть молоко в холодильнике?</text:p>
      <text:p text:style-name="P361"/>
      <text:p text:style-name="P197">Если задается вопрос и ожидается положительный ответ, то используется <text:span text:style-name="T2">some</text:span>.</text:p>
      <text:p text:style-name="P361">Are you waiting for some people? — Ты ждешь каких-то людей? (не так ли?)</text:p>
      <text:p text:style-name="P361"/>
      <text:p text:style-name="P633"><text:span text:style-name="T284">Местоимение </text:span><text:span text:style-name="T77">no</text:span><text:span text:style-name="T284"> </text:span><text:span text:style-name="T285">может </text:span><text:span text:style-name="T284">заменя</text:span><text:span text:style-name="T285">ть</text:span><text:span text:style-name="T284"> </text:span><text:span text:style-name="T96">not</text:span><text:span text:style-name="T307"> + </text:span><text:span text:style-name="T77">any</text:span><text:span text:style-name="T284">. </text:span><text:span text:style-name="T96">N</text:span><text:span text:style-name="T77">o</text:span><text:span text:style-name="T284"> стоит перед существительным, а</text:span><text:span text:style-name="T306"> </text:span><text:span text:style-name="T77">not</text:span><text:span text:style-name="T284"> идет вместе со вспом</text:span><text:span text:style-name="T305">.</text:span><text:span text:style-name="T284"> глаголом. Они не могут использоваться вместе в одном предложении.</text:span></text:p>
      <text:p text:style-name="P198"/>
      <text:p text:style-name="P362">There are no shops here / There aren`t any shops here — Здесь нет магазинов.</text:p>
      <text:p text:style-name="P362"/>
      <text:p text:style-name="P231">Местоимение <text:span text:style-name="T2">every</text:span> означает «всякий», «каждый». <text:span text:style-name="T687">Используется в утверждениях и вопросах.</text:span></text:p>
      <text:p text:style-name="P362"/>
      <text:p text:style-name="P582"><text:span text:style-name="T278">Неопределенные местоимения могут объединяться со словами: </text:span><text:span text:style-name="T74">body/one</text:span><text:span text:style-name="T278">, </text:span><text:span text:style-name="T74">thing</text:span><text:span text:style-name="T278"> или </text:span><text:span text:style-name="T74">where</text:span><text:span text:style-name="T278">.</text:span></text:p>
      <text:p text:style-name="P205">В этом случае они будут переводится как «кто-то», «что-то», «где-то». Частица <text:span text:style-name="T2">not</text:span> также не используется в одном предложении с <text:span text:style-name="T2">nobody/nothing/nowhere</text:span>.</text:p>
      <text:p text:style-name="P201"/>
      <text:p text:style-name="P295"><text:span text:style-name="T410">There is </text:span><text:span text:style-name="T386">somebody</text:span><text:span text:style-name="T410"> in the street — </text:span><text:span text:style-name="T386">Кто-то</text:span><text:span text:style-name="T410"> на улице.</text:span></text:p>
      <text:p text:style-name="P295"><text:span text:style-name="T410">Is there </text:span><text:span text:style-name="T386">anybody</text:span><text:span text:style-name="T410"> in the street? — Есть </text:span><text:span text:style-name="T386">кто</text:span><text:span text:style-name="T410"> на улице?</text:span></text:p>
      <text:p text:style-name="P295"><text:span text:style-name="T410">There is </text:span><text:span text:style-name="T386">nobody</text:span><text:span text:style-name="T410"> in the street / There isn`t </text:span><text:span text:style-name="T386">anybody</text:span><text:span text:style-name="T410"> in the street — </text:span><text:span text:style-name="T386">Никого</text:span><text:span text:style-name="T410"> нет на улице.</text:span></text:p>
      <text:p text:style-name="P634"><text:span text:style-name="T93">There is </text:span><text:span text:style-name="T135">everybody</text:span><text:span text:style-name="T93"> in the street — На улице </text:span><text:span text:style-name="T135">все</text:span><text:span text:style-name="T93"> </text:span><text:span text:style-name="T94">(каждый)</text:span><text:span text:style-name="T93">.</text:span></text:p>
      <text:p text:style-name="P389"/>
      <text:p text:style-name="P389"/>
      <text:p text:style-name="P531"><text:span text:style-name="T613">П</text:span><text:span text:style-name="T612">ритяжательный падеж </text:span><text:span text:style-name="T616">(Possessive Voice)</text:span></text:p>
      <text:p text:style-name="P201"/>
      <text:p text:style-name="P586"><text:span text:style-name="T281">У</text:span><text:span text:style-name="T278">казывает на владельца </text:span><text:span text:style-name="T281">предмета</text:span><text:span text:style-name="T278">. Чтобы поставить </text:span><text:span text:style-name="T279">владельца</text:span><text:span text:style-name="T278"> в этот падеж, нужно добавить к нему окончание </text:span><text:span text:style-name="T74">`s</text:span><text:span text:style-name="T278">. </text:span><text:span text:style-name="T281">Как</text:span><text:span text:style-name="T278"> и притяжательное местоимение, отвечает на вопрос «чей?». </text:span></text:p>
      <text:p text:style-name="P202"/>
      <text:p text:style-name="P296"><text:span text:style-name="T424">This is </text:span><text:span text:style-name="T401">Tom`s</text:span><text:span text:style-name="T424"> friend — Это друг </text:span><text:span text:style-name="T401">Тома</text:span><text:span text:style-name="T424"> (</text:span><text:span text:style-name="T425">владелец</text:span><text:span text:style-name="T424"> в притяжательном падеже)</text:span></text:p>
      <text:p text:style-name="P296"><text:span text:style-name="T424">This is </text:span><text:span text:style-name="T401">his</text:span><text:span text:style-name="T424"> friend — Это </text:span><text:span text:style-name="T401">его</text:span><text:span text:style-name="T424"> друг (притяжательное местоимение)</text:span></text:p>
      <text:p text:style-name="P201"/>
      <text:p text:style-name="P584"><text:span text:style-name="T278">Если предмет является частью другого </text:span><text:span text:style-name="T280">(большего) </text:span><text:span text:style-name="T278">предмета, то вместо притяжательного падежа используется предлог </text:span><text:span text:style-name="T74">of</text:span><text:span text:style-name="T278">. Т. к. владельцем может быть кто-то живой.</text:span></text:p>
      <text:p text:style-name="P203"/>
      <text:p text:style-name="P364">The wheel of the car — Колесо машины (Car`s wheel неправильно).</text:p>
      <text:p text:style-name="P364"/>
      <text:p text:style-name="P233">С общественным организациями можно использовать как окончание <text:span text:style-name="T2">`s</text:span>, так и предлог <text:span text:style-name="T2">of</text:span>.</text:p>
      <text:p text:style-name="P388">government`s policy / policy of the government (политика правительства).</text:p>
      <text:p text:style-name="P201"/>
      <text:p text:style-name="P582"><text:span text:style-name="T278">Если </text:span><text:span text:style-name="T279">владелец</text:span><text:span text:style-name="T278"> только подразумевается, то его можно не указывать.</text:span></text:p>
      <text:p text:style-name="P363">This isn`t my car. It`s my brothers`s — Это не моя машина. Она брата.</text:p>
      <text:p text:style-name="P201"/>
      <text:p text:style-name="P583"><text:span text:style-name="T278">Если </text:span><text:span text:style-name="T280">владелец</text:span><text:span text:style-name="T278"> идет в связке с прилагательным или местоимением, </text:span><text:span text:style-name="T279">или владельцев несколько, то </text:span><text:span text:style-name="T75">`s</text:span><text:span text:style-name="T279"> ставится в конце: </text:span><text:span text:style-name="T75">a </text:span><text:span text:style-name="T130">big dog`s</text:span><text:span text:style-name="T75"> owner, </text:span><text:span text:style-name="T130">my friend`s</text:span><text:span text:style-name="T75"> house, </text:span><text:span text:style-name="T131">Tom</text:span><text:span text:style-name="T132"> and </text:span><text:span text:style-name="T131">Jil</text:span><text:span text:style-name="T132">`s</text:span><text:span text:style-name="T74"> wedding.</text:span></text:p>
      <text:p text:style-name="P201"/>
      <text:p text:style-name="P585"><text:span text:style-name="T278">Если </text:span><text:span text:style-name="T280">владелец</text:span><text:span text:style-name="T278"> во множественном числе, то в конце пишется только апостроф, без </text:span><text:span text:style-name="T74">s</text:span><text:span text:style-name="T278">. </text:span></text:p>
      <text:p text:style-name="P204">Но если во множественном числе слово-исключение, то применяются обычные правила: </text:p>
      <text:p text:style-name="P616"><text:span text:style-name="T74">my </text:span><text:span text:style-name="T132">friends`</text:span><text:span text:style-name="T74"> school, </text:span><text:span text:style-name="T132">men`s</text:span><text:span text:style-name="T74"> clothes </text:span><text:span text:style-name="T76">(мужская одежда)</text:span><text:span text:style-name="T278">.</text:span></text:p>
      <text:p text:style-name="P12"/>
      <text:p text:style-name="P12"/>
      <text:p text:style-name="P12"/>
      <text:p text:style-name="P674"><text:span text:style-name="T613">С</text:span><text:span text:style-name="T612">уществительное </text:span><text:span text:style-name="T616">(Noun)</text:span></text:p>
      <text:p text:style-name="P206"/>
      <text:p text:style-name="P207">Часть речи, которая отвечает на вопрос «кто?», «что?». В отличие от русского, не меняется по падежам. Именительный и объектный падеж распростанаются только на местоимения. </text:p>
      <text:p text:style-name="P207"/>
      <text:p text:style-name="P161">Множественное число</text:p>
      <text:p text:style-name="P207"/>
      <text:p text:style-name="P207">Распространяется только на существительные и не касается прилагательных.</text:p>
      <text:p text:style-name="P207">Образуется с помощью окончания <text:span text:style-name="T2">-s</text:span> или <text:span text:style-name="T2">-es</text:span>.</text:p>
      <text:p text:style-name="P207"/>
      <text:p text:style-name="P365">A blue ballon<text:span text:style-name="T607">s</text:span> — Голуб<text:span text:style-name="T386">ые</text:span> шарик<text:span text:style-name="T386">и</text:span>.</text:p>
      <text:p text:style-name="P207"/>
      <text:p text:style-name="P161">Исчисляемые и неисчисляемые</text:p>
      <text:p text:style-name="P207"/>
      <text:p text:style-name="P214">Исчисляемые существительные можно посчитать. Они могут быть как в единственном, </text:p>
      <text:p text:style-name="P588"><text:span text:style-name="T286">так и во множественном числе. Количество можно указать числом, наречием или артиклем </text:span><text:span text:style-name="T78">a</text:span><text:span text:style-name="T286">.</text:span></text:p>
      <text:p text:style-name="P394"/>
      <text:p text:style-name="P297"><text:span text:style-name="T402">3</text:span><text:span text:style-name="T426"> apples — 3 яблока </text:span><text:span text:style-name="T427">(числительное)</text:span><text:span text:style-name="T426">. </text:span></text:p>
      <text:p text:style-name="P588"><text:span text:style-name="T133">Many</text:span><text:span text:style-name="T78"> books — Много книг </text:span><text:span text:style-name="T79">(местоимение)</text:span><text:span text:style-name="T78">.</text:span></text:p>
      <text:p text:style-name="P297"><text:span text:style-name="T426">I want </text:span><text:span text:style-name="T402">a</text:span><text:span text:style-name="T426"> banana — Я хочу банан </text:span><text:span text:style-name="T427">(артикль a означает one)</text:span><text:span text:style-name="T426">.</text:span></text:p>
      <text:p text:style-name="P368"/>
      <text:p text:style-name="P588"><text:span text:style-name="T286">Неисчисляемые существительные нельзя посчитать. К ним относятся вещества, жидкости, явления, ощущунения, абстрактные понятия. Они имеют только форму единственного числа и могут заменяться местоимнием </text:span><text:span text:style-name="T78">it</text:span><text:span text:style-name="T286">. </text:span><text:span text:style-name="T304">Ч</text:span><text:span text:style-name="T286">тобы выразить их кол-во</text:span><text:span text:style-name="T287">,</text:span><text:span text:style-name="T286"> используется мерка:</text:span></text:p>
      <text:p text:style-name="P214"/>
      <text:p text:style-name="P215">Мерка для жидкостей:</text:p>
      <text:list xml:id="list1919861907" text:style-name="L36">
        <text:list-item>
          <text:p text:style-name="P761">a glass of — стакан;</text:p>
        </text:list-item>
        <text:list-item>
          <text:p text:style-name="P761">a cup of — чашка;</text:p>
        </text:list-item>
        <text:list-item>
          <text:p text:style-name="P761">a jar of — банка;</text:p>
        </text:list-item>
        <text:list-item>
          <text:p text:style-name="P761">a jug of — кувшин;</text:p>
        </text:list-item>
        <text:list-item>
          <text:p text:style-name="P761">a bottle of — бутылка;</text:p>
        </text:list-item>
      </text:list>
      <text:p text:style-name="P214"/>
      <text:p text:style-name="P215">Мерка для сыпучих веществ:</text:p>
      <text:list xml:id="list4143066954" text:style-name="L37">
        <text:list-item>
          <text:p text:style-name="P762">a packet of — упаковка;</text:p>
        </text:list-item>
        <text:list-item>
          <text:p text:style-name="P762">a bowl of — миска;</text:p>
        </text:list-item>
        <text:list-item>
          <text:p text:style-name="P762">a bag of — мешок;</text:p>
        </text:list-item>
        <text:list-item>
          <text:p text:style-name="P762">a kilo of — килограм;</text:p>
        </text:list-item>
      </text:list>
      <text:p text:style-name="P214"/>
      <text:p text:style-name="P215">Мерка для продуктов, которые режут:</text:p>
      <text:list xml:id="list132710229934331" text:continue-numbering="true" text:style-name="L37">
        <text:list-item>
          <text:p text:style-name="P762">a piece/slice of — кусочек;</text:p>
        </text:list-item>
        <text:list-item>
          <text:p text:style-name="P762">a loaf of — буханка;</text:p>
        </text:list-item>
      </text:list>
      <text:p text:style-name="P214"/>
      <text:p text:style-name="P589"><text:span text:style-name="T264">Существительные, которые всегда неислисляемые: </text:span><text:span text:style-name="T61">news, money, bad luck, traffic, furniture, progress, information, advice, hair, paper, food.</text:span></text:p>
      <text:p text:style-name="P368"/>
      <text:p text:style-name="P368">It is good news — Это хорошие новости (без артикля).</text:p>
      <text:p text:style-name="P368">I need good advice — Мне нужен хороший совет (без артикля).</text:p>
      <text:p text:style-name="P368"/>
      <text:p text:style-name="P162">Несколько существительных рядом</text:p>
      <text:p text:style-name="P208"/>
      <text:p text:style-name="P208">Такая цепочка обозначает один предмет, идею или концепцию. Существительным будет переводится только последнее слово, а те что стоят перед, будут передавать характеристики.</text:p>
      <text:p text:style-name="P208"><text:soft-page-break/>Первое существительное всегда стоит в единственном числе.</text:p>
      <text:p text:style-name="P208"/>
      <text:p text:style-name="P366">A tennis ball — теннисный мяч / мяч для тенниса;</text:p>
      <text:p text:style-name="P366">A income tax — подоходный налог / налог на прибыль;</text:p>
      <text:p text:style-name="P366"/>
      <text:p text:style-name="P208">Иногда первое существительное имеет окончание -ing. По правилам английского, </text:p>
      <text:p text:style-name="P208">глагол с окончанием -ing грамматически является существительным.</text:p>
      <text:p text:style-name="P208"/>
      <text:p text:style-name="P366">A swimming pool — плавательный бассейн;</text:p>
      <text:p text:style-name="Standard"/>
      <text:p text:style-name="Standard"/>
      <text:p text:style-name="P7">Артикли <text:span text:style-name="T2">(Articles)</text:span></text:p>
      <text:p text:style-name="P590"/>
      <text:p text:style-name="P591"><text:span text:style-name="T288">Это маленькие слова перед существительными, которые передают </text:span><text:span text:style-name="T289">их</text:span><text:span text:style-name="T288"> краткую характеристику. Есть 2 вида артикля: неопределенный (</text:span><text:span text:style-name="T80">a/an) </text:span><text:span text:style-name="T289">и</text:span><text:span text:style-name="T81"> </text:span><text:span text:style-name="T288">определенный (</text:span><text:span text:style-name="T80">the)</text:span><text:span text:style-name="T288">.</text:span></text:p>
      <text:p text:style-name="P209"/>
      <text:p text:style-name="P173">Неопределенный артикль <text:span text:style-name="T38">a/an</text:span></text:p>
      <text:p text:style-name="P210"/>
      <text:p text:style-name="P211">Указывает на какой-то один неопределенный предмет. Каждый человек может представить </text:p>
      <text:p text:style-name="P212">по разному такой предмет. Его можно заменить на числительное <text:span text:style-name="T2">one</text:span>. Поэтому он ставится перед ичисляемыми существительными в единственном числе.</text:p>
      <text:p text:style-name="P211"/>
      <text:p text:style-name="P367">A house — Дом (один представит особняк, другой — маленький домик).</text:p>
      <text:p text:style-name="P367">I have <text:span text:style-name="T386">a</text:span> cat / I have <text:span text:style-name="T386">one</text:span> cat — У меня есть (одна такая) кошка.</text:p>
      <text:p text:style-name="P211"/>
      <text:p text:style-name="P211">Артикль <text:span text:style-name="T2">a</text:span> ставится перед согласными, а <text:span text:style-name="T2">an</text:span> — перед гласными. Оба означают одно и тоже.</text:p>
      <text:p text:style-name="P211">Если согласная не произносится, то ставится <text:span text:style-name="T2">an</text:span>: <text:span text:style-name="T2">an hour (аувер), an honesty (анэсти).</text:span></text:p>
      <text:p text:style-name="P367"/>
      <text:p text:style-name="P417"><text:span text:style-name="T289">Также </text:span><text:span text:style-name="T84">a/an</text:span><text:span text:style-name="T289"> ставится, когда:</text:span></text:p>
      <text:list xml:id="list1828267667" text:style-name="L38">
        <text:list-item>
          <text:p text:style-name="P763">говорят о профессии (I`m a doctor);</text:p>
        </text:list-item>
        <text:list-item>
          <text:p text:style-name="P817"><text:span text:style-name="T81">впервые упоминяют </text:span><text:span text:style-name="T82">объект</text:span><text:span text:style-name="T81"> в разговоре (I have a cat);</text:span></text:p>
        </text:list-item>
        <text:list-item>
          <text:p text:style-name="P818"><text:span text:style-name="T2">дается определение </text:span><text:span text:style-name="T39">объекту</text:span><text:span text:style-name="T2"> (he is a good man).</text:span></text:p>
        </text:list-item>
      </text:list>
      <text:p text:style-name="P367"/>
      <text:p text:style-name="P592"><text:span text:style-name="T289">Если перед существительным </text:span><text:span text:style-name="T290">стоит</text:span><text:span text:style-name="T289"> </text:span><text:span text:style-name="T290">прилагательное</text:span><text:span text:style-name="T289">, то </text:span><text:span text:style-name="T81">a/</text:span><text:span text:style-name="T82">an</text:span><text:span text:style-name="T289"> ставится перед ним</text:span><text:span text:style-name="T290">.</text:span></text:p>
      <text:p text:style-name="P367"><text:span text:style-name="T666">A</text:span> big old house — <text:span text:style-name="T666">Б</text:span>ольшой старый дом.</text:p>
      <text:p text:style-name="P367"/>
      <text:p text:style-name="P211">При этом перед прилагательным без существительного <text:span text:style-name="T649">артикль</text:span> <text:span text:style-name="T2">a/</text:span><text:span text:style-name="T39">an</text:span> не ставится.</text:p>
      <text:p text:style-name="P367">This book is a good (неправильно). This book is good (правильно).</text:p>
      <text:p text:style-name="P367"/>
      <text:p text:style-name="P163">Определенный артикль <text:span text:style-name="T2">the</text:span></text:p>
      <text:p text:style-name="P393"/>
      <text:p text:style-name="P213">Указывает на определенный предмет или понятие. Т.е. на то, что выделяется из общей массы.</text:p>
      <text:p text:style-name="P213"/>
      <text:p text:style-name="P213">Его можно заменить указательным местоимением <text:span text:style-name="T2">(this, that, these, those)</text:span>. Поэтому он может стоять перед существительным, как в единственном числе, так и во множественном, </text:p>
      <text:p text:style-name="P213">А также перед исчисляемым<text:span text:style-name="T651">и</text:span> и неисчисляемым<text:span text:style-name="T651">и</text:span> сущесвтительным<text:span text:style-name="T651">и</text:span>.</text:p>
      <text:p text:style-name="P213"/>
      <text:p text:style-name="P593"><text:span text:style-name="T291">Если предмет или человек упоминаются в речи впервые, то обычно о </text:span><text:span text:style-name="T292">нем</text:span><text:span text:style-name="T291"> еще ничего не известно и поэтому сначала используется неопределенный артикль </text:span><text:span text:style-name="T83">a/an</text:span><text:span text:style-name="T291">. Но если </text:span><text:span text:style-name="T292">он</text:span><text:span text:style-name="T291"> упоминаются в речи повторно, то далее </text:span><text:span text:style-name="T292">используется</text:span><text:span text:style-name="T291"> определенный артикль </text:span><text:span text:style-name="T83">the</text:span><text:span text:style-name="T291">.</text:span></text:p>
      <text:p text:style-name="P213"/>
      <text:p text:style-name="P298"><text:span text:style-name="T428">I have got </text:span><text:span text:style-name="T403">a</text:span><text:span text:style-name="T428"> puppy. </text:span><text:span text:style-name="T403">The</text:span><text:span text:style-name="T428"> puppy is white — У меня есть щенок. (Этот) Щенок белый.</text:span></text:p>
      <text:p text:style-name="P213"><text:soft-page-break/>Определенный артикль может стоять не только перед существительным, но и перед</text:p>
      <text:p text:style-name="P213">прилагательным. В этом случае прилагательное становится существительным.</text:p>
      <text:p text:style-name="P369"/>
      <text:p text:style-name="P299"><text:span text:style-name="T429">R</text:span><text:span text:style-name="T428">ich people — </text:span><text:span text:style-name="T429">Б</text:span><text:span text:style-name="T428">огатые люди; </text:span><text:span text:style-name="T429">The</text:span><text:span text:style-name="T428">e rich — </text:span><text:span text:style-name="T429">Б</text:span><text:span text:style-name="T428">огачи.</text:span></text:p>
      <text:p text:style-name="P370"/>
      <text:p text:style-name="P166"><text:span text:style-name="T650">К</text:span>акой артикль выбрать?</text:p>
      <text:p text:style-name="P371"/>
      <text:p text:style-name="P594"><text:span text:style-name="T293">Можно п</text:span><text:span text:style-name="T292">редставить перед существит</text:span><text:span text:style-name="T293">ельным</text:span><text:span text:style-name="T292"> </text:span><text:span text:style-name="T293">слова:</text:span><text:span text:style-name="T292"> «один», «один такой», «один из».</text:span></text:p>
      <text:p text:style-name="P75"><text:span text:style-name="T410">Если логика предложения не нарушена, то скорее всего нужен </text:span><text:span text:style-name="T61">a/an</text:span><text:span text:style-name="T410">.</text:span></text:p>
      <text:p text:style-name="P371"/>
      <text:p text:style-name="P371">I`ve got a window in my room — У меня в комнате есть окно (обычное окно, каких много).</text:p>
      <text:p text:style-name="P372"/>
      <text:p text:style-name="P217">Также можно представить перед существительным слова: «тот самый», «конкретное этот» </text:p>
      <text:p text:style-name="P116"><text:span text:style-name="T410">и т. д. Если смысл предложения в целом не изменился, то можно ставить </text:span><text:span text:style-name="T61">the</text:span><text:span text:style-name="T410">.</text:span></text:p>
      <text:p text:style-name="P216"/>
      <text:p text:style-name="P373">Look at the window. It`s broken — Посмотри на <text:span text:style-name="T688">(это) </text:span>окно. Оно разбито.</text:p>
      <text:p text:style-name="P373"/>
      <text:p text:style-name="P616"><text:span text:style-name="T410">Очень часто артикли используются по особым правилам из-за того, что так сложилось исторически. </text:span><text:span text:style-name="T437">Так, н</text:span><text:span text:style-name="T410">апример </text:span><text:span text:style-name="T61">the</text:span><text:span text:style-name="T410"> всегда ставят: когда говорят о части помещения, когда человек куда-то направляется, когда объект </text:span><text:span text:style-name="T437">явяляется</text:span><text:span text:style-name="T410">, уникальный и т.д: </text:span></text:p>
      <text:p text:style-name="P378"/>
      <text:p text:style-name="P378">in the room, go to the bank, the Bible, the sky, on the left.</text:p>
      <text:p text:style-name="P378"/>
      <text:p text:style-name="P378"/>
      <text:p text:style-name="P529"><text:span text:style-name="T612">Прилагательное </text:span><text:span text:style-name="T616">(Adjective)</text:span></text:p>
      <text:p text:style-name="Standard"/>
      <text:p text:style-name="P597"><text:span text:style-name="T652">Часть речи, которая отвечает на вопрос «какой?». </text:span><text:span text:style-name="T653">Прилагательное </text:span><text:span text:style-name="T654">дает характеристику существительному</text:span><text:span text:style-name="T653"> и всегда стоит перед ним. Но может появляться и отдельно.</text:span></text:p>
      <text:p text:style-name="P595">Прилагательные деляться на 2 группы: оценочные и фактовые. </text:p>
      <text:p text:style-name="P595"/>
      <text:p text:style-name="P596">Оценочные прилагательные выражают личное мнение человека о предмете: </text:p>
      <text:p text:style-name="P617"><text:span text:style-name="T50">a</text:span><text:span text:style-name="T40"> </text:span><text:span text:style-name="T51">funny cat (мнение с которым можно не соглашаться). </text:span></text:p>
      <text:p text:style-name="P596"/>
      <text:p text:style-name="P596">Фактовые прилагательные указывают на визуальную информацию либо на факты, </text:p>
      <text:p text:style-name="P596">которые известны об объекте: <text:span text:style-name="T40">a </text:span><text:span text:style-name="T2">gray cat (характеристика, которая не зависит от мнения).</text:span></text:p>
      <text:p text:style-name="P300"/>
      <text:p text:style-name="P637"><text:span text:style-name="T260">Если к одному существительному относятся сразу и то, и другое, то первым нужно указывать оценочное прилагательное, а вторым — фактовое: </text:span><text:span text:style-name="T52">a</text:span><text:span text:style-name="T53"> funny gray cat.</text:span></text:p>
      <text:p text:style-name="P301"/>
      <text:p text:style-name="P76">Если прилагательное стоит после глагола, то оно будет переводиться наречием.</text:p>
      <text:p text:style-name="P76"/>
      <text:p text:style-name="P301">You look <text:span text:style-name="T386">nice</text:span>! — Ты <text:span text:style-name="T386">прекрасно</text:span> выглядишь!</text:p>
      <text:p text:style-name="P301">I feel <text:span text:style-name="T386">bad</text:span> — Я <text:span text:style-name="T386">плохо</text:span> себя чувствую.</text:p>
      <text:p text:style-name="P301"/>
      <text:p text:style-name="P178">Сравнительная и превосходная степень</text:p>
      <text:p text:style-name="P76"/>
      <text:p text:style-name="P600">Сравнительная степень используется когда, сравниваются 2 <text:span text:style-name="T667">прилагательных</text:span>. <text:span text:style-name="T667">Второе</text:span> может только подразумеваться. <text:span text:style-name="T654">О</text:span>бразуется с пом<text:span text:style-name="T654">ощью</text:span> окончания <text:span text:style-name="T2">-er</text:span> или слова <text:span text:style-name="T2">more </text:span><text:span text:style-name="T41">(более)</text:span>. </text:p>
      <text:p text:style-name="P600"/>
      <text:p text:style-name="P78">Суффикс <text:span text:style-name="T2">-er</text:span> ставится, когда слово маленькое, обычно из 1 слога:</text:p>
      <text:list xml:id="list3153811394" text:style-name="L39">
        <text:list-item>
          <text:p text:style-name="P730">small (маленький) → smaller (меньше);</text:p>
        </text:list-item>
        <text:list-item>
          <text:p text:style-name="P730">funny (смешной) → funnier (смешнее);</text:p>
        </text:list-item>
      </text:list>
      <text:p text:style-name="P78"><text:soft-page-break/>Слово <text:span text:style-name="T2">more</text:span> ставится, когда слово состоит из 2х и более слогов:</text:p>
      <text:list xml:id="list100931634" text:style-name="L40">
        <text:list-item>
          <text:p text:style-name="P731">useful (полезный) → more useful (более полезный);</text:p>
        </text:list-item>
        <text:list-item>
          <text:p text:style-name="P731">interesting (интересный) → more interesting (более интересный);</text:p>
        </text:list-item>
      </text:list>
      <text:p text:style-name="P302"/>
      <text:p text:style-name="P77">Прилагательные, для которые сравнительная степень образуется и так, и эдак: </text:p>
      <text:p text:style-name="P302">quiet, clever, narrow, simple.</text:p>
      <text:p text:style-name="P77"/>
      <text:p text:style-name="P302">Be <text:span text:style-name="T386">quieter</text:span>, please / Be <text:span text:style-name="T386">more quiet</text:span>, please — Веди себя <text:span text:style-name="T386">тише</text:span>, пожалуйста.</text:p>
      <text:p text:style-name="P302"/>
      <text:p text:style-name="P77">Часто, при сравнении, используется слово <text:span text:style-name="T2">than (чем):</text:span></text:p>
      <text:p text:style-name="P302">New York is bigger than Manchester — Нью Йорк больше, чем Манчестер.</text:p>
      <text:p text:style-name="P302"/>
      <text:p text:style-name="P598"><text:span text:style-name="T234">Иногда после </text:span><text:span text:style-name="T41">than</text:span><text:span text:style-name="T234"> идёт личное местоимение в объектном падеже</text:span><text:span text:style-name="T41"> (me, him, her…)</text:span></text:p>
      <text:p text:style-name="P598"><text:span text:style-name="T234">В этом случае оно будет переводится именительн</text:span><text:span text:style-name="T235">ым</text:span><text:span text:style-name="T234"> падеж</text:span><text:span text:style-name="T235">ом</text:span><text:span text:style-name="T234">.</text:span></text:p>
      <text:p text:style-name="P77"/>
      <text:p text:style-name="P302">I`m more attentive than <text:span text:style-name="T386">him</text:span> — Я внимательней, чем <text:span text:style-name="T386">он</text:span>.</text:p>
      <text:p text:style-name="P302"/>
      <text:p text:style-name="P79">В качестве альтернативы, местоимение может быть в именительном падеже, но с вместе </text:p>
      <text:p text:style-name="P79">с ним должен указываться вспомогательный или модальный глагол из первой части.</text:p>
      <text:p text:style-name="P79"/>
      <text:p text:style-name="P303">I <text:span text:style-name="T410">am</text:span> more attentive than <text:span text:style-name="T386">he is</text:span> — Я внимательне, чем <text:span text:style-name="T386">он</text:span>.</text:p>
      <text:p text:style-name="P303">I <text:span text:style-name="T410">can</text:span> jump higher than <text:span text:style-name="T386">he can</text:span> — Я прыгаю выше, чем <text:span text:style-name="T386">он</text:span>.</text:p>
      <text:p text:style-name="P303"/>
      <text:p text:style-name="P618"><text:span text:style-name="T236">Превосходная степень используется, когда сравниваю три и более </text:span><text:span text:style-name="T251">прилагательных</text:span><text:span text:style-name="T236">. </text:span></text:p>
      <text:p text:style-name="P82">Общее кол-во может только подразумеваться. Она обозначает наивысшую степень качества. </text:p>
      <text:p text:style-name="P80"/>
      <text:p text:style-name="P83"><text:span text:style-name="T667">О</text:span>бразуется по тем же правилам, что и сравнительная, только вместо <text:span text:style-name="T2">-er</text:span> пишется <text:span text:style-name="T2">-est</text:span>, </text:p>
      <text:p text:style-name="P83">а вместо <text:span text:style-name="T2">more</text:span> используется <text:span text:style-name="T2">most </text:span><text:span text:style-name="T42">(самый)</text:span>. </text:p>
      <text:p text:style-name="P83"/>
      <text:list xml:id="list2629396998" text:style-name="L41">
        <text:list-item>
          <text:p text:style-name="P732">strong (сильный) → the strongest (сильнейший);</text:p>
        </text:list-item>
        <text:list-item>
          <text:p text:style-name="P732">reasonable (разумный)→ the most reasonable (самый разумный);</text:p>
        </text:list-item>
      </text:list>
      <text:p text:style-name="P84"/>
      <text:p text:style-name="P599"><text:span text:style-name="T236">Перед прилагательным </text:span><text:span text:style-name="T237">будет</text:span><text:span text:style-name="T236"> артикль </text:span><text:span text:style-name="T43">the</text:span><text:span text:style-name="T236">, а после прилагательно</text:span><text:span text:style-name="T237">го</text:span><text:span text:style-name="T236"> — предлог </text:span><text:span text:style-name="T43">in</text:span><text:span text:style-name="T236"> или </text:span><text:span text:style-name="T43">of</text:span><text:span text:style-name="T236">.</text:span></text:p>
      <text:p text:style-name="P81"/>
      <text:p text:style-name="P304">What is the longest river in the world? — Какая самая длинная река в мире?</text:p>
      <text:p text:style-name="P304">It was the happiest day of my life — Это был самый счастливый день в моей жизни.</text:p>
      <text:p text:style-name="P304"/>
      <text:p text:style-name="P86">Слова-исключения с особой сравнительной и превосходной степенью:</text:p>
      <text:list xml:id="list2945072835" text:style-name="L42">
        <text:list-item>
          <text:p text:style-name="P733">good (хороший) → better (лучше) → the best (наилучший);</text:p>
        </text:list-item>
        <text:list-item>
          <text:p text:style-name="P733">bad (плохой) → worse (хуже) → the worst (наихудший);</text:p>
        </text:list-item>
        <text:list-item>
          <text:p text:style-name="P733">far (далекий) → farther (дальше) → the farthest (самый далекий);</text:p>
        </text:list-item>
      </text:list>
      <text:p text:style-name="P305"/>
      <text:p text:style-name="P305"/>
      <text:p text:style-name="P11">Наречие <text:span text:style-name="T2">(Adverb)</text:span></text:p>
      <text:p text:style-name="P85"/>
      <text:p text:style-name="P87"><text:span text:style-name="T654">Часть речи, которая отвечает на вопрос</text:span><text:span text:style-name="T656">ы</text:span><text:span text:style-name="T654"> «</text:span><text:span text:style-name="T686">где?</text:span><text:span text:style-name="T654">», «</text:span><text:span text:style-name="T686">когда?</text:span><text:span text:style-name="T654">», «как?».</text:span></text:p>
      <text:p text:style-name="P87"/>
      <text:p text:style-name="P602"><text:span text:style-name="T239">Наречие </text:span><text:span text:style-name="T240">дает</text:span><text:span text:style-name="T239"> характеристику глаголу или прилагательному. Если оно относится к глаголу, то стоит после него (обычно в конце </text:span><text:span text:style-name="T241">предложен</text:span><text:span text:style-name="T240">ия</text:span><text:span text:style-name="T239">), а если к прилагательному — то перед ним.</text:span></text:p>
      <text:p text:style-name="P306"/>
      <text:p text:style-name="P306">I <text:span text:style-name="T386">kwon</text:span> him <text:span text:style-name="T386">well</text:span> — Я <text:span text:style-name="T386">хорошо</text:span> его <text:span text:style-name="T386">знаю</text:span>.</text:p>
      <text:p text:style-name="P306">He is <text:span text:style-name="T386">very</text:span> <text:span text:style-name="T386">serious</text:span> — Он <text:span text:style-name="T386">очень</text:span> <text:span text:style-name="T386">серьезный</text:span>.</text:p>
      <text:p text:style-name="P183"><text:soft-page-break/>Наречия, образованные от прилагательных</text:p>
      <text:p text:style-name="P88"/>
      <text:p text:style-name="P89">Они образуются с помощью окончания <text:span text:style-name="T2">-ly</text:span>:</text:p>
      <text:list xml:id="list356806448" text:style-name="L43">
        <text:list-item>
          <text:p text:style-name="P734">quick (быстрый) → quickly (быстро);</text:p>
        </text:list-item>
        <text:list-item>
          <text:p text:style-name="P734">serious (серьезный) → seriously (серьезно);</text:p>
        </text:list-item>
      </text:list>
      <text:p text:style-name="P307"/>
      <text:p text:style-name="P89">Наречия, которые <text:span text:style-name="T657">пишутся</text:span> как прилагательные:</text:p>
      <text:list xml:id="list2408370851" text:style-name="L44">
        <text:list-item>
          <text:p text:style-name="P735">fast — быстрый/быстро;</text:p>
        </text:list-item>
        <text:list-item>
          <text:p text:style-name="P735">late — поздний/поздно;</text:p>
        </text:list-item>
        <text:list-item>
          <text:p text:style-name="P735">hard — тяжелый/тяжело;</text:p>
        </text:list-item>
      </text:list>
      <text:p text:style-name="P307"/>
      <text:p text:style-name="P164">Самобытные наречия</text:p>
      <text:p text:style-name="P91"/>
      <text:p text:style-name="P90">Наречия, указывающие на степень чего-то:</text:p>
      <text:list xml:id="list62856890" text:style-name="L45">
        <text:list-item>
          <text:p text:style-name="P736">enough — достаточно;</text:p>
        </text:list-item>
        <text:list-item>
          <text:p text:style-name="P736">a lot, much, many — много;</text:p>
        </text:list-item>
        <text:list-item>
          <text:p text:style-name="P736">almost — почти;</text:p>
        </text:list-item>
        <text:list-item>
          <text:p text:style-name="P736">pretty, very — довольно (очень);</text:p>
        </text:list-item>
        <text:list-item>
          <text:p text:style-name="P736">too — слишком;</text:p>
        </text:list-item>
      </text:list>
      <text:p text:style-name="P308"/>
      <text:p text:style-name="P90">Наречия, помогающие акцентироваться на чем-то:</text:p>
      <text:list xml:id="list3277888834" text:style-name="L46">
        <text:list-item>
          <text:p text:style-name="P737">just — всего лишь;</text:p>
        </text:list-item>
        <text:list-item>
          <text:p text:style-name="P737">only — только;</text:p>
        </text:list-item>
        <text:list-item>
          <text:p text:style-name="P737">simply — просто;</text:p>
        </text:list-item>
        <text:list-item>
          <text:p text:style-name="P737">especially — особенно;</text:p>
        </text:list-item>
      </text:list>
      <text:p text:style-name="P308"/>
      <text:p text:style-name="P90">Другие распространенные наречия:</text:p>
      <text:list xml:id="list3256839155" text:style-name="L47">
        <text:list-item>
          <text:p text:style-name="P738">quite — совсем;</text:p>
        </text:list-item>
        <text:list-item>
          <text:p text:style-name="P738">so — такой;</text:p>
        </text:list-item>
        <text:list-item>
          <text:p text:style-name="P738">soon — скоро;</text:p>
        </text:list-item>
      </text:list>
      <text:p text:style-name="P308"/>
      <text:p text:style-name="P308">Marry is pretty smart — Мэри довольно умная;</text:p>
      <text:p text:style-name="P308">We just want to ask you a question — Мы всего лишь хотим задать вам вопрос.</text:p>
      <text:p text:style-name="P308">Why are you so sad? — Почему ты такой грусный?</text:p>
      <text:p text:style-name="P308"/>
      <text:p text:style-name="P92">Наречия <text:span text:style-name="T2">much</text:span> и <text:span text:style-name="T2">many</text:span> стоят перед существительным. <text:span text:style-name="T2">Much</text:span> — перед неисчисляемыми, </text:p>
      <text:p text:style-name="P92">а <text:span text:style-name="T2">many</text:span> — перед исчисляемыми: <text:span text:style-name="T2">much work, many books.</text:span></text:p>
      <text:p text:style-name="P92"/>
      <text:p text:style-name="P92">Связка <text:span text:style-name="T2">a lot of</text:span> (или <text:span text:style-name="T2">lots of</text:span>) может стоять как перед исчисляемыми, так и неисчисляемыми</text:p>
      <text:p text:style-name="P603"><text:span text:style-name="T240">существительными: </text:span><text:span text:style-name="T45">a lot of coffee, a lot of cars. </text:span><text:span text:style-name="T240">Англоговорящие не используют </text:span><text:span text:style-name="T45">much</text:span><text:span text:style-name="T240"> </text:span></text:p>
      <text:p text:style-name="P603"><text:span text:style-name="T240">в утвердительных предложениях и заменяют его на </text:span><text:span text:style-name="T45">a lof of</text:span><text:span text:style-name="T240">.</text:span></text:p>
      <text:p text:style-name="P92"/>
      <text:p text:style-name="P310">There is a lot of juice in the jug — В кувшине много сока.</text:p>
      <text:p text:style-name="P310">There isn`t much coffee in the cup — В чашке не много кофе.</text:p>
      <text:p text:style-name="P309"/>
      <text:p text:style-name="P95">Слова <text:span text:style-name="T2">little</text:span> и <text:span text:style-name="T2">few</text:span> переводятся как «мало». <text:span text:style-name="T658">Слово </text:span><text:span text:style-name="T45">l</text:span><text:span text:style-name="T2">ittle</text:span> — это антоним <text:span text:style-name="T2">much</text:span>,</text:p>
      <text:p text:style-name="P95">а слово <text:span text:style-name="T2">few</text:span> — антоним <text:span text:style-name="T2">many</text:span>: <text:span text:style-name="T2">little work, few books.</text:span></text:p>
      <text:p text:style-name="P165"/>
      <text:p text:style-name="P165">Наречия частности</text:p>
      <text:p text:style-name="P92"/>
      <text:p text:style-name="P92">Указывают на то, когда или с какой периодичностью происходит действие в предложении.</text:p>
      <text:p text:style-name="P92">Это те самые слова-маячки, которые помогают определять правильное время.</text:p>
      <text:p text:style-name="P92"><text:soft-page-break/>Они могут стоять почти в любой позиции в предложении, но чаще всего стоят между подлежащим и сказуемым но после вспомогательного глагола.</text:p>
      <text:p text:style-name="P92"/>
      <text:p text:style-name="P310"><text:span text:style-name="T140">I</text:span> <text:span text:style-name="T176">don`t</text:span> <text:span text:style-name="T386">usually</text:span> <text:span text:style-name="T149">drive</text:span> to work — Обычно, я не еду (на машине) на работу.</text:p>
      <text:p text:style-name="P310"><text:span text:style-name="T140">You</text:span> <text:span text:style-name="T176">can</text:span> <text:span text:style-name="T386">always</text:span> <text:span text:style-name="T149">call</text:span> me — Ты всегда можешь позвонить мне.</text:p>
      <text:p text:style-name="P310"/>
      <text:p text:style-name="P93">Если наречие частотности в связке с другим словом, то вся связка должна быть в конце.</text:p>
      <text:p text:style-name="P311">I buy coffee on my way to work <text:span text:style-name="T386">very often</text:span> — Я <text:span text:style-name="T386">очень часто</text:span> покупаю кофе по дороге на работу.</text:p>
      <text:p text:style-name="Standard"/>
      <text:p text:style-name="Standard"/>
      <text:p text:style-name="P8">Предлог <text:span text:style-name="T2">(Preposition)</text:span></text:p>
      <text:p text:style-name="P94"/>
      <text:p text:style-name="P101">В английском языке, предлоги <text:span text:style-name="T685">перед существительными</text:span> заменяют падежи. <text:span text:style-name="T685">К одному и тому же падежу могут вести разные предлоги. <text:s/>В русском, за падежи отвечают оконания.</text:span></text:p>
      <text:p text:style-name="P97"/>
      <text:p text:style-name="P167">Предлоги времени <text:span text:style-name="T2">at, on, in</text:span></text:p>
      <text:p text:style-name="P97"/>
      <text:p text:style-name="P97">Отвечают на вопрос «когда?». Каждый из них обозначает разный момент времени.</text:p>
      <text:p text:style-name="P97"/>
      <text:p text:style-name="P429"><text:span text:style-name="T245">Предлог </text:span><text:span text:style-name="T47">at</text:span><text:span text:style-name="T245"> указывает на точное время. Иногда </text:span><text:span text:style-name="T247">он</text:span><text:span text:style-name="T245"> </text:span><text:span text:style-name="T247">указывает на </text:span><text:span text:style-name="T245">периоды дня и праздники:</text:span></text:p>
      <text:p text:style-name="P430"><text:span text:style-name="T245">Если в названии праздника </text:span><text:span text:style-name="T247">есть</text:span><text:span text:style-name="T245"> слово </text:span><text:span text:style-name="T47">day</text:span><text:span text:style-name="T245">, то он пишется с предлогом </text:span><text:span text:style-name="T47">on</text:span><text:span text:style-name="T245">, а не </text:span><text:span text:style-name="T47">at</text:span><text:span text:style-name="T245">.</text:span></text:p>
      <text:p text:style-name="P99"/>
      <text:list xml:id="list1692383963" text:style-name="L48">
        <text:list-item>
          <text:p text:style-name="P739">at 5 o`clock — в 5 часов;</text:p>
        </text:list-item>
        <text:list-item>
          <text:p text:style-name="P739">at night — ночью;</text:p>
        </text:list-item>
        <text:list-item>
          <text:p text:style-name="P739">at sunset — на рассвете;</text:p>
        </text:list-item>
        <text:list-item>
          <text:p text:style-name="P739">at the weekend — в выходные;</text:p>
        </text:list-item>
        <text:list-item>
          <text:p text:style-name="P739">at the moment — в данный момент;</text:p>
        </text:list-item>
        <text:list-item>
          <text:p text:style-name="P739">at the end (of) — в конце;</text:p>
        </text:list-item>
        <text:list-item>
          <text:p text:style-name="P739">at Christmas — на Рождество;</text:p>
        </text:list-item>
        <text:list-item>
          <text:p text:style-name="P739">at Easter — на Пасху;</text:p>
        </text:list-item>
      </text:list>
      <text:p text:style-name="P314"/>
      <text:p text:style-name="P99">Предлог <text:span text:style-name="T2">on</text:span> указывает на конкретный день. Обычно это дни недели или даты.</text:p>
      <text:p text:style-name="P100">В английском языке дни недели, месяцы, и названия праздников пишутся с большой буквы.</text:p>
      <text:p text:style-name="P315"/>
      <text:list xml:id="list4172251773" text:style-name="L49">
        <text:list-item>
          <text:p text:style-name="P740">on Sunday — в воскресенье / по воскресеньям;</text:p>
        </text:list-item>
        <text:list-item>
          <text:p text:style-name="P740">on the 8th of March — 8го марта;</text:p>
        </text:list-item>
        <text:list-item>
          <text:p text:style-name="P740">on April, 10 — 10го апреля;</text:p>
        </text:list-item>
        <text:list-item>
          <text:p text:style-name="P740">on my birthday — на мой день рождения;</text:p>
        </text:list-item>
        <text:list-item>
          <text:p text:style-name="P740">on Christmas day — в день Рождества;</text:p>
        </text:list-item>
      </text:list>
      <text:p text:style-name="P314"/>
      <text:p text:style-name="P98">Предлог <text:span text:style-name="T2">in</text:span> указывает на большие периоды: месяцы, сезоны, годы:</text:p>
      <text:list xml:id="list1425990189" text:style-name="L50">
        <text:list-item>
          <text:p text:style-name="P820">in January — в январе;</text:p>
        </text:list-item>
        <text:list-item>
          <text:p text:style-name="P741">in winter — зимой;</text:p>
        </text:list-item>
        <text:list-item>
          <text:p text:style-name="P741">in the evening — вечером;</text:p>
        </text:list-item>
        <text:list-item>
          <text:p text:style-name="P741">in 2065 — в 2065 году;</text:p>
        </text:list-item>
        <text:list-item>
          <text:p text:style-name="P741">in the 1970s — в 1970х годах;</text:p>
        </text:list-item>
        <text:list-item>
          <text:p text:style-name="P741">in the past — в прошлом;</text:p>
        </text:list-item>
      </text:list>
      <text:p text:style-name="P99"/>
      <text:p text:style-name="P98">Предлог <text:span text:style-name="T2">in</text:span> в связке с временем означает «через»:</text:p>
      <text:list xml:id="list479078433" text:style-name="L51">
        <text:list-item>
          <text:p text:style-name="P742">in 5 minutes — через 5 минут;</text:p>
        </text:list-item>
        <text:list-item>
          <text:p text:style-name="P742">in two weeks — через две недели;</text:p>
        </text:list-item>
        <text:list-item>
          <text:p text:style-name="P742">in no time — мигом (через мгновение);</text:p>
        </text:list-item>
      </text:list>
      <text:p text:style-name="P97"><text:soft-page-break/>Предлоги времени не используются перед словами:<text:span text:style-name="T2"> last, next, this, that, each, every.</text:span></text:p>
      <text:p text:style-name="P313">See you next Friday — Увидимся в следующую пятницу.</text:p>
      <text:p text:style-name="P313"/>
      <text:p text:style-name="P609"><text:span text:style-name="T249">П</text:span><text:span text:style-name="T248">редлоги </text:span><text:span text:style-name="T249">времени</text:span><text:span text:style-name="T248"> имееют множество нелогичных исключений. Так, например, </text:span><text:span text:style-name="T48">in</text:span><text:span text:style-name="T248"> и </text:span><text:span text:style-name="T48">at</text:span><text:span text:style-name="T248"> принятно говорить с некоторыми пер</text:span><text:span text:style-name="T249">и</text:span><text:span text:style-name="T248">одами дня. Это нужно просто заучить.</text:span></text:p>
      <text:p text:style-name="P109"/>
      <text:p text:style-name="P528"><text:span text:style-name="T248">Предлоги времени</text:span><text:span text:style-name="T48"> since, for, from ... to, until</text:span></text:p>
      <text:p text:style-name="P174"/>
      <text:p text:style-name="P218">Отвечают на вопрос «в какой период?» Связаны с большими отрезками времени.</text:p>
      <text:p text:style-name="P218"/>
      <text:p text:style-name="P610"><text:span text:style-name="T184">Предлог </text:span><text:span text:style-name="T2">since</text:span><text:span text:style-name="T184"> означает «с». Он указывает на начало периода:</text:span></text:p>
      <text:list xml:id="list3782550962" text:style-name="L52">
        <text:list-item>
          <text:p text:style-name="P764">since Wednesday — со среды;</text:p>
        </text:list-item>
        <text:list-item>
          <text:p text:style-name="P764">since 1984 — с 1984 года;</text:p>
        </text:list-item>
        <text:list-item>
          <text:p text:style-name="P764">since Monday — с понедельника;</text:p>
        </text:list-item>
      </text:list>
      <text:p text:style-name="P219"/>
      <text:p text:style-name="P219">Предлог <text:span text:style-name="T2">for</text:span> означает «уже», «в течение». Он указывает, как долго длится действие.</text:p>
      <text:list xml:id="list1354981515" text:style-name="L53">
        <text:list-item>
          <text:p text:style-name="P765">for 10 hours — (уже) 10 часов / в течении 10 часов;</text:p>
        </text:list-item>
        <text:list-item>
          <text:p text:style-name="P765">for two weeks — (уже) две недели / в течении 2х недель;</text:p>
        </text:list-item>
      </text:list>
      <text:p text:style-name="P374"/>
      <text:p text:style-name="P218"><text:span text:style-name="T2">Since</text:span> и <text:span text:style-name="T2">for</text:span> используются в <text:span text:style-name="T2">Present Perfect Continuous</text:span>.</text:p>
      <text:p text:style-name="P218"/>
      <text:p text:style-name="P418"><text:span text:style-name="T294">П</text:span><text:span text:style-name="T295">редлог </text:span><text:span text:style-name="T85">from ... to</text:span><text:span text:style-name="T295"> означает «с ... до». Он указыват </text:span><text:span text:style-name="T294">на</text:span><text:span text:style-name="T295"> границы периода:</text:span></text:p>
      <text:list xml:id="list3440432491" text:style-name="L54">
        <text:list-item>
          <text:p text:style-name="P766">from 9 to 5 — с девяти до пяти (часов);</text:p>
        </text:list-item>
        <text:list-item>
          <text:p text:style-name="P766">from January to March — с января по март;</text:p>
        </text:list-item>
      </text:list>
      <text:p text:style-name="P374"/>
      <text:p text:style-name="P50"><text:span text:style-name="T430">Предлог </text:span><text:span text:style-name="T85">until (till)</text:span><text:span text:style-name="T430"> означает «до того, как». Он </text:span><text:span text:style-name="T431">указывает на</text:span><text:span text:style-name="T430"> конец периода:</text:span></text:p>
      <text:list xml:id="list1065894439" text:style-name="L55">
        <text:list-item>
          <text:p text:style-name="P767">until Wednesday — до среды;</text:p>
        </text:list-item>
        <text:list-item>
          <text:p text:style-name="P767">until I come — до того, как я вернусь;</text:p>
        </text:list-item>
      </text:list>
      <text:p text:style-name="P374"/>
      <text:p text:style-name="P168"><text:span text:style-name="T663">Предлоги места </text:span><text:span text:style-name="T48">at, on, in</text:span></text:p>
      <text:p text:style-name="P395"/>
      <text:p text:style-name="P225">Отвечают на вопрос «где?». Помимо времени также указывают на местоположение.</text:p>
      <text:p text:style-name="P225"/>
      <text:p text:style-name="P419"><text:span text:style-name="T296">Предлог </text:span><text:span text:style-name="T86">at</text:span><text:span text:style-name="T296"> обозначает конкретное место/точку, где находится предмет:</text:span></text:p>
      <text:list xml:id="list2714305483" text:style-name="L56">
        <text:list-item>
          <text:p text:style-name="P768">at the bus stop — на автобусной остановке;</text:p>
        </text:list-item>
        <text:list-item>
          <text:p text:style-name="P768">at the top/bottom - наверху/внизу;</text:p>
        </text:list-item>
        <text:list-item>
          <text:p text:style-name="P768">at school — в школе.</text:p>
        </text:list-item>
      </text:list>
      <text:p text:style-name="P225"/>
      <text:p text:style-name="P419"><text:span text:style-name="T296">Предлог </text:span><text:span text:style-name="T86">on</text:span><text:span text:style-name="T296"> обозначает поверхность, </text:span><text:span text:style-name="T368">на</text:span><text:span text:style-name="T296"> которой располагается объект:</text:span></text:p>
      <text:list xml:id="list3623224371" text:style-name="L57">
        <text:list-item>
          <text:p text:style-name="P769">on the table/<text:span text:style-name="T689">floot/head</text:span> — на столе/<text:span text:style-name="T689">полу/голове</text:span>;</text:p>
        </text:list-item>
      </text:list>
      <text:p text:style-name="P379"/>
      <text:p text:style-name="P420"><text:span text:style-name="T86">П</text:span><text:span text:style-name="T87">редлог in обозначает положение </text:span><text:span text:style-name="T136">в</text:span><text:span text:style-name="T87"> опред. месте, ограниченном рамками или барьером.</text:span></text:p>
      <text:list xml:id="list2038605597" text:style-name="L58">
        <text:list-item>
          <text:p text:style-name="P770">in the house — в доме;</text:p>
        </text:list-item>
        <text:list-item>
          <text:p text:style-name="P770">in a box — в коробке;</text:p>
        </text:list-item>
      </text:list>
      <text:p text:style-name="P226"/>
      <text:p text:style-name="P114"><text:span text:style-name="T432">Эти предлоги также имеют исключения. </text:span><text:span text:style-name="T438">Например </text:span><text:span text:style-name="T92">i</text:span><text:span text:style-name="T87">n</text:span><text:span text:style-name="T432"> часто переводится как «на», </text:span></text:p>
      <text:p text:style-name="P114"><text:span text:style-name="T432">а </text:span><text:span text:style-name="T87">on</text:span><text:span text:style-name="T432"> — как «в». Особенно, когда они используются с транспортом:</text:span></text:p>
      <text:p text:style-name="P228"/>
      <text:list xml:id="list950793408" text:style-name="L59">
        <text:list-item>
          <text:p text:style-name="P771">in a car — на машине;</text:p>
        </text:list-item>
        <text:list-item>
          <text:p text:style-name="P772">in the street — на улице;</text:p>
        </text:list-item>
        <text:list-item>
          <text:p text:style-name="P771">on a bus — в автобусе;</text:p>
        </text:list-item>
        <text:list-item>
          <text:p text:style-name="P772"><text:soft-page-break/>on the list — в списке;</text:p>
        </text:list-item>
        <text:list-item>
          <text:p text:style-name="P772">on the way — по дороге;</text:p>
        </text:list-item>
      </text:list>
      <text:p text:style-name="P227"/>
      <text:p text:style-name="P175">Другие предлоги места</text:p>
      <text:p text:style-name="P226"/>
      <text:p text:style-name="P227">Помогают определить нахождение объекта в пространсте:</text:p>
      <text:list xml:id="list3471550576" text:style-name="L60">
        <text:list-item>
          <text:p text:style-name="P773">above — над;</text:p>
        </text:list-item>
        <text:list-item>
          <text:p text:style-name="P773">under — под;</text:p>
        </text:list-item>
        <text:list-item>
          <text:p text:style-name="P773">in front of — перед;</text:p>
        </text:list-item>
        <text:list-item>
          <text:p text:style-name="P773">behind — позади;</text:p>
        </text:list-item>
        <text:list-item>
          <text:p text:style-name="P773">between/with — между/c;</text:p>
        </text:list-item>
        <text:list-item>
          <text:p text:style-name="P743"><text:span text:style-name="T432">next to — рядом с</text:span><text:span text:style-name="T433">;</text:span></text:p>
        </text:list-item>
      </text:list>
      <text:p text:style-name="P382"/>
      <text:p text:style-name="P316"><text:span text:style-name="T433">The cat is </text:span><text:span text:style-name="T405">under</text:span><text:span text:style-name="T433"> the ball — Кот </text:span><text:span text:style-name="T405">под</text:span><text:span text:style-name="T433"> клубком.</text:span></text:p>
      <text:p text:style-name="P316"><text:span text:style-name="T433">The cat is </text:span><text:span text:style-name="T405">in front of</text:span><text:span text:style-name="T433"> the ball — Кот </text:span><text:span text:style-name="T405">перед</text:span><text:span text:style-name="T433"> клубком.</text:span></text:p>
      <text:p text:style-name="P380"/>
      <text:p text:style-name="P169"><text:span text:style-name="T664">Предллог направления </text:span><text:span text:style-name="T49">to</text:span></text:p>
      <text:p text:style-name="P226"/>
      <text:p text:style-name="P226">Отвечает на вопрос «куда?». Указывает в какое место хочет попасть человек.</text:p>
      <text:p text:style-name="P103"><text:span text:style-name="T432">Используется после глаголов движения: </text:span><text:span text:style-name="T87">go, walk, drive, come, travel, return, send, get.</text:span></text:p>
      <text:p text:style-name="P226"/>
      <text:p text:style-name="P316"><text:span text:style-name="T432">I want to </text:span><text:span text:style-name="T406">go to</text:span><text:span text:style-name="T432"> New York — Я хочу </text:span><text:span text:style-name="T406">поехать в</text:span><text:span text:style-name="T432"> Нью Йорк.</text:span></text:p>
      <text:p text:style-name="P316"><text:span text:style-name="T432">Did they </text:span><text:span text:style-name="T406">get to</text:span><text:span text:style-name="T432"> London? — Они </text:span><text:span text:style-name="T406">добрались до</text:span><text:span text:style-name="T432"> Лондона?</text:span></text:p>
      <text:p text:style-name="P380"/>
      <text:p text:style-name="P103"><text:span text:style-name="T432">Если в качестве направления используется слово </text:span><text:span text:style-name="T87">home</text:span><text:span text:style-name="T432">, то перед ним </text:span><text:span text:style-name="T87">to</text:span><text:span text:style-name="T432"> не нужен.</text:span></text:p>
      <text:p text:style-name="P381">Go home (правильно). Go to home (неправильно). </text:p>
      <text:p text:style-name="P380"/>
      <text:p text:style-name="P103"><text:span text:style-name="T432">Если нужно </text:span><text:span text:style-name="T434">сказать </text:span><text:span text:style-name="T432">что </text:span><text:span text:style-name="T434">человек бывал </text:span><text:span text:style-name="T432">в каком-то месте, например в стране или городе,</text:span></text:p>
      <text:p text:style-name="P103"><text:span text:style-name="T432">то нужно использовать </text:span><text:span text:style-name="T87">Present Perfect</text:span><text:span text:style-name="T432"> с </text:span><text:span text:style-name="T434">предлогом </text:span><text:span text:style-name="T87">to</text:span><text:span text:style-name="T432">.</text:span></text:p>
      <text:p text:style-name="P226"/>
      <text:p text:style-name="P380">The have been to Italy — Они бывали в Италии.</text:p>
      <text:p text:style-name="P380"/>
      <text:p text:style-name="P169"><text:span text:style-name="T664">Предлог </text:span><text:span text:style-name="T49">by</text:span></text:p>
      <text:p text:style-name="P396"/>
      <text:p text:style-name="P427"><text:span text:style-name="T299">Может п</text:span><text:span text:style-name="T297">ереводит</text:span><text:span text:style-name="T299">ь</text:span><text:span text:style-name="T297">ся по разному. </text:span><text:span text:style-name="T298">Помогает сказать, </text:span><text:span text:style-name="T369">как</text:span><text:span text:style-name="T298"> что-то делается или случается.</text:span></text:p>
      <text:p text:style-name="P428"><text:span text:style-name="T299">Иногда в</text:span><text:span text:style-name="T298">стречается в пассивном залоге, когда </text:span><text:span text:style-name="T299">указывают</text:span><text:span text:style-name="T298"> автора действия.</text:span></text:p>
      <text:p text:style-name="P229"/>
      <text:list xml:id="list1045613861" text:style-name="L61">
        <text:list-item>
          <text:p text:style-name="P774">happen by mistake — случиться по ошибке.</text:p>
        </text:list-item>
        <text:list-item>
          <text:p text:style-name="P775">send by post — отправиться почтой;</text:p>
        </text:list-item>
      </text:list>
      <text:p text:style-name="P385"/>
      <text:p text:style-name="P383">Did you play for the meal by credit card — Ты заплатил за еду кредиткой?</text:p>
      <text:p text:style-name="P384"/>
      <text:p text:style-name="P230">Также этот предлог используется в значении «около», «рядом».</text:p>
      <text:p text:style-name="P386"/>
      <text:p text:style-name="P387">Sit by me — Посиди рядом со мной.</text:p>
      <text:p text:style-name="P317"><text:span text:style-name="T410">There is a car parked by the store — </text:span><text:span text:style-name="T436">Около магазина стоит машина.</text:span></text:p>
      <text:p text:style-name="P171"/>
      <text:p text:style-name="P171">Связки существительных и предлогов</text:p>
      <text:p text:style-name="P170"/>
      <text:p text:style-name="P220">Иногда, после некоторых существительных, принято использовать определенные предлоги. </text:p>
      <text:p text:style-name="P220">Такие связки нужно просто запомнить. При переводе предлог может выпадать.</text:p>
      <text:p text:style-name="P221"/>
      <text:list xml:id="list2950872721" text:style-name="L62">
        <text:list-item>
          <text:p text:style-name="P776"><text:soft-page-break/>a need for — нужда в;</text:p>
        </text:list-item>
        <text:list-item>
          <text:p text:style-name="P776">a reason for — причина для (чего-либо);</text:p>
        </text:list-item>
        <text:list-item>
          <text:p text:style-name="P776">an advantage of — преимущество (чего-либо);</text:p>
        </text:list-item>
        <text:list-item>
          <text:p text:style-name="P776">a cause of — причина (чего-либо);</text:p>
          <text:p text:style-name="P776"/>
        </text:list-item>
        <text:list-item>
          <text:p text:style-name="P776">a solution to — решение какой-то проблемы;</text:p>
        </text:list-item>
        <text:list-item>
          <text:p text:style-name="P776">a key to — ключ к/от (чего-либо);</text:p>
        </text:list-item>
        <text:list-item>
          <text:p text:style-name="P776">an answer to — ответ на;</text:p>
        </text:list-item>
        <text:list-item>
          <text:p text:style-name="P776">an attitude to — отношение к;</text:p>
          <text:p text:style-name="P776"/>
        </text:list-item>
        <text:list-item>
          <text:p text:style-name="P776">a contact with/between — контакт с/между;</text:p>
        </text:list-item>
        <text:list-item>
          <text:p text:style-name="P776">a connection with/between — связь с/между;</text:p>
        </text:list-item>
        <text:list-item>
          <text:p text:style-name="P776">a relationship with/between — взаимосвязь с/между;</text:p>
        </text:list-item>
      </text:list>
      <text:p text:style-name="P375"/>
      <text:p text:style-name="P375">There must be a reason for his actions — Должна быть какая-то причина его действий.</text:p>
      <text:p text:style-name="P375">We`ll find a solution to the problem — Мы найдем решение этой проблемы.</text:p>
      <text:p text:style-name="P375">She has an emotion connection with him — У нее эмоциональная связь с ним.</text:p>
      <text:p text:style-name="P375"/>
      <text:p text:style-name="P171">Связки прилагательных и предлогов</text:p>
      <text:p text:style-name="P220"/>
      <text:p text:style-name="P222">Прилагательное + <text:span text:style-name="T2">about</text:span> означает «испытывать чувство из-за чего-либо»:</text:p>
      <text:list xml:id="list522273586" text:style-name="L63">
        <text:list-item>
          <text:p text:style-name="P825"><text:span text:style-name="T88">happy about — </text:span><text:span text:style-name="T89">счастливый</text:span><text:span text:style-name="T88"> из-за;</text:span></text:p>
        </text:list-item>
        <text:list-item>
          <text:p text:style-name="P826"><text:span text:style-name="T88">upset about — </text:span><text:span text:style-name="T89">растроенный</text:span><text:span text:style-name="T88"> из-за;</text:span></text:p>
        </text:list-item>
        <text:list-item>
          <text:p text:style-name="P777">angry about — злиться из-за;</text:p>
        </text:list-item>
        <text:list-item>
          <text:p text:style-name="P827"><text:span text:style-name="T89">worried</text:span><text:span text:style-name="T88"> about — </text:span><text:span text:style-name="T89">волноваться</text:span><text:span text:style-name="T88"> из-за;</text:span></text:p>
        </text:list-item>
      </text:list>
      <text:p text:style-name="P375"/>
      <text:p text:style-name="P375">Bill seems really upset about this — Билл выглядит очень расстроенным из-за этого.</text:p>
      <text:p text:style-name="P375">I was worried about you — Я волновался за тебя.</text:p>
      <text:p text:style-name="P375"/>
      <text:p text:style-name="P104"><text:span text:style-name="T435">Слово</text:span><text:span text:style-name="T89"> sorry</text:span><text:span text:style-name="T435"> в связке с </text:span><text:span text:style-name="T89">about</text:span><text:span text:style-name="T435"> и </text:span><text:span text:style-name="T89">for</text:span><text:span text:style-name="T435"> выражает сожаление, сочувствие:</text:span></text:p>
      <text:p text:style-name="P223"/>
      <text:p text:style-name="P375">I`m sorry about my behavior — Прости мое поведение.</text:p>
      <text:p text:style-name="P375">Sorry for interrupting — Простите, что беспокою вас.</text:p>
      <text:p text:style-name="P375">I`m sorry for your loss — Сожалею о вашей утрате.</text:p>
      <text:p text:style-name="P375"/>
      <text:p text:style-name="P612">Если после прилагательного идет предлог <text:span text:style-name="T2">of</text:span>, то он будет соответствовать </text:p>
      <text:p text:style-name="P612">родительскому падежу (кого/чего). </text:p>
      <text:p text:style-name="P223"/>
      <text:p text:style-name="P376">It was very stupied of you to go there — Было очень глупо с твоей стороны идти туда.</text:p>
      <text:p text:style-name="P376"/>
      <text:p text:style-name="P224">Предлог <text:span text:style-name="T2">of</text:span> часто используется после прилагательных, выражающий отношение</text:p>
      <text:p text:style-name="P224">к чему-либо. Сама связка в этом случае <text:span text:style-name="T665">может </text:span>переводит<text:span text:style-name="T665">ь</text:span>ся глаголом:</text:p>
      <text:p text:style-name="P224"/>
      <text:list xml:id="list3956987119" text:style-name="L64">
        <text:list-item>
          <text:p text:style-name="P778">afraid of — бояться;</text:p>
        </text:list-item>
        <text:list-item>
          <text:p text:style-name="P778">proud of — гордиться;</text:p>
        </text:list-item>
        <text:list-item>
          <text:p text:style-name="P778">full of — полон;</text:p>
        </text:list-item>
        <text:list-item>
          <text:p text:style-name="P778">short of — не хватает;</text:p>
        </text:list-item>
        <text:list-item>
          <text:p text:style-name="P778">sure of — быть уверенным в.</text:p>
        </text:list-item>
      </text:list>
      <text:p text:style-name="P377"/>
      <text:p text:style-name="P376">Are you afraid of dogs? — Ты боишься собак?</text:p>
      <text:p text:style-name="P376">I`m sure of him — Я уверен в нем.</text:p>
      <text:p text:style-name="P376">This bag is full of cash — В этой сумке полно денег.</text:p>
      <text:p text:style-name="P172"><text:soft-page-break/><text:span text:style-name="T665">С</text:span>вязки глаголов и предлогов</text:p>
      <text:p text:style-name="P223"/>
      <text:p text:style-name="P431"><text:span text:style-name="T300">Глагол с предлогом может сильно менять свое значение. Такие связки называются фразовыми глаголами. Многие фразовые глаголы вытеснели из речи глаголы, специально предназначен. для той или иной ситуации. Например вместо </text:span><text:span text:style-name="T90">search</text:span><text:span text:style-name="T300"> чаще используется </text:span><text:span text:style-name="T90">look for</text:span><text:span text:style-name="T300">.</text:span></text:p>
      <text:p text:style-name="P480"/>
      <text:list xml:id="list2661305024" text:style-name="L65">
        <text:list-item>
          <text:p text:style-name="P798">look at — стмотреть на;</text:p>
        </text:list-item>
        <text:list-item>
          <text:p text:style-name="P798">look for — искать;</text:p>
        </text:list-item>
        <text:list-item>
          <text:p text:style-name="P799"><text:span text:style-name="T684">look</text:span> like — <text:span text:style-name="T684">выглядеть как</text:span>;</text:p>
        </text:list-item>
        <text:list-item>
          <text:p text:style-name="P798">listen to — слушать;</text:p>
        </text:list-item>
        <text:list-item>
          <text:p text:style-name="P798">wait for — ждать;</text:p>
        </text:list-item>
        <text:list-item>
          <text:p text:style-name="P798">stay at — останавливаться (например, в отеле);</text:p>
        </text:list-item>
        <text:list-item>
          <text:p text:style-name="P800">belong to — принадлежать к;</text:p>
        </text:list-item>
        <text:list-item>
          <text:p text:style-name="P800">happen to — случилось с;</text:p>
        </text:list-item>
        <text:list-item>
          <text:p text:style-name="P800">speak to / talk to — говорить с (кем-то);</text:p>
        </text:list-item>
        <text:list-item>
          <text:p text:style-name="P800">ask for — просить (чего-то);</text:p>
        </text:list-item>
        <text:list-item>
          <text:p text:style-name="P801">come from — происходить родом;</text:p>
        </text:list-item>
        <text:list-item>
          <text:p text:style-name="P800">depend on — зависить от;</text:p>
        </text:list-item>
        <text:list-item>
          <text:p text:style-name="P800">think about/of — думать о;</text:p>
        </text:list-item>
      </text:list>
      <text:p text:style-name="P462"/>
      <text:p text:style-name="P460">What are you looking at? — На что ты смотришь?</text:p>
      <text:p text:style-name="P632"><text:span text:style-name="T472">What does he look like? — Как он выглядит? / </text:span><text:span text:style-name="T473">Н</text:span><text:span text:style-name="T472">а что он похож?</text:span></text:p>
      <text:p text:style-name="P460">We belong to different world — Мы принадлежим к разным мирам.</text:p>
      <text:p text:style-name="P478"/>
      <text:p text:style-name="P105"><text:span text:style-name="T517">Если фразовый глагол имеет дополнение, то </text:span><text:span text:style-name="T518">оно </text:span><text:span text:style-name="T517">может стоять как в середине связки, </text:span></text:p>
      <text:p text:style-name="P105"><text:span text:style-name="T517">так и после </text:span><text:span text:style-name="T518">неё</text:span><text:span text:style-name="T517">. А если дополнение</text:span><text:span text:style-name="T518">м</text:span><text:span text:style-name="T517"> </text:span><text:span text:style-name="T518">является </text:span><text:span text:style-name="T517">местоимени</text:span><text:span text:style-name="T518">е</text:span><text:span text:style-name="T517">, то оно всегда будет </text:span><text:span text:style-name="T518">в середине</text:span><text:span text:style-name="T517">.</text:span></text:p>
      <text:p text:style-name="P479"/>
      <text:p text:style-name="P318"><text:span text:style-name="T517">I </text:span><text:span text:style-name="T445">turned</text:span><text:span text:style-name="T517"> </text:span><text:span text:style-name="T169">the light</text:span><text:span text:style-name="T517"> </text:span><text:span text:style-name="T445">off</text:span><text:span text:style-name="T517"> / I </text:span><text:span text:style-name="T445">turned off </text:span><text:span text:style-name="T169">the light </text:span><text:span text:style-name="T517">— Я выключил свет.</text:span></text:p>
      <text:p text:style-name="P318"><text:span text:style-name="T517">I </text:span><text:span text:style-name="T445">turned</text:span><text:span text:style-name="T517"> </text:span><text:span text:style-name="T169">it</text:span><text:span text:style-name="T517"> </text:span><text:span text:style-name="T445">off</text:span><text:span text:style-name="T517"> — Я выключил это.</text:span></text:p>
      <text:p text:style-name="P461"/>
      <text:p text:style-name="P461"/>
      <text:p text:style-name="P613"><text:span text:style-name="T529">С</text:span><text:span text:style-name="T528">ложн</text:span><text:span text:style-name="T531">ы</text:span><text:span text:style-name="T530">е </text:span><text:span text:style-name="T528">предложени</text:span><text:span text:style-name="T531">я</text:span></text:p>
      <text:p text:style-name="P479"/>
      <text:p text:style-name="P496">Это объединенные вместе, простые предложения, содержащие 2 и более подлежащих, </text:p>
      <text:p text:style-name="P497">и 2 и более сказуемых. </text:p>
      <text:p text:style-name="P497"/>
      <text:p text:style-name="P638"><text:span text:style-name="T497">Сложное предложение</text:span><text:span text:style-name="T485"> </text:span><text:span text:style-name="T497">в</text:span><text:span text:style-name="T486">сегда </text:span><text:span text:style-name="T487">име</text:span><text:span text:style-name="T497">е</text:span><text:span text:style-name="T487">т </text:span><text:span text:style-name="T486">главную часть и зависимые части, которые называются предаточными предложениями (clause). </text:span><text:span text:style-name="T498">Зависимые части расширяют смысл главной </text:span></text:p>
      <text:p text:style-name="P638"><text:span text:style-name="T499">и сообщают доп</text:span><text:span text:style-name="T497">олнительную</text:span><text:span text:style-name="T499"> информацию</text:span><text:span text:style-name="T498">.</text:span></text:p>
      <text:p text:style-name="P481"/>
      <text:p text:style-name="P319"><text:span text:style-name="T147">I</text:span><text:span text:style-name="T519"> </text:span><text:span text:style-name="T160">woke</text:span><text:span text:style-name="T519"> up at 7 o`clock — Я проснулся в 7 часов (простое предложение).</text:span></text:p>
      <text:p text:style-name="P320"><text:span text:style-name="T147">I</text:span><text:span text:style-name="T519"> </text:span><text:span text:style-name="T160">woke</text:span><text:span text:style-name="T519"> up at 7 o`clock, but </text:span><text:span text:style-name="T147">everybody</text:span><text:span text:style-name="T519"> </text:span><text:span text:style-name="T160">was</text:span><text:span text:style-name="T519"> still asleep — Я проснулся в 7, но все еще спали.</text:span></text:p>
      <text:p text:style-name="P463"/>
      <text:p text:style-name="P482">Части сложного предложения объединяются с помощью союзов. Перед союзами ставятся запятые. Союзы могут встречаться и в простых предложениях, но без запятых.</text:p>
      <text:p text:style-name="P483"/>
      <text:p text:style-name="P484">Самые популярные союзы:</text:p>
      <text:list xml:id="list394716773" text:style-name="L66">
        <text:list-item>
          <text:p text:style-name="P802">and — и;</text:p>
        </text:list-item>
        <text:list-item>
          <text:p text:style-name="P802">or — или;</text:p>
        </text:list-item>
        <text:list-item>
          <text:p text:style-name="P802">but — но;</text:p>
        </text:list-item>
        <text:list-item>
          <text:p text:style-name="P802">so — поэтому;</text:p>
        </text:list-item>
        <text:list-item>
          <text:p text:style-name="P802">because — потому что;</text:p>
        </text:list-item>
      </text:list>
      <text:p text:style-name="P464"><text:soft-page-break/>I met Jill, and we went for a wolk — Я встретила Джил и мы пошли гулять.</text:p>
      <text:p text:style-name="P464">I was very tired, so I went to sleep early — Я очень устал, поэтому я пошел спать раньше.</text:p>
      <text:p text:style-name="P507"/>
      <text:p text:style-name="P115"><text:span text:style-name="T541">Перед </text:span><text:span text:style-name="T450">because</text:span><text:span text:style-name="T541"> запятая не ставится даже в сложном предложении.</text:span></text:p>
      <text:p text:style-name="P495"/>
      <text:p text:style-name="P624"><text:span text:style-name="T494">В вопросах, з</text:span><text:span text:style-name="T496">ависим</text:span><text:span text:style-name="T495">ая</text:span><text:span text:style-name="T496"> част</text:span><text:span text:style-name="T495">ь</text:span><text:span text:style-name="T496"> сохраня</text:span><text:span text:style-name="T495">е</text:span><text:span text:style-name="T496">т утвердительный порядок слов и отделя</text:span><text:span text:style-name="T495">е</text:span><text:span text:style-name="T496">тся вопросительным словом, котор</text:span><text:span text:style-name="T495">ое</text:span><text:span text:style-name="T496"> в этом случае явля</text:span><text:span text:style-name="T495">ю</text:span><text:span text:style-name="T496">тся союзом. Если вопрос общий, </text:span></text:p>
      <text:p text:style-name="P619"><text:span text:style-name="T475">то союзом будет слово </text:span><text:span text:style-name="T459">if/whether</text:span><text:span text:style-name="T475">. </text:span><text:span text:style-name="T488">Оно переводится частицей «ли».</text:span></text:p>
      <text:p text:style-name="P485"/>
      <text:p text:style-name="P321"><text:span text:style-name="T516">Do you know </text:span><text:span text:style-name="T443">why</text:span><text:span text:style-name="T516"> she is crying? </text:span><text:span text:style-name="T520">—</text:span><text:span text:style-name="T516"> </text:span><text:span text:style-name="T520">Ты знаешь </text:span><text:span text:style-name="T446">почему</text:span><text:span text:style-name="T520"> она плачит?</text:span></text:p>
      <text:p text:style-name="P397"><text:span text:style-name="T521">Can you tell </text:span><text:span text:style-name="T533">if</text:span><text:span text:style-name="T521"> this house belongs to Jerry? — Скажите, этот </text:span><text:span text:style-name="T533">ли</text:span><text:span text:style-name="T521"> дом принадлежит Джерри?</text:span></text:p>
      <text:p text:style-name="P473"/>
      <text:p text:style-name="P176"><text:span text:style-name="T533">П</text:span><text:span text:style-name="T442">ридаточные </text:span><text:span text:style-name="T540">определительные</text:span><text:span text:style-name="T442"> предложения</text:span></text:p>
      <text:p text:style-name="P486"/>
      <text:p text:style-name="P487">Дополняют по смыслу главную часть и обычно относятся к какому-то существительному </text:p>
      <text:p text:style-name="P487">или прилагательному. Могут стоять и в середине, и в конце предложения.</text:p>
      <text:p text:style-name="P487"/>
      <text:p text:style-name="P324"><text:span text:style-name="T516">The </text:span><text:span text:style-name="T146">woman</text:span><text:span text:style-name="T516"> </text:span><text:span text:style-name="T443">who lives next door</text:span><text:span text:style-name="T516"> </text:span><text:span text:style-name="T159">is</text:span><text:span text:style-name="T516"> a doctor — Женщина, которая/</text:span><text:span text:style-name="T526">что</text:span><text:span text:style-name="T516"> живет по соседству,</text:span></text:p>
      <text:p text:style-name="P465">работает доктором (выделенная часть относится к «женщине»).</text:p>
      <text:p text:style-name="P487"/>
      <text:p text:style-name="P488">Союзы, с которых начинается придаточное предложение:</text:p>
      <text:list xml:id="list3868326666" text:style-name="L67">
        <text:list-item>
          <text:p text:style-name="P828"><text:span text:style-name="T2">who — </text:span><text:span text:style-name="T58">кто</text:span><text:span text:style-name="T2"> (о людях);</text:span></text:p>
        </text:list-item>
        <text:list-item>
          <text:p text:style-name="P828"><text:span text:style-name="T468">which — </text:span><text:span text:style-name="T469">что</text:span><text:span text:style-name="T468"> (о предметах и животных);</text:span></text:p>
        </text:list-item>
        <text:list-item>
          <text:p text:style-name="P828"><text:span text:style-name="T468">that — </text:span><text:span text:style-name="T469">кто/что</text:span><text:span text:style-name="T468"> (о людях, предметах и животных);</text:span></text:p>
        </text:list-item>
        <text:list-item>
          <text:p text:style-name="P829"><text:span text:style-name="T468">w</text:span><text:span text:style-name="T459">hom, </text:span><text:span text:style-name="T470">whose</text:span><text:span text:style-name="T459"> — который (какой именно), </text:span><text:span text:style-name="T470">чей</text:span><text:span text:style-name="T459">;</text:span></text:p>
        </text:list-item>
        <text:list-item>
          <text:p text:style-name="P803">where — где, <text:span text:style-name="T681">куда, откуда</text:span>;</text:p>
        </text:list-item>
        <text:list-item>
          <text:p text:style-name="P804"><text:span text:style-name="T681">when</text:span> — <text:span text:style-name="T681">когда</text:span>;</text:p>
        </text:list-item>
      </text:list>
      <text:p text:style-name="P465"/>
      <text:p text:style-name="P487">Союзы ставить не обязательно. Всё предложение может быть без союзов и запятых.</text:p>
      <text:p text:style-name="P487">Но если союз заменяет подлежащее, то он обязан стоять.</text:p>
      <text:p text:style-name="P487"/>
      <text:p text:style-name="P324"><text:span text:style-name="T516">The</text:span><text:span text:style-name="T146"> movie</text:span><text:span text:style-name="T516"> </text:span><text:span text:style-name="T443">we saw last weak</text:span><text:span text:style-name="T516"> </text:span><text:span text:style-name="T159">was</text:span><text:span text:style-name="T516"> rather good — Филь, который мы смотрели на прошлой</text:span></text:p>
      <text:p text:style-name="P465">неделе, оказался довольно хорошим (при переводе союзы и запятые будут).</text:p>
      <text:p text:style-name="P487"/>
      <text:p text:style-name="P325"><text:span text:style-name="T524">I work in an office </text:span><text:span text:style-name="T148">which</text:span><text:span text:style-name="T524"> </text:span><text:span text:style-name="T161">is</text:span><text:span text:style-name="T524"> in Park street — Я работаю в офисе, </text:span><text:span text:style-name="T525">что</text:span><text:span text:style-name="T524"> на Парк стрит.</text:span></text:p>
      <text:p text:style-name="P467"/>
      <text:p text:style-name="P474">Косвенная речь</text:p>
      <text:p text:style-name="P489"/>
      <text:p text:style-name="P491">Это пересказ речи другого человека. В главной части указывается автор. </text:p>
      <text:p text:style-name="P491">В зависимой части меняется время, на прошлое.</text:p>
      <text:p text:style-name="P489"/>
      <text:p text:style-name="P468">I want to eat — Я хочу есть. (прямая речь)</text:p>
      <text:p text:style-name="P468">He said that he wanted to eat — Он сказал, что он хочет есть. (ковенная речь)</text:p>
      <text:p text:style-name="P492"/>
      <text:p text:style-name="P110"><text:span text:style-name="T516">Союз </text:span><text:span text:style-name="T459">that</text:span><text:span text:style-name="T516"> означает «что». Он часто выпадает при переводе.</text:span></text:p>
      <text:p text:style-name="P492"/>
      <text:p text:style-name="P620"><text:span text:style-name="T489">Если слова автора были в </text:span><text:span text:style-name="T463">Future</text:span><text:span text:style-name="T489">, то при пересказе они стану в </text:span><text:span text:style-name="T463">Future In The Past</text:span><text:span text:style-name="T489"> </text:span></text:p>
      <text:p text:style-name="P620"><text:span text:style-name="T489">(это когда </text:span><text:span text:style-name="T463">will</text:span><text:span text:style-name="T489"> меняется на </text:span><text:span text:style-name="T463">would</text:span><text:span text:style-name="T489">; перевод не обязательно будет в прошлом, </text:span></text:p>
      <text:p text:style-name="P489">прошлое указывается грамматически). </text:p>
      <text:p text:style-name="P489"/>
      <text:p text:style-name="P468">When will Joe come to the meeting? — Когда Джо придет на собрание?</text:p>
      <text:p text:style-name="P468">I asked when Joe would come to the meeting? — Я спросил, когда Джо придет на собрание?</text:p>
      <text:p text:style-name="P498"><text:soft-page-break/>Если пересказывается просьба или приказ, то вместо отдельного предложения нужно поставить инфинитив с to. Также могут использоваться доп. уточняющие слова.</text:p>
      <text:p text:style-name="P470"/>
      <text:p text:style-name="P631"><text:span text:style-name="T471">Stop the car → She told me </text:span><text:span text:style-name="T458">to stop</text:span><text:span text:style-name="T471"> the car</text:span><text:span text:style-name="T458"> </text:span><text:span text:style-name="T471">— Она сказала мне </text:span><text:span text:style-name="T458">остановить </text:span><text:span text:style-name="T471">машину.</text:span></text:p>
      <text:p text:style-name="P326"><text:span text:style-name="T527">Can I </text:span><text:span text:style-name="T449">sit </text:span><text:span text:style-name="T527">down? → He asked the permission </text:span><text:span text:style-name="T449">to sit</text:span><text:span text:style-name="T527"> down — Он спросил разрешения сесть.</text:span></text:p>
      <text:p text:style-name="P474"/>
      <text:p text:style-name="P112"><text:span text:style-name="T447">У</text:span><text:span text:style-name="T448">словные предложения</text:span></text:p>
      <text:p text:style-name="P493"/>
      <text:p text:style-name="P621"><text:span text:style-name="T490">Если ситуация из главной части случается при условии, заданном в зависимой части, то такое предложение называется условным. Зависимая часть начиается с союза </text:span><text:span text:style-name="T464">when</text:span><text:span text:style-name="T490">, если ситуация случается наверняка, либо с союза </text:span><text:span text:style-name="T464">if</text:span><text:span text:style-name="T490">, если </text:span><text:span text:style-name="T491">есть только вероятность того, что случится.</text:span></text:p>
      <text:p text:style-name="P494"/>
      <text:p text:style-name="P468">When I com home (зависимая часть), I always watch TV (главная часть).</text:p>
      <text:p text:style-name="P468"/>
      <text:p text:style-name="P490">Союзы в условных предложениях:</text:p>
      <text:list xml:id="list382082745" text:style-name="L68">
        <text:list-item>
          <text:p text:style-name="P805">when — когда;</text:p>
        </text:list-item>
        <text:list-item>
          <text:p text:style-name="P805">if — если;</text:p>
        </text:list-item>
        <text:list-item>
          <text:p text:style-name="P805">while — в то время, как;</text:p>
        </text:list-item>
        <text:list-item>
          <text:p text:style-name="P805">before — до того, как;</text:p>
        </text:list-item>
        <text:list-item>
          <text:p text:style-name="P805">after — после;</text:p>
        </text:list-item>
        <text:list-item>
          <text:p text:style-name="P805">until (till) — до того момента, как.</text:p>
        </text:list-item>
      </text:list>
      <text:p text:style-name="P489"/>
      <text:p text:style-name="P111"><text:span text:style-name="T521">Когда в главной части </text:span><text:span text:style-name="T523">стоит </text:span><text:span text:style-name="T521">настоящее, то такие предложения называются условными</text:span></text:p>
      <text:p text:style-name="P111"><text:span text:style-name="T521">предложениями нулевого типа (</text:span><text:span text:style-name="T465">Z</text:span><text:span text:style-name="T463">ero </text:span><text:span text:style-name="T465">C</text:span><text:span text:style-name="T463">onditionals</text:span><text:span text:style-name="T521">). Они расска</text:span><text:span text:style-name="T522">зывают</text:span><text:span text:style-name="T521">, при каких</text:span></text:p>
      <text:p text:style-name="P489">условиях обычно происходят события (уклад жизни).</text:p>
      <text:p text:style-name="P468"/>
      <text:p text:style-name="P468">Water boils when the temperature is 100 degrees — Вода кипит, когда температура 100 град.</text:p>
      <text:p text:style-name="P468">When the sun goes down, it gets dark — Когда солнце садится, становится темно.</text:p>
      <text:p text:style-name="P468"/>
      <text:p text:style-name="P622"><text:span text:style-name="T489">Когда в главной части стоит будущее, то </text:span><text:span text:style-name="T492">это</text:span><text:span text:style-name="T489"> условн</text:span><text:span text:style-name="T493">ые</text:span><text:span text:style-name="T492"> </text:span><text:span text:style-name="T489">предложени</text:span><text:span text:style-name="T493">я</text:span><text:span text:style-name="T489"> первого типа </text:span></text:p>
      <text:p text:style-name="P623"><text:span text:style-name="T489">(</text:span><text:span text:style-name="T466">F</text:span><text:span text:style-name="T463">irst </text:span><text:span text:style-name="T466">С</text:span><text:span text:style-name="T463">onditional</text:span><text:span text:style-name="T466">s</text:span><text:span text:style-name="T489">). </text:span><text:span text:style-name="T493">Они описывают </text:span><text:span text:style-name="T489">услови</text:span><text:span text:style-name="T493">я</text:span><text:span text:style-name="T489">, при </text:span><text:span text:style-name="T493">которых</text:span><text:span text:style-name="T489"> произойдут будущие события (планы). </text:span><text:span text:style-name="T493">З</text:span><text:span text:style-name="T492">ависим</text:span><text:span text:style-name="T493">я</text:span><text:span text:style-name="T492"> част</text:span><text:span text:style-name="T493">ь</text:span><text:span text:style-name="T492"> грамматически </text:span><text:span text:style-name="T493">в</text:span><text:span text:style-name="T492"> настояще</text:span><text:span text:style-name="T493">м</text:span><text:span text:style-name="T492">, но переводится будущим.</text:span></text:p>
      <text:p text:style-name="P489"/>
      <text:p text:style-name="P468">If it`s nice day tomorrow, I will go the beach — Если завтра будет хор. день, я пойду на пляж.</text:p>
      <text:p text:style-name="P468">I will go shopping if I have time — Я зайду в магазин, если у меня будет время.</text:p>
      <text:p text:style-name="P468"/>
      <text:p text:style-name="P620"><text:span text:style-name="T489">Условные предложения второго типа </text:span><text:span text:style-name="T493">(</text:span><text:span text:style-name="T467">Second Conditionals</text:span><text:span text:style-name="T493">)</text:span><text:span text:style-name="T489"> используются для описания нереальных ситуаций, связанных с настоящим (альтернативная реальность).</text:span></text:p>
      <text:p text:style-name="P489"/>
      <text:p text:style-name="P111"><text:span text:style-name="T521">Главная часть содержит связку </text:span><text:span text:style-name="T463">would + инфинитив</text:span><text:span text:style-name="T521">. Зависимая часть, грамматически,</text:span></text:p>
      <text:p text:style-name="P111"><text:span text:style-name="T521">стоит в прошешем времени, но привязана к настоящему. Союз </text:span><text:span text:style-name="T463">if</text:span><text:span text:style-name="T521"> переводится как «если бы».</text:span></text:p>
      <text:p text:style-name="P489"/>
      <text:p text:style-name="P322"><text:span text:style-name="T447">If</text:span><text:span text:style-name="T521"> he was rich (зависимая часть), he would buy Lamborgini (главная часть) —</text:span></text:p>
      <text:p text:style-name="P322"><text:span text:style-name="T447">Если бы</text:span><text:span text:style-name="T521"> он был богатым, он бы купил Ламборджини (would и will заменяют to?).</text:span></text:p>
      <text:p text:style-name="P469"/>
      <text:p text:style-name="P113"><text:span text:style-name="T521">Очень часто в условных предложениях второго типа в</text:span><text:span text:style-name="T463"> if-части</text:span><text:span text:style-name="T521">, глагол </text:span><text:span text:style-name="T463">be</text:span><text:span text:style-name="T521"> стоит в форме </text:span><text:span text:style-name="T463">were</text:span><text:span text:style-name="T521">,</text:span></text:p>
      <text:p text:style-name="P113"><text:span text:style-name="T521">даже после </text:span><text:span text:style-name="T463">I, he, she, it</text:span><text:span text:style-name="T521">. Это исключение из правил, которое нужно запомнить.</text:span></text:p>
      <text:p text:style-name="P469"/>
      <text:p text:style-name="P323"><text:span text:style-name="T521">If </text:span><text:span text:style-name="T447">he were</text:span><text:span text:style-name="T521"> rich, he would buy Lamborgini — Если бы </text:span><text:span text:style-name="T447">он был</text:span><text:span text:style-name="T521"> богатым, он бы купил</text:span></text:p>
      <text:p text:style-name="P469">Ламборджини (такой вариант тоже считается правильным).</text:p>
      <text:p text:style-name="P466"/>
      <text:p text:style-name="P673"><text:span text:style-name="T341">Таблица </text:span><text:span text:style-name="T342">форм</text:span><text:span text:style-name="T341"> глагола </text:span><text:span text:style-name="T114">b</text:span><text:span text:style-name="T115">e</text:span><text:span text:style-name="T341">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847898074256">
          <table:table-cell table:style-name="Table5.A1" office:value-type="string">
            <text:p text:style-name="P675">Подлежащее</text:p>
          </table:table-cell>
          <table:table-cell table:style-name="Table5.A1" office:value-type="string">
            <text:p text:style-name="P676">Past</text:p>
          </table:table-cell>
          <table:table-cell table:style-name="Table5.A1" office:value-type="string">
            <text:p text:style-name="P676">Present</text:p>
          </table:table-cell>
          <table:table-cell table:style-name="Table5.D1" office:value-type="string">
            <text:p text:style-name="P676">Future</text:p>
          </table:table-cell>
        </table:table-row>
        <table:table-row table:style-name="TableLine94847895190064">
          <table:table-cell table:style-name="Table5.A2" office:value-type="string">
            <text:p text:style-name="P683">I</text:p>
          </table:table-cell>
          <table:table-cell table:style-name="Table5.A2" office:value-type="string">
            <text:p text:style-name="P684">was</text:p>
          </table:table-cell>
          <table:table-cell table:style-name="Table5.A2" office:value-type="string">
            <text:p text:style-name="P685">am</text:p>
          </table:table-cell>
          <table:table-cell table:style-name="Table5.D2" office:value-type="string">
            <text:p text:style-name="P686">will be</text:p>
          </table:table-cell>
        </table:table-row>
        <table:table-row table:style-name="TableLine94847895198864">
          <table:table-cell table:style-name="Table5.A2" office:value-type="string">
            <text:p text:style-name="P683">he/she/<text:span text:style-name="T668">it</text:span></text:p>
          </table:table-cell>
          <table:table-cell table:style-name="Table5.A2" office:value-type="string">
            <text:p text:style-name="P684">was</text:p>
          </table:table-cell>
          <table:table-cell table:style-name="Table5.A2" office:value-type="string">
            <text:p text:style-name="P685">is</text:p>
          </table:table-cell>
          <table:table-cell table:style-name="Table5.D2" office:value-type="string">
            <text:p text:style-name="P686">will be</text:p>
          </table:table-cell>
        </table:table-row>
        <table:table-row table:style-name="TableLine94847895203888">
          <table:table-cell table:style-name="Table5.A2" office:value-type="string">
            <text:p text:style-name="P683">you/we/they</text:p>
          </table:table-cell>
          <table:table-cell table:style-name="Table5.A2" office:value-type="string">
            <text:p text:style-name="P684">were</text:p>
          </table:table-cell>
          <table:table-cell table:style-name="Table5.A2" office:value-type="string">
            <text:p text:style-name="P685">are</text:p>
          </table:table-cell>
          <table:table-cell table:style-name="Table5.D2" office:value-type="string">
            <text:p text:style-name="P686">will be</text:p>
          </table:table-cell>
        </table:table-row>
      </table:table>
      <text:p text:style-name="P611"/>
      <text:p text:style-name="P625"><text:span text:style-name="T439">Таблица </text:span><text:span text:style-name="T440">личны</text:span><text:span text:style-name="T441">х</text:span><text:span text:style-name="T440"> и притяжательных </text:span><text:span text:style-name="T439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847895220896">
          <table:table-cell table:style-name="Table11.A1" table:number-columns-spanned="2" office:value-type="string">
            <text:p text:style-name="P677">Личные местоимения</text:p>
          </table:table-cell>
          <table:covered-table-cell/>
          <table:table-cell table:style-name="Table11.C1" table:number-columns-spanned="2" office:value-type="string">
            <text:p text:style-name="P677">Притяжательные местоимения</text:p>
          </table:table-cell>
          <table:covered-table-cell/>
        </table:table-row>
        <table:table-row table:style-name="TableLine94847895319792">
          <table:table-cell table:style-name="Table11.A2" office:value-type="string">
            <text:p text:style-name="P687"><text:span text:style-name="T669">и</text:span><text:span text:style-name="T670">менительный падеж</text:span></text:p>
            <text:p text:style-name="P688"><text:span text:style-name="T671">(</text:span>кто/что<text:span text:style-name="T671">)</text:span></text:p>
          </table:table-cell>
          <table:table-cell table:style-name="Table11.A2" office:value-type="string">
            <text:p text:style-name="P687"><text:span text:style-name="T669">о</text:span><text:span text:style-name="T670">бъектный падеж</text:span></text:p>
            <text:p text:style-name="P688"><text:span text:style-name="T671">(</text:span>кого, <text:span text:style-name="T671">к</text:span>ому, кем<text:span text:style-name="T671">)</text:span></text:p>
          </table:table-cell>
          <table:table-cell table:style-name="Table11.A2" office:value-type="string">
            <text:p text:style-name="P689"><text:span text:style-name="T671">с</text:span> существительным</text:p>
            <text:p text:style-name="P690">(чей)</text:p>
          </table:table-cell>
          <table:table-cell table:style-name="Table11.D2" office:value-type="string">
            <text:p text:style-name="P687"><text:span text:style-name="T671">о</text:span><text:span text:style-name="T670">тдельно</text:span></text:p>
            <text:p text:style-name="P690">(чей)</text:p>
          </table:table-cell>
        </table:table-row>
        <table:table-row table:style-name="TableLine94847895325216">
          <table:table-cell table:style-name="Table11.A2" office:value-type="string">
            <text:p text:style-name="P691">I</text:p>
          </table:table-cell>
          <table:table-cell table:style-name="Table11.A2" office:value-type="string">
            <text:p text:style-name="P691">me</text:p>
          </table:table-cell>
          <table:table-cell table:style-name="Table11.A2" office:value-type="string">
            <text:p text:style-name="P692">my</text:p>
          </table:table-cell>
          <table:table-cell table:style-name="Table11.D2" office:value-type="string">
            <text:p text:style-name="P692">mine</text:p>
          </table:table-cell>
        </table:table-row>
        <table:table-row table:style-name="TableLine94847895340896">
          <table:table-cell table:style-name="Table11.A2" office:value-type="string">
            <text:p text:style-name="P691">you</text:p>
          </table:table-cell>
          <table:table-cell table:style-name="Table11.A2" office:value-type="string">
            <text:p text:style-name="P691">you</text:p>
          </table:table-cell>
          <table:table-cell table:style-name="Table11.A2" office:value-type="string">
            <text:p text:style-name="P692">your</text:p>
          </table:table-cell>
          <table:table-cell table:style-name="Table11.D2" office:value-type="string">
            <text:p text:style-name="P692">yours</text:p>
          </table:table-cell>
        </table:table-row>
        <table:table-row table:style-name="TableLine94847895345360">
          <table:table-cell table:style-name="Table11.A2" office:value-type="string">
            <text:p text:style-name="P691">he</text:p>
          </table:table-cell>
          <table:table-cell table:style-name="Table11.A2" office:value-type="string">
            <text:p text:style-name="P691">him</text:p>
          </table:table-cell>
          <table:table-cell table:style-name="Table11.A2" office:value-type="string">
            <text:p text:style-name="P692">his</text:p>
          </table:table-cell>
          <table:table-cell table:style-name="Table11.D2" office:value-type="string">
            <text:p text:style-name="P692">his</text:p>
          </table:table-cell>
        </table:table-row>
        <table:table-row table:style-name="TableLine94847895361104">
          <table:table-cell table:style-name="Table11.A2" office:value-type="string">
            <text:p text:style-name="P691">she</text:p>
          </table:table-cell>
          <table:table-cell table:style-name="Table11.A2" office:value-type="string">
            <text:p text:style-name="P692">her</text:p>
          </table:table-cell>
          <table:table-cell table:style-name="Table11.A2" office:value-type="string">
            <text:p text:style-name="P692">her</text:p>
          </table:table-cell>
          <table:table-cell table:style-name="Table11.D2" office:value-type="string">
            <text:p text:style-name="P692">hers</text:p>
          </table:table-cell>
        </table:table-row>
        <table:table-row table:style-name="TableLine94847895349952">
          <table:table-cell table:style-name="Table11.A2" office:value-type="string">
            <text:p text:style-name="P691">it</text:p>
          </table:table-cell>
          <table:table-cell table:style-name="Table11.A2" office:value-type="string">
            <text:p text:style-name="P692">it</text:p>
          </table:table-cell>
          <table:table-cell table:style-name="Table11.A2" office:value-type="string">
            <text:p text:style-name="P692">its</text:p>
          </table:table-cell>
          <table:table-cell table:style-name="Table11.D2" office:value-type="string">
            <text:p text:style-name="P692">its</text:p>
          </table:table-cell>
        </table:table-row>
        <table:table-row table:style-name="TableLine94847895390256">
          <table:table-cell table:style-name="Table11.A2" office:value-type="string">
            <text:p text:style-name="P691">we</text:p>
          </table:table-cell>
          <table:table-cell table:style-name="Table11.A2" office:value-type="string">
            <text:p text:style-name="P692">us</text:p>
          </table:table-cell>
          <table:table-cell table:style-name="Table11.A2" office:value-type="string">
            <text:p text:style-name="P692">our</text:p>
          </table:table-cell>
          <table:table-cell table:style-name="Table11.D2" office:value-type="string">
            <text:p text:style-name="P692">ours</text:p>
          </table:table-cell>
        </table:table-row>
        <table:table-row table:style-name="TableLine94847895398064">
          <table:table-cell table:style-name="Table11.A2" office:value-type="string">
            <text:p text:style-name="P691">they</text:p>
          </table:table-cell>
          <table:table-cell table:style-name="Table11.A2" office:value-type="string">
            <text:p text:style-name="P692">them</text:p>
          </table:table-cell>
          <table:table-cell table:style-name="Table11.A2" office:value-type="string">
            <text:p text:style-name="P692">their</text:p>
          </table:table-cell>
          <table:table-cell table:style-name="Table11.D2" office:value-type="string">
            <text:p text:style-name="P692">theirs</text:p>
          </table:table-cell>
        </table:table-row>
      </table:table>
      <text:p text:style-name="P137"/>
      <text:p text:style-name="P625"><text:span text:style-name="T343">Таблица </text:span><text:span text:style-name="T344">условных предложений</text:span><text:span text:style-name="T343">:</text:span></text:p>
      <table:table table:name="Table14" table:style-name="Table14">
        <table:table-column table:style-name="Table14.A"/>
        <table:table-column table:style-name="Table14.B"/>
        <table:table-row table:style-name="TableLine94847895418848">
          <table:table-cell table:style-name="Table14.A1" office:value-type="string">
            <text:p text:style-name="P678">Тип</text:p>
          </table:table-cell>
          <table:table-cell table:style-name="Table14.B1" office:value-type="string">
            <text:p text:style-name="P678">Пример</text:p>
          </table:table-cell>
        </table:table-row>
        <table:table-row table:style-name="TableLine94847895488464">
          <table:table-cell table:style-name="Table14.A2" office:value-type="string">
            <text:p text:style-name="P693"><text:span text:style-name="T674">Z</text:span>ero <text:span text:style-name="T674">C</text:span>onditionals</text:p>
          </table:table-cell>
          <table:table-cell table:style-name="Table14.B2" office:value-type="string">
            <text:p text:style-name="P697"><text:span text:style-name="T672">If I </text:span><text:span text:style-name="T138">drive</text:span><text:span text:style-name="T672"> home early, I </text:span><text:span text:style-name="T138">watch</text:span><text:span text:style-name="T672"> some movie (уклад жизни)</text:span></text:p>
          </table:table-cell>
        </table:table-row>
        <table:table-row table:style-name="TableLine94847895493936">
          <table:table-cell table:style-name="Table14.A2" office:value-type="string">
            <text:p text:style-name="P693"><text:span text:style-name="T674">F</text:span>irst <text:span text:style-name="T674">C</text:span>onditionals</text:p>
          </table:table-cell>
          <table:table-cell table:style-name="Table14.B2" office:value-type="string">
            <text:p text:style-name="P694">If I <text:span text:style-name="T137">drive</text:span> home early today, I <text:span text:style-name="T137">will watch</text:span> some movie (планы)</text:p>
          </table:table-cell>
        </table:table-row>
        <table:table-row table:style-name="TableLine94847895496928">
          <table:table-cell table:style-name="Table14.A2" office:value-type="string">
            <text:p text:style-name="P693"><text:span text:style-name="T674">S</text:span>ec. <text:span text:style-name="T674">C</text:span>onditionals</text:p>
          </table:table-cell>
          <table:table-cell table:style-name="Table14.B2" office:value-type="string">
            <text:p text:style-name="P697"><text:span text:style-name="T672">If I </text:span><text:span text:style-name="T138">drove</text:span><text:span text:style-name="T672"> home earcly, I </text:span><text:span text:style-name="T138">would watch</text:span><text:span text:style-name="T672"> some movie (</text:span><text:span text:style-name="T673">нереальность</text:span><text:span text:style-name="T672">)</text:span></text:p>
          </table:table-cell>
        </table:table-row>
      </table:table>
      <text:p text:style-name="P138"/>
      <text:p text:style-name="P136">Таблица модальных глаголов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847895507200">
          <table:table-cell table:style-name="Table2.A1" office:value-type="string">
            <text:p text:style-name="P679">Глагол</text:p>
          </table:table-cell>
          <table:table-cell table:style-name="Table2.A1" office:value-type="string">
            <text:p text:style-name="P687"><text:span text:style-name="T407">З</text:span><text:span text:style-name="T408">начение</text:span></text:p>
          </table:table-cell>
          <table:table-cell table:style-name="Table2.C1" office:value-type="string">
            <text:p text:style-name="P687"><text:span text:style-name="T407">В</text:span><text:span text:style-name="T408">рем</text:span><text:span text:style-name="T407">я</text:span></text:p>
          </table:table-cell>
        </table:table-row>
        <table:table-row table:style-name="TableLine94847895602544">
          <table:table-cell table:style-name="Table2.A2" office:value-type="string">
            <text:p text:style-name="P695">can</text:p>
          </table:table-cell>
          <table:table-cell table:style-name="Table2.A2" office:value-type="string">
            <text:p text:style-name="P695">могу, умею</text:p>
          </table:table-cell>
          <table:table-cell table:style-name="Table2.C2" office:value-type="string">
            <text:p text:style-name="P695">настоящее и будущее</text:p>
          </table:table-cell>
        </table:table-row>
        <table:table-row table:style-name="TableLine94847895619152">
          <table:table-cell table:style-name="Table2.A2" office:value-type="string">
            <text:p text:style-name="P695">could</text:p>
          </table:table-cell>
          <table:table-cell table:style-name="Table2.A2" office:value-type="string">
            <text:p text:style-name="P695">мог, умел</text:p>
          </table:table-cell>
          <table:table-cell table:style-name="Table2.C2" office:value-type="string">
            <text:p text:style-name="P695">прошедшее</text:p>
          </table:table-cell>
        </table:table-row>
        <table:table-row table:style-name="TableLine94847895629552">
          <table:table-cell table:style-name="Table2.A2" office:value-type="string">
            <text:p text:style-name="P695">might, may</text:p>
          </table:table-cell>
          <table:table-cell table:style-name="Table2.A2" office:value-type="string">
            <text:p text:style-name="P695">может быть, мог бы,</text:p>
          </table:table-cell>
          <table:table-cell table:style-name="Table2.C2" office:value-type="string">
            <text:p text:style-name="P695">настоящее и будущие</text:p>
          </table:table-cell>
        </table:table-row>
        <table:table-row table:style-name="TableLine94847895649536">
          <table:table-cell table:style-name="Table2.A2" office:value-type="string">
            <text:p text:style-name="P695">must</text:p>
          </table:table-cell>
          <table:table-cell table:style-name="Table2.A2" office:value-type="string">
            <text:p text:style-name="P695">должен, нужно, нельзя</text:p>
          </table:table-cell>
          <table:table-cell table:style-name="Table2.C2" office:value-type="string">
            <text:p text:style-name="P695">настоящее</text:p>
          </table:table-cell>
        </table:table-row>
        <table:table-row table:style-name="TableLine94847895653840">
          <table:table-cell table:style-name="Table2.A2" office:value-type="string">
            <text:p text:style-name="P695">should</text:p>
          </table:table-cell>
          <table:table-cell table:style-name="Table2.A2" office:value-type="string">
            <text:p text:style-name="P695">следует сделать (совет)</text:p>
          </table:table-cell>
          <table:table-cell table:style-name="Table2.C2" office:value-type="string">
            <text:p text:style-name="P695">настоящее и будущие</text:p>
          </table:table-cell>
        </table:table-row>
        <table:table-row table:style-name="TableLine94847895656144">
          <table:table-cell table:style-name="Table2.A2" office:value-type="string">
            <text:p text:style-name="P695">would</text:p>
          </table:table-cell>
          <table:table-cell table:style-name="Table2.A2" office:value-type="string">
            <text:p text:style-name="P695">частица «бы»</text:p>
          </table:table-cell>
          <table:table-cell table:style-name="Table2.C2" office:value-type="string">
            <text:p text:style-name="P695">настоящ., прошед., будущ.</text:p>
          </table:table-cell>
        </table:table-row>
      </table:table>
      <text:p text:style-name="P140"/>
      <text:p text:style-name="P139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847895677584">
          <table:table-cell table:style-name="Table3.A1" office:value-type="string">
            <text:p text:style-name="P680">Конструкция</text:p>
          </table:table-cell>
          <table:table-cell table:style-name="Table3.A1" office:value-type="string">
            <text:p text:style-name="P680">Значение</text:p>
          </table:table-cell>
          <table:table-cell table:style-name="Table3.C1" office:value-type="string">
            <text:p text:style-name="P680">Время</text:p>
          </table:table-cell>
        </table:table-row>
        <table:table-row table:style-name="TableLine94847895746240">
          <table:table-cell table:style-name="Table3.A2" office:value-type="string">
            <text:p text:style-name="P696">be able to</text:p>
          </table:table-cell>
          <table:table-cell table:style-name="Table3.A2" office:value-type="string">
            <text:p text:style-name="P696">могу (близко к can)</text:p>
          </table:table-cell>
          <table:table-cell table:style-name="Table3.C2" office:value-type="string">
            <text:p text:style-name="P696">be меняется по временам</text:p>
          </table:table-cell>
        </table:table-row>
        <table:table-row table:style-name="TableLine94847895753296">
          <table:table-cell table:style-name="Table3.A2" office:value-type="string">
            <text:p text:style-name="P696">have to</text:p>
          </table:table-cell>
          <table:table-cell table:style-name="Table3.A2" office:value-type="string">
            <text:p text:style-name="P696">должен (близко к must)</text:p>
          </table:table-cell>
          <table:table-cell table:style-name="Table3.C2" office:value-type="string">
            <text:p text:style-name="P696">have меняется по временам</text:p>
          </table:table-cell>
        </table:table-row>
        <table:table-row table:style-name="TableLine94847895755584">
          <table:table-cell table:style-name="Table3.A2" office:value-type="string">
            <text:p text:style-name="P696">used to</text:p>
          </table:table-cell>
          <table:table-cell table:style-name="Table3.A2" office:value-type="string">
            <text:p text:style-name="P696">раньше делал (близко к would)</text:p>
          </table:table-cell>
          <table:table-cell table:style-name="Table3.C2" office:value-type="string">
            <text:p text:style-name="P696">всегда в прошедшем</text:p>
          </table:table-cell>
        </table:table-row>
      </table:table>
      <text:p text:style-name="P672">Таблица популярных неправильных глаголов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Line94847895758144">
          <table:table-cell table:style-name="Table6.A1" office:value-type="string">
            <text:p text:style-name="P682">Начальная форма</text:p>
          </table:table-cell>
          <table:table-cell table:style-name="Table6.A1" office:value-type="string">
            <text:p text:style-name="P682">2я форма</text:p>
          </table:table-cell>
          <table:table-cell table:style-name="Table6.A1" office:value-type="string">
            <text:p text:style-name="P681">3я форма</text:p>
          </table:table-cell>
          <table:table-cell table:style-name="Table6.D1" office:value-type="string">
            <text:p text:style-name="P681">Перевод</text:p>
          </table:table-cell>
        </table:table-row>
        <table:table-row table:style-name="TableLine94847895949728">
          <table:table-cell table:style-name="Table6.A2" office:value-type="string">
            <text:p text:style-name="P698">begin</text:p>
          </table:table-cell>
          <table:table-cell table:style-name="Table6.A2" office:value-type="string">
            <text:p text:style-name="P698">began</text:p>
          </table:table-cell>
          <table:table-cell table:style-name="Table6.A2" office:value-type="string">
            <text:p text:style-name="P698">begun</text:p>
          </table:table-cell>
          <table:table-cell table:style-name="Table6.D2" office:value-type="string">
            <text:p text:style-name="P698">начинать</text:p>
          </table:table-cell>
        </table:table-row>
        <table:table-row table:style-name="TableLine94847895961072">
          <table:table-cell table:style-name="Table6.A2" office:value-type="string">
            <text:p text:style-name="P698">break</text:p>
          </table:table-cell>
          <table:table-cell table:style-name="Table6.A2" office:value-type="string">
            <text:p text:style-name="P698">broke</text:p>
          </table:table-cell>
          <table:table-cell table:style-name="Table6.A2" office:value-type="string">
            <text:p text:style-name="P698">broken</text:p>
          </table:table-cell>
          <table:table-cell table:style-name="Table6.D2" office:value-type="string">
            <text:p text:style-name="P698">ломать</text:p>
          </table:table-cell>
        </table:table-row>
        <table:table-row table:style-name="TableLine94847895963184">
          <table:table-cell table:style-name="Table6.A2" office:value-type="string">
            <text:p text:style-name="P698">bring</text:p>
          </table:table-cell>
          <table:table-cell table:style-name="Table6.A2" office:value-type="string">
            <text:p text:style-name="P698">brought</text:p>
          </table:table-cell>
          <table:table-cell table:style-name="Table6.A2" office:value-type="string">
            <text:p text:style-name="P698">brought</text:p>
          </table:table-cell>
          <table:table-cell table:style-name="Table6.D2" office:value-type="string">
            <text:p text:style-name="P698">приносить</text:p>
          </table:table-cell>
        </table:table-row>
        <table:table-row table:style-name="TableLine94847895966384">
          <table:table-cell table:style-name="Table6.A2" office:value-type="string">
            <text:p text:style-name="P698">buy</text:p>
          </table:table-cell>
          <table:table-cell table:style-name="Table6.A2" office:value-type="string">
            <text:p text:style-name="P698">bought</text:p>
          </table:table-cell>
          <table:table-cell table:style-name="Table6.A2" office:value-type="string">
            <text:p text:style-name="P698">bought</text:p>
          </table:table-cell>
          <table:table-cell table:style-name="Table6.D2" office:value-type="string">
            <text:p text:style-name="P698">покупать</text:p>
          </table:table-cell>
        </table:table-row>
        <table:table-row table:style-name="TableLine94847895970464">
          <table:table-cell table:style-name="Table6.A2" office:value-type="string">
            <text:p text:style-name="P698">come</text:p>
          </table:table-cell>
          <table:table-cell table:style-name="Table6.A2" office:value-type="string">
            <text:p text:style-name="P698">came</text:p>
          </table:table-cell>
          <table:table-cell table:style-name="Table6.A2" office:value-type="string">
            <text:p text:style-name="P698">come</text:p>
          </table:table-cell>
          <table:table-cell table:style-name="Table6.D2" office:value-type="string">
            <text:p text:style-name="P698">приходить</text:p>
          </table:table-cell>
        </table:table-row>
        <table:table-row table:style-name="TableLine94847895973408">
          <table:table-cell table:style-name="Table6.A2" office:value-type="string">
            <text:p text:style-name="P698">do</text:p>
          </table:table-cell>
          <table:table-cell table:style-name="Table6.A2" office:value-type="string">
            <text:p text:style-name="P698">did</text:p>
          </table:table-cell>
          <table:table-cell table:style-name="Table6.A2" office:value-type="string">
            <text:p text:style-name="P698">done</text:p>
          </table:table-cell>
          <table:table-cell table:style-name="Table6.D2" office:value-type="string">
            <text:p text:style-name="P698">делать</text:p>
          </table:table-cell>
        </table:table-row>
        <table:table-row table:style-name="TableLine94847895977248">
          <table:table-cell table:style-name="Table6.A2" office:value-type="string">
            <text:p text:style-name="P698">drink</text:p>
          </table:table-cell>
          <table:table-cell table:style-name="Table6.A2" office:value-type="string">
            <text:p text:style-name="P698">drank</text:p>
          </table:table-cell>
          <table:table-cell table:style-name="Table6.A2" office:value-type="string">
            <text:p text:style-name="P698">drunk</text:p>
          </table:table-cell>
          <table:table-cell table:style-name="Table6.D2" office:value-type="string">
            <text:p text:style-name="P698">пить</text:p>
          </table:table-cell>
        </table:table-row>
        <table:table-row table:style-name="TableLine94847895980160">
          <table:table-cell table:style-name="Table6.A2" office:value-type="string">
            <text:p text:style-name="P698">eat</text:p>
          </table:table-cell>
          <table:table-cell table:style-name="Table6.A2" office:value-type="string">
            <text:p text:style-name="P698">ate</text:p>
          </table:table-cell>
          <table:table-cell table:style-name="Table6.A2" office:value-type="string">
            <text:p text:style-name="P698">eaten</text:p>
          </table:table-cell>
          <table:table-cell table:style-name="Table6.D2" office:value-type="string">
            <text:p text:style-name="P698">есть</text:p>
          </table:table-cell>
        </table:table-row>
        <table:table-row table:style-name="TableLine94847895982912">
          <table:table-cell table:style-name="Table6.A2" office:value-type="string">
            <text:p text:style-name="P698">fall</text:p>
          </table:table-cell>
          <table:table-cell table:style-name="Table6.A2" office:value-type="string">
            <text:p text:style-name="P698">fell</text:p>
          </table:table-cell>
          <table:table-cell table:style-name="Table6.A2" office:value-type="string">
            <text:p text:style-name="P698">fallen</text:p>
          </table:table-cell>
          <table:table-cell table:style-name="Table6.D2" office:value-type="string">
            <text:p text:style-name="P698">падать</text:p>
          </table:table-cell>
        </table:table-row>
        <table:table-row table:style-name="TableLine94847895694480">
          <table:table-cell table:style-name="Table6.A2" office:value-type="string">
            <text:p text:style-name="P698">fly</text:p>
          </table:table-cell>
          <table:table-cell table:style-name="Table6.A2" office:value-type="string">
            <text:p text:style-name="P698">flew</text:p>
          </table:table-cell>
          <table:table-cell table:style-name="Table6.A2" office:value-type="string">
            <text:p text:style-name="P698">flown</text:p>
          </table:table-cell>
          <table:table-cell table:style-name="Table6.D2" office:value-type="string">
            <text:p text:style-name="P698">летать</text:p>
          </table:table-cell>
        </table:table-row>
        <table:table-row table:style-name="TableLine94847895699312">
          <table:table-cell table:style-name="Table6.A2" office:value-type="string">
            <text:p text:style-name="P698">forget</text:p>
          </table:table-cell>
          <table:table-cell table:style-name="Table6.A2" office:value-type="string">
            <text:p text:style-name="P698">forgot</text:p>
          </table:table-cell>
          <table:table-cell table:style-name="Table6.A2" office:value-type="string">
            <text:p text:style-name="P698">forgotten</text:p>
          </table:table-cell>
          <table:table-cell table:style-name="Table6.D2" office:value-type="string">
            <text:p text:style-name="P698">забывать</text:p>
          </table:table-cell>
        </table:table-row>
        <table:table-row table:style-name="TableLine94847896001872">
          <table:table-cell table:style-name="Table6.A2" office:value-type="string">
            <text:p text:style-name="P698">get</text:p>
          </table:table-cell>
          <table:table-cell table:style-name="Table6.A2" office:value-type="string">
            <text:p text:style-name="P698">got</text:p>
          </table:table-cell>
          <table:table-cell table:style-name="Table6.A2" office:value-type="string">
            <text:p text:style-name="P698">got</text:p>
          </table:table-cell>
          <table:table-cell table:style-name="Table6.D2" office:value-type="string">
            <text:p text:style-name="P698">получать</text:p>
          </table:table-cell>
        </table:table-row>
        <table:table-row table:style-name="TableLine94847896005072">
          <table:table-cell table:style-name="Table6.A2" office:value-type="string">
            <text:p text:style-name="P699">give</text:p>
          </table:table-cell>
          <table:table-cell table:style-name="Table6.A2" office:value-type="string">
            <text:p text:style-name="P699">gave</text:p>
          </table:table-cell>
          <table:table-cell table:style-name="Table6.A2" office:value-type="string">
            <text:p text:style-name="P699">given</text:p>
          </table:table-cell>
          <table:table-cell table:style-name="Table6.D2" office:value-type="string">
            <text:p text:style-name="P699">давать</text:p>
          </table:table-cell>
        </table:table-row>
        <table:table-row table:style-name="TableLine94847896007632">
          <table:table-cell table:style-name="Table6.A2" office:value-type="string">
            <text:p text:style-name="P699">go</text:p>
          </table:table-cell>
          <table:table-cell table:style-name="Table6.A2" office:value-type="string">
            <text:p text:style-name="P699">went</text:p>
          </table:table-cell>
          <table:table-cell table:style-name="Table6.A2" office:value-type="string">
            <text:p text:style-name="P699">gone</text:p>
          </table:table-cell>
          <table:table-cell table:style-name="Table6.D2" office:value-type="string">
            <text:p text:style-name="P699">идти</text:p>
          </table:table-cell>
        </table:table-row>
        <table:table-row table:style-name="TableLine94847896020608">
          <table:table-cell table:style-name="Table6.A2" office:value-type="string">
            <text:p text:style-name="P700">have</text:p>
          </table:table-cell>
          <table:table-cell table:style-name="Table6.A2" office:value-type="string">
            <text:p text:style-name="P700">had</text:p>
          </table:table-cell>
          <table:table-cell table:style-name="Table6.A2" office:value-type="string">
            <text:p text:style-name="P700">had</text:p>
          </table:table-cell>
          <table:table-cell table:style-name="Table6.D2" office:value-type="string">
            <text:p text:style-name="P700">иметь </text:p>
          </table:table-cell>
        </table:table-row>
        <table:table-row table:style-name="TableLine94847896024560">
          <table:table-cell table:style-name="Table6.A2" office:value-type="string">
            <text:p text:style-name="P700">hear</text:p>
          </table:table-cell>
          <table:table-cell table:style-name="Table6.A2" office:value-type="string">
            <text:p text:style-name="P700">heard</text:p>
          </table:table-cell>
          <table:table-cell table:style-name="Table6.A2" office:value-type="string">
            <text:p text:style-name="P700">heard</text:p>
          </table:table-cell>
          <table:table-cell table:style-name="Table6.D2" office:value-type="string">
            <text:p text:style-name="P700">слышать</text:p>
          </table:table-cell>
        </table:table-row>
        <table:table-row table:style-name="TableLine94847896029568">
          <table:table-cell table:style-name="Table6.A2" office:value-type="string">
            <text:p text:style-name="P700">know</text:p>
          </table:table-cell>
          <table:table-cell table:style-name="Table6.A2" office:value-type="string">
            <text:p text:style-name="P700">knew</text:p>
          </table:table-cell>
          <table:table-cell table:style-name="Table6.A2" office:value-type="string">
            <text:p text:style-name="P700">known</text:p>
          </table:table-cell>
          <table:table-cell table:style-name="Table6.D2" office:value-type="string">
            <text:p text:style-name="P700">знать</text:p>
          </table:table-cell>
        </table:table-row>
        <table:table-row table:style-name="TableLine94847896033552">
          <table:table-cell table:style-name="Table6.A2" office:value-type="string">
            <text:p text:style-name="P700">lose</text:p>
          </table:table-cell>
          <table:table-cell table:style-name="Table6.A2" office:value-type="string">
            <text:p text:style-name="P700">lost</text:p>
          </table:table-cell>
          <table:table-cell table:style-name="Table6.A2" office:value-type="string">
            <text:p text:style-name="P700">lost</text:p>
          </table:table-cell>
          <table:table-cell table:style-name="Table6.D2" office:value-type="string">
            <text:p text:style-name="P700">терять</text:p>
          </table:table-cell>
        </table:table-row>
        <table:table-row table:style-name="TableLine94847896041312">
          <table:table-cell table:style-name="Table6.A2" office:value-type="string">
            <text:p text:style-name="P700">make</text:p>
          </table:table-cell>
          <table:table-cell table:style-name="Table6.A2" office:value-type="string">
            <text:p text:style-name="P700">made</text:p>
          </table:table-cell>
          <table:table-cell table:style-name="Table6.A2" office:value-type="string">
            <text:p text:style-name="P700">made</text:p>
          </table:table-cell>
          <table:table-cell table:style-name="Table6.D2" office:value-type="string">
            <text:p text:style-name="P700">делать</text:p>
          </table:table-cell>
        </table:table-row>
        <table:table-row table:style-name="TableLine94847896044064">
          <table:table-cell table:style-name="Table6.A2" office:value-type="string">
            <text:p text:style-name="P700">pay</text:p>
          </table:table-cell>
          <table:table-cell table:style-name="Table6.A2" office:value-type="string">
            <text:p text:style-name="P700">paid</text:p>
          </table:table-cell>
          <table:table-cell table:style-name="Table6.A2" office:value-type="string">
            <text:p text:style-name="P700">paid</text:p>
          </table:table-cell>
          <table:table-cell table:style-name="Table6.D2" office:value-type="string">
            <text:p text:style-name="P700">платить</text:p>
          </table:table-cell>
        </table:table-row>
        <table:table-row table:style-name="TableLine94847896047392">
          <table:table-cell table:style-name="Table6.A2" office:value-type="string">
            <text:p text:style-name="P700">put</text:p>
          </table:table-cell>
          <table:table-cell table:style-name="Table6.A2" office:value-type="string">
            <text:p text:style-name="P700">put</text:p>
          </table:table-cell>
          <table:table-cell table:style-name="Table6.A2" office:value-type="string">
            <text:p text:style-name="P700">put</text:p>
          </table:table-cell>
          <table:table-cell table:style-name="Table6.D2" office:value-type="string">
            <text:p text:style-name="P700">класть</text:p>
          </table:table-cell>
        </table:table-row>
        <table:table-row table:style-name="TableLine94847896051824">
          <table:table-cell table:style-name="Table6.A2" office:value-type="string">
            <text:p text:style-name="P700">read</text:p>
          </table:table-cell>
          <table:table-cell table:style-name="Table6.A2" office:value-type="string">
            <text:p text:style-name="P700">read</text:p>
          </table:table-cell>
          <table:table-cell table:style-name="Table6.A2" office:value-type="string">
            <text:p text:style-name="P700">read</text:p>
          </table:table-cell>
          <table:table-cell table:style-name="Table6.D2" office:value-type="string">
            <text:p text:style-name="P700">читать</text:p>
          </table:table-cell>
        </table:table-row>
        <table:table-row table:style-name="TableLine94847896055216">
          <table:table-cell table:style-name="Table6.A2" office:value-type="string">
            <text:p text:style-name="P700">say</text:p>
          </table:table-cell>
          <table:table-cell table:style-name="Table6.A2" office:value-type="string">
            <text:p text:style-name="P700">said</text:p>
          </table:table-cell>
          <table:table-cell table:style-name="Table6.A2" office:value-type="string">
            <text:p text:style-name="P700">said</text:p>
          </table:table-cell>
          <table:table-cell table:style-name="Table6.D2" office:value-type="string">
            <text:p text:style-name="P700">сказать</text:p>
          </table:table-cell>
        </table:table-row>
        <table:table-row table:style-name="TableLine94847896057856">
          <table:table-cell table:style-name="Table6.A2" office:value-type="string">
            <text:p text:style-name="P700">speak</text:p>
          </table:table-cell>
          <table:table-cell table:style-name="Table6.A2" office:value-type="string">
            <text:p text:style-name="P700">spoke</text:p>
          </table:table-cell>
          <table:table-cell table:style-name="Table6.A2" office:value-type="string">
            <text:p text:style-name="P700">spoken</text:p>
          </table:table-cell>
          <table:table-cell table:style-name="Table6.D2" office:value-type="string">
            <text:p text:style-name="P700">говорить</text:p>
          </table:table-cell>
        </table:table-row>
        <table:table-row table:style-name="TableLine94847896062736">
          <table:table-cell table:style-name="Table6.A2" office:value-type="string">
            <text:p text:style-name="P700">see</text:p>
          </table:table-cell>
          <table:table-cell table:style-name="Table6.A2" office:value-type="string">
            <text:p text:style-name="P700">saw</text:p>
          </table:table-cell>
          <table:table-cell table:style-name="Table6.A2" office:value-type="string">
            <text:p text:style-name="P700">seen</text:p>
          </table:table-cell>
          <table:table-cell table:style-name="Table6.D2" office:value-type="string">
            <text:p text:style-name="P700">видеть</text:p>
          </table:table-cell>
        </table:table-row>
        <table:table-row table:style-name="TableLine94847896076832">
          <table:table-cell table:style-name="Table6.A2" office:value-type="string">
            <text:p text:style-name="P700">sit</text:p>
          </table:table-cell>
          <table:table-cell table:style-name="Table6.A2" office:value-type="string">
            <text:p text:style-name="P700">sat</text:p>
          </table:table-cell>
          <table:table-cell table:style-name="Table6.A2" office:value-type="string">
            <text:p text:style-name="P700">sat</text:p>
          </table:table-cell>
          <table:table-cell table:style-name="Table6.D2" office:value-type="string">
            <text:p text:style-name="P700">сидеть</text:p>
          </table:table-cell>
        </table:table-row>
        <table:table-row table:style-name="TableLine94847896080208">
          <table:table-cell table:style-name="Table6.A2" office:value-type="string">
            <text:p text:style-name="P700">take</text:p>
          </table:table-cell>
          <table:table-cell table:style-name="Table6.A2" office:value-type="string">
            <text:p text:style-name="P700">took</text:p>
          </table:table-cell>
          <table:table-cell table:style-name="Table6.A2" office:value-type="string">
            <text:p text:style-name="P700">taken</text:p>
          </table:table-cell>
          <table:table-cell table:style-name="Table6.D2" office:value-type="string">
            <text:p text:style-name="P700">брать</text:p>
          </table:table-cell>
        </table:table-row>
        <table:table-row table:style-name="TableLine94847896083440">
          <table:table-cell table:style-name="Table6.A2" office:value-type="string">
            <text:p text:style-name="P701">teach</text:p>
          </table:table-cell>
          <table:table-cell table:style-name="Table6.A2" office:value-type="string">
            <text:p text:style-name="P702">taught</text:p>
          </table:table-cell>
          <table:table-cell table:style-name="Table6.A2" office:value-type="string">
            <text:p text:style-name="P701">taught</text:p>
          </table:table-cell>
          <table:table-cell table:style-name="Table6.D2" office:value-type="string">
            <text:p text:style-name="P701">обучать</text:p>
          </table:table-cell>
        </table:table-row>
        <table:table-row table:style-name="TableLine94847896087744">
          <table:table-cell table:style-name="Table6.A2" office:value-type="string">
            <text:p text:style-name="P700">tell</text:p>
          </table:table-cell>
          <table:table-cell table:style-name="Table6.A2" office:value-type="string">
            <text:p text:style-name="P700">told</text:p>
          </table:table-cell>
          <table:table-cell table:style-name="Table6.A2" office:value-type="string">
            <text:p text:style-name="P700">told</text:p>
          </table:table-cell>
          <table:table-cell table:style-name="Table6.D2" office:value-type="string">
            <text:p text:style-name="P700">рассказывать</text:p>
          </table:table-cell>
        </table:table-row>
        <table:table-row table:style-name="TableLine94847896090816">
          <table:table-cell table:style-name="Table6.A2" office:value-type="string">
            <text:p text:style-name="P700">think</text:p>
          </table:table-cell>
          <table:table-cell table:style-name="Table6.A2" office:value-type="string">
            <text:p text:style-name="P700">thought</text:p>
          </table:table-cell>
          <table:table-cell table:style-name="Table6.A2" office:value-type="string">
            <text:p text:style-name="P700">thought</text:p>
          </table:table-cell>
          <table:table-cell table:style-name="Table6.D2" office:value-type="string">
            <text:p text:style-name="P700">думать</text:p>
          </table:table-cell>
        </table:table-row>
        <table:table-row table:style-name="TableLine94847896094208">
          <table:table-cell table:style-name="Table6.A2" office:value-type="string">
            <text:p text:style-name="P700">win</text:p>
          </table:table-cell>
          <table:table-cell table:style-name="Table6.A2" office:value-type="string">
            <text:p text:style-name="P700">won</text:p>
          </table:table-cell>
          <table:table-cell table:style-name="Table6.A2" office:value-type="string">
            <text:p text:style-name="P700">won</text:p>
          </table:table-cell>
          <table:table-cell table:style-name="Table6.D2" office:value-type="string">
            <text:p text:style-name="P700">побеждать</text:p>
          </table:table-cell>
        </table:table-row>
        <table:table-row table:style-name="TableLine94847896105904">
          <table:table-cell table:style-name="Table6.A2" office:value-type="string">
            <text:p text:style-name="P700">write</text:p>
          </table:table-cell>
          <table:table-cell table:style-name="Table6.A2" office:value-type="string">
            <text:p text:style-name="P700">wrote</text:p>
          </table:table-cell>
          <table:table-cell table:style-name="Table6.A2" office:value-type="string">
            <text:p text:style-name="P700">written</text:p>
          </table:table-cell>
          <table:table-cell table:style-name="Table6.D2" office:value-type="string">
            <text:p text:style-name="P700">писать</text:p>
          </table:table-cell>
        </table:table-row>
      </table:table>
      <text:p text:style-name="P1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8T16:36:05.373730774</meta:creation-date>
    <meta:generator>LibreOffice/6.4.7.2$Linux_X86_64 LibreOffice_project/40$Build-2</meta:generator>
    <dc:date>2025-05-14T13:27:08.881854114</dc:date>
    <meta:editing-duration>P1DT2H28M29S</meta:editing-duration>
    <meta:editing-cycles>315</meta:editing-cycles>
    <meta:document-statistic meta:table-count="6" meta:image-count="0" meta:object-count="0" meta:page-count="37" meta:paragraph-count="1398" meta:word-count="11189" meta:character-count="70119" meta:non-whitespace-character-count="59914"/>
  </office:meta>
</office:document-meta>
</file>